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ubtitle" style:master-page-name="Standard">
      <style:paragraph-properties fo:break-before="auto" fo:line-height="115%" style:writing-mode="lr-tb"/>
    </style:style>
    <style:style style:name="T1_1" style:family="text">
      <style:text-properties fo:color="#ff0000" fo:font-size="14pt" style:font-size-asian="14pt" style:font-size-complex="14pt"/>
    </style:style>
    <style:style style:name="T1_2" style:family="text">
      <style:text-properties fo:color="#ff0000" fo:font-size="14pt" style:font-size-asian="14pt" style:font-size-complex="14pt"/>
    </style:style>
    <style:style style:name="P2" style:family="paragraph" style:parent-style-name="Subtitle">
      <style:paragraph-properties fo:break-before="auto" fo:line-height="115%" fo:margin-top="0cm" style:writing-mode="lr-tb"/>
    </style:style>
    <style:style style:name="T2_1" style:family="text">
      <style:text-properties fo:color="#000000" fo:font-size="11pt" style:font-size-asian="11pt" style:font-size-complex="11pt"/>
    </style:style>
    <style:style style:name="T2_2" style:family="text">
      <style:text-properties fo:color="#000000" fo:font-size="11pt" style:font-size-asian="11pt" style:font-size-complex="11pt"/>
    </style:style>
    <style:style style:name="T2_3" style:family="text">
      <style:text-properties fo:color="#000000" fo:font-size="11pt" style:font-size-asian="11pt" style:font-size-complex="11pt"/>
    </style:style>
    <style:style style:name="T2_4" style:family="text">
      <style:text-properties fo:color="#000000" fo:font-size="11pt" style:font-size-asian="11pt" style:font-size-complex="11pt"/>
    </style:style>
    <style:style style:name="T2_5" style:family="text">
      <style:text-properties fo:color="#000000" fo:font-size="11pt" style:font-size-asian="11pt" style:font-size-complex="11pt"/>
    </style:style>
    <style:style style:name="T2_6" style:family="text">
      <style:text-properties fo:color="#000000" fo:font-size="11pt" style:font-size-asian="11pt" style:font-size-complex="11pt"/>
    </style:style>
    <style:style style:name="T2_7" style:family="text">
      <style:text-properties fo:color="#000000" fo:font-size="11pt" style:font-size-asian="11pt" style:font-size-complex="11pt"/>
    </style:style>
    <style:style style:name="T2_8" style:family="text">
      <style:text-properties fo:color="#000000" fo:font-size="11pt" style:font-size-asian="11pt" style:font-size-complex="11pt"/>
    </style:style>
    <style:style style:name="T2_9" style:family="text">
      <style:text-properties fo:color="#000000" fo:font-size="11pt" style:font-size-asian="11pt" style:font-size-complex="11pt"/>
    </style:style>
    <style:style style:name="T2_10" style:family="text">
      <style:text-properties fo:color="#000000" fo:font-size="11pt" style:font-size-asian="11pt" style:font-size-complex="11pt"/>
    </style:style>
    <style:style style:name="T2_11" style:family="text">
      <style:text-properties fo:color="#000000" fo:font-size="11pt" style:font-size-asian="11pt" style:font-size-complex="11pt"/>
    </style:style>
    <style:style style:name="T2_12" style:family="text">
      <style:text-properties fo:color="#000000" fo:font-size="11pt" style:font-size-asian="11pt" style:font-size-complex="11pt"/>
    </style:style>
    <style:style style:name="T2_13" style:family="text">
      <style:text-properties fo:color="#000000" fo:font-size="11pt" style:font-size-asian="11pt" style:font-size-complex="11pt"/>
    </style:style>
    <style:style style:name="T2_14" style:family="text">
      <style:text-properties fo:color="#000000" fo:font-size="11pt" style:font-size-asian="11pt" style:font-size-complex="11pt"/>
    </style:style>
    <style:style style:name="P3" style:family="paragraph" style:parent-style-name="Subtitle">
      <style:paragraph-properties fo:break-before="auto" fo:line-height="115%" fo:margin-top="0cm" style:writing-mode="lr-tb"/>
    </style:style>
    <style:style style:name="T3_1" style:family="text"/>
    <style:style style:name="T3_2" style:family="text">
      <style:text-properties fo:color="#1155cc" fo:font-size="11pt" style:font-size-asian="11pt" style:font-size-complex="11pt" style:text-underline-style="solid" style:text-underline-color="font-color"/>
    </style:style>
    <style:style style:name="T3_3" style:family="text"/>
    <style:style style:name="T3_4" style:family="text">
      <style:text-properties fo:color="#1155cc" fo:font-size="11pt" style:font-size-asian="11pt" style:font-size-complex="11pt" style:text-underline-style="solid" style:text-underline-color="font-color"/>
    </style:style>
    <style:style style:name="T3_5" style:family="text"/>
    <style:style style:name="T3_6" style:family="text">
      <style:text-properties fo:color="#1155cc" fo:font-size="11pt" style:font-size-asian="11pt" style:font-size-complex="11pt" style:text-underline-style="solid" style:text-underline-color="font-color"/>
    </style:style>
    <style:style style:name="T3_7" style:family="text"/>
    <style:style style:name="T3_8" style:family="text">
      <style:text-properties fo:color="#1155cc" fo:font-size="11pt" style:font-size-asian="11pt" style:font-size-complex="11pt" style:text-underline-style="solid" style:text-underline-color="font-color"/>
    </style:style>
    <style:style style:name="T3_9" style:family="text"/>
    <style:style style:name="T3_10" style:family="text">
      <style:text-properties fo:color="#1155cc" fo:font-size="11pt" style:font-size-asian="11pt" style:font-size-complex="11pt" style:text-underline-style="solid" style:text-underline-color="font-color"/>
    </style:style>
    <style:style style:name="T3_11" style:family="text"/>
    <style:style style:name="T3_12" style:family="text">
      <style:text-properties fo:color="#1155cc" fo:font-size="11pt" style:font-size-asian="11pt" style:font-size-complex="11pt" style:text-underline-style="solid" style:text-underline-color="font-color"/>
    </style:style>
    <style:style style:name="T3_13" style:family="text"/>
    <style:style style:name="T3_14" style:family="text">
      <style:text-properties fo:color="#1155cc" fo:font-size="11pt" style:font-size-asian="11pt" style:font-size-complex="11pt" style:text-underline-style="solid" style:text-underline-color="font-color"/>
    </style:style>
    <style:style style:name="T3_15" style:family="text"/>
    <style:style style:name="T3_16" style:family="text">
      <style:text-properties fo:color="#1155cc" fo:font-size="11pt" style:font-size-asian="11pt" style:font-size-complex="11pt" style:text-underline-style="solid" style:text-underline-color="font-color"/>
    </style:style>
    <style:style style:name="T3_17" style:family="text"/>
    <style:style style:name="T3_18" style:family="text">
      <style:text-properties fo:color="#1155cc" fo:font-size="11pt" style:font-size-asian="11pt" style:font-size-complex="11pt" style:text-underline-style="solid" style:text-underline-color="font-color"/>
    </style:style>
    <style:style style:name="T3_19" style:family="text"/>
    <style:style style:name="T3_20" style:family="text">
      <style:text-properties fo:color="#1155cc" fo:font-size="11pt" style:font-size-asian="11pt" style:font-size-complex="11pt" style:text-underline-style="solid" style:text-underline-color="font-color"/>
    </style:style>
    <style:style style:name="T3_21" style:family="text"/>
    <style:style style:name="T3_22" style:family="text">
      <style:text-properties fo:color="#1155cc" fo:font-size="11pt" style:font-size-asian="11pt" style:font-size-complex="11pt" style:text-underline-style="solid" style:text-underline-color="font-color"/>
    </style:style>
    <style:style style:name="T3_23" style:family="text"/>
    <style:style style:name="T3_24" style:family="text">
      <style:text-properties fo:color="#1155cc" fo:font-size="11pt" style:font-size-asian="11pt" style:font-size-complex="11pt" style:text-underline-style="solid" style:text-underline-color="font-color"/>
    </style:style>
    <style:style style:name="T3_25" style:family="text"/>
    <style:style style:name="T3_26" style:family="text">
      <style:text-properties fo:color="#1155cc" fo:font-size="11pt" style:font-size-asian="11pt" style:font-size-complex="11pt" style:text-underline-style="solid" style:text-underline-color="font-color"/>
    </style:style>
    <style:style style:name="P4" style:family="paragraph" style:parent-style-name="Subtitle">
      <style:paragraph-properties fo:break-before="auto" fo:line-height="115%" fo:margin-top="0cm" style:writing-mode="lr-tb"/>
    </style:style>
    <style:style style:name="T4_1" style:family="text"/>
    <style:style style:name="T4_2" style:family="text">
      <style:text-properties fo:color="#1155cc" fo:font-size="11pt" style:font-size-asian="11pt" style:font-size-complex="11pt" style:text-underline-style="solid" style:text-underline-color="font-color"/>
    </style:style>
    <style:style style:name="T4_3" style:family="text"/>
    <style:style style:name="T4_4" style:family="text">
      <style:text-properties fo:color="#1155cc" fo:font-size="11pt" style:font-size-asian="11pt" style:font-size-complex="11pt" style:text-underline-style="solid" style:text-underline-color="font-color"/>
    </style:style>
    <style:style style:name="T4_5" style:family="text"/>
    <style:style style:name="T4_6" style:family="text">
      <style:text-properties fo:color="#1155cc" fo:font-size="11pt" style:font-size-asian="11pt" style:font-size-complex="11pt" style:text-underline-style="solid" style:text-underline-color="font-color"/>
    </style:style>
    <style:style style:name="T4_7" style:family="text"/>
    <style:style style:name="T4_8" style:family="text">
      <style:text-properties fo:color="#1155cc" fo:font-size="11pt" style:font-size-asian="11pt" style:font-size-complex="11pt" style:text-underline-style="solid" style:text-underline-color="font-color"/>
    </style:style>
    <style:style style:name="T4_9" style:family="text"/>
    <style:style style:name="T4_10" style:family="text">
      <style:text-properties fo:color="#1155cc" fo:font-size="11pt" style:font-size-asian="11pt" style:font-size-complex="11pt" style:text-underline-style="solid" style:text-underline-color="font-color"/>
    </style:style>
    <style:style style:name="T4_11" style:family="text"/>
    <style:style style:name="T4_12" style:family="text">
      <style:text-properties fo:color="#1155cc" fo:font-size="11pt" style:font-size-asian="11pt" style:font-size-complex="11pt" style:text-underline-style="solid" style:text-underline-color="font-color"/>
    </style:style>
    <style:style style:name="T4_13" style:family="text"/>
    <style:style style:name="T4_14" style:family="text">
      <style:text-properties fo:color="#1155cc" fo:font-size="11pt" style:font-size-asian="11pt" style:font-size-complex="11pt" style:text-underline-style="solid" style:text-underline-color="font-color"/>
    </style:style>
    <style:style style:name="T4_15" style:family="text"/>
    <style:style style:name="T4_16" style:family="text">
      <style:text-properties fo:color="#1155cc" fo:font-size="11pt" style:font-size-asian="11pt" style:font-size-complex="11pt" style:text-underline-style="solid" style:text-underline-color="font-color"/>
    </style:style>
    <style:style style:name="T4_17" style:family="text"/>
    <style:style style:name="T4_18" style:family="text">
      <style:text-properties fo:color="#1155cc" fo:font-size="11pt" style:font-size-asian="11pt" style:font-size-complex="11pt" style:text-underline-style="solid" style:text-underline-color="font-color"/>
    </style:style>
    <style:style style:name="T4_19" style:family="text"/>
    <style:style style:name="T4_20" style:family="text">
      <style:text-properties fo:color="#1155cc" fo:font-size="11pt" style:font-size-asian="11pt" style:font-size-complex="11pt" style:text-underline-style="solid" style:text-underline-color="font-color"/>
    </style:style>
    <style:style style:name="T4_21" style:family="text"/>
    <style:style style:name="T4_22" style:family="text">
      <style:text-properties fo:color="#1155cc" fo:font-size="11pt" style:font-size-asian="11pt" style:font-size-complex="11pt" style:text-underline-style="solid" style:text-underline-color="font-color"/>
    </style:style>
    <style:style style:name="T4_23" style:family="text"/>
    <style:style style:name="T4_24" style:family="text">
      <style:text-properties fo:color="#1155cc" fo:font-size="11pt" style:font-size-asian="11pt" style:font-size-complex="11pt" style:text-underline-style="solid" style:text-underline-color="font-color"/>
    </style:style>
    <style:style style:name="T4_25" style:family="text"/>
    <style:style style:name="T4_26" style:family="text">
      <style:text-properties fo:color="#1155cc" fo:font-size="11pt" style:font-size-asian="11pt" style:font-size-complex="11pt" style:text-underline-style="solid" style:text-underline-color="font-color"/>
    </style:style>
    <style:style style:name="T4_27" style:family="text"/>
    <style:style style:name="T4_28" style:family="text">
      <style:text-properties fo:color="#1155cc" fo:font-size="11pt" style:font-size-asian="11pt" style:font-size-complex="11pt" style:text-underline-style="solid" style:text-underline-color="font-color"/>
    </style:style>
    <style:style style:name="T4_29" style:family="text"/>
    <style:style style:name="T4_30" style:family="text">
      <style:text-properties fo:color="#1155cc" fo:font-size="11pt" style:font-size-asian="11pt" style:font-size-complex="11pt" style:text-underline-style="solid" style:text-underline-color="font-color"/>
    </style:style>
    <style:style style:name="T4_31" style:family="text"/>
    <style:style style:name="T4_32" style:family="text">
      <style:text-properties fo:color="#1155cc" fo:font-size="11pt" style:font-size-asian="11pt" style:font-size-complex="11pt" style:text-underline-style="solid" style:text-underline-color="font-color"/>
    </style:style>
    <style:style style:name="P5" style:family="paragraph" style:parent-style-name="Subtitle">
      <style:paragraph-properties fo:break-before="auto" fo:line-height="115%" fo:margin-top="0cm" style:writing-mode="lr-tb"/>
    </style:style>
    <style:style style:name="T5_1" style:family="text"/>
    <style:style style:name="T5_2" style:family="text">
      <style:text-properties fo:color="#1155cc" fo:font-size="11pt" style:font-size-asian="11pt" style:font-size-complex="11pt" style:text-underline-style="solid" style:text-underline-color="font-color"/>
    </style:style>
    <style:style style:name="T5_3" style:family="text"/>
    <style:style style:name="T5_4" style:family="text">
      <style:text-properties fo:color="#1155cc" fo:font-size="11pt" style:font-size-asian="11pt" style:font-size-complex="11pt" style:text-underline-style="solid" style:text-underline-color="font-color"/>
    </style:style>
    <style:style style:name="T5_5" style:family="text"/>
    <style:style style:name="T5_6" style:family="text">
      <style:text-properties fo:color="#1155cc" fo:font-size="11pt" style:font-size-asian="11pt" style:font-size-complex="11pt" style:text-underline-style="solid" style:text-underline-color="font-color"/>
    </style:style>
    <style:style style:name="T5_7" style:family="text"/>
    <style:style style:name="T5_8" style:family="text">
      <style:text-properties fo:color="#1155cc" fo:font-size="11pt" style:font-size-asian="11pt" style:font-size-complex="11pt" style:text-underline-style="solid" style:text-underline-color="font-color"/>
    </style:style>
    <style:style style:name="T5_9" style:family="text"/>
    <style:style style:name="T5_10" style:family="text">
      <style:text-properties fo:color="#1155cc" fo:font-size="11pt" style:font-size-asian="11pt" style:font-size-complex="11pt" style:text-underline-style="solid" style:text-underline-color="font-color"/>
    </style:style>
    <style:style style:name="T5_11" style:family="text"/>
    <style:style style:name="T5_12" style:family="text">
      <style:text-properties fo:color="#1155cc" fo:font-size="11pt" style:font-size-asian="11pt" style:font-size-complex="11pt" style:text-underline-style="solid" style:text-underline-color="font-color"/>
    </style:style>
    <style:style style:name="T5_13" style:family="text"/>
    <style:style style:name="T5_14" style:family="text">
      <style:text-properties fo:color="#1155cc" fo:font-size="11pt" style:font-size-asian="11pt" style:font-size-complex="11pt" style:text-underline-style="solid" style:text-underline-color="font-color"/>
    </style:style>
    <style:style style:name="T5_15" style:family="text"/>
    <style:style style:name="T5_16" style:family="text">
      <style:text-properties fo:color="#1155cc" fo:font-size="11pt" style:font-size-asian="11pt" style:font-size-complex="11pt" style:text-underline-style="solid" style:text-underline-color="font-color"/>
    </style:style>
    <style:style style:name="T5_17" style:family="text"/>
    <style:style style:name="T5_18" style:family="text">
      <style:text-properties fo:color="#1155cc" fo:font-size="11pt" style:font-size-asian="11pt" style:font-size-complex="11pt" style:text-underline-style="solid" style:text-underline-color="font-color"/>
    </style:style>
    <style:style style:name="T5_19" style:family="text"/>
    <style:style style:name="T5_20" style:family="text">
      <style:text-properties fo:color="#1155cc" fo:font-size="11pt" style:font-size-asian="11pt" style:font-size-complex="11pt" style:text-underline-style="solid" style:text-underline-color="font-color"/>
    </style:style>
    <style:style style:name="T5_21" style:family="text"/>
    <style:style style:name="T5_22" style:family="text">
      <style:text-properties fo:color="#1155cc" fo:font-size="11pt" style:font-size-asian="11pt" style:font-size-complex="11pt" style:text-underline-style="solid" style:text-underline-color="font-color"/>
    </style:style>
    <style:style style:name="T5_23" style:family="text"/>
    <style:style style:name="T5_24" style:family="text">
      <style:text-properties fo:color="#1155cc" fo:font-size="11pt" style:font-size-asian="11pt" style:font-size-complex="11pt" style:text-underline-style="solid" style:text-underline-color="font-color"/>
    </style:style>
    <style:style style:name="T5_25" style:family="text"/>
    <style:style style:name="T5_26" style:family="text">
      <style:text-properties fo:color="#1155cc" fo:font-size="11pt" style:font-size-asian="11pt" style:font-size-complex="11pt" style:text-underline-style="solid" style:text-underline-color="font-color"/>
    </style:style>
    <style:style style:name="T5_27" style:family="text"/>
    <style:style style:name="T5_28" style:family="text">
      <style:text-properties fo:color="#1155cc" fo:font-size="11pt" style:font-size-asian="11pt" style:font-size-complex="11pt" style:text-underline-style="solid" style:text-underline-color="font-color"/>
    </style:style>
    <style:style style:name="T5_29" style:family="text"/>
    <style:style style:name="T5_30" style:family="text">
      <style:text-properties fo:color="#1155cc" fo:font-size="11pt" style:font-size-asian="11pt" style:font-size-complex="11pt" style:text-underline-style="solid" style:text-underline-color="font-color"/>
    </style:style>
    <style:style style:name="T5_31" style:family="text"/>
    <style:style style:name="T5_32" style:family="text">
      <style:text-properties fo:color="#1155cc" fo:font-size="11pt" style:font-size-asian="11pt" style:font-size-complex="11pt" style:text-underline-style="solid" style:text-underline-color="font-color"/>
    </style:style>
    <style:style style:name="T5_33" style:family="text">
      <style:text-properties fo:color="#000000" fo:font-size="11pt" style:font-size-asian="11pt" style:font-size-complex="11pt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>
      <style:text-properties fo:color="#1155cc" style:text-underline-style="solid" style:text-underline-color="font-color"/>
    </style:style>
    <style:style style:name="T7_23" style:family="text"/>
    <style:style style:name="T7_24" style:family="text">
      <style:text-properties fo:color="#1155cc" style:text-underline-style="solid" style:text-underline-color="font-color"/>
    </style:style>
    <style:style style:name="T7_25" style:family="text"/>
    <style:style style:name="T7_26" style:family="text">
      <style:text-properties fo:color="#1155cc" style:text-underline-style="solid" style:text-underline-color="font-color"/>
    </style:style>
    <style:style style:name="T7_27" style:family="text"/>
    <style:style style:name="T7_28" style:family="text">
      <style:text-properties fo:color="#1155cc" style:text-underline-style="solid" style:text-underline-color="font-color"/>
    </style:style>
    <style:style style:name="T7_29" style:family="text"/>
    <style:style style:name="T7_30" style:family="text">
      <style:text-properties fo:color="#1155cc" style:text-underline-style="solid" style:text-underline-color="font-color"/>
    </style:style>
    <style:style style:name="T7_31" style:family="text"/>
    <style:style style:name="T7_32" style:family="text">
      <style:text-properties fo:color="#1155cc" style:text-underline-style="solid" style:text-underline-color="font-color"/>
    </style:style>
    <style:style style:name="T7_33" style:family="text"/>
    <style:style style:name="T7_34" style:family="text">
      <style:text-properties fo:color="#1155cc" style:text-underline-style="solid" style:text-underline-color="font-color"/>
    </style:style>
    <style:style style:name="T7_35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>
      <style:text-properties fo:color="#1155cc" style:text-underline-style="solid" style:text-underline-color="font-color"/>
    </style:style>
    <style:style style:name="T10_17" style:family="text"/>
    <style:style style:name="T10_18" style:family="text">
      <style:text-properties fo:color="#1155cc" style:text-underline-style="solid" style:text-underline-color="font-color"/>
    </style:style>
    <style:style style:name="T10_19" style:family="text"/>
    <style:style style:name="T10_20" style:family="text">
      <style:text-properties fo:color="#1155cc" style:text-underline-style="solid" style:text-underline-color="font-color"/>
    </style:style>
    <style:style style:name="T10_21" style:family="text"/>
    <style:style style:name="T10_22" style:family="text">
      <style:text-properties fo:color="#1155cc" style:text-underline-style="solid" style:text-underline-color="font-color"/>
    </style:style>
    <style:style style:name="T10_23" style:family="text"/>
    <style:style style:name="T10_24" style:family="text">
      <style:text-properties fo:color="#1155cc" style:text-underline-style="solid" style:text-underline-color="font-color"/>
    </style:style>
    <style:style style:name="T10_25" style:family="text"/>
    <style:style style:name="T10_26" style:family="text">
      <style:text-properties fo:color="#1155cc" style:text-underline-style="solid" style:text-underline-color="font-color"/>
    </style:style>
    <style:style style:name="T10_27" style:family="text"/>
    <style:style style:name="T10_28" style:family="text">
      <style:text-properties fo:color="#1155cc" style:text-underline-style="solid" style:text-underline-color="font-color"/>
    </style:style>
    <style:style style:name="T10_29" style:family="text"/>
    <style:style style:name="T10_30" style:family="text">
      <style:text-properties fo:color="#1155cc" style:text-underline-style="solid" style:text-underline-color="font-color"/>
    </style:style>
    <style:style style:name="T10_31" style:family="text"/>
    <style:style style:name="T10_32" style:family="text">
      <style:text-properties fo:color="#1155cc" style:text-underline-style="solid" style:text-underline-color="font-color"/>
    </style:style>
    <style:style style:name="T10_33" style:family="text"/>
    <style:style style:name="T10_34" style:family="text">
      <style:text-properties fo:color="#1155cc" style:text-underline-style="solid" style:text-underline-color="font-color"/>
    </style:style>
    <style:style style:name="T10_35" style:family="text"/>
    <style:style style:name="T10_36" style:family="text">
      <style:text-properties fo:color="#1155cc" style:text-underline-style="solid" style:text-underline-color="font-color"/>
    </style:style>
    <style:style style:name="T10_37" style:family="text"/>
    <style:style style:name="T10_38" style:family="text">
      <style:text-properties fo:color="#1155cc" style:text-underline-style="solid" style:text-underline-color="font-color"/>
    </style:style>
    <style:style style:name="T10_39" style:family="text"/>
    <style:style style:name="T10_40" style:family="text">
      <style:text-properties fo:color="#1155cc" style:text-underline-style="solid" style:text-underline-color="font-color"/>
    </style:style>
    <style:style style:name="T10_41" style:family="text"/>
    <style:style style:name="T10_42" style:family="text">
      <style:text-properties fo:color="#1155cc" style:text-underline-style="solid" style:text-underline-color="font-color"/>
    </style:style>
    <style:style style:name="T10_43" style:family="text"/>
    <style:style style:name="T10_44" style:family="text">
      <style:text-properties fo:color="#1155cc" style:text-underline-style="solid" style:text-underline-color="font-color"/>
    </style:style>
    <style:style style:name="T10_45" style:family="text"/>
    <style:style style:name="T10_4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T12_19" style:family="text"/>
    <style:style style:name="T12_20" style:family="text">
      <style:text-properties fo:color="#1155cc" style:text-underline-style="solid" style:text-underline-color="font-color"/>
    </style:style>
    <style:style style:name="T12_21" style:family="text"/>
    <style:style style:name="T12_22" style:family="text">
      <style:text-properties fo:color="#1155cc" style:text-underline-style="solid" style:text-underline-color="font-color"/>
    </style:style>
    <style:style style:name="T12_23" style:family="text"/>
    <style:style style:name="T12_24" style:family="text">
      <style:text-properties fo:color="#1155cc" style:text-underline-style="solid" style:text-underline-color="font-color"/>
    </style:style>
    <style:style style:name="T12_25" style:family="text"/>
    <style:style style:name="T12_26" style:family="text">
      <style:text-properties fo:color="#1155cc" style:text-underline-style="solid" style:text-underline-color="font-color"/>
    </style:style>
    <style:style style:name="T12_27" style:family="text"/>
    <style:style style:name="T12_28" style:family="text">
      <style:text-properties fo:color="#1155cc" style:text-underline-style="solid" style:text-underline-color="font-color"/>
    </style:style>
    <style:style style:name="T12_29" style:family="text"/>
    <style:style style:name="T12_30" style:family="text">
      <style:text-properties fo:color="#1155cc" style:text-underline-style="solid" style:text-underline-color="font-color"/>
    </style:style>
    <style:style style:name="T12_31" style:family="text"/>
    <style:style style:name="T12_32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T13_23" style:family="text"/>
    <style:style style:name="T13_24" style:family="text">
      <style:text-properties fo:color="#1155cc" style:text-underline-style="solid" style:text-underline-color="font-color"/>
    </style:style>
    <style:style style:name="T13_25" style:family="text"/>
    <style:style style:name="T13_2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T14_25" style:family="text"/>
    <style:style style:name="T14_26" style:family="text">
      <style:text-properties fo:color="#1155cc" style:text-underline-style="solid" style:text-underline-color="font-color"/>
    </style:style>
    <style:style style:name="T14_27" style:family="text"/>
    <style:style style:name="T14_28" style:family="text">
      <style:text-properties fo:color="#1155cc" style:text-underline-style="solid" style:text-underline-color="font-color"/>
    </style:style>
    <style:style style:name="T14_29" style:family="text"/>
    <style:style style:name="T14_30" style:family="text">
      <style:text-properties fo:color="#1155cc" style:text-underline-style="solid" style:text-underline-color="font-color"/>
    </style:style>
    <style:style style:name="T14_31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T16_15" style:family="text"/>
    <style:style style:name="T16_16" style:family="text">
      <style:text-properties fo:color="#1155cc" style:text-underline-style="solid" style:text-underline-color="font-color"/>
    </style:style>
    <style:style style:name="T16_17" style:family="text"/>
    <style:style style:name="T16_18" style:family="text">
      <style:text-properties fo:color="#1155cc" style:text-underline-style="solid" style:text-underline-color="font-color"/>
    </style:style>
    <style:style style:name="T16_19" style:family="text"/>
    <style:style style:name="T16_20" style:family="text">
      <style:text-properties fo:color="#1155cc" style:text-underline-style="solid" style:text-underline-color="font-color"/>
    </style:style>
    <style:style style:name="T16_21" style:family="text"/>
    <style:style style:name="T16_22" style:family="text">
      <style:text-properties fo:color="#1155cc" style:text-underline-style="solid" style:text-underline-color="font-color"/>
    </style:style>
    <style:style style:name="T16_23" style:family="text"/>
    <style:style style:name="T16_24" style:family="text">
      <style:text-properties fo:color="#1155cc" style:text-underline-style="solid" style:text-underline-color="font-color"/>
    </style:style>
    <style:style style:name="T16_25" style:family="text"/>
    <style:style style:name="T16_26" style:family="text">
      <style:text-properties fo:color="#1155cc" style:text-underline-style="solid" style:text-underline-color="font-color"/>
    </style:style>
    <style:style style:name="T16_27" style:family="text"/>
    <style:style style:name="T16_28" style:family="text">
      <style:text-properties fo:color="#1155cc" style:text-underline-style="solid" style:text-underline-color="font-color"/>
    </style:style>
    <style:style style:name="T16_29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>
      <style:text-properties fo:color="#1155cc" style:text-underline-style="solid" style:text-underline-color="font-color"/>
    </style:style>
    <style:style style:name="T18_4" style:family="text"/>
    <style:style style:name="T18_5" style:family="text">
      <style:text-properties fo:color="#1155cc" style:text-underline-style="solid" style:text-underline-color="font-color"/>
    </style:style>
    <style:style style:name="T18_6" style:family="text"/>
    <style:style style:name="T18_7" style:family="text">
      <style:text-properties fo:color="#1155cc" style:text-underline-style="solid" style:text-underline-color="font-color"/>
    </style:style>
    <style:style style:name="T18_8" style:family="text"/>
    <style:style style:name="T18_9" style:family="text">
      <style:text-properties fo:color="#1155cc" style:text-underline-style="solid" style:text-underline-color="font-color"/>
    </style:style>
    <style:style style:name="T18_10" style:family="text"/>
    <style:style style:name="T18_11" style:family="text">
      <style:text-properties fo:color="#1155cc" style:text-underline-style="solid" style:text-underline-color="font-color"/>
    </style:style>
    <style:style style:name="T18_12" style:family="text"/>
    <style:style style:name="T18_13" style:family="text">
      <style:text-properties fo:color="#1155cc" style:text-underline-style="solid" style:text-underline-color="font-color"/>
    </style:style>
    <style:style style:name="T18_14" style:family="text"/>
    <style:style style:name="T18_15" style:family="text">
      <style:text-properties fo:color="#1155cc" style:text-underline-style="solid" style:text-underline-color="font-color"/>
    </style:style>
    <style:style style:name="T18_16" style:family="text"/>
    <style:style style:name="T18_17" style:family="text">
      <style:text-properties fo:color="#1155cc" style:text-underline-style="solid" style:text-underline-color="font-color"/>
    </style:style>
    <style:style style:name="T18_18" style:family="text"/>
    <style:style style:name="T18_19" style:family="text">
      <style:text-properties fo:color="#1155cc" style:text-underline-style="solid" style:text-underline-color="font-color"/>
    </style:style>
    <style:style style:name="T18_20" style:family="text"/>
    <style:style style:name="T18_21" style:family="text">
      <style:text-properties fo:color="#1155cc" style:text-underline-style="solid" style:text-underline-color="font-color"/>
    </style:style>
    <style:style style:name="T18_22" style:family="text"/>
    <style:style style:name="T18_23" style:family="text">
      <style:text-properties fo:color="#1155cc" style:text-underline-style="solid" style:text-underline-color="font-color"/>
    </style:style>
    <style:style style:name="T18_24" style:family="text"/>
    <style:style style:name="T18_25" style:family="text">
      <style:text-properties fo:color="#1155cc" style:text-underline-style="solid" style:text-underline-color="font-color"/>
    </style:style>
    <style:style style:name="T18_26" style:family="text"/>
    <style:style style:name="T18_27" style:family="text">
      <style:text-properties fo:color="#1155cc" style:text-underline-style="solid" style:text-underline-color="font-color"/>
    </style:style>
    <style:style style:name="T18_28" style:family="text"/>
    <style:style style:name="T18_29" style:family="text">
      <style:text-properties fo:color="#1155cc" style:text-underline-style="solid" style:text-underline-color="font-color"/>
    </style:style>
    <style:style style:name="T18_30" style:family="text"/>
    <style:style style:name="T18_31" style:family="text">
      <style:text-properties fo:color="#1155cc" style:text-underline-style="solid" style:text-underline-color="font-color"/>
    </style:style>
    <style:style style:name="T18_32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>
      <style:text-properties fo:color="#1155cc" style:text-underline-style="solid" style:text-underline-color="font-color"/>
    </style:style>
    <style:style style:name="T19_4" style:family="text"/>
    <style:style style:name="T19_5" style:family="text">
      <style:text-properties fo:color="#1155cc" style:text-underline-style="solid" style:text-underline-color="font-color"/>
    </style:style>
    <style:style style:name="T19_6" style:family="text"/>
    <style:style style:name="T19_7" style:family="text">
      <style:text-properties fo:color="#1155cc" style:text-underline-style="solid" style:text-underline-color="font-color"/>
    </style:style>
    <style:style style:name="T19_8" style:family="text"/>
    <style:style style:name="T19_9" style:family="text">
      <style:text-properties fo:color="#1155cc" style:text-underline-style="solid" style:text-underline-color="font-color"/>
    </style:style>
    <style:style style:name="T19_10" style:family="text"/>
    <style:style style:name="T19_11" style:family="text">
      <style:text-properties fo:color="#1155cc" style:text-underline-style="solid" style:text-underline-color="font-color"/>
    </style:style>
    <style:style style:name="T19_12" style:family="text"/>
    <style:style style:name="T19_13" style:family="text">
      <style:text-properties fo:color="#1155cc" style:text-underline-style="solid" style:text-underline-color="font-color"/>
    </style:style>
    <style:style style:name="T19_14" style:family="text"/>
    <style:style style:name="T19_15" style:family="text">
      <style:text-properties fo:color="#1155cc" style:text-underline-style="solid" style:text-underline-color="font-color"/>
    </style:style>
    <style:style style:name="T19_16" style:family="text"/>
    <style:style style:name="T19_17" style:family="text">
      <style:text-properties fo:color="#1155cc" style:text-underline-style="solid" style:text-underline-color="font-color"/>
    </style:style>
    <style:style style:name="T19_18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T21_22" style:family="text">
      <style:text-properties fo:color="#1155cc" style:text-underline-style="solid" style:text-underline-color="font-color"/>
    </style:style>
    <style:style style:name="T21_23" style:family="text"/>
    <style:style style:name="T21_24" style:family="text">
      <style:text-properties fo:color="#1155cc" style:text-underline-style="solid" style:text-underline-color="font-color"/>
    </style:style>
    <style:style style:name="T21_25" style:family="text"/>
    <style:style style:name="T21_26" style:family="text">
      <style:text-properties fo:color="#1155cc" style:text-underline-style="solid" style:text-underline-color="font-color"/>
    </style:style>
    <style:style style:name="T21_27" style:family="text"/>
    <style:style style:name="T21_28" style:family="text">
      <style:text-properties fo:color="#1155cc" style:text-underline-style="solid" style:text-underline-color="font-color"/>
    </style:style>
    <style:style style:name="T21_29" style:family="text"/>
    <style:style style:name="T21_30" style:family="text">
      <style:text-properties fo:color="#1155cc" style:text-underline-style="solid" style:text-underline-color="font-color"/>
    </style:style>
    <style:style style:name="T21_31" style:family="text"/>
    <style:style style:name="T21_32" style:family="text">
      <style:text-properties fo:color="#1155cc" style:text-underline-style="solid" style:text-underline-color="font-color"/>
    </style:style>
    <style:style style:name="T21_33" style:family="text"/>
    <style:style style:name="T21_34" style:family="text">
      <style:text-properties fo:color="#1155cc" style:text-underline-style="solid" style:text-underline-color="font-color"/>
    </style:style>
    <style:style style:name="T21_35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T22_15" style:family="text"/>
    <style:style style:name="T22_16" style:family="text">
      <style:text-properties fo:color="#1155cc" style:text-underline-style="solid" style:text-underline-color="font-color"/>
    </style:style>
    <style:style style:name="T22_17" style:family="text"/>
    <style:style style:name="T22_18" style:family="text">
      <style:text-properties fo:color="#1155cc" style:text-underline-style="solid" style:text-underline-color="font-color"/>
    </style:style>
    <style:style style:name="T22_19" style:family="text"/>
    <style:style style:name="T22_20" style:family="text">
      <style:text-properties fo:color="#1155cc" style:text-underline-style="solid" style:text-underline-color="font-color"/>
    </style:style>
    <style:style style:name="T22_21" style:family="text"/>
    <style:style style:name="T22_22" style:family="text">
      <style:text-properties fo:color="#1155cc" style:text-underline-style="solid" style:text-underline-color="font-color"/>
    </style:style>
    <style:style style:name="T22_23" style:family="text"/>
    <style:style style:name="T22_24" style:family="text">
      <style:text-properties fo:color="#1155cc" style:text-underline-style="solid" style:text-underline-color="font-color"/>
    </style:style>
    <style:style style:name="T22_25" style:family="text"/>
    <style:style style:name="T22_26" style:family="text">
      <style:text-properties fo:color="#1155cc" style:text-underline-style="solid" style:text-underline-color="font-color"/>
    </style:style>
    <style:style style:name="T22_27" style:family="text"/>
    <style:style style:name="T22_28" style:family="text">
      <style:text-properties fo:color="#1155cc" style:text-underline-style="solid" style:text-underline-color="font-color"/>
    </style:style>
    <style:style style:name="T22_29" style:family="text"/>
    <style:style style:name="T22_30" style:family="text">
      <style:text-properties fo:color="#1155cc" style:text-underline-style="solid" style:text-underline-color="font-color"/>
    </style:style>
    <style:style style:name="T22_31" style:family="text"/>
    <style:style style:name="T22_32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>
      <style:text-properties fo:color="#ff0000" style:text-underline-style="solid" style:text-underline-color="font-color"/>
    </style:style>
    <style:style style:name="T27_3" style:family="text"/>
    <style:style style:name="T27_4" style:family="text">
      <style:text-properties fo:color="#ff0000" style:text-underline-style="solid" style:text-underline-color="font-color"/>
    </style:style>
    <style:style style:name="T27_5" style:family="text"/>
    <style:style style:name="T27_6" style:family="text">
      <style:text-properties fo:color="#ff0000" style:text-underline-style="solid" style:text-underline-color="font-color"/>
    </style:style>
    <style:style style:name="T27_7" style:family="text"/>
    <style:style style:name="T27_8" style:family="text">
      <style:text-properties fo:color="#ff0000" style:text-underline-style="solid" style:text-underline-color="font-color"/>
    </style:style>
    <style:style style:name="T27_9" style:family="text"/>
    <style:style style:name="T27_10" style:family="text">
      <style:text-properties fo:color="#ff0000" style:text-underline-style="solid" style:text-underline-color="font-color"/>
    </style:style>
    <style:style style:name="T27_11" style:family="text"/>
    <style:style style:name="T27_12" style:family="text">
      <style:text-properties fo:color="#ff0000" style:text-underline-style="solid" style:text-underline-color="font-color"/>
    </style:style>
    <style:style style:name="T27_13" style:family="text"/>
    <style:style style:name="T27_14" style:family="text">
      <style:text-properties fo:color="#ff0000" style:text-underline-style="solid" style:text-underline-color="font-color"/>
    </style:style>
    <style:style style:name="T27_15" style:family="text"/>
    <style:style style:name="T27_16" style:family="text">
      <style:text-properties fo:color="#ff0000" style:text-underline-style="solid" style:text-underline-color="font-color"/>
    </style:style>
    <style:style style:name="T27_17" style:family="text"/>
    <style:style style:name="T27_18" style:family="text">
      <style:text-properties fo:color="#ff0000" style:text-underline-style="solid" style:text-underline-color="font-color"/>
    </style:style>
    <style:style style:name="T27_19" style:family="text"/>
    <style:style style:name="T27_20" style:family="text">
      <style:text-properties fo:color="#ff0000" style:text-underline-style="solid" style:text-underline-color="font-color"/>
    </style:style>
    <style:style style:name="T27_21" style:family="text"/>
    <style:style style:name="T27_22" style:family="text">
      <style:text-properties fo:color="#ff0000" style:text-underline-style="solid" style:text-underline-color="font-color"/>
    </style:style>
    <style:style style:name="T27_23" style:family="text"/>
    <style:style style:name="T27_24" style:family="text">
      <style:text-properties fo:color="#ff0000" style:text-underline-style="solid" style:text-underline-color="font-color"/>
    </style:style>
    <style:style style:name="T27_25" style:family="text"/>
    <style:style style:name="T27_26" style:family="text">
      <style:text-properties fo:color="#ff0000" style:text-underline-style="solid" style:text-underline-color="font-color"/>
    </style:style>
    <style:style style:name="T27_27" style:family="text"/>
    <style:style style:name="T27_28" style:family="text">
      <style:text-properties fo:color="#ff0000" style:text-underline-style="solid" style:text-underline-color="font-color"/>
    </style:style>
    <style:style style:name="T27_29" style:family="text"/>
    <style:style style:name="T27_30" style:family="text">
      <style:text-properties fo:color="#ff0000" style:text-underline-style="solid" style:text-underline-color="font-color"/>
    </style:style>
    <style:style style:name="T27_31" style:family="text"/>
    <style:style style:name="T27_32" style:family="text">
      <style:text-properties fo:color="#ff0000" style:text-underline-style="solid" style:text-underline-color="font-color"/>
    </style:style>
    <style:style style:name="T27_33" style:family="text"/>
    <style:style style:name="T27_34" style:family="text">
      <style:text-properties fo:color="#ff0000" style:text-underline-style="solid" style:text-underline-color="font-color"/>
    </style:style>
    <style:style style:name="T27_35" style:family="text">
      <style:text-properties fo:color="#ff0000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T28_15" style:family="text"/>
    <style:style style:name="T28_16" style:family="text">
      <style:text-properties fo:color="#1155cc" style:text-underline-style="solid" style:text-underline-color="font-color"/>
    </style:style>
    <style:style style:name="T28_17" style:family="text"/>
    <style:style style:name="T28_18" style:family="text">
      <style:text-properties fo:color="#1155cc" style:text-underline-style="solid" style:text-underline-color="font-color"/>
    </style:style>
    <style:style style:name="T28_19" style:family="text"/>
    <style:style style:name="T28_20" style:family="text">
      <style:text-properties fo:color="#1155cc" style:text-underline-style="solid" style:text-underline-color="font-color"/>
    </style:style>
    <style:style style:name="T28_21" style:family="text"/>
    <style:style style:name="T28_22" style:family="text">
      <style:text-properties fo:color="#1155cc" style:text-underline-style="solid" style:text-underline-color="font-color"/>
    </style:style>
    <style:style style:name="T28_23" style:family="text"/>
    <style:style style:name="T28_24" style:family="text">
      <style:text-properties fo:color="#1155cc" style:text-underline-style="solid" style:text-underline-color="font-color"/>
    </style:style>
    <style:style style:name="T28_25" style:family="text"/>
    <style:style style:name="T28_26" style:family="text">
      <style:text-properties fo:color="#1155cc" style:text-underline-style="solid" style:text-underline-color="font-color"/>
    </style:style>
    <style:style style:name="T28_27" style:family="text"/>
    <style:style style:name="T28_28" style:family="text">
      <style:text-properties fo:color="#1155cc" style:text-underline-style="solid" style:text-underline-color="font-color"/>
    </style:style>
    <style:style style:name="T28_29" style:family="text"/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P31" style:family="paragraph" style:parent-style-name="Subtitle">
      <style:paragraph-properties fo:break-before="auto" fo:line-height="115%" style:writing-mode="lr-tb"/>
    </style:style>
    <style:style style:name="T31_1" style:family="text">
      <style:text-properties fo:color="#ff0000" fo:font-size="14pt" style:font-size-asian="14pt" style:font-size-complex="14pt"/>
    </style:style>
    <style:style style:name="T31_2" style:family="text">
      <style:text-properties fo:color="#ff0000" fo:font-size="14pt" style:font-size-asian="14pt" style:font-size-complex="14pt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T33_20" style:family="text">
      <style:text-properties fo:color="#1155cc" style:text-underline-style="solid" style:text-underline-color="font-color"/>
    </style:style>
    <style:style style:name="T33_21" style:family="text"/>
    <style:style style:name="T33_22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T34_23" style:family="text"/>
    <style:style style:name="T34_24" style:family="text">
      <style:text-properties fo:color="#1155cc" style:text-underline-style="solid" style:text-underline-color="font-color"/>
    </style:style>
    <style:style style:name="T34_25" style:family="text"/>
    <style:style style:name="T34_26" style:family="text">
      <style:text-properties fo:color="#1155cc" style:text-underline-style="solid" style:text-underline-color="font-color"/>
    </style:style>
    <style:style style:name="T34_27" style:family="text"/>
    <style:style style:name="T34_28" style:family="text">
      <style:text-properties fo:color="#1155cc" style:text-underline-style="solid" style:text-underline-color="font-color"/>
    </style:style>
    <style:style style:name="T34_29" style:family="text"/>
    <style:style style:name="T34_30" style:family="text">
      <style:text-properties fo:color="#1155cc" style:text-underline-style="solid" style:text-underline-color="font-color"/>
    </style:style>
    <style:style style:name="T34_31" style:family="text"/>
    <style:style style:name="T34_32" style:family="text">
      <style:text-properties fo:color="#1155cc" style:text-underline-style="solid" style:text-underline-color="font-color"/>
    </style:style>
    <style:style style:name="T34_33" style:family="text"/>
    <style:style style:name="T34_34" style:family="text">
      <style:text-properties fo:color="#1155cc" style:text-underline-style="solid" style:text-underline-color="font-color"/>
    </style:style>
    <style:style style:name="T34_35" style:family="text"/>
    <style:style style:name="T34_36" style:family="text">
      <style:text-properties fo:color="#1155cc" style:text-underline-style="solid" style:text-underline-color="font-color"/>
    </style:style>
    <style:style style:name="T34_37" style:family="text"/>
    <style:style style:name="T34_38" style:family="text">
      <style:text-properties fo:color="#1155cc" style:text-underline-style="solid" style:text-underline-color="font-color"/>
    </style:style>
    <style:style style:name="T34_39" style:family="text"/>
    <style:style style:name="T34_40" style:family="text">
      <style:text-properties fo:color="#1155cc" style:text-underline-style="solid" style:text-underline-color="font-color"/>
    </style:style>
    <style:style style:name="T34_41" style:family="text"/>
    <style:style style:name="T34_42" style:family="text">
      <style:text-properties fo:color="#1155cc" style:text-underline-style="solid" style:text-underline-color="font-color"/>
    </style:style>
    <style:style style:name="T34_43" style:family="text"/>
    <style:style style:name="T34_44" style:family="text">
      <style:text-properties fo:color="#1155cc" style:text-underline-style="solid" style:text-underline-color="font-color"/>
    </style:style>
    <style:style style:name="T34_45" style:family="text"/>
    <style:style style:name="T34_46" style:family="text">
      <style:text-properties fo:color="#1155cc" style:text-underline-style="solid" style:text-underline-color="font-color"/>
    </style:style>
    <style:style style:name="T34_47" style:family="text"/>
    <style:style style:name="T34_48" style:family="text">
      <style:text-properties fo:color="#1155cc" style:text-underline-style="solid" style:text-underline-color="font-color"/>
    </style:style>
    <style:style style:name="T34_49" style:family="text"/>
    <style:style style:name="T34_50" style:family="text">
      <style:text-properties fo:color="#1155cc" style:text-underline-style="solid" style:text-underline-color="font-color"/>
    </style:style>
    <style:style style:name="T34_51" style:family="text"/>
    <style:style style:name="T34_52" style:family="text">
      <style:text-properties fo:color="#1155cc" style:text-underline-style="solid" style:text-underline-color="font-color"/>
    </style:style>
    <style:style style:name="T34_53" style:family="text"/>
    <style:style style:name="T34_54" style:family="text">
      <style:text-properties fo:color="#1155cc" style:text-underline-style="solid" style:text-underline-color="font-color"/>
    </style:style>
    <style:style style:name="T34_55" style:family="text"/>
    <style:style style:name="T34_56" style:family="text">
      <style:text-properties fo:color="#1155cc" style:text-underline-style="solid" style:text-underline-color="font-color"/>
    </style:style>
    <style:style style:name="T34_57" style:family="text"/>
    <style:style style:name="T34_58" style:family="text">
      <style:text-properties fo:color="#1155cc" style:text-underline-style="solid" style:text-underline-color="font-color"/>
    </style:style>
    <style:style style:name="T34_59" style:family="text"/>
    <style:style style:name="T34_60" style:family="text">
      <style:text-properties fo:color="#1155cc" style:text-underline-style="solid" style:text-underline-color="font-color"/>
    </style:style>
    <style:style style:name="T34_61" style:family="text"/>
    <style:style style:name="T34_62" style:family="text">
      <style:text-properties fo:color="#1155cc" style:text-underline-style="solid" style:text-underline-color="font-color"/>
    </style:style>
    <style:style style:name="T34_63" style:family="text"/>
    <style:style style:name="T34_64" style:family="text">
      <style:text-properties fo:color="#1155cc" style:text-underline-style="solid" style:text-underline-color="font-color"/>
    </style:style>
    <style:style style:name="T34_65" style:family="text"/>
    <style:style style:name="T34_66" style:family="text">
      <style:text-properties fo:color="#1155cc" style:text-underline-style="solid" style:text-underline-color="font-color"/>
    </style:style>
    <style:style style:name="T34_67" style:family="text"/>
    <style:style style:name="T34_68" style:family="text">
      <style:text-properties fo:color="#1155cc" style:text-underline-style="solid" style:text-underline-color="font-color"/>
    </style:style>
    <style:style style:name="T34_69" style:family="text"/>
    <style:style style:name="T34_70" style:family="text">
      <style:text-properties fo:color="#1155cc" style:text-underline-style="solid" style:text-underline-color="font-color"/>
    </style:style>
    <style:style style:name="T34_71" style:family="text"/>
    <style:style style:name="T34_72" style:family="text">
      <style:text-properties fo:color="#1155cc" style:text-underline-style="solid" style:text-underline-color="font-color"/>
    </style:style>
    <style:style style:name="T34_73" style:family="text"/>
    <style:style style:name="T34_74" style:family="text">
      <style:text-properties fo:color="#1155cc" style:text-underline-style="solid" style:text-underline-color="font-color"/>
    </style:style>
    <style:style style:name="T34_75" style:family="text"/>
    <style:style style:name="T34_76" style:family="text">
      <style:text-properties fo:color="#1155cc" style:text-underline-style="solid" style:text-underline-color="font-color"/>
    </style:style>
    <style:style style:name="T34_77" style:family="text"/>
    <style:style style:name="T34_78" style:family="text">
      <style:text-properties fo:color="#1155cc" style:text-underline-style="solid" style:text-underline-color="font-color"/>
    </style:style>
    <style:style style:name="T34_79" style:family="text"/>
    <style:style style:name="T34_80" style:family="text">
      <style:text-properties fo:color="#1155cc" style:text-underline-style="solid" style:text-underline-color="font-color"/>
    </style:style>
    <style:style style:name="T34_81" style:family="text"/>
    <style:style style:name="T34_82" style:family="text">
      <style:text-properties fo:color="#1155cc" style:text-underline-style="solid" style:text-underline-color="font-color"/>
    </style:style>
    <style:style style:name="T34_83" style:family="text"/>
    <style:style style:name="T34_84" style:family="text">
      <style:text-properties fo:color="#1155cc" style:text-underline-style="solid" style:text-underline-color="font-color"/>
    </style:style>
    <style:style style:name="T34_85" style:family="text"/>
    <style:style style:name="T34_86" style:family="text">
      <style:text-properties fo:color="#1155cc" style:text-underline-style="solid" style:text-underline-color="font-color"/>
    </style:style>
    <style:style style:name="T34_87" style:family="text"/>
    <style:style style:name="T34_88" style:family="text">
      <style:text-properties fo:color="#1155cc" style:text-underline-style="solid" style:text-underline-color="font-color"/>
    </style:style>
    <style:style style:name="T34_89" style:family="text"/>
    <style:style style:name="T34_90" style:family="text">
      <style:text-properties fo:color="#1155cc" style:text-underline-style="solid" style:text-underline-color="font-color"/>
    </style:style>
    <style:style style:name="T34_91" style:family="text"/>
    <style:style style:name="T34_92" style:family="text">
      <style:text-properties fo:color="#1155cc" style:text-underline-style="solid" style:text-underline-color="font-color"/>
    </style:style>
    <style:style style:name="T34_93" style:family="text"/>
    <style:style style:name="T34_94" style:family="text">
      <style:text-properties fo:color="#1155cc" style:text-underline-style="solid" style:text-underline-color="font-color"/>
    </style:style>
    <style:style style:name="T34_95" style:family="text"/>
    <style:style style:name="T34_96" style:family="text">
      <style:text-properties fo:color="#1155cc" style:text-underline-style="solid" style:text-underline-color="font-color"/>
    </style:style>
    <style:style style:name="T34_97" style:family="text"/>
    <style:style style:name="T34_98" style:family="text">
      <style:text-properties fo:color="#1155cc" style:text-underline-style="solid" style:text-underline-color="font-color"/>
    </style:style>
    <style:style style:name="T34_99" style:family="text"/>
    <style:style style:name="T34_100" style:family="text">
      <style:text-properties fo:color="#1155cc" style:text-underline-style="solid" style:text-underline-color="font-color"/>
    </style:style>
    <style:style style:name="T34_101" style:family="text"/>
    <style:style style:name="T34_102" style:family="text">
      <style:text-properties fo:color="#1155cc" style:text-underline-style="solid" style:text-underline-color="font-color"/>
    </style:style>
    <style:style style:name="T34_103" style:family="text"/>
    <style:style style:name="T34_104" style:family="text">
      <style:text-properties fo:color="#1155cc" style:text-underline-style="solid" style:text-underline-color="font-color"/>
    </style:style>
    <style:style style:name="T34_105" style:family="text"/>
    <style:style style:name="T34_106" style:family="text">
      <style:text-properties fo:color="#1155cc" style:text-underline-style="solid" style:text-underline-color="font-color"/>
    </style:style>
    <style:style style:name="T34_107" style:family="text"/>
    <style:style style:name="T34_108" style:family="text">
      <style:text-properties fo:color="#1155cc" style:text-underline-style="solid" style:text-underline-color="font-color"/>
    </style:style>
    <style:style style:name="T34_109" style:family="text"/>
    <style:style style:name="T34_110" style:family="text">
      <style:text-properties fo:color="#1155cc" style:text-underline-style="solid" style:text-underline-color="font-color"/>
    </style:style>
    <style:style style:name="T34_111" style:family="text"/>
    <style:style style:name="T34_112" style:family="text">
      <style:text-properties fo:color="#1155cc" style:text-underline-style="solid" style:text-underline-color="font-color"/>
    </style:style>
    <style:style style:name="T34_113" style:family="text"/>
    <style:style style:name="T34_114" style:family="text">
      <style:text-properties fo:color="#1155cc" style:text-underline-style="solid" style:text-underline-color="font-color"/>
    </style:style>
    <style:style style:name="T34_115" style:family="text"/>
    <style:style style:name="T34_116" style:family="text">
      <style:text-properties fo:color="#1155cc" style:text-underline-style="solid" style:text-underline-color="font-color"/>
    </style:style>
    <style:style style:name="T34_117" style:family="text"/>
    <style:style style:name="T34_118" style:family="text">
      <style:text-properties fo:color="#1155cc" style:text-underline-style="solid" style:text-underline-color="font-color"/>
    </style:style>
    <style:style style:name="T34_119" style:family="text"/>
    <style:style style:name="T34_120" style:family="text">
      <style:text-properties fo:color="#1155cc" style:text-underline-style="solid" style:text-underline-color="font-color"/>
    </style:style>
    <style:style style:name="T34_121" style:family="text"/>
    <style:style style:name="T34_122" style:family="text">
      <style:text-properties fo:color="#1155cc" style:text-underline-style="solid" style:text-underline-color="font-color"/>
    </style:style>
    <style:style style:name="T34_123" style:family="text"/>
    <style:style style:name="T34_124" style:family="text">
      <style:text-properties fo:color="#1155cc" style:text-underline-style="solid" style:text-underline-color="font-color"/>
    </style:style>
    <style:style style:name="T34_125" style:family="text"/>
    <style:style style:name="T34_126" style:family="text">
      <style:text-properties fo:color="#1155cc" style:text-underline-style="solid" style:text-underline-color="font-color"/>
    </style:style>
    <style:style style:name="T34_127" style:family="text"/>
    <style:style style:name="T34_128" style:family="text">
      <style:text-properties fo:color="#1155cc" style:text-underline-style="solid" style:text-underline-color="font-color"/>
    </style:style>
    <style:style style:name="T34_129" style:family="text"/>
    <style:style style:name="T34_130" style:family="text">
      <style:text-properties fo:color="#1155cc" style:text-underline-style="solid" style:text-underline-color="font-color"/>
    </style:style>
    <style:style style:name="T34_131" style:family="text"/>
    <style:style style:name="T34_132" style:family="text">
      <style:text-properties fo:color="#1155cc" style:text-underline-style="solid" style:text-underline-color="font-color"/>
    </style:style>
    <style:style style:name="T34_133" style:family="text"/>
    <style:style style:name="T34_134" style:family="text">
      <style:text-properties fo:color="#1155cc" style:text-underline-style="solid" style:text-underline-color="font-color"/>
    </style:style>
    <style:style style:name="T34_135" style:family="text"/>
    <style:style style:name="T34_136" style:family="text">
      <style:text-properties fo:color="#1155cc" style:text-underline-style="solid" style:text-underline-color="font-color"/>
    </style:style>
    <style:style style:name="T34_137" style:family="text"/>
    <style:style style:name="T34_138" style:family="text">
      <style:text-properties fo:color="#1155cc" style:text-underline-style="solid" style:text-underline-color="font-color"/>
    </style:style>
    <style:style style:name="T34_139" style:family="text"/>
    <style:style style:name="T34_140" style:family="text">
      <style:text-properties fo:color="#1155cc" style:text-underline-style="solid" style:text-underline-color="font-color"/>
    </style:style>
    <style:style style:name="T34_141" style:family="text"/>
    <style:style style:name="T34_142" style:family="text">
      <style:text-properties fo:color="#1155cc" style:text-underline-style="solid" style:text-underline-color="font-color"/>
    </style:style>
    <style:style style:name="T34_143" style:family="text"/>
    <style:style style:name="T34_144" style:family="text">
      <style:text-properties fo:color="#1155cc" style:text-underline-style="solid" style:text-underline-color="font-color"/>
    </style:style>
    <style:style style:name="T34_145" style:family="text"/>
    <style:style style:name="T34_146" style:family="text">
      <style:text-properties fo:color="#1155cc" style:text-underline-style="solid" style:text-underline-color="font-color"/>
    </style:style>
    <style:style style:name="T34_147" style:family="text"/>
    <style:style style:name="T34_148" style:family="text">
      <style:text-properties fo:color="#1155cc" style:text-underline-style="solid" style:text-underline-color="font-color"/>
    </style:style>
    <style:style style:name="T34_149" style:family="text"/>
    <style:style style:name="T34_150" style:family="text">
      <style:text-properties fo:color="#1155cc" style:text-underline-style="solid" style:text-underline-color="font-color"/>
    </style:style>
    <style:style style:name="T34_151" style:family="text"/>
    <style:style style:name="T34_152" style:family="text">
      <style:text-properties fo:color="#1155cc" style:text-underline-style="solid" style:text-underline-color="font-color"/>
    </style:style>
    <style:style style:name="T34_153" style:family="text"/>
    <style:style style:name="T34_154" style:family="text">
      <style:text-properties fo:color="#1155cc" style:text-underline-style="solid" style:text-underline-color="font-color"/>
    </style:style>
    <style:style style:name="T34_155" style:family="text"/>
    <style:style style:name="T34_156" style:family="text">
      <style:text-properties fo:color="#1155cc" style:text-underline-style="solid" style:text-underline-color="font-color"/>
    </style:style>
    <style:style style:name="T34_157" style:family="text"/>
    <style:style style:name="T34_158" style:family="text">
      <style:text-properties fo:color="#1155cc" style:text-underline-style="solid" style:text-underline-color="font-color"/>
    </style:style>
    <style:style style:name="T34_159" style:family="text"/>
    <style:style style:name="T34_160" style:family="text">
      <style:text-properties fo:color="#1155cc" style:text-underline-style="solid" style:text-underline-color="font-color"/>
    </style:style>
    <style:style style:name="T34_161" style:family="text"/>
    <style:style style:name="T34_162" style:family="text">
      <style:text-properties fo:color="#1155cc" style:text-underline-style="solid" style:text-underline-color="font-color"/>
    </style:style>
    <style:style style:name="T34_163" style:family="text"/>
    <style:style style:name="T34_164" style:family="text">
      <style:text-properties fo:color="#1155cc" style:text-underline-style="solid" style:text-underline-color="font-color"/>
    </style:style>
    <style:style style:name="T34_165" style:family="text"/>
    <style:style style:name="T34_166" style:family="text">
      <style:text-properties fo:color="#1155cc" style:text-underline-style="solid" style:text-underline-color="font-color"/>
    </style:style>
    <style:style style:name="T34_167" style:family="text"/>
    <style:style style:name="T34_168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T35_11" style:family="text"/>
    <style:style style:name="T35_12" style:family="text">
      <style:text-properties fo:color="#1155cc" style:text-underline-style="solid" style:text-underline-color="font-color"/>
    </style:style>
    <style:style style:name="T35_13" style:family="text"/>
    <style:style style:name="T35_14" style:family="text">
      <style:text-properties fo:color="#1155cc" style:text-underline-style="solid" style:text-underline-color="font-color"/>
    </style:style>
    <style:style style:name="T35_15" style:family="text"/>
    <style:style style:name="T35_16" style:family="text">
      <style:text-properties fo:color="#1155cc" style:text-underline-style="solid" style:text-underline-color="font-color"/>
    </style:style>
    <style:style style:name="T35_17" style:family="text"/>
    <style:style style:name="T35_18" style:family="text">
      <style:text-properties fo:color="#1155cc" style:text-underline-style="solid" style:text-underline-color="font-color"/>
    </style:style>
    <style:style style:name="T35_19" style:family="text"/>
    <style:style style:name="T35_20" style:family="text">
      <style:text-properties fo:color="#1155cc" style:text-underline-style="solid" style:text-underline-color="font-color"/>
    </style:style>
    <style:style style:name="T35_21" style:family="text"/>
    <style:style style:name="T35_22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T36_15" style:family="text"/>
    <style:style style:name="T36_16" style:family="text">
      <style:text-properties fo:color="#1155cc" style:text-underline-style="solid" style:text-underline-color="font-color"/>
    </style:style>
    <style:style style:name="T36_17" style:family="text"/>
    <style:style style:name="T36_18" style:family="text">
      <style:text-properties fo:color="#1155cc" style:text-underline-style="solid" style:text-underline-color="font-color"/>
    </style:style>
    <style:style style:name="T36_19" style:family="text"/>
    <style:style style:name="T36_20" style:family="text">
      <style:text-properties fo:color="#1155cc" style:text-underline-style="solid" style:text-underline-color="font-color"/>
    </style:style>
    <style:style style:name="T36_21" style:family="text"/>
    <style:style style:name="T36_22" style:family="text">
      <style:text-properties fo:color="#1155cc" style:text-underline-style="solid" style:text-underline-color="font-color"/>
    </style:style>
    <style:style style:name="T36_23" style:family="text"/>
    <style:style style:name="T36_24" style:family="text">
      <style:text-properties fo:color="#1155cc" style:text-underline-style="solid" style:text-underline-color="font-color"/>
    </style:style>
    <style:style style:name="T36_25" style:family="text"/>
    <style:style style:name="T36_26" style:family="text">
      <style:text-properties fo:color="#1155cc" style:text-underline-style="solid" style:text-underline-color="font-color"/>
    </style:style>
    <style:style style:name="T36_27" style:family="text"/>
    <style:style style:name="T36_28" style:family="text">
      <style:text-properties fo:color="#1155cc" style:text-underline-style="solid" style:text-underline-color="font-color"/>
    </style:style>
    <style:style style:name="T36_29" style:family="text"/>
    <style:style style:name="T36_30" style:family="text">
      <style:text-properties fo:color="#1155cc" style:text-underline-style="solid" style:text-underline-color="font-color"/>
    </style:style>
    <style:style style:name="T36_31" style:family="text"/>
    <style:style style:name="T36_32" style:family="text">
      <style:text-properties fo:color="#1155cc" style:text-underline-style="solid" style:text-underline-color="font-color"/>
    </style:style>
    <style:style style:name="T36_33" style:family="text"/>
    <style:style style:name="T36_34" style:family="text">
      <style:text-properties fo:color="#1155cc" style:text-underline-style="solid" style:text-underline-color="font-color"/>
    </style:style>
    <style:style style:name="T36_35" style:family="text"/>
    <style:style style:name="T36_36" style:family="text">
      <style:text-properties fo:color="#1155cc" style:text-underline-style="solid" style:text-underline-color="font-color"/>
    </style:style>
    <style:style style:name="T36_37" style:family="text"/>
    <style:style style:name="T36_38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T38_17" style:family="text"/>
    <style:style style:name="T38_18" style:family="text">
      <style:text-properties fo:color="#1155cc" style:text-underline-style="solid" style:text-underline-color="font-color"/>
    </style:style>
    <style:style style:name="T38_19" style:family="text"/>
    <style:style style:name="T38_20" style:family="text">
      <style:text-properties fo:color="#1155cc" style:text-underline-style="solid" style:text-underline-color="font-color"/>
    </style:style>
    <style:style style:name="T38_21" style:family="text"/>
    <style:style style:name="T38_22" style:family="text">
      <style:text-properties fo:color="#1155cc" style:text-underline-style="solid" style:text-underline-color="font-color"/>
    </style:style>
    <style:style style:name="T38_23" style:family="text"/>
    <style:style style:name="T38_24" style:family="text">
      <style:text-properties fo:color="#1155cc" style:text-underline-style="solid" style:text-underline-color="font-color"/>
    </style:style>
    <style:style style:name="T38_25" style:family="text"/>
    <style:style style:name="T38_26" style:family="text">
      <style:text-properties fo:color="#1155cc" style:text-underline-style="solid" style:text-underline-color="font-color"/>
    </style:style>
    <style:style style:name="T38_27" style:family="text"/>
    <style:style style:name="T38_28" style:family="text">
      <style:text-properties fo:color="#1155cc" style:text-underline-style="solid" style:text-underline-color="font-color"/>
    </style:style>
    <style:style style:name="T38_29" style:family="text"/>
    <style:style style:name="T38_30" style:family="text">
      <style:text-properties fo:color="#1155cc" style:text-underline-style="solid" style:text-underline-color="font-color"/>
    </style:style>
    <style:style style:name="T38_31" style:family="text"/>
    <style:style style:name="T38_32" style:family="text">
      <style:text-properties fo:color="#1155cc" style:text-underline-style="solid" style:text-underline-color="font-color"/>
    </style:style>
    <style:style style:name="T38_33" style:family="text"/>
    <style:style style:name="T38_34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T39_15" style:family="text"/>
    <style:style style:name="T39_16" style:family="text">
      <style:text-properties fo:color="#1155cc" style:text-underline-style="solid" style:text-underline-color="font-color"/>
    </style:style>
    <style:style style:name="T39_17" style:family="text"/>
    <style:style style:name="T39_18" style:family="text">
      <style:text-properties fo:color="#1155cc" style:text-underline-style="solid" style:text-underline-color="font-color"/>
    </style:style>
    <style:style style:name="T39_19" style:family="text"/>
    <style:style style:name="T39_20" style:family="text">
      <style:text-properties fo:color="#1155cc" style:text-underline-style="solid" style:text-underline-color="font-color"/>
    </style:style>
    <style:style style:name="T39_21" style:family="text"/>
    <style:style style:name="T39_22" style:family="text">
      <style:text-properties fo:color="#1155cc" style:text-underline-style="solid" style:text-underline-color="font-color"/>
    </style:style>
    <style:style style:name="T39_23" style:family="text"/>
    <style:style style:name="T39_24" style:family="text">
      <style:text-properties fo:color="#1155cc" style:text-underline-style="solid" style:text-underline-color="font-color"/>
    </style:style>
    <style:style style:name="T39_25" style:family="text"/>
    <style:style style:name="T39_26" style:family="text">
      <style:text-properties fo:color="#1155cc" style:text-underline-style="solid" style:text-underline-color="font-color"/>
    </style:style>
    <style:style style:name="T39_27" style:family="text"/>
    <style:style style:name="T39_28" style:family="text">
      <style:text-properties fo:color="#1155cc" style:text-underline-style="solid" style:text-underline-color="font-color"/>
    </style:style>
    <style:style style:name="T39_29" style:family="text"/>
    <style:style style:name="T39_30" style:family="text">
      <style:text-properties fo:color="#1155cc" style:text-underline-style="solid" style:text-underline-color="font-color"/>
    </style:style>
    <style:style style:name="T39_31" style:family="text"/>
    <style:style style:name="T39_32" style:family="text">
      <style:text-properties fo:color="#1155cc" style:text-underline-style="solid" style:text-underline-color="font-color"/>
    </style:style>
    <style:style style:name="T39_33" style:family="text"/>
    <style:style style:name="T39_34" style:family="text">
      <style:text-properties fo:color="#1155cc" style:text-underline-style="solid" style:text-underline-color="font-color"/>
    </style:style>
    <style:style style:name="T39_35" style:family="text"/>
    <style:style style:name="T39_36" style:family="text">
      <style:text-properties fo:color="#1155cc" style:text-underline-style="solid" style:text-underline-color="font-color"/>
    </style:style>
    <style:style style:name="T39_37" style:family="text"/>
    <style:style style:name="T39_38" style:family="text">
      <style:text-properties fo:color="#1155cc" style:text-underline-style="solid" style:text-underline-color="font-color"/>
    </style:style>
    <style:style style:name="T39_39" style:family="text"/>
    <style:style style:name="T39_40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T40_15" style:family="text"/>
    <style:style style:name="T40_16" style:family="text">
      <style:text-properties fo:color="#1155cc" style:text-underline-style="solid" style:text-underline-color="font-color"/>
    </style:style>
    <style:style style:name="T40_17" style:family="text"/>
    <style:style style:name="T40_18" style:family="text">
      <style:text-properties fo:color="#1155cc" style:text-underline-style="solid" style:text-underline-color="font-color"/>
    </style:style>
    <style:style style:name="T40_19" style:family="text"/>
    <style:style style:name="T40_20" style:family="text">
      <style:text-properties fo:color="#1155cc" style:text-underline-style="solid" style:text-underline-color="font-color"/>
    </style:style>
    <style:style style:name="T40_21" style:family="text"/>
    <style:style style:name="T40_22" style:family="text">
      <style:text-properties fo:color="#1155cc" style:text-underline-style="solid" style:text-underline-color="font-color"/>
    </style:style>
    <style:style style:name="T40_23" style:family="text"/>
    <style:style style:name="T40_24" style:family="text">
      <style:text-properties fo:color="#1155cc" style:text-underline-style="solid" style:text-underline-color="font-color"/>
    </style:style>
    <style:style style:name="T40_25" style:family="text"/>
    <style:style style:name="T40_26" style:family="text">
      <style:text-properties fo:color="#1155cc" style:text-underline-style="solid" style:text-underline-color="font-color"/>
    </style:style>
    <style:style style:name="T40_27" style:family="text"/>
    <style:style style:name="T40_28" style:family="text">
      <style:text-properties fo:color="#1155cc" style:text-underline-style="solid" style:text-underline-color="font-color"/>
    </style:style>
    <style:style style:name="T40_29" style:family="text"/>
    <style:style style:name="T40_30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T42_7" style:family="text"/>
    <style:style style:name="T42_8" style:family="text">
      <style:text-properties fo:color="#1155cc" style:text-underline-style="solid" style:text-underline-color="font-color"/>
    </style:style>
    <style:style style:name="T42_9" style:family="text"/>
    <style:style style:name="T42_10" style:family="text">
      <style:text-properties fo:color="#1155cc" style:text-underline-style="solid" style:text-underline-color="font-color"/>
    </style:style>
    <style:style style:name="T42_11" style:family="text"/>
    <style:style style:name="T42_12" style:family="text">
      <style:text-properties fo:color="#1155cc" style:text-underline-style="solid" style:text-underline-color="font-color"/>
    </style:style>
    <style:style style:name="T42_13" style:family="text"/>
    <style:style style:name="T42_14" style:family="text">
      <style:text-properties fo:color="#1155cc" style:text-underline-style="solid" style:text-underline-color="font-color"/>
    </style:style>
    <style:style style:name="T42_15" style:family="text"/>
    <style:style style:name="T42_16" style:family="text">
      <style:text-properties fo:color="#1155cc" style:text-underline-style="solid" style:text-underline-color="font-color"/>
    </style:style>
    <style:style style:name="T42_17" style:family="text"/>
    <style:style style:name="T42_18" style:family="text">
      <style:text-properties fo:color="#1155cc" style:text-underline-style="solid" style:text-underline-color="font-color"/>
    </style:style>
    <style:style style:name="T42_19" style:family="text"/>
    <style:style style:name="T42_20" style:family="text">
      <style:text-properties fo:color="#1155cc" style:text-underline-style="solid" style:text-underline-color="font-color"/>
    </style:style>
    <style:style style:name="T42_21" style:family="text"/>
    <style:style style:name="T42_22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T43_15" style:family="text"/>
    <style:style style:name="T43_16" style:family="text">
      <style:text-properties fo:color="#1155cc" style:text-underline-style="solid" style:text-underline-color="font-color"/>
    </style:style>
    <style:style style:name="T43_17" style:family="text"/>
    <style:style style:name="T43_18" style:family="text">
      <style:text-properties fo:color="#1155cc" style:text-underline-style="solid" style:text-underline-color="font-color"/>
    </style:style>
    <style:style style:name="T43_19" style:family="text"/>
    <style:style style:name="T43_20" style:family="text">
      <style:text-properties fo:color="#1155cc" style:text-underline-style="solid" style:text-underline-color="font-color"/>
    </style:style>
    <style:style style:name="T43_21" style:family="text"/>
    <style:style style:name="T43_22" style:family="text">
      <style:text-properties fo:color="#1155cc" style:text-underline-style="solid" style:text-underline-color="font-color"/>
    </style:style>
    <style:style style:name="T43_23" style:family="text"/>
    <style:style style:name="T43_24" style:family="text">
      <style:text-properties fo:color="#1155cc" style:text-underline-style="solid" style:text-underline-color="font-color"/>
    </style:style>
    <style:style style:name="T43_25" style:family="text"/>
    <style:style style:name="T43_26" style:family="text">
      <style:text-properties fo:color="#1155cc" style:text-underline-style="solid" style:text-underline-color="font-color"/>
    </style:style>
    <style:style style:name="T43_27" style:family="text"/>
    <style:style style:name="T43_28" style:family="text">
      <style:text-properties fo:color="#1155cc" style:text-underline-style="solid" style:text-underline-color="font-color"/>
    </style:style>
    <style:style style:name="T43_29" style:family="text"/>
    <style:style style:name="T43_30" style:family="text">
      <style:text-properties fo:color="#1155cc" style:text-underline-style="solid" style:text-underline-color="font-color"/>
    </style:style>
    <style:style style:name="T43_31" style:family="text"/>
    <style:style style:name="T43_32" style:family="text">
      <style:text-properties fo:color="#1155cc" style:text-underline-style="solid" style:text-underline-color="font-color"/>
    </style:style>
    <style:style style:name="T43_33" style:family="text"/>
    <style:style style:name="T43_34" style:family="text">
      <style:text-properties fo:color="#1155cc" style:text-underline-style="solid" style:text-underline-color="font-color"/>
    </style:style>
    <style:style style:name="T43_35" style:family="text"/>
    <style:style style:name="T43_36" style:family="text">
      <style:text-properties fo:color="#1155cc" style:text-underline-style="solid" style:text-underline-color="font-color"/>
    </style:style>
    <style:style style:name="T43_37" style:family="text"/>
    <style:style style:name="T43_38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T44_11" style:family="text"/>
    <style:style style:name="T44_12" style:family="text">
      <style:text-properties fo:color="#1155cc" style:text-underline-style="solid" style:text-underline-color="font-color"/>
    </style:style>
    <style:style style:name="T44_13" style:family="text"/>
    <style:style style:name="T44_14" style:family="text">
      <style:text-properties fo:color="#1155cc" style:text-underline-style="solid" style:text-underline-color="font-color"/>
    </style:style>
    <style:style style:name="T44_15" style:family="text"/>
    <style:style style:name="T44_16" style:family="text">
      <style:text-properties fo:color="#1155cc" style:text-underline-style="solid" style:text-underline-color="font-color"/>
    </style:style>
    <style:style style:name="T44_17" style:family="text"/>
    <style:style style:name="T44_18" style:family="text">
      <style:text-properties fo:color="#1155cc" style:text-underline-style="solid" style:text-underline-color="font-color"/>
    </style:style>
    <style:style style:name="T44_19" style:family="text"/>
    <style:style style:name="T44_20" style:family="text">
      <style:text-properties fo:color="#1155cc" style:text-underline-style="solid" style:text-underline-color="font-color"/>
    </style:style>
    <style:style style:name="T44_21" style:family="text"/>
    <style:style style:name="T44_22" style:family="text">
      <style:text-properties fo:color="#1155cc" style:text-underline-style="solid" style:text-underline-color="font-color"/>
    </style:style>
    <style:style style:name="T44_23" style:family="text"/>
    <style:style style:name="T44_24" style:family="text">
      <style:text-properties fo:color="#1155cc" style:text-underline-style="solid" style:text-underline-color="font-color"/>
    </style:style>
    <style:style style:name="T44_25" style:family="text"/>
    <style:style style:name="T44_26" style:family="text">
      <style:text-properties fo:color="#1155cc" style:text-underline-style="solid" style:text-underline-color="font-color"/>
    </style:style>
    <style:style style:name="T44_27" style:family="text"/>
    <style:style style:name="T44_28" style:family="text">
      <style:text-properties fo:color="#1155cc" style:text-underline-style="solid" style:text-underline-color="font-color"/>
    </style:style>
    <style:style style:name="T44_29" style:family="text"/>
    <style:style style:name="T44_30" style:family="text">
      <style:text-properties fo:color="#1155cc" style:text-underline-style="solid" style:text-underline-color="font-color"/>
    </style:style>
    <style:style style:name="T44_31" style:family="text"/>
    <style:style style:name="T44_32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T46_21" style:family="text"/>
    <style:style style:name="T46_22" style:family="text">
      <style:text-properties fo:color="#1155cc" style:text-underline-style="solid" style:text-underline-color="font-color"/>
    </style:style>
    <style:style style:name="T46_23" style:family="text"/>
    <style:style style:name="T46_24" style:family="text">
      <style:text-properties fo:color="#1155cc" style:text-underline-style="solid" style:text-underline-color="font-color"/>
    </style:style>
    <style:style style:name="T46_25" style:family="text"/>
    <style:style style:name="T46_26" style:family="text">
      <style:text-properties fo:color="#1155cc" style:text-underline-style="solid" style:text-underline-color="font-color"/>
    </style:style>
    <style:style style:name="T46_27" style:family="text"/>
    <style:style style:name="T46_28" style:family="text">
      <style:text-properties fo:color="#1155cc" style:text-underline-style="solid" style:text-underline-color="font-color"/>
    </style:style>
    <style:style style:name="T46_29" style:family="text"/>
    <style:style style:name="T46_30" style:family="text">
      <style:text-properties fo:color="#1155cc" style:text-underline-style="solid" style:text-underline-color="font-color"/>
    </style:style>
    <style:style style:name="T46_31" style:family="text"/>
    <style:style style:name="T46_32" style:family="text">
      <style:text-properties fo:color="#1155cc" style:text-underline-style="solid" style:text-underline-color="font-color"/>
    </style:style>
    <style:style style:name="T46_33" style:family="text"/>
    <style:style style:name="T46_34" style:family="text">
      <style:text-properties fo:color="#1155cc" style:text-underline-style="solid" style:text-underline-color="font-color"/>
    </style:style>
    <style:style style:name="T46_35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T47_15" style:family="text"/>
    <style:style style:name="T47_16" style:family="text">
      <style:text-properties fo:color="#1155cc" style:text-underline-style="solid" style:text-underline-color="font-color"/>
    </style:style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T47_21" style:family="text"/>
    <style:style style:name="T47_22" style:family="text">
      <style:text-properties fo:color="#1155cc" style:text-underline-style="solid" style:text-underline-color="font-color"/>
    </style:style>
    <style:style style:name="T47_23" style:family="text"/>
    <style:style style:name="T47_24" style:family="text">
      <style:text-properties fo:color="#1155cc" style:text-underline-style="solid" style:text-underline-color="font-color"/>
    </style:style>
    <style:style style:name="T47_25" style:family="text"/>
    <style:style style:name="T47_26" style:family="text">
      <style:text-properties fo:color="#1155cc" style:text-underline-style="solid" style:text-underline-color="font-color"/>
    </style:style>
    <style:style style:name="T47_27" style:family="text"/>
    <style:style style:name="T47_28" style:family="text">
      <style:text-properties fo:color="#1155cc" style:text-underline-style="solid" style:text-underline-color="font-color"/>
    </style:style>
    <style:style style:name="T47_29" style:family="text"/>
    <style:style style:name="T47_30" style:family="text">
      <style:text-properties fo:color="#1155cc" style:text-underline-style="solid" style:text-underline-color="font-color"/>
    </style:style>
    <style:style style:name="T47_31" style:family="text"/>
    <style:style style:name="T47_32" style:family="text">
      <style:text-properties fo:color="#1155cc" style:text-underline-style="solid" style:text-underline-color="font-color"/>
    </style:style>
    <style:style style:name="T47_33" style:family="text"/>
    <style:style style:name="T47_34" style:family="text">
      <style:text-properties fo:color="#1155cc" style:text-underline-style="solid" style:text-underline-color="font-color"/>
    </style:style>
    <style:style style:name="T47_35" style:family="text"/>
    <style:style style:name="T47_36" style:family="text">
      <style:text-properties fo:color="#1155cc" style:text-underline-style="solid" style:text-underline-color="font-color"/>
    </style:style>
    <style:style style:name="T47_37" style:family="text"/>
    <style:style style:name="T47_38" style:family="text">
      <style:text-properties fo:color="#1155cc" style:text-underline-style="solid" style:text-underline-color="font-color"/>
    </style:style>
    <style:style style:name="T47_39" style:family="text"/>
    <style:style style:name="T47_40" style:family="text">
      <style:text-properties fo:color="#1155cc" style:text-underline-style="solid" style:text-underline-color="font-color"/>
    </style:style>
    <style:style style:name="T47_41" style:family="text"/>
    <style:style style:name="T47_42" style:family="text">
      <style:text-properties fo:color="#1155cc" style:text-underline-style="solid" style:text-underline-color="font-color"/>
    </style:style>
    <style:style style:name="T47_43" style:family="text"/>
    <style:style style:name="T47_44" style:family="text">
      <style:text-properties fo:color="#1155cc" style:text-underline-style="solid" style:text-underline-color="font-color"/>
    </style:style>
    <style:style style:name="T47_45" style:family="text"/>
    <style:style style:name="T47_46" style:family="text">
      <style:text-properties fo:color="#1155cc" style:text-underline-style="solid" style:text-underline-color="font-color"/>
    </style:style>
    <style:style style:name="T47_47" style:family="text"/>
    <style:style style:name="T47_48" style:family="text">
      <style:text-properties fo:color="#1155cc" style:text-underline-style="solid" style:text-underline-color="font-color"/>
    </style:style>
    <style:style style:name="T47_49" style:family="text"/>
    <style:style style:name="T47_50" style:family="text">
      <style:text-properties fo:color="#1155cc" style:text-underline-style="solid" style:text-underline-color="font-color"/>
    </style:style>
    <style:style style:name="T47_51" style:family="text"/>
    <style:style style:name="T47_52" style:family="text">
      <style:text-properties fo:color="#1155cc" style:text-underline-style="solid" style:text-underline-color="font-color"/>
    </style:style>
    <style:style style:name="T47_53" style:family="text"/>
    <style:style style:name="T47_54" style:family="text">
      <style:text-properties fo:color="#1155cc" style:text-underline-style="solid" style:text-underline-color="font-color"/>
    </style:style>
    <style:style style:name="T47_55" style:family="text"/>
    <style:style style:name="T47_56" style:family="text">
      <style:text-properties fo:color="#1155cc" style:text-underline-style="solid" style:text-underline-color="font-color"/>
    </style:style>
    <style:style style:name="T47_57" style:family="text"/>
    <style:style style:name="T47_58" style:family="text">
      <style:text-properties fo:color="#1155cc" style:text-underline-style="solid" style:text-underline-color="font-color"/>
    </style:style>
    <style:style style:name="T47_59" style:family="text"/>
    <style:style style:name="T47_60" style:family="text">
      <style:text-properties fo:color="#1155cc" style:text-underline-style="solid" style:text-underline-color="font-color"/>
    </style:style>
    <style:style style:name="T47_61" style:family="text"/>
    <style:style style:name="T47_62" style:family="text">
      <style:text-properties fo:color="#1155cc" style:text-underline-style="solid" style:text-underline-color="font-color"/>
    </style:style>
    <style:style style:name="T47_63" style:family="text"/>
    <style:style style:name="T47_64" style:family="text">
      <style:text-properties fo:color="#1155cc" style:text-underline-style="solid" style:text-underline-color="font-color"/>
    </style:style>
    <style:style style:name="T47_65" style:family="text"/>
    <style:style style:name="T47_66" style:family="text">
      <style:text-properties fo:color="#1155cc" style:text-underline-style="solid" style:text-underline-color="font-color"/>
    </style:style>
    <style:style style:name="T47_67" style:family="text"/>
    <style:style style:name="T47_68" style:family="text">
      <style:text-properties fo:color="#1155cc" style:text-underline-style="solid" style:text-underline-color="font-color"/>
    </style:style>
    <style:style style:name="T47_69" style:family="text"/>
    <style:style style:name="T47_70" style:family="text">
      <style:text-properties fo:color="#1155cc" style:text-underline-style="solid" style:text-underline-color="font-color"/>
    </style:style>
    <style:style style:name="T47_71" style:family="text"/>
    <style:style style:name="T47_72" style:family="text">
      <style:text-properties fo:color="#1155cc" style:text-underline-style="solid" style:text-underline-color="font-color"/>
    </style:style>
    <style:style style:name="T47_73" style:family="text"/>
    <style:style style:name="T47_74" style:family="text">
      <style:text-properties fo:color="#1155cc" style:text-underline-style="solid" style:text-underline-color="font-color"/>
    </style:style>
    <style:style style:name="T47_75" style:family="text"/>
    <style:style style:name="T47_76" style:family="text">
      <style:text-properties fo:color="#1155cc" style:text-underline-style="solid" style:text-underline-color="font-color"/>
    </style:style>
    <style:style style:name="T47_77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T48_17" style:family="text"/>
    <style:style style:name="T48_18" style:family="text">
      <style:text-properties fo:color="#1155cc" style:text-underline-style="solid" style:text-underline-color="font-color"/>
    </style:style>
    <style:style style:name="T48_19" style:family="text"/>
    <style:style style:name="T48_20" style:family="text">
      <style:text-properties fo:color="#1155cc" style:text-underline-style="solid" style:text-underline-color="font-color"/>
    </style:style>
    <style:style style:name="T48_21" style:family="text"/>
    <style:style style:name="T48_22" style:family="text">
      <style:text-properties fo:color="#1155cc" style:text-underline-style="solid" style:text-underline-color="font-color"/>
    </style:style>
    <style:style style:name="T48_23" style:family="text"/>
    <style:style style:name="T48_24" style:family="text">
      <style:text-properties fo:color="#1155cc" style:text-underline-style="solid" style:text-underline-color="font-color"/>
    </style:style>
    <style:style style:name="T48_25" style:family="text"/>
    <style:style style:name="T48_26" style:family="text">
      <style:text-properties fo:color="#1155cc" style:text-underline-style="solid" style:text-underline-color="font-color"/>
    </style:style>
    <style:style style:name="T48_27" style:family="text"/>
    <style:style style:name="T48_28" style:family="text">
      <style:text-properties fo:color="#1155cc" style:text-underline-style="solid" style:text-underline-color="font-color"/>
    </style:style>
    <style:style style:name="T48_29" style:family="text"/>
    <style:style style:name="T48_30" style:family="text">
      <style:text-properties fo:color="#1155cc" style:text-underline-style="solid" style:text-underline-color="font-color"/>
    </style:style>
    <style:style style:name="T48_31" style:family="text"/>
    <style:style style:name="T48_32" style:family="text">
      <style:text-properties fo:color="#1155cc" style:text-underline-style="solid" style:text-underline-color="font-color"/>
    </style:style>
    <style:style style:name="T48_33" style:family="text"/>
    <style:style style:name="T48_34" style:family="text">
      <style:text-properties fo:color="#1155cc" style:text-underline-style="solid" style:text-underline-color="font-color"/>
    </style:style>
    <style:style style:name="T48_35" style:family="text"/>
    <style:style style:name="T48_36" style:family="text">
      <style:text-properties fo:color="#1155cc" style:text-underline-style="solid" style:text-underline-color="font-color"/>
    </style:style>
    <style:style style:name="T48_37" style:family="text"/>
    <style:style style:name="T48_38" style:family="text">
      <style:text-properties fo:color="#1155cc" style:text-underline-style="solid" style:text-underline-color="font-color"/>
    </style:style>
    <style:style style:name="T48_39" style:family="text"/>
    <style:style style:name="T48_40" style:family="text">
      <style:text-properties fo:color="#1155cc" style:text-underline-style="solid" style:text-underline-color="font-color"/>
    </style:style>
    <style:style style:name="T48_41" style:family="text"/>
    <style:style style:name="T48_42" style:family="text">
      <style:text-properties fo:color="#1155cc" style:text-underline-style="solid" style:text-underline-color="font-color"/>
    </style:style>
    <style:style style:name="T48_43" style:family="text"/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T49_9" style:family="text"/>
    <style:style style:name="T49_10" style:family="text">
      <style:text-properties fo:color="#1155cc" style:text-underline-style="solid" style:text-underline-color="font-color"/>
    </style:style>
    <style:style style:name="T49_11" style:family="text"/>
    <style:style style:name="T49_12" style:family="text">
      <style:text-properties fo:color="#1155cc" style:text-underline-style="solid" style:text-underline-color="font-color"/>
    </style:style>
    <style:style style:name="T49_13" style:family="text"/>
    <style:style style:name="T49_14" style:family="text">
      <style:text-properties fo:color="#1155cc" style:text-underline-style="solid" style:text-underline-color="font-color"/>
    </style:style>
    <style:style style:name="T49_15" style:family="text"/>
    <style:style style:name="T49_16" style:family="text">
      <style:text-properties fo:color="#1155cc" style:text-underline-style="solid" style:text-underline-color="font-color"/>
    </style:style>
    <style:style style:name="T49_17" style:family="text"/>
    <style:style style:name="T49_18" style:family="text">
      <style:text-properties fo:color="#1155cc" style:text-underline-style="solid" style:text-underline-color="font-color"/>
    </style:style>
    <style:style style:name="T49_19" style:family="text"/>
    <style:style style:name="T49_20" style:family="text">
      <style:text-properties fo:color="#1155cc" style:text-underline-style="solid" style:text-underline-color="font-color"/>
    </style:style>
    <style:style style:name="T49_21" style:family="text"/>
    <style:style style:name="T49_22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T52_7" style:family="text"/>
    <style:style style:name="T52_8" style:family="text">
      <style:text-properties fo:color="#1155cc" style:text-underline-style="solid" style:text-underline-color="font-color"/>
    </style:style>
    <style:style style:name="T52_9" style:family="text"/>
    <style:style style:name="T52_10" style:family="text">
      <style:text-properties fo:color="#1155cc" style:text-underline-style="solid" style:text-underline-color="font-color"/>
    </style:style>
    <style:style style:name="T52_11" style:family="text"/>
    <style:style style:name="T52_12" style:family="text">
      <style:text-properties fo:color="#1155cc" style:text-underline-style="solid" style:text-underline-color="font-color"/>
    </style:style>
    <style:style style:name="T52_13" style:family="text"/>
    <style:style style:name="T52_14" style:family="text">
      <style:text-properties fo:color="#1155cc" style:text-underline-style="solid" style:text-underline-color="font-color"/>
    </style:style>
    <style:style style:name="T52_15" style:family="text"/>
    <style:style style:name="T52_16" style:family="text">
      <style:text-properties fo:color="#1155cc" style:text-underline-style="solid" style:text-underline-color="font-color"/>
    </style:style>
    <style:style style:name="T52_17" style:family="text"/>
    <style:style style:name="T52_18" style:family="text">
      <style:text-properties fo:color="#1155cc" style:text-underline-style="solid" style:text-underline-color="font-color"/>
    </style:style>
    <style:style style:name="T52_19" style:family="text"/>
    <style:style style:name="T52_20" style:family="text">
      <style:text-properties fo:color="#1155cc" style:text-underline-style="solid" style:text-underline-color="font-color"/>
    </style:style>
    <style:style style:name="T52_21" style:family="text"/>
    <style:style style:name="T52_22" style:family="text">
      <style:text-properties fo:color="#1155cc" style:text-underline-style="solid" style:text-underline-color="font-color"/>
    </style:style>
    <style:style style:name="T52_23" style:family="text"/>
    <style:style style:name="T52_24" style:family="text">
      <style:text-properties fo:color="#1155cc" style:text-underline-style="solid" style:text-underline-color="font-color"/>
    </style:style>
    <style:style style:name="T52_25" style:family="text"/>
    <style:style style:name="T52_26" style:family="text">
      <style:text-properties fo:color="#1155cc" style:text-underline-style="solid" style:text-underline-color="font-color"/>
    </style:style>
    <style:style style:name="T52_27" style:family="text"/>
    <style:style style:name="T52_28" style:family="text">
      <style:text-properties fo:color="#1155cc" style:text-underline-style="solid" style:text-underline-color="font-color"/>
    </style:style>
    <style:style style:name="T52_29" style:family="text"/>
    <style:style style:name="T52_30" style:family="text">
      <style:text-properties fo:color="#1155cc" style:text-underline-style="solid" style:text-underline-color="font-color"/>
    </style:style>
    <style:style style:name="T52_31" style:family="text"/>
    <style:style style:name="T52_32" style:family="text">
      <style:text-properties fo:color="#1155cc" style:text-underline-style="solid" style:text-underline-color="font-color"/>
    </style:style>
    <style:style style:name="T52_33" style:family="text"/>
    <style:style style:name="T52_34" style:family="text">
      <style:text-properties fo:color="#1155cc" style:text-underline-style="solid" style:text-underline-color="font-color"/>
    </style:style>
    <style:style style:name="T52_35" style:family="text"/>
    <style:style style:name="T52_36" style:family="text">
      <style:text-properties fo:color="#1155cc" style:text-underline-style="solid" style:text-underline-color="font-color"/>
    </style:style>
    <style:style style:name="T52_37" style:family="text"/>
    <style:style style:name="T52_38" style:family="text">
      <style:text-properties fo:color="#1155cc" style:text-underline-style="solid" style:text-underline-color="font-color"/>
    </style:style>
    <style:style style:name="T52_39" style:family="text"/>
    <style:style style:name="T52_40" style:family="text">
      <style:text-properties fo:color="#1155cc" style:text-underline-style="solid" style:text-underline-color="font-color"/>
    </style:style>
    <style:style style:name="T52_41" style:family="text"/>
    <style:style style:name="T52_42" style:family="text">
      <style:text-properties fo:color="#1155cc" style:text-underline-style="solid" style:text-underline-color="font-color"/>
    </style:style>
    <style:style style:name="T52_43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P55" style:family="paragraph" style:parent-style-name="Subtitle">
      <style:paragraph-properties fo:break-before="auto" fo:line-height="115%" style:writing-mode="lr-tb"/>
    </style:style>
    <style:style style:name="T55_1" style:family="text">
      <style:text-properties fo:color="#ff0000" fo:font-size="14pt" style:font-size-asian="14pt" style:font-size-complex="14pt"/>
    </style:style>
    <style:style style:name="T55_2" style:family="text">
      <style:text-properties fo:color="#ff0000" fo:font-size="14pt" style:font-size-asian="14pt" style:font-size-complex="14pt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T58_11" style:family="text"/>
    <style:style style:name="T58_12" style:family="text">
      <style:text-properties fo:color="#1155cc" style:text-underline-style="solid" style:text-underline-color="font-color"/>
    </style:style>
    <style:style style:name="T58_13" style:family="text"/>
    <style:style style:name="T58_14" style:family="text">
      <style:text-properties fo:color="#1155cc" style:text-underline-style="solid" style:text-underline-color="font-color"/>
    </style:style>
    <style:style style:name="T58_15" style:family="text"/>
    <style:style style:name="T58_16" style:family="text">
      <style:text-properties fo:color="#1155cc" style:text-underline-style="solid" style:text-underline-color="font-color"/>
    </style:style>
    <style:style style:name="T58_17" style:family="text"/>
    <style:style style:name="T58_18" style:family="text">
      <style:text-properties fo:color="#1155cc" style:text-underline-style="solid" style:text-underline-color="font-color"/>
    </style:style>
    <style:style style:name="T58_19" style:family="text"/>
    <style:style style:name="T58_20" style:family="text">
      <style:text-properties fo:color="#1155cc" style:text-underline-style="solid" style:text-underline-color="font-color"/>
    </style:style>
    <style:style style:name="T58_21" style:family="text"/>
    <style:style style:name="T58_22" style:family="text">
      <style:text-properties fo:color="#1155cc" style:text-underline-style="solid" style:text-underline-color="font-color"/>
    </style:style>
    <style:style style:name="T58_23" style:family="text"/>
    <style:style style:name="T58_24" style:family="text">
      <style:text-properties fo:color="#1155cc" style:text-underline-style="solid" style:text-underline-color="font-color"/>
    </style:style>
    <style:style style:name="T58_25" style:family="text"/>
    <style:style style:name="T58_26" style:family="text">
      <style:text-properties fo:color="#1155cc" style:text-underline-style="solid" style:text-underline-color="font-color"/>
    </style:style>
    <style:style style:name="T58_27" style:family="text"/>
    <style:style style:name="T58_28" style:family="text">
      <style:text-properties fo:color="#1155cc" style:text-underline-style="solid" style:text-underline-color="font-color"/>
    </style:style>
    <style:style style:name="T58_29" style:family="text"/>
    <style:style style:name="T58_30" style:family="text">
      <style:text-properties fo:color="#1155cc" style:text-underline-style="solid" style:text-underline-color="font-color"/>
    </style:style>
    <style:style style:name="T58_31" style:family="text"/>
    <style:style style:name="T58_32" style:family="text">
      <style:text-properties fo:color="#1155cc" style:text-underline-style="solid" style:text-underline-color="font-color"/>
    </style:style>
    <style:style style:name="T58_33" style:family="text"/>
    <style:style style:name="T58_34" style:family="text">
      <style:text-properties fo:color="#1155cc" style:text-underline-style="solid" style:text-underline-color="font-color"/>
    </style:style>
    <style:style style:name="T58_35" style:family="text"/>
    <style:style style:name="T58_36" style:family="text">
      <style:text-properties fo:color="#1155cc" style:text-underline-style="solid" style:text-underline-color="font-color"/>
    </style:style>
    <style:style style:name="T58_37" style:family="text"/>
    <style:style style:name="T58_38" style:family="text">
      <style:text-properties fo:color="#1155cc" style:text-underline-style="solid" style:text-underline-color="font-color"/>
    </style:style>
    <style:style style:name="T58_39" style:family="text"/>
    <style:style style:name="T58_40" style:family="text">
      <style:text-properties fo:color="#1155cc" style:text-underline-style="solid" style:text-underline-color="font-color"/>
    </style:style>
    <style:style style:name="T58_41" style:family="text"/>
    <style:style style:name="T58_42" style:family="text">
      <style:text-properties fo:color="#1155cc" style:text-underline-style="solid" style:text-underline-color="font-color"/>
    </style:style>
    <style:style style:name="T58_43" style:family="text"/>
    <style:style style:name="T58_44" style:family="text">
      <style:text-properties fo:color="#1155cc" style:text-underline-style="solid" style:text-underline-color="font-color"/>
    </style:style>
    <style:style style:name="T58_45" style:family="text"/>
    <style:style style:name="T58_46" style:family="text">
      <style:text-properties fo:color="#1155cc" style:text-underline-style="solid" style:text-underline-color="font-color"/>
    </style:style>
    <style:style style:name="T58_47" style:family="text"/>
    <style:style style:name="T58_48" style:family="text">
      <style:text-properties fo:color="#1155cc" style:text-underline-style="solid" style:text-underline-color="font-color"/>
    </style:style>
    <style:style style:name="T58_49" style:family="text"/>
    <style:style style:name="T58_50" style:family="text">
      <style:text-properties fo:color="#1155cc" style:text-underline-style="solid" style:text-underline-color="font-color"/>
    </style:style>
    <style:style style:name="T58_51" style:family="text"/>
    <style:style style:name="T58_52" style:family="text">
      <style:text-properties fo:color="#1155cc" style:text-underline-style="solid" style:text-underline-color="font-color"/>
    </style:style>
    <style:style style:name="T58_53" style:family="text"/>
    <style:style style:name="T58_54" style:family="text">
      <style:text-properties fo:color="#1155cc" style:text-underline-style="solid" style:text-underline-color="font-color"/>
    </style:style>
    <style:style style:name="T58_55" style:family="text"/>
    <style:style style:name="T58_56" style:family="text">
      <style:text-properties fo:color="#1155cc" style:text-underline-style="solid" style:text-underline-color="font-color"/>
    </style:style>
    <style:style style:name="T58_57" style:family="text"/>
    <style:style style:name="T58_58" style:family="text">
      <style:text-properties fo:color="#1155cc" style:text-underline-style="solid" style:text-underline-color="font-color"/>
    </style:style>
    <style:style style:name="T58_59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T63_9" style:family="text"/>
    <style:style style:name="T63_10" style:family="text">
      <style:text-properties fo:color="#1155cc" style:text-underline-style="solid" style:text-underline-color="font-color"/>
    </style:style>
    <style:style style:name="T63_11" style:family="text"/>
    <style:style style:name="T63_12" style:family="text">
      <style:text-properties fo:color="#1155cc" style:text-underline-style="solid" style:text-underline-color="font-color"/>
    </style:style>
    <style:style style:name="T63_13" style:family="text"/>
    <style:style style:name="T63_14" style:family="text">
      <style:text-properties fo:color="#1155cc" style:text-underline-style="solid" style:text-underline-color="font-color"/>
    </style:style>
    <style:style style:name="T63_15" style:family="text"/>
    <style:style style:name="T63_16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>
      <style:text-properties fo:color="#1155cc" style:text-underline-style="solid" style:text-underline-color="font-color"/>
    </style:style>
    <style:style style:name="T64_21" style:family="text"/>
    <style:style style:name="T64_22" style:family="text">
      <style:text-properties fo:color="#1155cc" style:text-underline-style="solid" style:text-underline-color="font-color"/>
    </style:style>
    <style:style style:name="T64_23" style:family="text"/>
    <style:style style:name="T64_24" style:family="text">
      <style:text-properties fo:color="#1155cc" style:text-underline-style="solid" style:text-underline-color="font-color"/>
    </style:style>
    <style:style style:name="T64_25" style:family="text"/>
    <style:style style:name="T64_26" style:family="text">
      <style:text-properties fo:color="#1155cc" style:text-underline-style="solid" style:text-underline-color="font-color"/>
    </style:style>
    <style:style style:name="T64_27" style:family="text"/>
    <style:style style:name="T64_28" style:family="text">
      <style:text-properties fo:color="#1155cc" style:text-underline-style="solid" style:text-underline-color="font-color"/>
    </style:style>
    <style:style style:name="T64_29" style:family="text"/>
    <style:style style:name="T64_30" style:family="text">
      <style:text-properties fo:color="#1155cc" style:text-underline-style="solid" style:text-underline-color="font-color"/>
    </style:style>
    <style:style style:name="T64_31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T65_7" style:family="text"/>
    <style:style style:name="T65_8" style:family="text">
      <style:text-properties fo:color="#1155cc" style:text-underline-style="solid" style:text-underline-color="font-color"/>
    </style:style>
    <style:style style:name="T65_9" style:family="text"/>
    <style:style style:name="T65_10" style:family="text">
      <style:text-properties fo:color="#1155cc" style:text-underline-style="solid" style:text-underline-color="font-color"/>
    </style:style>
    <style:style style:name="T65_11" style:family="text"/>
    <style:style style:name="T65_12" style:family="text">
      <style:text-properties fo:color="#1155cc" style:text-underline-style="solid" style:text-underline-color="font-color"/>
    </style:style>
    <style:style style:name="T65_13" style:family="text"/>
    <style:style style:name="T65_14" style:family="text">
      <style:text-properties fo:color="#1155cc" style:text-underline-style="solid" style:text-underline-color="font-color"/>
    </style:style>
    <style:style style:name="T65_15" style:family="text"/>
    <style:style style:name="T65_16" style:family="text">
      <style:text-properties fo:color="#1155cc" style:text-underline-style="solid" style:text-underline-color="font-color"/>
    </style:style>
    <style:style style:name="T65_17" style:family="text"/>
    <style:style style:name="T65_18" style:family="text">
      <style:text-properties fo:color="#1155cc" style:text-underline-style="solid" style:text-underline-color="font-color"/>
    </style:style>
    <style:style style:name="T65_19" style:family="text"/>
    <style:style style:name="T65_20" style:family="text">
      <style:text-properties fo:color="#1155cc" style:text-underline-style="solid" style:text-underline-color="font-color"/>
    </style:style>
    <style:style style:name="T65_21" style:family="text"/>
    <style:style style:name="T65_22" style:family="text">
      <style:text-properties fo:color="#1155cc" style:text-underline-style="solid" style:text-underline-color="font-color"/>
    </style:style>
    <style:style style:name="T65_23" style:family="text"/>
    <style:style style:name="T65_24" style:family="text">
      <style:text-properties fo:color="#1155cc" style:text-underline-style="solid" style:text-underline-color="font-color"/>
    </style:style>
    <style:style style:name="T65_25" style:family="text"/>
    <style:style style:name="T65_26" style:family="text">
      <style:text-properties fo:color="#1155cc" style:text-underline-style="solid" style:text-underline-color="font-color"/>
    </style:style>
    <style:style style:name="T65_27" style:family="text"/>
    <style:style style:name="T65_28" style:family="text">
      <style:text-properties fo:color="#1155cc" style:text-underline-style="solid" style:text-underline-color="font-color"/>
    </style:style>
    <style:style style:name="T65_29" style:family="text"/>
    <style:style style:name="T65_30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T67_9" style:family="text"/>
    <style:style style:name="T67_10" style:family="text">
      <style:text-properties fo:color="#1155cc" style:text-underline-style="solid" style:text-underline-color="font-color"/>
    </style:style>
    <style:style style:name="T67_11" style:family="text"/>
    <style:style style:name="T67_12" style:family="text">
      <style:text-properties fo:color="#1155cc" style:text-underline-style="solid" style:text-underline-color="font-color"/>
    </style:style>
    <style:style style:name="T67_13" style:family="text"/>
    <style:style style:name="T67_14" style:family="text">
      <style:text-properties fo:color="#1155cc" style:text-underline-style="solid" style:text-underline-color="font-color"/>
    </style:style>
    <style:style style:name="T67_15" style:family="text"/>
    <style:style style:name="T67_16" style:family="text">
      <style:text-properties fo:color="#1155cc" style:text-underline-style="solid" style:text-underline-color="font-color"/>
    </style:style>
    <style:style style:name="T67_17" style:family="text"/>
    <style:style style:name="T67_18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T68_7" style:family="text"/>
    <style:style style:name="T68_8" style:family="text">
      <style:text-properties fo:color="#1155cc" style:text-underline-style="solid" style:text-underline-color="font-color"/>
    </style:style>
    <style:style style:name="T68_9" style:family="text"/>
    <style:style style:name="T68_10" style:family="text">
      <style:text-properties fo:color="#1155cc" style:text-underline-style="solid" style:text-underline-color="font-color"/>
    </style:style>
    <style:style style:name="T68_11" style:family="text"/>
    <style:style style:name="T68_12" style:family="text">
      <style:text-properties fo:color="#1155cc" style:text-underline-style="solid" style:text-underline-color="font-color"/>
    </style:style>
    <style:style style:name="T68_13" style:family="text"/>
    <style:style style:name="T68_14" style:family="text">
      <style:text-properties fo:color="#1155cc" style:text-underline-style="solid" style:text-underline-color="font-color"/>
    </style:style>
    <style:style style:name="T68_15" style:family="text"/>
    <style:style style:name="T68_16" style:family="text">
      <style:text-properties fo:color="#1155cc" style:text-underline-style="solid" style:text-underline-color="font-color"/>
    </style:style>
    <style:style style:name="T68_17" style:family="text"/>
    <style:style style:name="T68_18" style:family="text">
      <style:text-properties fo:color="#1155cc" style:text-underline-style="solid" style:text-underline-color="font-color"/>
    </style:style>
    <style:style style:name="T68_19" style:family="text"/>
    <style:style style:name="T68_20" style:family="text">
      <style:text-properties fo:color="#1155cc" style:text-underline-style="solid" style:text-underline-color="font-color"/>
    </style:style>
    <style:style style:name="T68_21" style:family="text"/>
    <style:style style:name="T68_22" style:family="text">
      <style:text-properties fo:color="#1155cc" style:text-underline-style="solid" style:text-underline-color="font-color"/>
    </style:style>
    <style:style style:name="T68_23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T69_7" style:family="text"/>
    <style:style style:name="T69_8" style:family="text">
      <style:text-properties fo:color="#1155cc" style:text-underline-style="solid" style:text-underline-color="font-color"/>
    </style:style>
    <style:style style:name="T69_9" style:family="text"/>
    <style:style style:name="T69_10" style:family="text">
      <style:text-properties fo:color="#1155cc" style:text-underline-style="solid" style:text-underline-color="font-color"/>
    </style:style>
    <style:style style:name="T69_11" style:family="text"/>
    <style:style style:name="T69_12" style:family="text">
      <style:text-properties fo:color="#1155cc" style:text-underline-style="solid" style:text-underline-color="font-color"/>
    </style:style>
    <style:style style:name="T69_13" style:family="text"/>
    <style:style style:name="T69_14" style:family="text">
      <style:text-properties fo:color="#1155cc" style:text-underline-style="solid" style:text-underline-color="font-color"/>
    </style:style>
    <style:style style:name="T69_15" style:family="text"/>
    <style:style style:name="T69_16" style:family="text">
      <style:text-properties fo:color="#1155cc" style:text-underline-style="solid" style:text-underline-color="font-color"/>
    </style:style>
    <style:style style:name="T69_17" style:family="text"/>
    <style:style style:name="T69_18" style:family="text">
      <style:text-properties fo:color="#1155cc" style:text-underline-style="solid" style:text-underline-color="font-color"/>
    </style:style>
    <style:style style:name="T69_19" style:family="text"/>
    <style:style style:name="T69_20" style:family="text">
      <style:text-properties fo:color="#1155cc" style:text-underline-style="solid" style:text-underline-color="font-color"/>
    </style:style>
    <style:style style:name="T69_21" style:family="text"/>
    <style:style style:name="T69_22" style:family="text"/>
    <style:style style:name="T69_23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T71_9" style:family="text"/>
    <style:style style:name="T71_10" style:family="text">
      <style:text-properties fo:color="#1155cc" style:text-underline-style="solid" style:text-underline-color="font-color"/>
    </style:style>
    <style:style style:name="T71_11" style:family="text"/>
    <style:style style:name="T71_12" style:family="text">
      <style:text-properties fo:color="#1155cc" style:text-underline-style="solid" style:text-underline-color="font-color"/>
    </style:style>
    <style:style style:name="T71_13" style:family="text"/>
    <style:style style:name="T71_14" style:family="text">
      <style:text-properties fo:color="#1155cc" style:text-underline-style="solid" style:text-underline-color="font-color"/>
    </style:style>
    <style:style style:name="T71_15" style:family="text"/>
    <style:style style:name="T71_16" style:family="text">
      <style:text-properties fo:color="#1155cc" style:text-underline-style="solid" style:text-underline-color="font-color"/>
    </style:style>
    <style:style style:name="T71_17" style:family="text"/>
    <style:style style:name="T71_18" style:family="text">
      <style:text-properties fo:color="#1155cc" style:text-underline-style="solid" style:text-underline-color="font-color"/>
    </style:style>
    <style:style style:name="T71_19" style:family="text"/>
    <style:style style:name="T71_20" style:family="text">
      <style:text-properties fo:color="#1155cc" style:text-underline-style="solid" style:text-underline-color="font-color"/>
    </style:style>
    <style:style style:name="T71_21" style:family="text"/>
    <style:style style:name="T71_22" style:family="text">
      <style:text-properties fo:color="#1155cc" style:text-underline-style="solid" style:text-underline-color="font-color"/>
    </style:style>
    <style:style style:name="T71_23" style:family="text"/>
    <style:style style:name="T71_24" style:family="text">
      <style:text-properties fo:color="#1155cc" style:text-underline-style="solid" style:text-underline-color="font-color"/>
    </style:style>
    <style:style style:name="T71_25" style:family="text"/>
    <style:style style:name="T71_26" style:family="text">
      <style:text-properties fo:color="#1155cc" style:text-underline-style="solid" style:text-underline-color="font-color"/>
    </style:style>
    <style:style style:name="T71_27" style:family="text"/>
    <style:style style:name="T71_28" style:family="text">
      <style:text-properties fo:color="#1155cc" style:text-underline-style="solid" style:text-underline-color="font-color"/>
    </style:style>
    <style:style style:name="T71_29" style:family="text"/>
    <style:style style:name="T71_30" style:family="text">
      <style:text-properties fo:color="#1155cc" style:text-underline-style="solid" style:text-underline-color="font-color"/>
    </style:style>
    <style:style style:name="T71_31" style:family="text"/>
    <style:style style:name="T71_32" style:family="text">
      <style:text-properties fo:color="#1155cc" style:text-underline-style="solid" style:text-underline-color="font-color"/>
    </style:style>
    <style:style style:name="T71_33" style:family="text"/>
    <style:style style:name="T71_34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T73_7" style:family="text"/>
    <style:style style:name="T73_8" style:family="text">
      <style:text-properties fo:color="#1155cc" style:text-underline-style="solid" style:text-underline-color="font-color"/>
    </style:style>
    <style:style style:name="T73_9" style:family="text"/>
    <style:style style:name="T73_10" style:family="text">
      <style:text-properties fo:color="#1155cc" style:text-underline-style="solid" style:text-underline-color="font-color"/>
    </style:style>
    <style:style style:name="T73_11" style:family="text"/>
    <style:style style:name="T73_12" style:family="text">
      <style:text-properties fo:color="#1155cc" style:text-underline-style="solid" style:text-underline-color="font-color"/>
    </style:style>
    <style:style style:name="T73_13" style:family="text"/>
    <style:style style:name="T73_14" style:family="text">
      <style:text-properties fo:color="#1155cc" style:text-underline-style="solid" style:text-underline-color="font-color"/>
    </style:style>
    <style:style style:name="T73_15" style:family="text"/>
    <style:style style:name="T73_16" style:family="text">
      <style:text-properties fo:color="#1155cc" style:text-underline-style="solid" style:text-underline-color="font-color"/>
    </style:style>
    <style:style style:name="T73_17" style:family="text"/>
    <style:style style:name="T73_18" style:family="text">
      <style:text-properties fo:color="#1155cc" style:text-underline-style="solid" style:text-underline-color="font-color"/>
    </style:style>
    <style:style style:name="T73_19" style:family="text"/>
    <style:style style:name="T73_20" style:family="text">
      <style:text-properties fo:color="#1155cc" style:text-underline-style="solid" style:text-underline-color="font-color"/>
    </style:style>
    <style:style style:name="T73_21" style:family="text"/>
    <style:style style:name="T73_22" style:family="text">
      <style:text-properties fo:color="#1155cc" style:text-underline-style="solid" style:text-underline-color="font-color"/>
    </style:style>
    <style:style style:name="T73_23" style:family="text"/>
    <style:style style:name="T73_24" style:family="text">
      <style:text-properties fo:color="#1155cc" style:text-underline-style="solid" style:text-underline-color="font-color"/>
    </style:style>
    <style:style style:name="T73_25" style:family="text"/>
    <style:style style:name="T73_26" style:family="text">
      <style:text-properties fo:color="#1155cc" style:text-underline-style="solid" style:text-underline-color="font-color"/>
    </style:style>
    <style:style style:name="T73_27" style:family="text"/>
    <style:style style:name="T73_28" style:family="text">
      <style:text-properties fo:color="#1155cc" style:text-underline-style="solid" style:text-underline-color="font-color"/>
    </style:style>
    <style:style style:name="T73_29" style:family="text"/>
    <style:style style:name="T73_30" style:family="text">
      <style:text-properties fo:color="#1155cc" style:text-underline-style="solid" style:text-underline-color="font-color"/>
    </style:style>
    <style:style style:name="T73_31" style:family="text"/>
    <style:style style:name="T73_32" style:family="text">
      <style:text-properties fo:color="#1155cc" style:text-underline-style="solid" style:text-underline-color="font-color"/>
    </style:style>
    <style:style style:name="T73_33" style:family="text"/>
    <style:style style:name="T73_34" style:family="text">
      <style:text-properties fo:color="#1155cc" style:text-underline-style="solid" style:text-underline-color="font-color"/>
    </style:style>
    <style:style style:name="T73_35" style:family="text"/>
    <style:style style:name="T73_36" style:family="text">
      <style:text-properties fo:color="#1155cc" style:text-underline-style="solid" style:text-underline-color="font-color"/>
    </style:style>
    <style:style style:name="T73_37" style:family="text"/>
    <style:style style:name="T73_38" style:family="text">
      <style:text-properties fo:color="#1155cc" style:text-underline-style="solid" style:text-underline-color="font-color"/>
    </style:style>
    <style:style style:name="T73_39" style:family="text"/>
    <style:style style:name="T73_40" style:family="text">
      <style:text-properties fo:color="#1155cc" style:text-underline-style="solid" style:text-underline-color="font-color"/>
    </style:style>
    <style:style style:name="T73_41" style:family="text"/>
    <style:style style:name="T73_42" style:family="text">
      <style:text-properties fo:color="#1155cc" style:text-underline-style="solid" style:text-underline-color="font-color"/>
    </style:style>
    <style:style style:name="T73_43" style:family="text"/>
    <style:style style:name="T73_44" style:family="text">
      <style:text-properties fo:color="#1155cc" style:text-underline-style="solid" style:text-underline-color="font-color"/>
    </style:style>
    <style:style style:name="T73_45" style:family="text"/>
    <style:style style:name="T73_46" style:family="text">
      <style:text-properties fo:color="#1155cc" style:text-underline-style="solid" style:text-underline-color="font-color"/>
    </style:style>
    <style:style style:name="T73_47" style:family="text"/>
    <style:style style:name="T73_48" style:family="text">
      <style:text-properties fo:color="#1155cc" style:text-underline-style="solid" style:text-underline-color="font-color"/>
    </style:style>
    <style:style style:name="T73_49" style:family="text"/>
    <style:style style:name="T73_50" style:family="text">
      <style:text-properties fo:color="#1155cc" style:text-underline-style="solid" style:text-underline-color="font-color"/>
    </style:style>
    <style:style style:name="T73_51" style:family="text"/>
    <style:style style:name="T73_52" style:family="text">
      <style:text-properties fo:color="#1155cc" style:text-underline-style="solid" style:text-underline-color="font-color"/>
    </style:style>
    <style:style style:name="T73_53" style:family="text"/>
    <style:style style:name="T73_54" style:family="text">
      <style:text-properties fo:color="#1155cc" style:text-underline-style="solid" style:text-underline-color="font-color"/>
    </style:style>
    <style:style style:name="T73_55" style:family="text"/>
    <style:style style:name="T73_56" style:family="text">
      <style:text-properties fo:color="#1155cc" style:text-underline-style="solid" style:text-underline-color="font-color"/>
    </style:style>
    <style:style style:name="T73_57" style:family="text"/>
    <style:style style:name="T73_58" style:family="text">
      <style:text-properties fo:color="#1155cc" style:text-underline-style="solid" style:text-underline-color="font-color"/>
    </style:style>
    <style:style style:name="T73_59" style:family="text"/>
    <style:style style:name="T73_60" style:family="text">
      <style:text-properties fo:color="#1155cc" style:text-underline-style="solid" style:text-underline-color="font-color"/>
    </style:style>
    <style:style style:name="T73_61" style:family="text"/>
    <style:style style:name="T73_62" style:family="text">
      <style:text-properties fo:color="#1155cc" style:text-underline-style="solid" style:text-underline-color="font-color"/>
    </style:style>
    <style:style style:name="T73_63" style:family="text"/>
    <style:style style:name="T73_64" style:family="text">
      <style:text-properties fo:color="#1155cc" style:text-underline-style="solid" style:text-underline-color="font-color"/>
    </style:style>
    <style:style style:name="T73_65" style:family="text"/>
    <style:style style:name="T73_66" style:family="text">
      <style:text-properties fo:color="#1155cc" style:text-underline-style="solid" style:text-underline-color="font-color"/>
    </style:style>
    <style:style style:name="T73_67" style:family="text"/>
    <style:style style:name="T73_68" style:family="text">
      <style:text-properties fo:color="#1155cc" style:text-underline-style="solid" style:text-underline-color="font-color"/>
    </style:style>
    <style:style style:name="T73_69" style:family="text"/>
    <style:style style:name="T73_70" style:family="text">
      <style:text-properties fo:color="#1155cc" style:text-underline-style="solid" style:text-underline-color="font-color"/>
    </style:style>
    <style:style style:name="T73_71" style:family="text"/>
    <style:style style:name="T73_72" style:family="text">
      <style:text-properties fo:color="#1155cc" style:text-underline-style="solid" style:text-underline-color="font-color"/>
    </style:style>
    <style:style style:name="T73_73" style:family="text"/>
    <style:style style:name="T73_74" style:family="text">
      <style:text-properties fo:color="#1155cc" style:text-underline-style="solid" style:text-underline-color="font-color"/>
    </style:style>
    <style:style style:name="T73_75" style:family="text"/>
    <style:style style:name="T73_76" style:family="text">
      <style:text-properties fo:color="#1155cc" style:text-underline-style="solid" style:text-underline-color="font-color"/>
    </style:style>
    <style:style style:name="T73_77" style:family="text"/>
    <style:style style:name="T73_78" style:family="text">
      <style:text-properties fo:color="#1155cc" style:text-underline-style="solid" style:text-underline-color="font-color"/>
    </style:style>
    <style:style style:name="T73_79" style:family="text"/>
    <style:style style:name="T73_80" style:family="text">
      <style:text-properties fo:color="#1155cc" style:text-underline-style="solid" style:text-underline-color="font-color"/>
    </style:style>
    <style:style style:name="T73_81" style:family="text"/>
    <style:style style:name="T73_82" style:family="text">
      <style:text-properties fo:color="#1155cc" style:text-underline-style="solid" style:text-underline-color="font-color"/>
    </style:style>
    <style:style style:name="T73_83" style:family="text"/>
    <style:style style:name="T73_84" style:family="text">
      <style:text-properties fo:color="#1155cc" style:text-underline-style="solid" style:text-underline-color="font-color"/>
    </style:style>
    <style:style style:name="T73_85" style:family="text"/>
    <style:style style:name="T73_86" style:family="text">
      <style:text-properties fo:color="#1155cc" style:text-underline-style="solid" style:text-underline-color="font-color"/>
    </style:style>
    <style:style style:name="T73_87" style:family="text"/>
    <style:style style:name="T73_88" style:family="text">
      <style:text-properties fo:color="#1155cc" style:text-underline-style="solid" style:text-underline-color="font-color"/>
    </style:style>
    <style:style style:name="T73_89" style:family="text"/>
    <style:style style:name="T73_90" style:family="text">
      <style:text-properties fo:color="#1155cc" style:text-underline-style="solid" style:text-underline-color="font-color"/>
    </style:style>
    <style:style style:name="T73_91" style:family="text"/>
    <style:style style:name="T73_92" style:family="text">
      <style:text-properties fo:color="#1155cc" style:text-underline-style="solid" style:text-underline-color="font-color"/>
    </style:style>
    <style:style style:name="T73_93" style:family="text"/>
    <style:style style:name="T73_94" style:family="text">
      <style:text-properties fo:color="#1155cc" style:text-underline-style="solid" style:text-underline-color="font-color"/>
    </style:style>
    <style:style style:name="T73_95" style:family="text"/>
    <style:style style:name="T73_96" style:family="text">
      <style:text-properties fo:color="#1155cc" style:text-underline-style="solid" style:text-underline-color="font-color"/>
    </style:style>
    <style:style style:name="T73_97" style:family="text"/>
    <style:style style:name="T73_98" style:family="text">
      <style:text-properties fo:color="#1155cc" style:text-underline-style="solid" style:text-underline-color="font-color"/>
    </style:style>
    <style:style style:name="T73_99" style:family="text"/>
    <style:style style:name="T73_100" style:family="text">
      <style:text-properties fo:color="#1155cc" style:text-underline-style="solid" style:text-underline-color="font-color"/>
    </style:style>
    <style:style style:name="T73_101" style:family="text"/>
    <style:style style:name="T73_102" style:family="text">
      <style:text-properties fo:color="#1155cc" style:text-underline-style="solid" style:text-underline-color="font-color"/>
    </style:style>
    <style:style style:name="T73_103" style:family="text"/>
    <style:style style:name="T73_104" style:family="text">
      <style:text-properties fo:color="#1155cc" style:text-underline-style="solid" style:text-underline-color="font-color"/>
    </style:style>
    <style:style style:name="T73_105" style:family="text"/>
    <style:style style:name="T73_106" style:family="text">
      <style:text-properties fo:color="#1155cc" style:text-underline-style="solid" style:text-underline-color="font-color"/>
    </style:style>
    <style:style style:name="T73_107" style:family="text"/>
    <style:style style:name="T73_108" style:family="text">
      <style:text-properties fo:color="#1155cc" style:text-underline-style="solid" style:text-underline-color="font-color"/>
    </style:style>
    <style:style style:name="T73_109" style:family="text"/>
    <style:style style:name="T73_110" style:family="text">
      <style:text-properties fo:color="#1155cc" style:text-underline-style="solid" style:text-underline-color="font-color"/>
    </style:style>
    <style:style style:name="T73_111" style:family="text"/>
    <style:style style:name="T73_112" style:family="text">
      <style:text-properties fo:color="#1155cc" style:text-underline-style="solid" style:text-underline-color="font-color"/>
    </style:style>
    <style:style style:name="T73_113" style:family="text"/>
    <style:style style:name="T73_114" style:family="text">
      <style:text-properties fo:color="#1155cc" style:text-underline-style="solid" style:text-underline-color="font-color"/>
    </style:style>
    <style:style style:name="T73_115" style:family="text"/>
    <style:style style:name="T73_116" style:family="text">
      <style:text-properties fo:color="#1155cc" style:text-underline-style="solid" style:text-underline-color="font-color"/>
    </style:style>
    <style:style style:name="T73_117" style:family="text"/>
    <style:style style:name="T73_118" style:family="text">
      <style:text-properties fo:color="#1155cc" style:text-underline-style="solid" style:text-underline-color="font-color"/>
    </style:style>
    <style:style style:name="T73_119" style:family="text"/>
    <style:style style:name="T73_120" style:family="text">
      <style:text-properties fo:color="#1155cc" style:text-underline-style="solid" style:text-underline-color="font-color"/>
    </style:style>
    <style:style style:name="T73_121" style:family="text"/>
    <style:style style:name="T73_122" style:family="text">
      <style:text-properties fo:color="#1155cc" style:text-underline-style="solid" style:text-underline-color="font-color"/>
    </style:style>
    <style:style style:name="T73_123" style:family="text"/>
    <style:style style:name="T73_124" style:family="text">
      <style:text-properties fo:color="#1155cc" style:text-underline-style="solid" style:text-underline-color="font-color"/>
    </style:style>
    <style:style style:name="T73_125" style:family="text"/>
    <style:style style:name="T73_126" style:family="text">
      <style:text-properties fo:color="#1155cc" style:text-underline-style="solid" style:text-underline-color="font-color"/>
    </style:style>
    <style:style style:name="T73_127" style:family="text"/>
    <style:style style:name="T73_128" style:family="text">
      <style:text-properties fo:color="#1155cc" style:text-underline-style="solid" style:text-underline-color="font-color"/>
    </style:style>
    <style:style style:name="T73_129" style:family="text"/>
    <style:style style:name="T73_130" style:family="text">
      <style:text-properties fo:color="#1155cc" style:text-underline-style="solid" style:text-underline-color="font-color"/>
    </style:style>
    <style:style style:name="T73_131" style:family="text"/>
    <style:style style:name="T73_132" style:family="text">
      <style:text-properties fo:color="#1155cc" style:text-underline-style="solid" style:text-underline-color="font-color"/>
    </style:style>
    <style:style style:name="T73_133" style:family="text"/>
    <style:style style:name="T73_134" style:family="text">
      <style:text-properties fo:color="#1155cc" style:text-underline-style="solid" style:text-underline-color="font-color"/>
    </style:style>
    <style:style style:name="T73_135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T75_7" style:family="text"/>
    <style:style style:name="T75_8" style:family="text">
      <style:text-properties fo:color="#1155cc" style:text-underline-style="solid" style:text-underline-color="font-color"/>
    </style:style>
    <style:style style:name="T75_9" style:family="text"/>
    <style:style style:name="T75_10" style:family="text">
      <style:text-properties fo:color="#1155cc" style:text-underline-style="solid" style:text-underline-color="font-color"/>
    </style:style>
    <style:style style:name="T75_11" style:family="text"/>
    <style:style style:name="T75_12" style:family="text">
      <style:text-properties fo:color="#1155cc" style:text-underline-style="solid" style:text-underline-color="font-color"/>
    </style:style>
    <style:style style:name="T75_13" style:family="text"/>
    <style:style style:name="T75_14" style:family="text">
      <style:text-properties fo:color="#1155cc" style:text-underline-style="solid" style:text-underline-color="font-color"/>
    </style:style>
    <style:style style:name="T75_15" style:family="text"/>
    <style:style style:name="T75_16" style:family="text">
      <style:text-properties fo:color="#1155cc" style:text-underline-style="solid" style:text-underline-color="font-color"/>
    </style:style>
    <style:style style:name="T75_17" style:family="text"/>
    <style:style style:name="T75_18" style:family="text">
      <style:text-properties fo:color="#1155cc" style:text-underline-style="solid" style:text-underline-color="font-color"/>
    </style:style>
    <style:style style:name="T75_19" style:family="text"/>
    <style:style style:name="T75_20" style:family="text">
      <style:text-properties fo:color="#1155cc" style:text-underline-style="solid" style:text-underline-color="font-color"/>
    </style:style>
    <style:style style:name="T75_21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fo:margin-top="0cm" fo:margin-bottom="0cm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T84_7" style:family="text"/>
    <style:style style:name="T84_8" style:family="text">
      <style:text-properties fo:color="#1155cc" style:text-underline-style="solid" style:text-underline-color="font-color"/>
    </style:style>
    <style:style style:name="T84_9" style:family="text"/>
    <style:style style:name="T84_10" style:family="text">
      <style:text-properties fo:color="#1155cc" style:text-underline-style="solid" style:text-underline-color="font-color"/>
    </style:style>
    <style:style style:name="T84_11" style:family="text"/>
    <style:style style:name="T84_12" style:family="text">
      <style:text-properties fo:color="#1155cc" style:text-underline-style="solid" style:text-underline-color="font-color"/>
    </style:style>
    <style:style style:name="T84_13" style:family="text"/>
    <style:style style:name="T84_14" style:family="text">
      <style:text-properties fo:color="#1155cc" style:text-underline-style="solid" style:text-underline-color="font-color"/>
    </style:style>
    <style:style style:name="T84_15" style:family="text"/>
    <style:style style:name="T84_16" style:family="text">
      <style:text-properties fo:color="#1155cc" style:text-underline-style="solid" style:text-underline-color="font-color"/>
    </style:style>
    <style:style style:name="T84_17" style:family="text"/>
    <style:style style:name="T84_18" style:family="text">
      <style:text-properties fo:color="#1155cc" style:text-underline-style="solid" style:text-underline-color="font-color"/>
    </style:style>
    <style:style style:name="T84_19" style:family="text"/>
    <style:style style:name="T84_20" style:family="text">
      <style:text-properties fo:color="#1155cc" style:text-underline-style="solid" style:text-underline-color="font-color"/>
    </style:style>
    <style:style style:name="T84_21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T85_9" style:family="text"/>
    <style:style style:name="T85_10" style:family="text">
      <style:text-properties fo:color="#1155cc" style:text-underline-style="solid" style:text-underline-color="font-color"/>
    </style:style>
    <style:style style:name="T85_11" style:family="text"/>
    <style:style style:name="T85_12" style:family="text">
      <style:text-properties fo:color="#1155cc" style:text-underline-style="solid" style:text-underline-color="font-color"/>
    </style:style>
    <style:style style:name="T85_13" style:family="text"/>
    <style:style style:name="T85_14" style:family="text">
      <style:text-properties fo:color="#1155cc" style:text-underline-style="solid" style:text-underline-color="font-color"/>
    </style:style>
    <style:style style:name="T85_15" style:family="text"/>
    <style:style style:name="T85_16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ubtitle">
      <style:paragraph-properties fo:break-before="auto" fo:line-height="115%" style:writing-mode="lr-tb"/>
    </style:style>
    <style:style style:name="T89_1" style:family="text">
      <style:text-properties fo:color="#ff0000" fo:font-size="14pt" style:font-size-asian="14pt" style:font-size-complex="14pt"/>
    </style:style>
    <style:style style:name="T89_2" style:family="text">
      <style:text-properties fo:color="#ff0000" fo:font-size="14pt" style:font-size-asian="14pt" style:font-size-complex="14pt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>
      <style:text-properties fo:color="#1155cc" style:text-underline-style="solid" style:text-underline-color="font-color"/>
    </style:style>
    <style:style style:name="T91_3" style:family="text"/>
    <style:style style:name="T91_4" style:family="text">
      <style:text-properties fo:color="#1155cc" style:text-underline-style="solid" style:text-underline-color="font-color"/>
    </style:style>
    <style:style style:name="T91_5" style:family="text"/>
    <style:style style:name="T91_6" style:family="text">
      <style:text-properties fo:color="#1155cc" style:text-underline-style="solid" style:text-underline-color="font-color"/>
    </style:style>
    <style:style style:name="T91_7" style:family="text"/>
    <style:style style:name="T91_8" style:family="text">
      <style:text-properties fo:color="#1155cc" style:text-underline-style="solid" style:text-underline-color="font-color"/>
    </style:style>
    <style:style style:name="T91_9" style:family="text"/>
    <style:style style:name="T91_10" style:family="text">
      <style:text-properties fo:color="#1155cc" style:text-underline-style="solid" style:text-underline-color="font-color"/>
    </style:style>
    <style:style style:name="T91_11" style:family="text"/>
    <style:style style:name="T91_12" style:family="text">
      <style:text-properties fo:color="#1155cc" style:text-underline-style="solid" style:text-underline-color="font-color"/>
    </style:style>
    <style:style style:name="T91_13" style:family="text"/>
    <style:style style:name="T91_14" style:family="text">
      <style:text-properties fo:color="#1155cc" style:text-underline-style="solid" style:text-underline-color="font-color"/>
    </style:style>
    <style:style style:name="T91_15" style:family="text"/>
    <style:style style:name="T91_16" style:family="text">
      <style:text-properties fo:color="#1155cc" style:text-underline-style="solid" style:text-underline-color="font-color"/>
    </style:style>
    <style:style style:name="T91_17" style:family="text"/>
    <style:style style:name="T91_18" style:family="text">
      <style:text-properties fo:color="#1155cc" style:text-underline-style="solid" style:text-underline-color="font-color"/>
    </style:style>
    <style:style style:name="T91_19" style:family="text"/>
    <style:style style:name="T91_20" style:family="text">
      <style:text-properties fo:color="#1155cc" style:text-underline-style="solid" style:text-underline-color="font-color"/>
    </style:style>
    <style:style style:name="T91_21" style:family="text"/>
    <style:style style:name="T91_22" style:family="text">
      <style:text-properties fo:color="#1155cc" style:text-underline-style="solid" style:text-underline-color="font-color"/>
    </style:style>
    <style:style style:name="T91_23" style:family="text"/>
    <style:style style:name="T91_24" style:family="text">
      <style:text-properties fo:color="#1155cc" style:text-underline-style="solid" style:text-underline-color="font-color"/>
    </style:style>
    <style:style style:name="T91_25" style:family="text"/>
    <style:style style:name="T91_26" style:family="text">
      <style:text-properties fo:color="#1155cc" style:text-underline-style="solid" style:text-underline-color="font-color"/>
    </style:style>
    <style:style style:name="T91_27" style:family="text"/>
    <style:style style:name="T91_28" style:family="text">
      <style:text-properties fo:color="#1155cc" style:text-underline-style="solid" style:text-underline-color="font-color"/>
    </style:style>
    <style:style style:name="T91_29" style:family="text"/>
    <style:style style:name="T91_30" style:family="text">
      <style:text-properties fo:color="#1155cc" style:text-underline-style="solid" style:text-underline-color="font-color"/>
    </style:style>
    <style:style style:name="T91_31" style:family="text"/>
    <style:style style:name="T91_32" style:family="text">
      <style:text-properties fo:color="#1155cc" style:text-underline-style="solid" style:text-underline-color="font-color"/>
    </style:style>
    <style:style style:name="T91_33" style:family="text"/>
    <style:style style:name="T91_34" style:family="text">
      <style:text-properties fo:color="#1155cc" style:text-underline-style="solid" style:text-underline-color="font-color"/>
    </style:style>
    <style:style style:name="T91_35" style:family="text"/>
    <style:style style:name="T91_36" style:family="text">
      <style:text-properties fo:color="#1155cc" style:text-underline-style="solid" style:text-underline-color="font-color"/>
    </style:style>
    <style:style style:name="T91_37" style:family="text"/>
    <style:style style:name="T91_38" style:family="text">
      <style:text-properties fo:color="#1155cc" style:text-underline-style="solid" style:text-underline-color="font-color"/>
    </style:style>
    <style:style style:name="T91_39" style:family="text"/>
    <style:style style:name="T91_40" style:family="text">
      <style:text-properties fo:color="#1155cc" style:text-underline-style="solid" style:text-underline-color="font-color"/>
    </style:style>
    <style:style style:name="T91_41" style:family="text"/>
    <style:style style:name="T91_42" style:family="text">
      <style:text-properties fo:color="#1155cc" style:text-underline-style="solid" style:text-underline-color="font-color"/>
    </style:style>
    <style:style style:name="T91_43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T92_3" style:family="text"/>
    <style:style style:name="T92_4" style:family="text">
      <style:text-properties fo:color="#1155cc" style:text-underline-style="solid" style:text-underline-color="font-color"/>
    </style:style>
    <style:style style:name="T92_5" style:family="text"/>
    <style:style style:name="T92_6" style:family="text">
      <style:text-properties fo:color="#1155cc" style:text-underline-style="solid" style:text-underline-color="font-color"/>
    </style:style>
    <style:style style:name="T92_7" style:family="text"/>
    <style:style style:name="T92_8" style:family="text">
      <style:text-properties fo:color="#1155cc" style:text-underline-style="solid" style:text-underline-color="font-color"/>
    </style:style>
    <style:style style:name="T92_9" style:family="text"/>
    <style:style style:name="T92_10" style:family="text">
      <style:text-properties fo:color="#1155cc" style:text-underline-style="solid" style:text-underline-color="font-color"/>
    </style:style>
    <style:style style:name="T92_11" style:family="text"/>
    <style:style style:name="T92_12" style:family="text">
      <style:text-properties fo:color="#1155cc" style:text-underline-style="solid" style:text-underline-color="font-color"/>
    </style:style>
    <style:style style:name="T92_13" style:family="text"/>
    <style:style style:name="T92_14" style:family="text">
      <style:text-properties fo:color="#1155cc" style:text-underline-style="solid" style:text-underline-color="font-color"/>
    </style:style>
    <style:style style:name="T92_15" style:family="text"/>
    <style:style style:name="T92_16" style:family="text">
      <style:text-properties fo:color="#1155cc" style:text-underline-style="solid" style:text-underline-color="font-color"/>
    </style:style>
    <style:style style:name="T92_17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>
      <style:text-properties fo:color="#1155cc" style:text-underline-style="solid" style:text-underline-color="font-color"/>
    </style:style>
    <style:style style:name="T93_3" style:family="text"/>
    <style:style style:name="T93_4" style:family="text">
      <style:text-properties fo:color="#1155cc" style:text-underline-style="solid" style:text-underline-color="font-color"/>
    </style:style>
    <style:style style:name="T93_5" style:family="text"/>
    <style:style style:name="T93_6" style:family="text">
      <style:text-properties fo:color="#1155cc" style:text-underline-style="solid" style:text-underline-color="font-color"/>
    </style:style>
    <style:style style:name="T93_7" style:family="text"/>
    <style:style style:name="T93_8" style:family="text">
      <style:text-properties fo:color="#1155cc" style:text-underline-style="solid" style:text-underline-color="font-color"/>
    </style:style>
    <style:style style:name="T93_9" style:family="text"/>
    <style:style style:name="T93_10" style:family="text">
      <style:text-properties fo:color="#1155cc" style:text-underline-style="solid" style:text-underline-color="font-color"/>
    </style:style>
    <style:style style:name="T93_11" style:family="text"/>
    <style:style style:name="T93_12" style:family="text">
      <style:text-properties fo:color="#1155cc" style:text-underline-style="solid" style:text-underline-color="font-color"/>
    </style:style>
    <style:style style:name="T93_13" style:family="text"/>
    <style:style style:name="T93_14" style:family="text">
      <style:text-properties fo:color="#1155cc" style:text-underline-style="solid" style:text-underline-color="font-color"/>
    </style:style>
    <style:style style:name="T93_15" style:family="text"/>
    <style:style style:name="T93_16" style:family="text">
      <style:text-properties fo:color="#1155cc" style:text-underline-style="solid" style:text-underline-color="font-color"/>
    </style:style>
    <style:style style:name="T93_17" style:family="text"/>
    <style:style style:name="T93_18" style:family="text">
      <style:text-properties fo:color="#1155cc" style:text-underline-style="solid" style:text-underline-color="font-color"/>
    </style:style>
    <style:style style:name="T93_19" style:family="text"/>
    <style:style style:name="T93_20" style:family="text">
      <style:text-properties fo:color="#1155cc" style:text-underline-style="solid" style:text-underline-color="font-color"/>
    </style:style>
    <style:style style:name="T93_21" style:family="text"/>
    <style:style style:name="T93_22" style:family="text">
      <style:text-properties fo:color="#1155cc" style:text-underline-style="solid" style:text-underline-color="font-color"/>
    </style:style>
    <style:style style:name="T93_23" style:family="text"/>
    <style:style style:name="T93_24" style:family="text">
      <style:text-properties fo:color="#1155cc" style:text-underline-style="solid" style:text-underline-color="font-color"/>
    </style:style>
    <style:style style:name="T93_25" style:family="text"/>
    <style:style style:name="T93_26" style:family="text">
      <style:text-properties fo:color="#1155cc" style:text-underline-style="solid" style:text-underline-color="font-color"/>
    </style:style>
    <style:style style:name="T93_27" style:family="text"/>
    <style:style style:name="T93_28" style:family="text">
      <style:text-properties fo:color="#1155cc" style:text-underline-style="solid" style:text-underline-color="font-color"/>
    </style:style>
    <style:style style:name="T93_29" style:family="text"/>
    <style:style style:name="T93_30" style:family="text">
      <style:text-properties fo:color="#1155cc" style:text-underline-style="solid" style:text-underline-color="font-color"/>
    </style:style>
    <style:style style:name="T93_31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>
      <style:text-properties fo:color="#1155cc" style:text-underline-style="solid" style:text-underline-color="font-color"/>
    </style:style>
    <style:style style:name="T95_3" style:family="text"/>
    <style:style style:name="T95_4" style:family="text">
      <style:text-properties fo:color="#1155cc" style:text-underline-style="solid" style:text-underline-color="font-color"/>
    </style:style>
    <style:style style:name="T95_5" style:family="text"/>
    <style:style style:name="T95_6" style:family="text">
      <style:text-properties fo:color="#1155cc" style:text-underline-style="solid" style:text-underline-color="font-color"/>
    </style:style>
    <style:style style:name="T95_7" style:family="text"/>
    <style:style style:name="T95_8" style:family="text">
      <style:text-properties fo:color="#1155cc" style:text-underline-style="solid" style:text-underline-color="font-color"/>
    </style:style>
    <style:style style:name="T95_9" style:family="text"/>
    <style:style style:name="T95_10" style:family="text">
      <style:text-properties fo:color="#1155cc" style:text-underline-style="solid" style:text-underline-color="font-color"/>
    </style:style>
    <style:style style:name="T95_11" style:family="text"/>
    <style:style style:name="T95_12" style:family="text">
      <style:text-properties fo:color="#1155cc" style:text-underline-style="solid" style:text-underline-color="font-color"/>
    </style:style>
    <style:style style:name="T95_13" style:family="text"/>
    <style:style style:name="T95_14" style:family="text">
      <style:text-properties fo:color="#1155cc" style:text-underline-style="solid" style:text-underline-color="font-color"/>
    </style:style>
    <style:style style:name="T95_15" style:family="text"/>
    <style:style style:name="T95_16" style:family="text">
      <style:text-properties fo:color="#1155cc" style:text-underline-style="solid" style:text-underline-color="font-color"/>
    </style:style>
    <style:style style:name="T95_17" style:family="text"/>
    <style:style style:name="T95_18" style:family="text">
      <style:text-properties fo:color="#1155cc" style:text-underline-style="solid" style:text-underline-color="font-color"/>
    </style:style>
    <style:style style:name="T95_19" style:family="text"/>
    <style:style style:name="T95_20" style:family="text">
      <style:text-properties fo:color="#1155cc" style:text-underline-style="solid" style:text-underline-color="font-color"/>
    </style:style>
    <style:style style:name="T95_21" style:family="text"/>
    <style:style style:name="T95_22" style:family="text">
      <style:text-properties fo:color="#1155cc" style:text-underline-style="solid" style:text-underline-color="font-color"/>
    </style:style>
    <style:style style:name="T95_23" style:family="text"/>
    <style:style style:name="T95_24" style:family="text">
      <style:text-properties fo:color="#1155cc" style:text-underline-style="solid" style:text-underline-color="font-color"/>
    </style:style>
    <style:style style:name="T95_25" style:family="text"/>
    <style:style style:name="T95_26" style:family="text">
      <style:text-properties fo:color="#1155cc" style:text-underline-style="solid" style:text-underline-color="font-color"/>
    </style:style>
    <style:style style:name="T95_27" style:family="text"/>
    <style:style style:name="T95_28" style:family="text">
      <style:text-properties fo:color="#1155cc" style:text-underline-style="solid" style:text-underline-color="font-color"/>
    </style:style>
    <style:style style:name="T95_29" style:family="text"/>
    <style:style style:name="T95_30" style:family="text">
      <style:text-properties fo:color="#1155cc" style:text-underline-style="solid" style:text-underline-color="font-color"/>
    </style:style>
    <style:style style:name="T95_31" style:family="text"/>
    <style:style style:name="T95_32" style:family="text">
      <style:text-properties fo:color="#1155cc" style:text-underline-style="solid" style:text-underline-color="font-color"/>
    </style:style>
    <style:style style:name="T95_33" style:family="text"/>
    <style:style style:name="T95_34" style:family="text">
      <style:text-properties fo:color="#1155cc" style:text-underline-style="solid" style:text-underline-color="font-color"/>
    </style:style>
    <style:style style:name="T95_35" style:family="text"/>
    <style:style style:name="T95_36" style:family="text">
      <style:text-properties fo:color="#1155cc" style:text-underline-style="solid" style:text-underline-color="font-color"/>
    </style:style>
    <style:style style:name="T95_37" style:family="text"/>
    <style:style style:name="T95_38" style:family="text">
      <style:text-properties fo:color="#1155cc" style:text-underline-style="solid" style:text-underline-color="font-color"/>
    </style:style>
    <style:style style:name="T95_39" style:family="text"/>
    <style:style style:name="T95_40" style:family="text">
      <style:text-properties fo:color="#1155cc" style:text-underline-style="solid" style:text-underline-color="font-color"/>
    </style:style>
    <style:style style:name="T95_41" style:family="text"/>
    <style:style style:name="T95_42" style:family="text">
      <style:text-properties fo:color="#1155cc" style:text-underline-style="solid" style:text-underline-color="font-color"/>
    </style:style>
    <style:style style:name="T95_43" style:family="text"/>
    <style:style style:name="T95_44" style:family="text">
      <style:text-properties fo:color="#1155cc" style:text-underline-style="solid" style:text-underline-color="font-color"/>
    </style:style>
    <style:style style:name="T95_45" style:family="text"/>
    <style:style style:name="T95_46" style:family="text">
      <style:text-properties fo:color="#1155cc" style:text-underline-style="solid" style:text-underline-color="font-color"/>
    </style:style>
    <style:style style:name="T95_47" style:family="text"/>
    <style:style style:name="T95_48" style:family="text">
      <style:text-properties fo:color="#1155cc" style:text-underline-style="solid" style:text-underline-color="font-color"/>
    </style:style>
    <style:style style:name="T95_49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>
      <style:text-properties fo:color="#1155cc" style:text-underline-style="solid" style:text-underline-color="font-color"/>
    </style:style>
    <style:style style:name="T97_3" style:family="text"/>
    <style:style style:name="T97_4" style:family="text">
      <style:text-properties fo:color="#1155cc" style:text-underline-style="solid" style:text-underline-color="font-color"/>
    </style:style>
    <style:style style:name="T97_5" style:family="text"/>
    <style:style style:name="T97_6" style:family="text">
      <style:text-properties fo:color="#1155cc" style:text-underline-style="solid" style:text-underline-color="font-color"/>
    </style:style>
    <style:style style:name="T97_7" style:family="text"/>
    <style:style style:name="T97_8" style:family="text">
      <style:text-properties fo:color="#1155cc" style:text-underline-style="solid" style:text-underline-color="font-color"/>
    </style:style>
    <style:style style:name="T97_9" style:family="text"/>
    <style:style style:name="T97_10" style:family="text">
      <style:text-properties fo:color="#1155cc" style:text-underline-style="solid" style:text-underline-color="font-color"/>
    </style:style>
    <style:style style:name="T97_11" style:family="text"/>
    <style:style style:name="T97_12" style:family="text">
      <style:text-properties fo:color="#1155cc" style:text-underline-style="solid" style:text-underline-color="font-color"/>
    </style:style>
    <style:style style:name="T97_13" style:family="text"/>
    <style:style style:name="T97_14" style:family="text">
      <style:text-properties fo:color="#1155cc" style:text-underline-style="solid" style:text-underline-color="font-color"/>
    </style:style>
    <style:style style:name="T97_15" style:family="text"/>
    <style:style style:name="T97_16" style:family="text">
      <style:text-properties fo:color="#1155cc" style:text-underline-style="solid" style:text-underline-color="font-color"/>
    </style:style>
    <style:style style:name="T97_17" style:family="text"/>
    <style:style style:name="T97_18" style:family="text">
      <style:text-properties fo:color="#1155cc" style:text-underline-style="solid" style:text-underline-color="font-color"/>
    </style:style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>
      <style:text-properties fo:color="#1155cc" style:text-underline-style="solid" style:text-underline-color="font-color"/>
    </style:style>
    <style:style style:name="T99_3" style:family="text"/>
    <style:style style:name="T99_4" style:family="text">
      <style:text-properties fo:color="#1155cc" style:text-underline-style="solid" style:text-underline-color="font-color"/>
    </style:style>
    <style:style style:name="T99_5" style:family="text"/>
    <style:style style:name="T99_6" style:family="text">
      <style:text-properties fo:color="#1155cc" style:text-underline-style="solid" style:text-underline-color="font-color"/>
    </style:style>
    <style:style style:name="T99_7" style:family="text"/>
    <style:style style:name="T99_8" style:family="text">
      <style:text-properties fo:color="#1155cc" style:text-underline-style="solid" style:text-underline-color="font-color"/>
    </style:style>
    <style:style style:name="T99_9" style:family="text"/>
    <style:style style:name="T99_10" style:family="text">
      <style:text-properties fo:color="#1155cc" style:text-underline-style="solid" style:text-underline-color="font-color"/>
    </style:style>
    <style:style style:name="T99_11" style:family="text"/>
    <style:style style:name="T99_12" style:family="text">
      <style:text-properties fo:color="#1155cc" style:text-underline-style="solid" style:text-underline-color="font-color"/>
    </style:style>
    <style:style style:name="T99_13" style:family="text"/>
    <style:style style:name="T99_14" style:family="text">
      <style:text-properties fo:color="#1155cc" style:text-underline-style="solid" style:text-underline-color="font-color"/>
    </style:style>
    <style:style style:name="T99_15" style:family="text"/>
    <style:style style:name="T99_16" style:family="text">
      <style:text-properties fo:color="#1155cc" style:text-underline-style="solid" style:text-underline-color="font-color"/>
    </style:style>
    <style:style style:name="T99_17" style:family="text"/>
    <style:style style:name="T99_18" style:family="text">
      <style:text-properties fo:color="#1155cc" style:text-underline-style="solid" style:text-underline-color="font-color"/>
    </style:style>
    <style:style style:name="T99_19" style:family="text"/>
    <style:style style:name="T99_20" style:family="text">
      <style:text-properties fo:color="#1155cc" style:text-underline-style="solid" style:text-underline-color="font-color"/>
    </style:style>
    <style:style style:name="T99_21" style:family="text"/>
    <style:style style:name="T99_22" style:family="text">
      <style:text-properties fo:color="#1155cc" style:text-underline-style="solid" style:text-underline-color="font-color"/>
    </style:style>
    <style:style style:name="T99_23" style:family="text"/>
    <style:style style:name="T99_24" style:family="text">
      <style:text-properties fo:color="#1155cc" style:text-underline-style="solid" style:text-underline-color="font-color"/>
    </style:style>
    <style:style style:name="T99_25" style:family="text"/>
    <style:style style:name="T99_26" style:family="text">
      <style:text-properties fo:color="#1155cc" style:text-underline-style="solid" style:text-underline-color="font-color"/>
    </style:style>
    <style:style style:name="T99_27" style:family="text"/>
    <style:style style:name="T99_28" style:family="text">
      <style:text-properties fo:color="#1155cc" style:text-underline-style="solid" style:text-underline-color="font-color"/>
    </style:style>
    <style:style style:name="T99_29" style:family="text"/>
    <style:style style:name="T99_30" style:family="text">
      <style:text-properties fo:color="#1155cc" style:text-underline-style="solid" style:text-underline-color="font-color"/>
    </style:style>
    <style:style style:name="T99_31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>
      <style:text-properties fo:color="#1155cc" style:text-underline-style="solid" style:text-underline-color="font-color"/>
    </style:style>
    <style:style style:name="T100_3" style:family="text"/>
    <style:style style:name="T100_4" style:family="text">
      <style:text-properties fo:color="#1155cc" style:text-underline-style="solid" style:text-underline-color="font-color"/>
    </style:style>
    <style:style style:name="T100_5" style:family="text"/>
    <style:style style:name="T100_6" style:family="text">
      <style:text-properties fo:color="#1155cc" style:text-underline-style="solid" style:text-underline-color="font-color"/>
    </style:style>
    <style:style style:name="T100_7" style:family="text"/>
    <style:style style:name="T100_8" style:family="text">
      <style:text-properties fo:color="#1155cc" style:text-underline-style="solid" style:text-underline-color="font-color"/>
    </style:style>
    <style:style style:name="T100_9" style:family="text"/>
    <style:style style:name="T100_10" style:family="text">
      <style:text-properties fo:color="#1155cc" style:text-underline-style="solid" style:text-underline-color="font-color"/>
    </style:style>
    <style:style style:name="T100_11" style:family="text"/>
    <style:style style:name="T100_12" style:family="text">
      <style:text-properties fo:color="#1155cc" style:text-underline-style="solid" style:text-underline-color="font-color"/>
    </style:style>
    <style:style style:name="T100_13" style:family="text"/>
    <style:style style:name="T100_14" style:family="text">
      <style:text-properties fo:color="#1155cc" style:text-underline-style="solid" style:text-underline-color="font-color"/>
    </style:style>
    <style:style style:name="T100_15" style:family="text"/>
    <style:style style:name="T100_16" style:family="text"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fo:margin-top="0cm" fo:margin-bottom="0cm" style:writing-mode="lr-tb"/>
    </style:style>
    <style:style style:name="T101_1" style:family="text"/>
    <style:style style:name="T101_2" style:family="text">
      <style:text-properties fo:color="#1155cc" style:text-underline-style="solid" style:text-underline-color="font-color"/>
    </style:style>
    <style:style style:name="T101_3" style:family="text"/>
    <style:style style:name="T101_4" style:family="text">
      <style:text-properties fo:color="#1155cc" style:text-underline-style="solid" style:text-underline-color="font-color"/>
    </style:style>
    <style:style style:name="T101_5" style:family="text"/>
    <style:style style:name="T101_6" style:family="text">
      <style:text-properties fo:color="#1155cc" style:text-underline-style="solid" style:text-underline-color="font-color"/>
    </style:style>
    <style:style style:name="T101_7" style:family="text"/>
    <style:style style:name="T101_8" style:family="text">
      <style:text-properties fo:color="#1155cc" style:text-underline-style="solid" style:text-underline-color="font-color"/>
    </style:style>
    <style:style style:name="T101_9" style:family="text"/>
    <style:style style:name="T101_10" style:family="text">
      <style:text-properties fo:color="#1155cc" style:text-underline-style="solid" style:text-underline-color="font-color"/>
    </style:style>
    <style:style style:name="T101_11" style:family="text"/>
    <style:style style:name="T101_12" style:family="text">
      <style:text-properties fo:color="#1155cc" style:text-underline-style="solid" style:text-underline-color="font-color"/>
    </style:style>
    <style:style style:name="T101_13" style:family="text"/>
    <style:style style:name="T101_14" style:family="text">
      <style:text-properties fo:color="#1155cc" style:text-underline-style="solid" style:text-underline-color="font-color"/>
    </style:style>
    <style:style style:name="T101_15" style:family="text"/>
    <style:style style:name="T101_16" style:family="text">
      <style:text-properties fo:color="#1155cc" style:text-underline-style="solid" style:text-underline-color="font-color"/>
    </style:style>
    <style:style style:name="T101_17" style:family="text"/>
    <style:style style:name="T101_18" style:family="text">
      <style:text-properties fo:color="#1155cc" style:text-underline-style="solid" style:text-underline-color="font-color"/>
    </style:style>
    <style:style style:name="T101_19" style:family="text"/>
    <style:style style:name="T101_20" style:family="text">
      <style:text-properties fo:color="#1155cc" style:text-underline-style="solid" style:text-underline-color="font-color"/>
    </style:style>
    <style:style style:name="T101_21" style:family="text"/>
    <style:style style:name="T101_22" style:family="text">
      <style:text-properties fo:color="#1155cc" style:text-underline-style="solid" style:text-underline-color="font-color"/>
    </style:style>
    <style:style style:name="T101_23" style:family="text"/>
    <style:style style:name="T101_24" style:family="text">
      <style:text-properties fo:color="#1155cc" style:text-underline-style="solid" style:text-underline-color="font-color"/>
    </style:style>
    <style:style style:name="T101_25" style:family="text"/>
    <style:style style:name="T101_26" style:family="text">
      <style:text-properties fo:color="#1155cc" style:text-underline-style="solid" style:text-underline-color="font-color"/>
    </style:style>
    <style:style style:name="T101_27" style:family="text"/>
    <style:style style:name="T101_28" style:family="text">
      <style:text-properties fo:color="#1155cc" style:text-underline-style="solid" style:text-underline-color="font-color"/>
    </style:style>
    <style:style style:name="T101_29" style:family="text"/>
    <style:style style:name="T101_30" style:family="text">
      <style:text-properties fo:color="#1155cc" style:text-underline-style="solid" style:text-underline-color="font-color"/>
    </style:style>
    <style:style style:name="T101_31" style:family="text"/>
    <style:style style:name="T101_32" style:family="text">
      <style:text-properties fo:color="#1155cc" style:text-underline-style="solid" style:text-underline-color="font-color"/>
    </style:style>
    <style:style style:name="T101_33" style:family="text"/>
    <style:style style:name="T101_34" style:family="text">
      <style:text-properties fo:color="#1155cc" style:text-underline-style="solid" style:text-underline-color="font-color"/>
    </style:style>
    <style:style style:name="T101_35" style:family="text"/>
    <style:style style:name="T101_36" style:family="text">
      <style:text-properties fo:color="#1155cc" style:text-underline-style="solid" style:text-underline-color="font-color"/>
    </style:style>
    <style:style style:name="T101_37" style:family="text"/>
    <style:style style:name="T101_38" style:family="text"/>
    <style:style style:name="T101_39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P106" style:family="paragraph" style:parent-style-name="Subtitle">
      <style:paragraph-properties fo:break-before="auto" fo:line-height="115%" style:writing-mode="lr-tb"/>
    </style:style>
    <style:style style:name="T106_1" style:family="text">
      <style:text-properties fo:color="#ff0000" fo:font-size="14pt" style:font-size-asian="14pt" style:font-size-complex="14pt"/>
    </style:style>
    <style:style style:name="T106_2" style:family="text">
      <style:text-properties fo:color="#ff0000" fo:font-size="14pt" style:font-size-asian="14pt" style:font-size-complex="14pt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>
      <style:text-properties fo:background-color="#fefefe"/>
    </style:style>
    <style:style style:name="T107_4" style:family="text">
      <style:text-properties fo:background-color="#fefefe"/>
    </style:style>
    <style:style style:name="T107_5" style:family="text">
      <style:text-properties fo:background-color="#fefefe"/>
    </style:style>
    <style:style style:name="T107_6" style:family="text">
      <style:text-properties fo:background-color="#fefefe"/>
    </style:style>
    <style:style style:name="T107_7" style:family="text">
      <style:text-properties fo:background-color="#fefefe"/>
    </style:style>
    <style:style style:name="T107_8" style:family="text">
      <style:text-properties fo:background-color="#fefefe"/>
    </style:style>
    <style:style style:name="T107_9" style:family="text">
      <style:text-properties fo:background-color="#fefefe"/>
    </style:style>
    <style:style style:name="T107_10" style:family="text">
      <style:text-properties fo:background-color="#fefefe"/>
    </style:style>
    <style:style style:name="T107_11" style:family="text">
      <style:text-properties fo:background-color="#fefefe"/>
    </style:style>
    <style:style style:name="T107_12" style:family="text"/>
    <style:style style:name="T107_13" style:family="text"/>
    <style:style style:name="T107_14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>
      <style:text-properties fo:background-color="#fefefe"/>
    </style:style>
    <style:style style:name="T109_4" style:family="text">
      <style:text-properties fo:background-color="#fefefe"/>
    </style:style>
    <style:style style:name="T109_5" style:family="text">
      <style:text-properties fo:background-color="#fefefe"/>
    </style:style>
    <style:style style:name="T109_6" style:family="text">
      <style:text-properties fo:background-color="#fefefe"/>
    </style:style>
    <style:style style:name="T109_7" style:family="text">
      <style:text-properties fo:background-color="#fefefe"/>
    </style:style>
    <style:style style:name="T109_8" style:family="text">
      <style:text-properties fo:background-color="#fefefe"/>
    </style:style>
    <style:style style:name="T109_9" style:family="text">
      <style:text-properties fo:background-color="#fefefe"/>
    </style:style>
    <style:style style:name="T109_10" style:family="text">
      <style:text-properties fo:background-color="#fefefe"/>
    </style:style>
    <style:style style:name="T109_11" style:family="text">
      <style:text-properties fo:background-color="#fefefe"/>
    </style:style>
    <style:style style:name="T109_12" style:family="text"/>
    <style:style style:name="T109_13" style:family="text"/>
    <style:style style:name="T109_14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P113" style:family="paragraph" style:parent-style-name="Standard">
      <style:paragraph-properties fo:break-before="auto" fo:line-height="150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P114" style:family="paragraph" style:parent-style-name="Standard">
      <style:paragraph-properties fo:break-before="auto" fo:line-height="150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>
      <style:text-properties fo:background-color="#fefefe"/>
    </style:style>
    <style:style style:name="T115_8" style:family="text">
      <style:text-properties fo:background-color="#fefefe"/>
    </style:style>
    <style:style style:name="T115_9" style:family="text">
      <style:text-properties fo:background-color="#fefefe"/>
    </style:style>
    <style:style style:name="T115_10" style:family="text">
      <style:text-properties fo:background-color="#fefefe"/>
    </style:style>
    <style:style style:name="T115_11" style:family="text">
      <style:text-properties fo:background-color="#fefefe"/>
    </style:style>
    <style:style style:name="T115_12" style:family="text">
      <style:text-properties fo:background-color="#fefefe"/>
    </style:style>
    <style:style style:name="T115_13" style:family="text">
      <style:text-properties fo:background-color="#fefefe"/>
    </style:style>
    <style:style style:name="T115_14" style:family="text">
      <style:text-properties fo:background-color="#fefefe"/>
    </style:style>
    <style:style style:name="T115_15" style:family="text">
      <style:text-properties fo:background-color="#fefefe"/>
    </style:style>
    <style:style style:name="T115_16" style:family="text">
      <style:text-properties fo:background-color="#fefefe"/>
    </style:style>
    <style:style style:name="T115_17" style:family="text">
      <style:text-properties fo:background-color="#fefefe"/>
    </style:style>
    <style:style style:name="T115_18" style:family="text">
      <style:text-properties fo:background-color="#fefefe"/>
    </style:style>
    <style:style style:name="T115_19" style:family="text">
      <style:text-properties fo:background-color="#fefefe"/>
    </style:style>
    <style:style style:name="T115_20" style:family="text">
      <style:text-properties fo:background-color="#fefefe"/>
    </style:style>
    <style:style style:name="T115_21" style:family="text">
      <style:text-properties fo:background-color="#fefefe"/>
    </style:style>
    <style:style style:name="T115_22" style:family="text">
      <style:text-properties fo:background-color="#fefefe"/>
    </style:style>
    <style:style style:name="T115_23" style:family="text">
      <style:text-properties fo:background-color="#fefefe"/>
    </style:style>
    <style:style style:name="T115_24" style:family="text">
      <style:text-properties fo:background-color="#fefefe"/>
    </style:style>
    <style:style style:name="T115_25" style:family="text">
      <style:text-properties fo:background-color="#fefefe"/>
    </style:style>
    <style:style style:name="T115_26" style:family="text">
      <style:text-properties fo:background-color="#fefefe"/>
    </style:style>
    <style:style style:name="T115_27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>
      <style:text-properties fo:color="#1155cc" style:text-underline-style="solid" style:text-underline-color="font-color"/>
    </style:style>
    <style:style style:name="T116_3" style:family="text"/>
    <style:style style:name="T116_4" style:family="text">
      <style:text-properties fo:color="#1155cc" style:text-underline-style="solid" style:text-underline-color="font-color"/>
    </style:style>
    <style:style style:name="T116_5" style:family="text"/>
    <style:style style:name="T116_6" style:family="text">
      <style:text-properties fo:color="#1155cc" style:text-underline-style="solid" style:text-underline-color="font-color"/>
    </style:style>
    <style:style style:name="T116_7" style:family="text"/>
    <style:style style:name="T116_8" style:family="text">
      <style:text-properties fo:color="#1155cc" style:text-underline-style="solid" style:text-underline-color="font-color"/>
    </style:style>
    <style:style style:name="T116_9" style:family="text"/>
    <style:style style:name="T116_10" style:family="text">
      <style:text-properties fo:color="#1155cc" style:text-underline-style="solid" style:text-underline-color="font-color"/>
    </style:style>
    <style:style style:name="T116_11" style:family="text"/>
    <style:style style:name="T116_12" style:family="text">
      <style:text-properties fo:color="#1155cc" style:text-underline-style="solid" style:text-underline-color="font-color"/>
    </style:style>
    <style:style style:name="T116_13" style:family="text"/>
    <style:style style:name="T116_14" style:family="text">
      <style:text-properties fo:color="#1155cc" style:text-underline-style="solid" style:text-underline-color="font-color"/>
    </style:style>
    <style:style style:name="T116_15" style:family="text"/>
    <style:style style:name="T116_16" style:family="text">
      <style:text-properties fo:color="#1155cc" style:text-underline-style="solid" style:text-underline-color="font-color"/>
    </style:style>
    <style:style style:name="T116_17" style:family="text"/>
    <style:style style:name="T116_18" style:family="text">
      <style:text-properties fo:color="#1155cc" style:text-underline-style="solid" style:text-underline-color="font-color"/>
    </style:style>
    <style:style style:name="T116_19" style:family="text"/>
    <style:style style:name="T116_20" style:family="text">
      <style:text-properties fo:color="#1155cc" style:text-underline-style="solid" style:text-underline-color="font-color"/>
    </style:style>
    <style:style style:name="T116_21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>
      <style:text-properties fo:color="#1155cc" style:text-underline-style="solid" style:text-underline-color="font-color"/>
    </style:style>
    <style:style style:name="T118_3" style:family="text"/>
    <style:style style:name="T118_4" style:family="text">
      <style:text-properties fo:color="#1155cc" style:text-underline-style="solid" style:text-underline-color="font-color"/>
    </style:style>
    <style:style style:name="T118_5" style:family="text"/>
    <style:style style:name="T118_6" style:family="text">
      <style:text-properties fo:color="#1155cc" style:text-underline-style="solid" style:text-underline-color="font-color"/>
    </style:style>
    <style:style style:name="T118_7" style:family="text"/>
    <style:style style:name="T118_8" style:family="text">
      <style:text-properties fo:color="#1155cc" style:text-underline-style="solid" style:text-underline-color="font-color"/>
    </style:style>
    <style:style style:name="T118_9" style:family="text"/>
    <style:style style:name="T118_10" style:family="text">
      <style:text-properties fo:color="#1155cc" style:text-underline-style="solid" style:text-underline-color="font-color"/>
    </style:style>
    <style:style style:name="T118_11" style:family="text"/>
    <style:style style:name="T118_12" style:family="text">
      <style:text-properties fo:color="#1155cc" style:text-underline-style="solid" style:text-underline-color="font-color"/>
    </style:style>
    <style:style style:name="T118_13" style:family="text"/>
    <style:style style:name="T118_14" style:family="text">
      <style:text-properties fo:color="#1155cc" style:text-underline-style="solid" style:text-underline-color="font-color"/>
    </style:style>
    <style:style style:name="T118_15" style:family="text"/>
    <style:style style:name="T118_16" style:family="text">
      <style:text-properties fo:color="#1155cc" style:text-underline-style="solid" style:text-underline-color="font-color"/>
    </style:style>
    <style:style style:name="T118_17" style:family="text"/>
    <style:style style:name="T118_18" style:family="text">
      <style:text-properties fo:color="#1155cc" style:text-underline-style="solid" style:text-underline-color="font-color"/>
    </style:style>
    <style:style style:name="T118_19" style:family="text"/>
    <style:style style:name="T118_20" style:family="text">
      <style:text-properties fo:color="#1155cc" style:text-underline-style="solid" style:text-underline-color="font-color"/>
    </style:style>
    <style:style style:name="T118_21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/>
    <style:style style:name="T120_2" style:family="text">
      <style:text-properties fo:color="#1155cc" style:text-underline-style="solid" style:text-underline-color="font-color"/>
    </style:style>
    <style:style style:name="T120_3" style:family="text"/>
    <style:style style:name="T120_4" style:family="text">
      <style:text-properties fo:color="#1155cc" style:text-underline-style="solid" style:text-underline-color="font-color"/>
    </style:style>
    <style:style style:name="T120_5" style:family="text"/>
    <style:style style:name="T120_6" style:family="text">
      <style:text-properties fo:color="#1155cc" style:text-underline-style="solid" style:text-underline-color="font-color"/>
    </style:style>
    <style:style style:name="T120_7" style:family="text"/>
    <style:style style:name="T120_8" style:family="text">
      <style:text-properties fo:color="#1155cc" style:text-underline-style="solid" style:text-underline-color="font-color"/>
    </style:style>
    <style:style style:name="T120_9" style:family="text"/>
    <style:style style:name="T120_10" style:family="text">
      <style:text-properties fo:color="#1155cc" style:text-underline-style="solid" style:text-underline-color="font-color"/>
    </style:style>
    <style:style style:name="T120_11" style:family="text"/>
    <style:style style:name="T120_12" style:family="text">
      <style:text-properties fo:color="#1155cc" style:text-underline-style="solid" style:text-underline-color="font-color"/>
    </style:style>
    <style:style style:name="T120_13" style:family="text"/>
    <style:style style:name="T120_14" style:family="text">
      <style:text-properties fo:color="#1155cc" style:text-underline-style="solid" style:text-underline-color="font-color"/>
    </style:style>
    <style:style style:name="T120_15" style:family="text"/>
    <style:style style:name="T120_16" style:family="text">
      <style:text-properties fo:color="#1155cc" style:text-underline-style="solid" style:text-underline-color="font-color"/>
    </style:style>
    <style:style style:name="T120_17" style:family="text"/>
    <style:style style:name="T120_18" style:family="text">
      <style:text-properties fo:color="#1155cc" style:text-underline-style="solid" style:text-underline-color="font-color"/>
    </style:style>
    <style:style style:name="T120_19" style:family="text"/>
    <style:style style:name="T120_20" style:family="text">
      <style:text-properties fo:color="#1155cc" style:text-underline-style="solid" style:text-underline-color="font-color"/>
    </style:style>
    <style:style style:name="T120_21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text-indent="0cm" fo:line-height="115%" fo:margin-left="0cm" style:writing-mode="lr-tb"/>
    </style:style>
    <style:style style:name="P125" style:family="paragraph" style:parent-style-name="Standard">
      <style:paragraph-properties fo:break-before="auto" fo:text-indent="0cm" fo:line-height="115%" fo:margin-left="0cm" style:writing-mode="lr-tb"/>
    </style:style>
    <style:style style:name="P126" style:family="paragraph" style:parent-style-name="Standard">
      <style:paragraph-properties fo:break-before="auto" fo:text-indent="0cm" fo:line-height="115%" fo:margin-left="0cm" style:writing-mode="lr-tb"/>
    </style:style>
    <style:style style:name="P127" style:family="paragraph" style:parent-style-name="Standard">
      <style:paragraph-properties fo:break-before="auto" fo:text-indent="0cm" fo:line-height="115%" fo:margin-left="0cm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ubtitle">
      <style:paragraph-properties fo:break-before="auto" fo:line-height="115%" style:writing-mode="lr-tb"/>
    </style:style>
    <style:style style:name="P133" style:family="paragraph" style:parent-style-name="Subtitle">
      <style:paragraph-properties fo:break-before="page" fo:line-height="115%" style:writing-mode="lr-tb"/>
    </style:style>
    <style:style style:name="P134" style:family="paragraph" style:parent-style-name="Subtitle">
      <style:paragraph-properties fo:break-before="auto" fo:line-height="115%" style:writing-mode="lr-tb"/>
    </style:style>
    <style:style style:name="P135" style:family="paragraph" style:parent-style-name="Subtitle">
      <style:paragraph-properties fo:break-before="auto" fo:line-height="115%" style:writing-mode="lr-tb"/>
    </style:style>
    <style:style style:name="T135_1" style:family="text"/>
    <style:style style:name="P136" style:family="paragraph" style:parent-style-name="Standard">
      <style:paragraph-properties fo:break-before="auto" fo:line-height="150%" fo:margin-top="0cm" style:writing-mode="lr-tb"/>
    </style:style>
    <style:style style:name="T136_1" style:family="text">
      <style:text-properties fo:background-color="#fefefe"/>
    </style:style>
    <style:style style:name="T136_2" style:family="text">
      <style:text-properties fo:background-color="#fefefe"/>
    </style:style>
    <style:style style:name="T136_3" style:family="text">
      <style:text-properties fo:background-color="#fefefe"/>
    </style:style>
    <style:style style:name="T136_4" style:family="text">
      <style:text-properties fo:background-color="#fefefe"/>
    </style:style>
    <style:style style:name="T136_5" style:family="text">
      <style:text-properties fo:background-color="#fefefe"/>
    </style:style>
    <style:style style:name="T136_6" style:family="text">
      <style:text-properties fo:background-color="#fefefe"/>
    </style:style>
    <style:style style:name="T136_7" style:family="text">
      <style:text-properties fo:background-color="#fefefe"/>
    </style:style>
    <style:style style:name="T136_8" style:family="text">
      <style:text-properties fo:background-color="#fefefe"/>
    </style:style>
    <style:style style:name="P137" style:family="paragraph" style:parent-style-name="Standard">
      <style:paragraph-properties fo:break-before="auto" fo:line-height="150%" fo:margin-top="0cm" style:writing-mode="lr-tb"/>
    </style:style>
    <style:style style:name="T137_1" style:family="text">
      <style:text-properties fo:background-color="#fefefe"/>
    </style:style>
    <style:style style:name="P138" style:family="paragraph" style:parent-style-name="Standard">
      <style:paragraph-properties fo:break-before="auto" fo:line-height="150%" fo:margin-top="0cm" style:writing-mode="lr-tb"/>
    </style:style>
    <style:style style:name="T138_1" style:family="text">
      <style:text-properties fo:background-color="#fefefe"/>
    </style:style>
    <style:style style:name="T138_2" style:family="text">
      <style:text-properties fo:background-color="#fefefe"/>
    </style:style>
    <style:style style:name="T138_3" style:family="text">
      <style:text-properties fo:background-color="#fefefe"/>
    </style:style>
    <style:style style:name="P139" style:family="paragraph" style:parent-style-name="Standard">
      <style:paragraph-properties fo:break-before="auto" fo:line-height="150%" fo:margin-top="0cm" style:writing-mode="lr-tb"/>
    </style:style>
    <style:style style:name="T139_1" style:family="text">
      <style:text-properties fo:background-color="#fefefe"/>
    </style:style>
    <style:style style:name="T139_2" style:family="text">
      <style:text-properties fo:background-color="#fefefe"/>
    </style:style>
    <style:style style:name="T139_3" style:family="text">
      <style:text-properties fo:background-color="#fefefe"/>
    </style:style>
    <style:style style:name="T139_4" style:family="text">
      <style:text-properties fo:background-color="#fefefe"/>
    </style:style>
    <style:style style:name="T139_5" style:family="text">
      <style:text-properties fo:background-color="#fefefe"/>
    </style:style>
    <style:style style:name="P140" style:family="paragraph" style:parent-style-name="Standard">
      <style:paragraph-properties fo:break-before="auto" fo:line-height="150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P141" style:family="paragraph" style:parent-style-name="Standard">
      <style:paragraph-properties fo:break-before="auto" fo:line-height="150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P142" style:family="paragraph" style:parent-style-name="Standard">
      <style:paragraph-properties fo:break-before="auto" fo:line-height="150%" fo:margin-top="0cm" style:writing-mode="lr-tb"/>
    </style:style>
    <style:style style:name="T142_1" style:family="text"/>
    <style:style style:name="T142_2" style:family="text"/>
    <style:style style:name="P143" style:family="paragraph" style:parent-style-name="Standard">
      <style:paragraph-properties fo:break-before="auto" fo:line-height="150%" fo:margin-top="0cm" style:writing-mode="lr-tb"/>
    </style:style>
    <style:style style:name="T143_1" style:family="text"/>
    <style:style style:name="T143_2" style:family="text"/>
    <style:style style:name="T143_3" style:family="text">
      <style:text-properties fo:background-color="#fefefe"/>
    </style:style>
    <style:style style:name="T143_4" style:family="text">
      <style:text-properties fo:background-color="#fefefe"/>
    </style:style>
    <style:style style:name="T143_5" style:family="text">
      <style:text-properties fo:background-color="#fefefe"/>
    </style:style>
    <style:style style:name="T143_6" style:family="text">
      <style:text-properties fo:background-color="#fefefe"/>
    </style:style>
    <style:style style:name="T143_7" style:family="text">
      <style:text-properties fo:background-color="#fefefe"/>
    </style:style>
    <style:style style:name="T143_8" style:family="text">
      <style:text-properties fo:background-color="#fefefe"/>
    </style:style>
    <style:style style:name="T143_9" style:family="text">
      <style:text-properties fo:background-color="#fefefe"/>
    </style:style>
    <style:style style:name="T143_10" style:family="text">
      <style:text-properties fo:background-color="#fefefe"/>
    </style:style>
    <style:style style:name="T143_11" style:family="text">
      <style:text-properties fo:background-color="#fefefe"/>
    </style:style>
    <style:style style:name="T143_12" style:family="text">
      <style:text-properties fo:background-color="#fefefe"/>
    </style:style>
    <style:style style:name="T143_13" style:family="text">
      <style:text-properties fo:background-color="#fefefe"/>
    </style:style>
    <style:style style:name="T143_14" style:family="text">
      <style:text-properties fo:background-color="#fefefe"/>
    </style:style>
    <style:style style:name="P144" style:family="paragraph" style:parent-style-name="Standard">
      <style:paragraph-properties fo:break-before="auto" fo:line-height="150%" fo:margin-top="0cm" style:writing-mode="lr-tb"/>
    </style:style>
    <style:style style:name="T144_1" style:family="text">
      <style:text-properties fo:background-color="#fefefe"/>
    </style:style>
    <style:style style:name="T144_2" style:family="text">
      <style:text-properties fo:background-color="#fefefe"/>
    </style:style>
    <style:style style:name="T144_3" style:family="text">
      <style:text-properties fo:background-color="#fefefe"/>
    </style:style>
    <style:style style:name="T144_4" style:family="text">
      <style:text-properties fo:background-color="#fefefe"/>
    </style:style>
    <style:style style:name="P145" style:family="paragraph" style:parent-style-name="Standard">
      <style:paragraph-properties fo:break-before="auto" fo:line-height="150%" fo:margin-top="0cm" style:writing-mode="lr-tb"/>
    </style:style>
    <style:style style:name="T145_1" style:family="text">
      <style:text-properties fo:background-color="#fefefe"/>
    </style:style>
    <style:style style:name="T145_2" style:family="text">
      <style:text-properties fo:background-color="#fefefe"/>
    </style:style>
    <style:style style:name="T145_3" style:family="text">
      <style:text-properties fo:background-color="#fefefe"/>
    </style:style>
    <style:style style:name="T145_4" style:family="text">
      <style:text-properties fo:background-color="#fefefe"/>
    </style:style>
    <style:style style:name="T145_5" style:family="text">
      <style:text-properties fo:background-color="#fefefe"/>
    </style:style>
    <style:style style:name="T145_6" style:family="text">
      <style:text-properties fo:background-color="#fefefe"/>
    </style:style>
    <style:style style:name="T145_7" style:family="text">
      <style:text-properties fo:background-color="#fefefe"/>
    </style:style>
    <style:style style:name="T145_8" style:family="text">
      <style:text-properties fo:background-color="#fefefe"/>
    </style:style>
    <style:style style:name="T145_9" style:family="text">
      <style:text-properties fo:background-color="#fefefe"/>
    </style:style>
    <style:style style:name="T145_10" style:family="text">
      <style:text-properties fo:background-color="#fefefe"/>
    </style:style>
    <style:style style:name="T145_11" style:family="text">
      <style:text-properties fo:background-color="#fefefe"/>
    </style:style>
    <style:style style:name="T145_12" style:family="text">
      <style:text-properties fo:background-color="#fefefe"/>
    </style:style>
    <style:style style:name="T145_13" style:family="text">
      <style:text-properties fo:background-color="#fefefe"/>
    </style:style>
    <style:style style:name="T145_14" style:family="text">
      <style:text-properties fo:background-color="#fefefe"/>
    </style:style>
    <style:style style:name="T145_15" style:family="text">
      <style:text-properties fo:background-color="#fefefe"/>
    </style:style>
    <style:style style:name="P146" style:family="paragraph" style:parent-style-name="Standard">
      <style:paragraph-properties fo:break-before="auto" fo:line-height="150%" fo:margin-top="0cm" style:writing-mode="lr-tb"/>
    </style:style>
    <style:style style:name="T146_1" style:family="text">
      <style:text-properties fo:background-color="#fefefe"/>
    </style:style>
    <style:style style:name="T146_2" style:family="text">
      <style:text-properties fo:background-color="#fefefe"/>
    </style:style>
    <style:style style:name="T146_3" style:family="text">
      <style:text-properties fo:background-color="#fefefe"/>
    </style:style>
    <style:style style:name="T146_4" style:family="text">
      <style:text-properties fo:background-color="#fefefe"/>
    </style:style>
    <style:style style:name="T146_5" style:family="text">
      <style:text-properties fo:background-color="#fefefe"/>
    </style:style>
    <style:style style:name="T146_6" style:family="text">
      <style:text-properties fo:background-color="#fefefe"/>
    </style:style>
    <style:style style:name="T146_7" style:family="text">
      <style:text-properties fo:background-color="#fefefe"/>
    </style:style>
    <style:style style:name="T146_8" style:family="text">
      <style:text-properties fo:background-color="#fefefe"/>
    </style:style>
    <style:style style:name="T146_9" style:family="text">
      <style:text-properties fo:background-color="#fefefe"/>
    </style:style>
    <style:style style:name="T146_10" style:family="text">
      <style:text-properties fo:background-color="#fefefe"/>
    </style:style>
    <style:style style:name="T146_11" style:family="text">
      <style:text-properties fo:background-color="#fefefe"/>
    </style:style>
    <style:style style:name="T146_12" style:family="text">
      <style:text-properties fo:background-color="#fefefe"/>
    </style:style>
    <style:style style:name="T146_13" style:family="text">
      <style:text-properties fo:background-color="#fefefe"/>
    </style:style>
    <style:style style:name="T146_14" style:family="text">
      <style:text-properties fo:background-color="#fefefe"/>
    </style:style>
    <style:style style:name="T146_15" style:family="text">
      <style:text-properties fo:background-color="#fefefe"/>
    </style:style>
    <style:style style:name="P147" style:family="paragraph" style:parent-style-name="Standard">
      <style:paragraph-properties fo:break-before="auto" fo:line-height="150%" fo:margin-top="0cm" style:writing-mode="lr-tb"/>
    </style:style>
    <style:style style:name="T147_1" style:family="text">
      <style:text-properties fo:background-color="#fefefe"/>
    </style:style>
    <style:style style:name="T147_2" style:family="text">
      <style:text-properties fo:background-color="#fefefe"/>
    </style:style>
    <style:style style:name="T147_3" style:family="text">
      <style:text-properties fo:background-color="#fefefe"/>
    </style:style>
    <style:style style:name="T147_4" style:family="text">
      <style:text-properties fo:background-color="#fefefe"/>
    </style:style>
    <style:style style:name="T147_5" style:family="text">
      <style:text-properties fo:background-color="#fefefe"/>
    </style:style>
    <style:style style:name="T147_6" style:family="text">
      <style:text-properties fo:background-color="#fefefe"/>
    </style:style>
    <style:style style:name="T147_7" style:family="text">
      <style:text-properties fo:background-color="#fefefe"/>
    </style:style>
    <style:style style:name="T147_8" style:family="text">
      <style:text-properties fo:background-color="#fefefe"/>
    </style:style>
    <style:style style:name="T147_9" style:family="text">
      <style:text-properties fo:background-color="#fefefe"/>
    </style:style>
    <style:style style:name="T147_10" style:family="text">
      <style:text-properties fo:background-color="#fefefe"/>
    </style:style>
    <style:style style:name="P148" style:family="paragraph" style:parent-style-name="Standard">
      <style:paragraph-properties fo:break-before="auto" fo:line-height="150%" fo:margin-top="0cm" style:writing-mode="lr-tb"/>
    </style:style>
    <style:style style:name="T148_1" style:family="text">
      <style:text-properties fo:background-color="#fefefe"/>
    </style:style>
    <style:style style:name="T148_2" style:family="text">
      <style:text-properties fo:background-color="#fefefe"/>
    </style:style>
    <style:style style:name="T148_3" style:family="text">
      <style:text-properties fo:background-color="#fefefe"/>
    </style:style>
    <style:style style:name="T148_4" style:family="text">
      <style:text-properties fo:background-color="#fefefe"/>
    </style:style>
    <style:style style:name="T148_5" style:family="text">
      <style:text-properties fo:background-color="#fefefe"/>
    </style:style>
    <style:style style:name="P149" style:family="paragraph" style:parent-style-name="Standard">
      <style:paragraph-properties fo:break-before="auto" fo:line-height="150%" fo:margin-top="0cm" fo:margin-bottom="0cm" style:writing-mode="lr-tb"/>
    </style:style>
    <style:style style:name="T149_1" style:family="text">
      <style:text-properties fo:background-color="#fefefe"/>
    </style:style>
    <style:style style:name="T149_2" style:family="text">
      <style:text-properties fo:background-color="#fefefe"/>
    </style:style>
    <style:style style:name="T149_3" style:family="text">
      <style:text-properties fo:background-color="#fefefe"/>
    </style:style>
    <style:style style:name="T149_4" style:family="text">
      <style:text-properties fo:background-color="#fefefe"/>
    </style:style>
    <style:style style:name="T149_5" style:family="text">
      <style:text-properties fo:background-color="#fefefe"/>
    </style:style>
    <style:style style:name="T149_6" style:family="text">
      <style:text-properties fo:background-color="#fefefe"/>
    </style:style>
    <style:style style:name="T149_7" style:family="text">
      <style:text-properties fo:background-color="#fefefe"/>
    </style:style>
    <style:style style:name="T149_8" style:family="text">
      <style:text-properties fo:background-color="#fefefe"/>
    </style:style>
    <style:style style:name="T149_9" style:family="text">
      <style:text-properties fo:background-color="#fefefe"/>
    </style:style>
    <style:style style:name="P150" style:family="paragraph" style:parent-style-name="Standard">
      <style:paragraph-properties fo:break-before="auto" fo:text-indent="-0.635cm" fo:line-height="115%" fo:margin-left="2.411cm" style:writing-mode="lr-tb"/>
      <style:text-properties fo:background-color="#fefefe" fo:font-size="9pt" style:font-size-asian="9pt" style:font-size-complex="9pt"/>
    </style:style>
    <style:style style:name="P151" style:family="paragraph" style:parent-style-name="Standard">
      <style:paragraph-properties fo:break-before="auto" fo:text-indent="-0.635cm" fo:line-height="115%" fo:margin-left="2.411cm" style:writing-mode="lr-tb"/>
      <style:text-properties fo:background-color="#fefefe" fo:font-size="9pt" style:font-size-asian="9pt" style:font-size-complex="9pt"/>
    </style:style>
    <style:style style:name="P152" style:family="paragraph" style:parent-style-name="Subtitle">
      <style:paragraph-properties fo:break-before="auto" fo:line-height="115%" style:writing-mode="lr-tb"/>
    </style:style>
    <style:style style:name="T152_1" style:family="text"/>
    <style:style style:name="P153" style:family="paragraph" style:parent-style-name="Standard">
      <style:paragraph-properties fo:break-before="auto" fo:line-height="150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P154" style:family="paragraph" style:parent-style-name="Standard">
      <style:paragraph-properties fo:break-before="auto" fo:line-height="150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P155" style:family="paragraph" style:parent-style-name="Standard">
      <style:paragraph-properties fo:break-before="auto" fo:line-height="150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P156" style:family="paragraph" style:parent-style-name="Standard">
      <style:paragraph-properties fo:break-before="auto" fo:line-height="150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P157" style:family="paragraph" style:parent-style-name="Standard">
      <style:paragraph-properties fo:break-before="auto" fo:line-height="150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P158" style:family="paragraph" style:parent-style-name="Standard">
      <style:paragraph-properties fo:break-before="auto" fo:line-height="150%" fo:margin-top="0cm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Standard">
      <style:paragraph-properties fo:break-before="auto" fo:line-height="150%" fo:margin-top="0cm" style:writing-mode="lr-tb"/>
    </style:style>
    <style:style style:name="T159_1" style:family="text"/>
    <style:style style:name="T159_2" style:family="text">
      <style:text-properties fo:background-color="#fefefe" fo:font-size="9pt" style:font-size-asian="9pt" style:font-size-complex="9pt"/>
    </style:style>
    <style:style style:name="T159_3" style:family="text">
      <style:text-properties fo:background-color="#fefefe" fo:font-size="9pt" style:font-size-asian="9pt" style:font-size-complex="9pt"/>
    </style:style>
    <style:style style:name="T159_4" style:family="text">
      <style:text-properties fo:background-color="#fefefe" fo:font-size="9pt" style:font-size-asian="9pt" style:font-size-complex="9pt"/>
    </style:style>
    <style:style style:name="T159_5" style:family="text">
      <style:text-properties fo:background-color="#fefefe" fo:font-size="9pt" style:font-size-asian="9pt" style:font-size-complex="9pt"/>
    </style:style>
    <style:style style:name="P160" style:family="paragraph" style:parent-style-name="Standard">
      <style:paragraph-properties fo:break-before="auto" fo:line-height="150%" fo:margin-top="0cm" fo:margin-bottom="0cm" style:writing-mode="lr-tb"/>
    </style:style>
    <style:style style:name="T160_1" style:family="text">
      <style:text-properties fo:background-color="#fefefe" fo:font-size="9pt" style:font-size-asian="9pt" style:font-size-complex="9pt"/>
    </style:style>
    <style:style style:name="T160_2" style:family="text">
      <style:text-properties fo:background-color="#fefefe" fo:font-size="9pt" style:font-size-asian="9pt" style:font-size-complex="9pt"/>
    </style:style>
    <style:style style:name="T160_3" style:family="text">
      <style:text-properties fo:background-color="#fefefe" fo:font-size="9pt" style:font-size-asian="9pt" style:font-size-complex="9pt"/>
    </style:style>
    <style:style style:name="T160_4" style:family="text">
      <style:text-properties fo:background-color="#fefefe" fo:font-size="9pt" style:font-size-asian="9pt" style:font-size-complex="9pt"/>
    </style:style>
    <style:style style:name="T160_5" style:family="text">
      <style:text-properties fo:background-color="#fefefe" fo:font-size="9pt" style:font-size-asian="9pt" style:font-size-complex="9pt"/>
    </style:style>
    <style:style style:name="P161" style:family="paragraph" style:parent-style-name="Standard">
      <style:paragraph-properties fo:break-before="auto" fo:text-indent="-0.635cm" fo:line-height="115%" fo:margin-left="2.411cm" style:writing-mode="lr-tb"/>
      <style:text-properties fo:background-color="#fefefe" fo:font-size="9pt" style:font-size-asian="9pt" style:font-size-complex="9pt"/>
    </style:style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ubtitle">
      <style:paragraph-properties fo:break-before="auto" fo:line-height="115%" style:writing-mode="lr-tb"/>
    </style:style>
    <style:style style:name="T163_1" style:family="text"/>
    <style:style style:name="P164" style:family="paragraph" style:parent-style-name="Standard">
      <style:paragraph-properties fo:break-before="auto" fo:line-height="150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P165" style:family="paragraph" style:parent-style-name="Standard">
      <style:paragraph-properties fo:break-before="auto" fo:line-height="150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P166" style:family="paragraph" style:parent-style-name="Standard">
      <style:paragraph-properties fo:break-before="auto" fo:line-height="150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P167" style:family="paragraph" style:parent-style-name="Standard">
      <style:paragraph-properties fo:break-before="auto" fo:line-height="150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P168" style:family="paragraph" style:parent-style-name="Standard">
      <style:paragraph-properties fo:break-before="auto" fo:line-height="150%" fo:margin-top="0cm" style:writing-mode="lr-tb"/>
    </style:style>
    <style:style style:name="T168_1" style:family="text"/>
    <style:style style:name="P169" style:family="paragraph" style:parent-style-name="Standard">
      <style:paragraph-properties fo:break-before="auto" fo:line-height="150%" fo:margin-top="0cm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Standard">
      <style:paragraph-properties fo:break-before="auto" fo:line-height="150%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P171" style:family="paragraph" style:parent-style-name="Standard">
      <style:paragraph-properties fo:break-before="auto" fo:line-height="150%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P172" style:family="paragraph" style:parent-style-name="Standard">
      <style:paragraph-properties fo:break-before="auto" fo:line-height="150%" fo:margin-top="0cm" style:writing-mode="lr-tb"/>
    </style:style>
    <style:style style:name="T172_1" style:family="text"/>
    <style:style style:name="T172_2" style:family="text"/>
    <style:style style:name="T172_3" style:family="text"/>
    <style:style style:name="P173" style:family="paragraph" style:parent-style-name="Standard">
      <style:paragraph-properties fo:break-before="auto" fo:line-height="150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P174" style:family="paragraph" style:parent-style-name="Standard">
      <style:paragraph-properties fo:break-before="auto" fo:line-height="150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P175" style:family="paragraph" style:parent-style-name="Standard">
      <style:paragraph-properties fo:break-before="auto" fo:line-height="150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P176" style:family="paragraph" style:parent-style-name="Standard">
      <style:paragraph-properties fo:break-before="auto" fo:line-height="150%" fo:margin-top="0cm" style:writing-mode="lr-tb"/>
    </style:style>
    <style:style style:name="T176_1" style:family="text"/>
    <style:style style:name="T176_2" style:family="text"/>
    <style:style style:name="T176_3" style:family="text"/>
    <style:style style:name="P177" style:family="paragraph" style:parent-style-name="Standard">
      <style:paragraph-properties fo:break-before="auto" fo:line-height="150%" fo:margin-top="0cm" style:writing-mode="lr-tb"/>
    </style:style>
    <style:style style:name="T177_1" style:family="text"/>
    <style:style style:name="P178" style:family="paragraph" style:parent-style-name="Standard">
      <style:paragraph-properties fo:break-before="auto" fo:line-height="150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P179" style:family="paragraph" style:parent-style-name="Standard">
      <style:paragraph-properties fo:break-before="auto" fo:line-height="150%" fo:margin-top="0cm" style:writing-mode="lr-tb"/>
    </style:style>
    <style:style style:name="T179_1" style:family="text"/>
    <style:style style:name="P180" style:family="paragraph" style:parent-style-name="Standard">
      <style:paragraph-properties fo:break-before="auto" fo:line-height="150%" fo:margin-top="0cm" style:writing-mode="lr-tb"/>
    </style:style>
    <style:style style:name="T180_1" style:family="text"/>
    <style:style style:name="P181" style:family="paragraph" style:parent-style-name="Standard">
      <style:paragraph-properties fo:break-before="auto" fo:line-height="150%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P182" style:family="paragraph" style:parent-style-name="Standard">
      <style:paragraph-properties fo:break-before="auto" fo:line-height="150%" fo:margin-top="0cm" fo:margin-bottom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Subtitle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P186" style:family="paragraph" style:parent-style-name="Standard">
      <style:paragraph-properties fo:break-before="auto" fo:line-height="150%" fo:margin-top="0cm" style:writing-mode="lr-tb"/>
    </style:style>
    <style:style style:name="T186_1" style:family="text">
      <style:text-properties fo:background-color="#fefefe"/>
    </style:style>
    <style:style style:name="T186_2" style:family="text">
      <style:text-properties fo:background-color="#fefefe"/>
    </style:style>
    <style:style style:name="T186_3" style:family="text">
      <style:text-properties fo:background-color="#fefefe"/>
    </style:style>
    <style:style style:name="T186_4" style:family="text">
      <style:text-properties fo:background-color="#fefefe"/>
    </style:style>
    <style:style style:name="T186_5" style:family="text">
      <style:text-properties fo:background-color="#fefefe"/>
    </style:style>
    <style:style style:name="T186_6" style:family="text">
      <style:text-properties fo:background-color="#fefefe"/>
    </style:style>
    <style:style style:name="T186_7" style:family="text">
      <style:text-properties fo:background-color="#fefefe"/>
    </style:style>
    <style:style style:name="T186_8" style:family="text">
      <style:text-properties fo:background-color="#fefefe"/>
    </style:style>
    <style:style style:name="T186_9" style:family="text">
      <style:text-properties fo:background-color="#fefefe"/>
    </style:style>
    <style:style style:name="T186_10" style:family="text">
      <style:text-properties fo:background-color="#fefefe"/>
    </style:style>
    <style:style style:name="T186_11" style:family="text">
      <style:text-properties fo:background-color="#fefefe"/>
    </style:style>
    <style:style style:name="T186_12" style:family="text">
      <style:text-properties fo:background-color="#fefefe"/>
    </style:style>
    <style:style style:name="T186_13" style:family="text">
      <style:text-properties fo:background-color="#fefefe"/>
    </style:style>
    <style:style style:name="P187" style:family="paragraph" style:parent-style-name="Standard">
      <style:paragraph-properties fo:break-before="auto" fo:line-height="150%" fo:margin-top="0cm" style:writing-mode="lr-tb"/>
    </style:style>
    <style:style style:name="T187_1" style:family="text">
      <style:text-properties fo:background-color="#fefefe"/>
    </style:style>
    <style:style style:name="P188" style:family="paragraph" style:parent-style-name="Standard">
      <style:paragraph-properties fo:break-before="auto" fo:line-height="150%" fo:margin-top="0cm" style:writing-mode="lr-tb"/>
    </style:style>
    <style:style style:name="T188_1" style:family="text">
      <style:text-properties fo:background-color="#fefefe"/>
    </style:style>
    <style:style style:name="T188_2" style:family="text">
      <style:text-properties fo:background-color="#fefefe"/>
    </style:style>
    <style:style style:name="T188_3" style:family="text">
      <style:text-properties fo:background-color="#fefefe"/>
    </style:style>
    <style:style style:name="P189" style:family="paragraph" style:parent-style-name="Standard">
      <style:paragraph-properties fo:break-before="auto" fo:line-height="150%" fo:margin-top="0cm" style:writing-mode="lr-tb"/>
    </style:style>
    <style:style style:name="T189_1" style:family="text">
      <style:text-properties fo:background-color="#fefefe"/>
    </style:style>
    <style:style style:name="P190" style:family="paragraph" style:parent-style-name="Standard">
      <style:paragraph-properties fo:break-before="auto" fo:line-height="150%" fo:margin-top="0cm" style:writing-mode="lr-tb"/>
    </style:style>
    <style:style style:name="T190_1" style:family="text">
      <style:text-properties fo:background-color="#fefefe"/>
    </style:style>
    <style:style style:name="T190_2" style:family="text">
      <style:text-properties fo:background-color="#fefefe"/>
    </style:style>
    <style:style style:name="T190_3" style:family="text">
      <style:text-properties fo:background-color="#fefefe"/>
    </style:style>
    <style:style style:name="T190_4" style:family="text">
      <style:text-properties fo:background-color="#fefefe"/>
    </style:style>
    <style:style style:name="T190_5" style:family="text">
      <style:text-properties fo:background-color="#fefefe"/>
    </style:style>
    <style:style style:name="T190_6" style:family="text">
      <style:text-properties fo:background-color="#fefefe"/>
    </style:style>
    <style:style style:name="T190_7" style:family="text">
      <style:text-properties fo:background-color="#fefefe"/>
    </style:style>
    <style:style style:name="T190_8" style:family="text">
      <style:text-properties fo:background-color="#fefefe"/>
    </style:style>
    <style:style style:name="T190_9" style:family="text">
      <style:text-properties fo:background-color="#fefefe"/>
    </style:style>
    <style:style style:name="T190_10" style:family="text">
      <style:text-properties fo:background-color="#fefefe"/>
    </style:style>
    <style:style style:name="T190_11" style:family="text">
      <style:text-properties fo:background-color="#fefefe"/>
    </style:style>
    <style:style style:name="T190_12" style:family="text">
      <style:text-properties fo:background-color="#fefefe"/>
    </style:style>
    <style:style style:name="T190_13" style:family="text">
      <style:text-properties fo:background-color="#fefefe"/>
    </style:style>
    <style:style style:name="T190_14" style:family="text">
      <style:text-properties fo:background-color="#fefefe"/>
    </style:style>
    <style:style style:name="T190_15" style:family="text">
      <style:text-properties fo:background-color="#fefefe"/>
    </style:style>
    <style:style style:name="T190_16" style:family="text">
      <style:text-properties fo:background-color="#fefefe"/>
    </style:style>
    <style:style style:name="T190_17" style:family="text">
      <style:text-properties fo:background-color="#fefefe"/>
    </style:style>
    <style:style style:name="T190_18" style:family="text">
      <style:text-properties fo:background-color="#fefefe"/>
    </style:style>
    <style:style style:name="T190_19" style:family="text">
      <style:text-properties fo:background-color="#fefefe"/>
    </style:style>
    <style:style style:name="T190_20" style:family="text">
      <style:text-properties fo:background-color="#fefefe"/>
    </style:style>
    <style:style style:name="T190_21" style:family="text">
      <style:text-properties fo:background-color="#fefefe"/>
    </style:style>
    <style:style style:name="T190_22" style:family="text">
      <style:text-properties fo:background-color="#fefefe"/>
    </style:style>
    <style:style style:name="T190_23" style:family="text">
      <style:text-properties fo:background-color="#fefefe"/>
    </style:style>
    <style:style style:name="T190_24" style:family="text">
      <style:text-properties fo:background-color="#fefefe"/>
    </style:style>
    <style:style style:name="T190_25" style:family="text">
      <style:text-properties fo:background-color="#fefefe"/>
    </style:style>
    <style:style style:name="T190_26" style:family="text">
      <style:text-properties fo:background-color="#fefefe"/>
    </style:style>
    <style:style style:name="T190_27" style:family="text">
      <style:text-properties fo:background-color="#fefefe"/>
    </style:style>
    <style:style style:name="T190_28" style:family="text">
      <style:text-properties fo:background-color="#fefefe"/>
    </style:style>
    <style:style style:name="T190_29" style:family="text">
      <style:text-properties fo:background-color="#fefefe"/>
    </style:style>
    <style:style style:name="T190_30" style:family="text">
      <style:text-properties fo:background-color="#fefefe"/>
    </style:style>
    <style:style style:name="T190_31" style:family="text">
      <style:text-properties fo:background-color="#fefefe"/>
    </style:style>
    <style:style style:name="P191" style:family="paragraph" style:parent-style-name="Standard">
      <style:paragraph-properties fo:break-before="auto" fo:line-height="150%" fo:margin-top="0cm" style:writing-mode="lr-tb"/>
    </style:style>
    <style:style style:name="T191_1" style:family="text">
      <style:text-properties fo:background-color="#fefefe"/>
    </style:style>
    <style:style style:name="T191_2" style:family="text">
      <style:text-properties fo:background-color="#fefefe"/>
    </style:style>
    <style:style style:name="T191_3" style:family="text">
      <style:text-properties fo:background-color="#fefefe"/>
    </style:style>
    <style:style style:name="T191_4" style:family="text">
      <style:text-properties fo:background-color="#fefefe"/>
    </style:style>
    <style:style style:name="T191_5" style:family="text">
      <style:text-properties fo:background-color="#fefefe"/>
    </style:style>
    <style:style style:name="T191_6" style:family="text">
      <style:text-properties fo:background-color="#fefefe"/>
    </style:style>
    <style:style style:name="T191_7" style:family="text">
      <style:text-properties fo:background-color="#fefefe"/>
    </style:style>
    <style:style style:name="T191_8" style:family="text">
      <style:text-properties fo:background-color="#fefefe"/>
    </style:style>
    <style:style style:name="T191_9" style:family="text">
      <style:text-properties fo:background-color="#fefefe"/>
    </style:style>
    <style:style style:name="T191_10" style:family="text">
      <style:text-properties fo:background-color="#fefefe"/>
    </style:style>
    <style:style style:name="T191_11" style:family="text">
      <style:text-properties fo:background-color="#fefefe"/>
    </style:style>
    <style:style style:name="P192" style:family="paragraph" style:parent-style-name="Standard">
      <style:paragraph-properties fo:break-before="auto" fo:line-height="150%" fo:margin-top="0cm" style:writing-mode="lr-tb"/>
    </style:style>
    <style:style style:name="T192_1" style:family="text">
      <style:text-properties fo:background-color="#fefefe"/>
    </style:style>
    <style:style style:name="T192_2" style:family="text">
      <style:text-properties fo:background-color="#fefefe"/>
    </style:style>
    <style:style style:name="T192_3" style:family="text">
      <style:text-properties fo:background-color="#fefefe"/>
    </style:style>
    <style:style style:name="T192_4" style:family="text">
      <style:text-properties fo:background-color="#fefefe"/>
    </style:style>
    <style:style style:name="T192_5" style:family="text">
      <style:text-properties fo:background-color="#fefefe"/>
    </style:style>
    <style:style style:name="P193" style:family="paragraph" style:parent-style-name="Standard">
      <style:paragraph-properties fo:break-before="auto" fo:line-height="150%" fo:margin-top="0cm" style:writing-mode="lr-tb"/>
    </style:style>
    <style:style style:name="T193_1" style:family="text">
      <style:text-properties fo:background-color="#fefefe"/>
    </style:style>
    <style:style style:name="T193_2" style:family="text">
      <style:text-properties fo:background-color="#fefefe"/>
    </style:style>
    <style:style style:name="T193_3" style:family="text">
      <style:text-properties fo:background-color="#fefefe"/>
    </style:style>
    <style:style style:name="P194" style:family="paragraph" style:parent-style-name="Standard">
      <style:paragraph-properties fo:break-before="auto" fo:line-height="150%" fo:margin-top="0cm" style:writing-mode="lr-tb"/>
    </style:style>
    <style:style style:name="T194_1" style:family="text">
      <style:text-properties fo:background-color="#fefefe"/>
    </style:style>
    <style:style style:name="P195" style:family="paragraph" style:parent-style-name="Standard">
      <style:paragraph-properties fo:break-before="auto" fo:line-height="150%" fo:margin-top="0cm" style:writing-mode="lr-tb"/>
    </style:style>
    <style:style style:name="T195_1" style:family="text">
      <style:text-properties fo:background-color="#fefefe"/>
    </style:style>
    <style:style style:name="T195_2" style:family="text">
      <style:text-properties fo:background-color="#fefefe"/>
    </style:style>
    <style:style style:name="T195_3" style:family="text">
      <style:text-properties fo:background-color="#fefefe"/>
    </style:style>
    <style:style style:name="P196" style:family="paragraph" style:parent-style-name="Standard">
      <style:paragraph-properties fo:break-before="auto" fo:line-height="150%" fo:margin-top="0cm" fo:margin-bottom="0cm" style:writing-mode="lr-tb"/>
    </style:style>
    <style:style style:name="T196_1" style:family="text">
      <style:text-properties fo:background-color="#fefefe"/>
    </style:style>
    <style:style style:name="T196_2" style:family="text">
      <style:text-properties fo:background-color="#fefefe"/>
    </style:style>
    <style:style style:name="P197" style:family="paragraph" style:parent-style-name="Standard">
      <style:paragraph-properties fo:break-before="auto" fo:line-height="150%" style:writing-mode="lr-tb"/>
      <style:text-properties fo:background-color="#fefefe"/>
    </style:style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ubtitle">
      <style:paragraph-properties fo:break-before="auto" fo:line-height="115%" style:writing-mode="lr-tb"/>
    </style:style>
    <style:style style:name="T199_1" style:family="text"/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/>
    <style:style style:name="T203_2" style:family="text"/>
    <style:style style:name="T203_3" style:family="text"/>
    <style:style style:name="P204" style:family="paragraph" style:parent-style-name="Standard">
      <style:paragraph-properties fo:break-before="auto" fo:line-height="115%" fo:margin-top="0cm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fo:margin-top="0cm" style:writing-mode="lr-tb"/>
    </style:style>
    <style:style style:name="T205_1" style:family="text"/>
    <style:style style:name="P206" style:family="paragraph" style:parent-style-name="Standard">
      <style:paragraph-properties fo:break-before="auto" fo:line-height="115%" fo:margin-top="0cm" fo:margin-bottom="0cm" style:writing-mode="lr-tb"/>
    </style:style>
    <style:style style:name="T206_1" style:family="text"/>
    <style:style style:name="P207" style:family="paragraph" style:parent-style-name="Standard">
      <style:paragraph-properties fo:break-before="auto" fo:line-height="115%" style:writing-mode="lr-tb"/>
    </style:style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ubtitle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5" style:family="text"/>
    <style:style style:name="T209_6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7" style:family="text"/>
    <style:style style:name="T209_8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9" style:family="text"/>
    <style:style style:name="T209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11" style:family="text"/>
    <style:style style:name="T209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13" style:family="text"/>
    <style:style style:name="T209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15" style:family="text"/>
    <style:style style:name="T209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17" style:family="text"/>
    <style:style style:name="T209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19" style:family="text"/>
    <style:style style:name="T209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21" style:family="text"/>
    <style:style style:name="T209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23" style:family="text"/>
    <style:style style:name="T209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25" style:family="text"/>
    <style:style style:name="T209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27" style:family="text"/>
    <style:style style:name="T209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29" style:family="text"/>
    <style:style style:name="T209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31" style:family="text"/>
    <style:style style:name="T209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33" style:family="text"/>
    <style:style style:name="T209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35" style:family="text"/>
    <style:style style:name="T209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37" style:family="text"/>
    <style:style style:name="T209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39" style:family="text"/>
    <style:style style:name="T209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41" style:family="text"/>
    <style:style style:name="T209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209_43" style:family="text"/>
    <style:style style:name="T209_44" style:family="text">
      <style:text-properties fo:color="#1155cc" fo:font-size="12pt" style:font-size-asian="12pt" style:font-size-complex="12pt" style:text-underline-style="solid" style:text-underline-color="font-color"/>
    </style:style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/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/>
    <style:style style:name="T215_2" style:family="text"/>
    <style:style style:name="T215_3" style:family="text"/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/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fo:margin-top="0cm" fo:margin-bottom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ubtitle">
      <style:paragraph-properties fo:break-before="page" fo:line-height="115%" style:writing-mode="lr-tb"/>
    </style:style>
    <style:style style:name="T221_1" style:family="text"/>
    <style:style style:name="T221_2" style:family="text"/>
    <style:style style:name="T221_3" style:family="text"/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/>
    <style:style style:name="P224" style:family="paragraph" style:parent-style-name="Standard">
      <style:paragraph-properties fo:break-before="auto" fo:line-height="115%" fo:margin-top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P225" style:family="paragraph" style:parent-style-name="Standard">
      <style:paragraph-properties fo:break-before="auto" fo:line-height="115%" fo:margin-top="0cm" style:writing-mode="lr-tb"/>
    </style:style>
    <style:style style:name="T225_1" style:family="text"/>
    <style:style style:name="T225_2" style:family="text"/>
    <style:style style:name="T225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6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29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0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0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0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0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0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0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0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1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1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1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1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1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1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1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1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1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33" style:family="paragraph" style:parent-style-name="Standard">
      <style:paragraph-properties fo:break-before="auto" fo:line-height="115%" fo:margin-top="0cm" fo:margin-bottom="0cm" style:writing-mode="lr-tb"/>
    </style:style>
    <style:style style:name="T233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3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3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3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3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34" style:family="paragraph" style:parent-style-name="Standard">
      <style:paragraph-properties fo:break-before="auto" fo:text-indent="0cm" fo:line-height="115%" fo:margin-left="0cm" style:writing-mode="lr-tb"/>
    </style:style>
    <style:style style:name="T234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4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4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4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4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4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35" style:family="paragraph" style:parent-style-name="Standard">
      <style:paragraph-properties fo:break-before="auto" fo:text-indent="0cm" fo:line-height="115%" fo:margin-left="0cm" style:writing-mode="lr-tb"/>
    </style:style>
    <style:style style:name="T235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5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5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5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36" style:family="paragraph" style:parent-style-name="Standard">
      <style:paragraph-properties fo:break-before="auto" fo:text-indent="0cm" fo:line-height="115%" fo:margin-left="0cm" style:writing-mode="lr-tb"/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37" style:family="paragraph" style:parent-style-name="Subtitle">
      <style:paragraph-properties fo:break-before="auto" fo:line-height="115%" style:writing-mode="lr-tb"/>
    </style:style>
    <style:style style:name="T237_1" style:family="text"/>
    <style:style style:name="T237_2" style:family="text"/>
    <style:style style:name="P238" style:family="paragraph" style:parent-style-name="Standard">
      <style:paragraph-properties fo:break-before="auto" fo:line-height="115%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P239" style:family="paragraph" style:parent-style-name="Standard">
      <style:paragraph-properties fo:break-before="auto" fo:line-height="115%" fo:margin-top="0cm" style:writing-mode="lr-tb"/>
    </style:style>
    <style:style style:name="T239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9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9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9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9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9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39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1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1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42" style:family="paragraph" style:parent-style-name="Standard">
      <style:paragraph-properties fo:break-before="auto" fo:line-height="115%" fo:margin-top="0cm" style:writing-mode="lr-tb"/>
    </style:style>
    <style:style style:name="T242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2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2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2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2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2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2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3_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44" style:family="paragraph" style:parent-style-name="Standard">
      <style:paragraph-properties fo:break-before="auto" fo:line-height="115%" fo:margin-top="0cm" style:writing-mode="lr-tb"/>
    </style:style>
    <style:style style:name="T244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244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45" style:family="paragraph" style:parent-style-name="Standard">
      <style:paragraph-properties fo:break-before="auto" fo:line-height="115%" fo:margin-top="0cm" style:writing-mode="lr-tb"/>
    </style:style>
    <style:style style:name="T245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47" style:family="paragraph" style:parent-style-name="Standard">
      <style:paragraph-properties fo:break-before="auto" fo:line-height="115%" fo:margin-top="0cm" style:writing-mode="lr-tb"/>
    </style:style>
    <style:style style:name="T247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48" style:family="paragraph" style:parent-style-name="Standard">
      <style:paragraph-properties fo:break-before="auto" fo:line-height="115%" fo:margin-top="0cm" style:writing-mode="lr-tb"/>
    </style:style>
    <style:style style:name="T248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49" style:family="paragraph" style:parent-style-name="Standard">
      <style:paragraph-properties fo:break-before="auto" fo:line-height="115%" fo:margin-top="0cm" fo:margin-bottom="0cm" style:writing-mode="lr-tb"/>
    </style:style>
    <style:style style:name="T249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50" style:family="paragraph" style:parent-style-name="Standard">
      <style:paragraph-properties fo:break-before="auto" fo:line-height="115%" style:writing-mode="lr-tb"/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251" style:family="paragraph" style:parent-style-name="Subtitle">
      <style:paragraph-properties fo:break-before="auto" fo:line-height="115%" style:writing-mode="lr-tb"/>
    </style:style>
    <style:style style:name="T251_1" style:family="text"/>
    <style:style style:name="T251_2" style:family="text"/>
    <style:style style:name="P252" style:family="paragraph" style:parent-style-name="Standard">
      <style:paragraph-properties fo:break-before="auto" fo:line-height="115%" fo:margin-top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P253" style:family="paragraph" style:parent-style-name="Standard">
      <style:paragraph-properties fo:break-before="auto" fo:line-height="115%" fo:margin-top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P254" style:family="paragraph" style:parent-style-name="Standard">
      <style:paragraph-properties fo:break-before="auto" fo:line-height="115%" fo:margin-top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P255" style:family="paragraph" style:parent-style-name="Standard">
      <style:paragraph-properties fo:break-before="auto" fo:line-height="115%" fo:margin-top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P256" style:family="paragraph" style:parent-style-name="Standard">
      <style:paragraph-properties fo:break-before="auto" fo:line-height="115%" fo:margin-top="0cm" style:writing-mode="lr-tb"/>
    </style:style>
    <style:style style:name="T256_1" style:family="text"/>
    <style:style style:name="P257" style:family="paragraph" style:parent-style-name="Standard">
      <style:paragraph-properties fo:break-before="auto" fo:line-height="115%" fo:margin-top="0cm" style:writing-mode="lr-tb"/>
    </style:style>
    <style:style style:name="T257_1" style:family="text"/>
    <style:style style:name="P258" style:family="paragraph" style:parent-style-name="Standard">
      <style:paragraph-properties fo:break-before="auto" fo:line-height="115%" fo:margin-top="0cm" fo:margin-bottom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Subtitle">
      <style:paragraph-properties fo:break-before="auto" fo:line-height="115%" style:writing-mode="lr-tb"/>
    </style:style>
    <style:style style:name="T261_1" style:family="text"/>
    <style:style style:name="P262" style:family="paragraph" style:parent-style-name="Standard">
      <style:paragraph-properties fo:break-before="auto" fo:line-height="115%" fo:margin-top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>
      <style:text-properties fo:background-color="#fefefe"/>
    </style:style>
    <style:style style:name="P263" style:family="paragraph" style:parent-style-name="Standard">
      <style:paragraph-properties fo:break-before="auto" fo:line-height="115%" fo:margin-top="0cm" style:writing-mode="lr-tb"/>
    </style:style>
    <style:style style:name="T263_1" style:family="text">
      <style:text-properties fo:background-color="#fefefe"/>
    </style:style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>
      <style:text-properties fo:background-color="#fefefe"/>
    </style:style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>
      <style:text-properties fo:background-color="#fefefe"/>
    </style:style>
    <style:style style:name="T265_2" style:family="text">
      <style:text-properties fo:background-color="#fefefe"/>
    </style:style>
    <style:style style:name="T265_3" style:family="text">
      <style:text-properties fo:background-color="#fefefe"/>
    </style:style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>
      <style:text-properties fo:background-color="#fefefe"/>
    </style:style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>
      <style:text-properties fo:background-color="#fefefe"/>
    </style:style>
    <style:style style:name="T267_2" style:family="text">
      <style:text-properties fo:background-color="#fefefe"/>
    </style:style>
    <style:style style:name="T267_3" style:family="text">
      <style:text-properties fo:background-color="#fefefe"/>
    </style:style>
    <style:style style:name="P268" style:family="paragraph" style:parent-style-name="Standard">
      <style:paragraph-properties fo:break-before="auto" fo:line-height="115%" fo:margin-top="0cm" fo:margin-bottom="0cm" style:writing-mode="lr-tb"/>
    </style:style>
    <style:style style:name="T268_1" style:family="text">
      <style:text-properties fo:background-color="#fefefe"/>
    </style:style>
    <style:style style:name="T268_2" style:family="text">
      <style:text-properties fo:background-color="#fefefe"/>
    </style:style>
    <style:style style:name="P269" style:family="paragraph" style:parent-style-name="Standard">
      <style:paragraph-properties fo:break-before="auto" fo:line-height="115%" style:writing-mode="lr-tb"/>
      <style:text-properties fo:background-color="#fefefe"/>
    </style:style>
    <style:style style:name="P270" style:family="paragraph" style:parent-style-name="Standard">
      <style:paragraph-properties fo:break-before="auto" fo:line-height="115%" style:writing-mode="lr-tb"/>
      <style:text-properties fo:background-color="#fefefe"/>
    </style:style>
    <style:style style:name="P271" style:family="paragraph" style:parent-style-name="Subtitle">
      <style:paragraph-properties fo:break-before="auto" fo:line-height="115%" style:writing-mode="lr-tb"/>
    </style:style>
    <style:style style:name="T271_1" style:family="text"/>
    <style:style style:name="P272" style:family="paragraph" style:parent-style-name="Standard">
      <style:paragraph-properties fo:break-before="auto" fo:line-height="115%" fo:margin-top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P273" style:family="paragraph" style:parent-style-name="Standard">
      <style:paragraph-properties fo:break-before="auto" fo:line-height="115%" fo:margin-top="0cm" fo:margin-bottom="0cm" style:writing-mode="lr-tb"/>
    </style:style>
    <style:style style:name="P274" style:family="paragraph" style:parent-style-name="Standard">
      <style:paragraph-properties fo:break-before="auto" fo:line-height="115%" style:writing-mode="lr-tb"/>
    </style:style>
    <style:style style:name="P27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olvyxabjwg7g"/><text:bookmark-end text:name="h.olvyxabjwg7g"/><text:span text:style-name="T1_1">Day</text:span><text:span text:style-name="T1_2"><text:s/>1</text:span></text:p>
      <text:list text:style-name="LS1" xml:id="list0">
        <text:list-item>
          <text:p text:style-name="P2"><text:bookmark-start text:name="h.hqthgegis6et"/><text:bookmark-end text:name="h.hqthgegis6et"/><text:span text:style-name="T2_1">C</text:span><text:span text:style-name="T2_2">++<text:s/></text:span><text:span text:style-name="T2_3">Compile</text:span><text:span text:style-name="T2_4"><text:s/>(</text:span><text:span text:style-name="T2_5">phases</text:span><text:span text:style-name="T2_6">,<text:s/></text:span><text:span text:style-name="T2_7">hpp</text:span><text:span text:style-name="T2_8">-</text:span><text:span text:style-name="T2_9">cpp</text:span><text:span text:style-name="T2_10">,<text:s/></text:span><text:span text:style-name="T2_11">extern</text:span><text:span text:style-name="T2_12">,<text:s/>#</text:span><text:span text:style-name="T2_13">define</text:span><text:span text:style-name="T2_14">)<text:s/></text:span></text:p>
          <text:list>
            <text:list-item>
              <text:p text:style-name="P3"><text:bookmark-start text:name="h.g4gres5nnwci"/><text:bookmark-end text:name="h.g4gres5nnwci"/><text:span text:style-name="T3_1"><text:a xlink:type="simple" xlink:href="http://www.cyberforum.ru/blogs/18334/blog100.html"><text:span text:style-name="T3_2">http</text:span></text:a></text:span><text:span text:style-name="T3_3"><text:a xlink:type="simple" xlink:href="http://www.cyberforum.ru/blogs/18334/blog100.html"><text:span text:style-name="T3_4">://</text:span></text:a></text:span><text:span text:style-name="T3_5"><text:a xlink:type="simple" xlink:href="http://www.cyberforum.ru/blogs/18334/blog100.html"><text:span text:style-name="T3_6">www</text:span></text:a></text:span><text:span text:style-name="T3_7"><text:a xlink:type="simple" xlink:href="http://www.cyberforum.ru/blogs/18334/blog100.html"><text:span text:style-name="T3_8">.</text:span></text:a></text:span><text:span text:style-name="T3_9"><text:a xlink:type="simple" xlink:href="http://www.cyberforum.ru/blogs/18334/blog100.html"><text:span text:style-name="T3_10">cyberforum</text:span></text:a></text:span><text:span text:style-name="T3_11"><text:a xlink:type="simple" xlink:href="http://www.cyberforum.ru/blogs/18334/blog100.html"><text:span text:style-name="T3_12">.</text:span></text:a></text:span><text:span text:style-name="T3_13"><text:a xlink:type="simple" xlink:href="http://www.cyberforum.ru/blogs/18334/blog100.html"><text:span text:style-name="T3_14">ru</text:span></text:a></text:span><text:span text:style-name="T3_15"><text:a xlink:type="simple" xlink:href="http://www.cyberforum.ru/blogs/18334/blog100.html"><text:span text:style-name="T3_16">/</text:span></text:a></text:span><text:span text:style-name="T3_17"><text:a xlink:type="simple" xlink:href="http://www.cyberforum.ru/blogs/18334/blog100.html"><text:span text:style-name="T3_18">blogs</text:span></text:a></text:span><text:span text:style-name="T3_19"><text:a xlink:type="simple" xlink:href="http://www.cyberforum.ru/blogs/18334/blog100.html"><text:span text:style-name="T3_20">/18334/</text:span></text:a></text:span><text:span text:style-name="T3_21"><text:a xlink:type="simple" xlink:href="http://www.cyberforum.ru/blogs/18334/blog100.html"><text:span text:style-name="T3_22">blog</text:span></text:a></text:span><text:span text:style-name="T3_23"><text:a xlink:type="simple" xlink:href="http://www.cyberforum.ru/blogs/18334/blog100.html"><text:span text:style-name="T3_24">100.</text:span></text:a></text:span><text:span text:style-name="T3_25"><text:a xlink:type="simple" xlink:href="http://www.cyberforum.ru/blogs/18334/blog100.html"><text:span text:style-name="T3_26">html</text:span></text:a></text:span></text:p>
            </text:list-item>
            <text:list-item>
              <text:p text:style-name="P4"><text:bookmark-start text:name="h.f48aribhcdor"/><text:bookmark-end text:name="h.f48aribhcdor"/><text:span text:style-name="T4_1"><text:a xlink:type="simple" xlink:href="https://code-live.ru/post/separate-compilation-cpp/"><text:span text:style-name="T4_2">https</text:span></text:a></text:span><text:span text:style-name="T4_3"><text:a xlink:type="simple" xlink:href="https://code-live.ru/post/separate-compilation-cpp/"><text:span text:style-name="T4_4">://</text:span></text:a></text:span><text:span text:style-name="T4_5"><text:a xlink:type="simple" xlink:href="https://code-live.ru/post/separate-compilation-cpp/"><text:span text:style-name="T4_6">code</text:span></text:a></text:span><text:span text:style-name="T4_7"><text:a xlink:type="simple" xlink:href="https://code-live.ru/post/separate-compilation-cpp/"><text:span text:style-name="T4_8">-</text:span></text:a></text:span><text:span text:style-name="T4_9"><text:a xlink:type="simple" xlink:href="https://code-live.ru/post/separate-compilation-cpp/"><text:span text:style-name="T4_10">live</text:span></text:a></text:span><text:span text:style-name="T4_11"><text:a xlink:type="simple" xlink:href="https://code-live.ru/post/separate-compilation-cpp/"><text:span text:style-name="T4_12">.</text:span></text:a></text:span><text:span text:style-name="T4_13"><text:a xlink:type="simple" xlink:href="https://code-live.ru/post/separate-compilation-cpp/"><text:span text:style-name="T4_14">ru</text:span></text:a></text:span><text:span text:style-name="T4_15"><text:a xlink:type="simple" xlink:href="https://code-live.ru/post/separate-compilation-cpp/"><text:span text:style-name="T4_16">/</text:span></text:a></text:span><text:span text:style-name="T4_17"><text:a xlink:type="simple" xlink:href="https://code-live.ru/post/separate-compilation-cpp/"><text:span text:style-name="T4_18">post</text:span></text:a></text:span><text:span text:style-name="T4_19"><text:a xlink:type="simple" xlink:href="https://code-live.ru/post/separate-compilation-cpp/"><text:span text:style-name="T4_20">/</text:span></text:a></text:span><text:span text:style-name="T4_21"><text:a xlink:type="simple" xlink:href="https://code-live.ru/post/separate-compilation-cpp/"><text:span text:style-name="T4_22">separate</text:span></text:a></text:span><text:span text:style-name="T4_23"><text:a xlink:type="simple" xlink:href="https://code-live.ru/post/separate-compilation-cpp/"><text:span text:style-name="T4_24">-</text:span></text:a></text:span><text:span text:style-name="T4_25"><text:a xlink:type="simple" xlink:href="https://code-live.ru/post/separate-compilation-cpp/"><text:span text:style-name="T4_26">compilation</text:span></text:a></text:span><text:span text:style-name="T4_27"><text:a xlink:type="simple" xlink:href="https://code-live.ru/post/separate-compilation-cpp/"><text:span text:style-name="T4_28">-</text:span></text:a></text:span><text:span text:style-name="T4_29"><text:a xlink:type="simple" xlink:href="https://code-live.ru/post/separate-compilation-cpp/"><text:span text:style-name="T4_30">cpp</text:span></text:a></text:span><text:span text:style-name="T4_31"><text:a xlink:type="simple" xlink:href="https://code-live.ru/post/separate-compilation-cpp/"><text:span text:style-name="T4_32">/</text:span></text:a></text:span></text:p>
            </text:list-item>
            <text:list-item>
              <text:p text:style-name="P5"><text:bookmark-start text:name="h.ol6cir13cls5"/><text:bookmark-end text:name="h.ol6cir13cls5"/><text:span text:style-name="T5_1"><text:a xlink:type="simple" xlink:href="http://www.gahcep.com/cpp-internals-memory-layout/"><text:span text:style-name="T5_2">http</text:span></text:a></text:span><text:span text:style-name="T5_3"><text:a xlink:type="simple" xlink:href="http://www.gahcep.com/cpp-internals-memory-layout/"><text:span text:style-name="T5_4">://</text:span></text:a></text:span><text:span text:style-name="T5_5"><text:a xlink:type="simple" xlink:href="http://www.gahcep.com/cpp-internals-memory-layout/"><text:span text:style-name="T5_6">www</text:span></text:a></text:span><text:span text:style-name="T5_7"><text:a xlink:type="simple" xlink:href="http://www.gahcep.com/cpp-internals-memory-layout/"><text:span text:style-name="T5_8">.</text:span></text:a></text:span><text:span text:style-name="T5_9"><text:a xlink:type="simple" xlink:href="http://www.gahcep.com/cpp-internals-memory-layout/"><text:span text:style-name="T5_10">gahcep</text:span></text:a></text:span><text:span text:style-name="T5_11"><text:a xlink:type="simple" xlink:href="http://www.gahcep.com/cpp-internals-memory-layout/"><text:span text:style-name="T5_12">.</text:span></text:a></text:span><text:span text:style-name="T5_13"><text:a xlink:type="simple" xlink:href="http://www.gahcep.com/cpp-internals-memory-layout/"><text:span text:style-name="T5_14">com</text:span></text:a></text:span><text:span text:style-name="T5_15"><text:a xlink:type="simple" xlink:href="http://www.gahcep.com/cpp-internals-memory-layout/"><text:span text:style-name="T5_16">/</text:span></text:a></text:span><text:span text:style-name="T5_17"><text:a xlink:type="simple" xlink:href="http://www.gahcep.com/cpp-internals-memory-layout/"><text:span text:style-name="T5_18">cpp</text:span></text:a></text:span><text:span text:style-name="T5_19"><text:a xlink:type="simple" xlink:href="http://www.gahcep.com/cpp-internals-memory-layout/"><text:span text:style-name="T5_20">-</text:span></text:a></text:span><text:span text:style-name="T5_21"><text:a xlink:type="simple" xlink:href="http://www.gahcep.com/cpp-internals-memory-layout/"><text:span text:style-name="T5_22">internals</text:span></text:a></text:span><text:span text:style-name="T5_23"><text:a xlink:type="simple" xlink:href="http://www.gahcep.com/cpp-internals-memory-layout/"><text:span text:style-name="T5_24">-</text:span></text:a></text:span><text:span text:style-name="T5_25"><text:a xlink:type="simple" xlink:href="http://www.gahcep.com/cpp-internals-memory-layout/"><text:span text:style-name="T5_26">memory</text:span></text:a></text:span><text:span text:style-name="T5_27"><text:a xlink:type="simple" xlink:href="http://www.gahcep.com/cpp-internals-memory-layout/"><text:span text:style-name="T5_28">-</text:span></text:a></text:span><text:span text:style-name="T5_29"><text:a xlink:type="simple" xlink:href="http://www.gahcep.com/cpp-internals-memory-layout/"><text:span text:style-name="T5_30">layout</text:span></text:a></text:span><text:span text:style-name="T5_31"><text:a xlink:type="simple" xlink:href="http://www.gahcep.com/cpp-internals-memory-layout/"><text:span text:style-name="T5_32">/</text:span></text:a></text:span><text:span text:style-name="T5_33"><text:s/></text:span></text:p>
            </text:list-item>
          </text:list>
        </text:list-item>
        <text:list-item>
          <text:p text:style-name="P6"><text:span text:style-name="T6_1">Variables</text:span><text:span text:style-name="T6_2"><text:s/>(</text:span><text:span text:style-name="T6_3">local</text:span><text:span text:style-name="T6_4">,<text:s/></text:span><text:span text:style-name="T6_5">global</text:span><text:span text:style-name="T6_6">,<text:s/></text:span><text:span text:style-name="T6_7">static</text:span><text:span text:style-name="T6_8">)</text:span></text:p>
          <text:list>
            <text:list-item>
              <text:p text:style-name="P7"><text:span text:style-name="T7_1"><text:a xlink:type="simple" xlink:href="http://www.tutorialspoint.com/cplusplus/cpp_variable_types.htm"><text:span text:style-name="T7_2">http</text:span></text:a></text:span><text:span text:style-name="T7_3"><text:a xlink:type="simple" xlink:href="http://www.tutorialspoint.com/cplusplus/cpp_variable_types.htm"><text:span text:style-name="T7_4">://</text:span></text:a></text:span><text:span text:style-name="T7_5"><text:a xlink:type="simple" xlink:href="http://www.tutorialspoint.com/cplusplus/cpp_variable_types.htm"><text:span text:style-name="T7_6">www</text:span></text:a></text:span><text:span text:style-name="T7_7"><text:a xlink:type="simple" xlink:href="http://www.tutorialspoint.com/cplusplus/cpp_variable_types.htm"><text:span text:style-name="T7_8">.</text:span></text:a></text:span><text:span text:style-name="T7_9"><text:a xlink:type="simple" xlink:href="http://www.tutorialspoint.com/cplusplus/cpp_variable_types.htm"><text:span text:style-name="T7_10">tutorialspoint</text:span></text:a></text:span><text:span text:style-name="T7_11"><text:a xlink:type="simple" xlink:href="http://www.tutorialspoint.com/cplusplus/cpp_variable_types.htm"><text:span text:style-name="T7_12">.</text:span></text:a></text:span><text:span text:style-name="T7_13"><text:a xlink:type="simple" xlink:href="http://www.tutorialspoint.com/cplusplus/cpp_variable_types.htm"><text:span text:style-name="T7_14">com</text:span></text:a></text:span><text:span text:style-name="T7_15"><text:a xlink:type="simple" xlink:href="http://www.tutorialspoint.com/cplusplus/cpp_variable_types.htm"><text:span text:style-name="T7_16">/</text:span></text:a></text:span><text:span text:style-name="T7_17"><text:a xlink:type="simple" xlink:href="http://www.tutorialspoint.com/cplusplus/cpp_variable_types.htm"><text:span text:style-name="T7_18">cplusplus</text:span></text:a></text:span><text:span text:style-name="T7_19"><text:a xlink:type="simple" xlink:href="http://www.tutorialspoint.com/cplusplus/cpp_variable_types.htm"><text:span text:style-name="T7_20">/</text:span></text:a></text:span><text:span text:style-name="T7_21"><text:a xlink:type="simple" xlink:href="http://www.tutorialspoint.com/cplusplus/cpp_variable_types.htm"><text:span text:style-name="T7_22">cpp</text:span></text:a></text:span><text:span text:style-name="T7_23"><text:a xlink:type="simple" xlink:href="http://www.tutorialspoint.com/cplusplus/cpp_variable_types.htm"><text:span text:style-name="T7_24">_</text:span></text:a></text:span><text:span text:style-name="T7_25"><text:a xlink:type="simple" xlink:href="http://www.tutorialspoint.com/cplusplus/cpp_variable_types.htm"><text:span text:style-name="T7_26">variable</text:span></text:a></text:span><text:span text:style-name="T7_27"><text:a xlink:type="simple" xlink:href="http://www.tutorialspoint.com/cplusplus/cpp_variable_types.htm"><text:span text:style-name="T7_28">_</text:span></text:a></text:span><text:span text:style-name="T7_29"><text:a xlink:type="simple" xlink:href="http://www.tutorialspoint.com/cplusplus/cpp_variable_types.htm"><text:span text:style-name="T7_30">types</text:span></text:a></text:span><text:span text:style-name="T7_31"><text:a xlink:type="simple" xlink:href="http://www.tutorialspoint.com/cplusplus/cpp_variable_types.htm"><text:span text:style-name="T7_32">.</text:span></text:a></text:span><text:span text:style-name="T7_33"><text:a xlink:type="simple" xlink:href="http://www.tutorialspoint.com/cplusplus/cpp_variable_types.htm"><text:span text:style-name="T7_34">htm</text:span></text:a></text:span><text:span text:style-name="T7_35"><text:s/></text:span></text:p>
            </text:list-item>
          </text:list>
        </text:list-item>
        <text:list-item>
          <text:p text:style-name="P8"><text:span text:style-name="T8_1">Memory</text:span><text:span text:style-name="T8_2"><text:s/></text:span><text:span text:style-name="T8_3">management</text:span></text:p>
          <text:list>
            <text:list-item>
              <text:p text:style-name="P9"><text:span text:style-name="T9_1"><text:a xlink:type="simple" xlink:href="https://habrahabr.ru/post/148657/"><text:span text:style-name="T9_2">https</text:span></text:a></text:span><text:span text:style-name="T9_3"><text:a xlink:type="simple" xlink:href="https://habrahabr.ru/post/148657/"><text:span text:style-name="T9_4">://</text:span></text:a></text:span><text:span text:style-name="T9_5"><text:a xlink:type="simple" xlink:href="https://habrahabr.ru/post/148657/"><text:span text:style-name="T9_6">habrahabr</text:span></text:a></text:span><text:span text:style-name="T9_7"><text:a xlink:type="simple" xlink:href="https://habrahabr.ru/post/148657/"><text:span text:style-name="T9_8">.</text:span></text:a></text:span><text:span text:style-name="T9_9"><text:a xlink:type="simple" xlink:href="https://habrahabr.ru/post/148657/"><text:span text:style-name="T9_10">ru</text:span></text:a></text:span><text:span text:style-name="T9_11"><text:a xlink:type="simple" xlink:href="https://habrahabr.ru/post/148657/"><text:span text:style-name="T9_12">/</text:span></text:a></text:span><text:span text:style-name="T9_13"><text:a xlink:type="simple" xlink:href="https://habrahabr.ru/post/148657/"><text:span text:style-name="T9_14">post</text:span></text:a></text:span><text:span text:style-name="T9_15"><text:a xlink:type="simple" xlink:href="https://habrahabr.ru/post/148657/"><text:span text:style-name="T9_16">/148657/</text:span></text:a></text:span></text:p>
            </text:list-item>
            <text:list-item>
              <text:p text:style-name="P10"><text:span text:style-name="T10_1"><text:a xlink:type="simple" xlink:href="https://staff.ti.bfh.ch/fep1/vorlesungen/advancedcpp/slides/05_S_MemoryMngt.pdf"><text:span text:style-name="T10_2">https</text:span></text:a></text:span><text:span text:style-name="T10_3"><text:a xlink:type="simple" xlink:href="https://staff.ti.bfh.ch/fep1/vorlesungen/advancedcpp/slides/05_S_MemoryMngt.pdf"><text:span text:style-name="T10_4">://</text:span></text:a></text:span><text:span text:style-name="T10_5"><text:a xlink:type="simple" xlink:href="https://staff.ti.bfh.ch/fep1/vorlesungen/advancedcpp/slides/05_S_MemoryMngt.pdf"><text:span text:style-name="T10_6">staff</text:span></text:a></text:span><text:span text:style-name="T10_7"><text:a xlink:type="simple" xlink:href="https://staff.ti.bfh.ch/fep1/vorlesungen/advancedcpp/slides/05_S_MemoryMngt.pdf"><text:span text:style-name="T10_8">.</text:span></text:a></text:span><text:span text:style-name="T10_9"><text:a xlink:type="simple" xlink:href="https://staff.ti.bfh.ch/fep1/vorlesungen/advancedcpp/slides/05_S_MemoryMngt.pdf"><text:span text:style-name="T10_10">ti</text:span></text:a></text:span><text:span text:style-name="T10_11"><text:a xlink:type="simple" xlink:href="https://staff.ti.bfh.ch/fep1/vorlesungen/advancedcpp/slides/05_S_MemoryMngt.pdf"><text:span text:style-name="T10_12">.</text:span></text:a></text:span><text:span text:style-name="T10_13"><text:a xlink:type="simple" xlink:href="https://staff.ti.bfh.ch/fep1/vorlesungen/advancedcpp/slides/05_S_MemoryMngt.pdf"><text:span text:style-name="T10_14">bfh</text:span></text:a></text:span><text:span text:style-name="T10_15"><text:a xlink:type="simple" xlink:href="https://staff.ti.bfh.ch/fep1/vorlesungen/advancedcpp/slides/05_S_MemoryMngt.pdf"><text:span text:style-name="T10_16">.</text:span></text:a></text:span><text:span text:style-name="T10_17"><text:a xlink:type="simple" xlink:href="https://staff.ti.bfh.ch/fep1/vorlesungen/advancedcpp/slides/05_S_MemoryMngt.pdf"><text:span text:style-name="T10_18">ch</text:span></text:a></text:span><text:span text:style-name="T10_19"><text:a xlink:type="simple" xlink:href="https://staff.ti.bfh.ch/fep1/vorlesungen/advancedcpp/slides/05_S_MemoryMngt.pdf"><text:span text:style-name="T10_20">/</text:span></text:a></text:span><text:span text:style-name="T10_21"><text:a xlink:type="simple" xlink:href="https://staff.ti.bfh.ch/fep1/vorlesungen/advancedcpp/slides/05_S_MemoryMngt.pdf"><text:span text:style-name="T10_22">fep</text:span></text:a></text:span><text:span text:style-name="T10_23"><text:a xlink:type="simple" xlink:href="https://staff.ti.bfh.ch/fep1/vorlesungen/advancedcpp/slides/05_S_MemoryMngt.pdf"><text:span text:style-name="T10_24">1/</text:span></text:a></text:span><text:span text:style-name="T10_25"><text:a xlink:type="simple" xlink:href="https://staff.ti.bfh.ch/fep1/vorlesungen/advancedcpp/slides/05_S_MemoryMngt.pdf"><text:span text:style-name="T10_26">vorlesungen</text:span></text:a></text:span><text:span text:style-name="T10_27"><text:a xlink:type="simple" xlink:href="https://staff.ti.bfh.ch/fep1/vorlesungen/advancedcpp/slides/05_S_MemoryMngt.pdf"><text:span text:style-name="T10_28">/</text:span></text:a></text:span><text:span text:style-name="T10_29"><text:a xlink:type="simple" xlink:href="https://staff.ti.bfh.ch/fep1/vorlesungen/advancedcpp/slides/05_S_MemoryMngt.pdf"><text:span text:style-name="T10_30">advancedcpp</text:span></text:a></text:span><text:span text:style-name="T10_31"><text:a xlink:type="simple" xlink:href="https://staff.ti.bfh.ch/fep1/vorlesungen/advancedcpp/slides/05_S_MemoryMngt.pdf"><text:span text:style-name="T10_32">/</text:span></text:a></text:span><text:span text:style-name="T10_33"><text:a xlink:type="simple" xlink:href="https://staff.ti.bfh.ch/fep1/vorlesungen/advancedcpp/slides/05_S_MemoryMngt.pdf"><text:span text:style-name="T10_34">slides</text:span></text:a></text:span><text:span text:style-name="T10_35"><text:a xlink:type="simple" xlink:href="https://staff.ti.bfh.ch/fep1/vorlesungen/advancedcpp/slides/05_S_MemoryMngt.pdf"><text:span text:style-name="T10_36">/05_</text:span></text:a></text:span><text:span text:style-name="T10_37"><text:a xlink:type="simple" xlink:href="https://staff.ti.bfh.ch/fep1/vorlesungen/advancedcpp/slides/05_S_MemoryMngt.pdf"><text:span text:style-name="T10_38">S</text:span></text:a></text:span><text:span text:style-name="T10_39"><text:a xlink:type="simple" xlink:href="https://staff.ti.bfh.ch/fep1/vorlesungen/advancedcpp/slides/05_S_MemoryMngt.pdf"><text:span text:style-name="T10_40">_</text:span></text:a></text:span><text:span text:style-name="T10_41"><text:a xlink:type="simple" xlink:href="https://staff.ti.bfh.ch/fep1/vorlesungen/advancedcpp/slides/05_S_MemoryMngt.pdf"><text:span text:style-name="T10_42">MemoryMngt</text:span></text:a></text:span><text:span text:style-name="T10_43"><text:a xlink:type="simple" xlink:href="https://staff.ti.bfh.ch/fep1/vorlesungen/advancedcpp/slides/05_S_MemoryMngt.pdf"><text:span text:style-name="T10_44">.</text:span></text:a></text:span><text:span text:style-name="T10_45"><text:a xlink:type="simple" xlink:href="https://staff.ti.bfh.ch/fep1/vorlesungen/advancedcpp/slides/05_S_MemoryMngt.pdf"><text:span text:style-name="T10_46">pdf</text:span></text:a></text:span></text:p>
            </text:list-item>
          </text:list>
        </text:list-item>
        <text:list-item>
          <text:p text:style-name="P11"><text:span text:style-name="T11_1">Pointer</text:span><text:span text:style-name="T11_2">,<text:s/></text:span><text:span text:style-name="T11_3">references</text:span><text:span text:style-name="T11_4"><text:s/>(</text:span><text:span text:style-name="T11_5">shared</text:span><text:span text:style-name="T11_6"><text:s/></text:span><text:span text:style-name="T11_7">ptr</text:span><text:span text:style-name="T11_8">,<text:s/></text:span><text:span text:style-name="T11_9">auto</text:span><text:span text:style-name="T11_10"><text:s/></text:span><text:span text:style-name="T11_11">ptr</text:span><text:span text:style-name="T11_12">)</text:span></text:p>
          <text:list>
            <text:list-item>
              <text:p text:style-name="P12"><text:span text:style-name="T12_1"><text:a xlink:type="simple" xlink:href="http://www.cplusplus.com/reference/memory/shared_ptr/"><text:span text:style-name="T12_2">http</text:span></text:a></text:span><text:span text:style-name="T12_3"><text:a xlink:type="simple" xlink:href="http://www.cplusplus.com/reference/memory/shared_ptr/"><text:span text:style-name="T12_4">://</text:span></text:a></text:span><text:span text:style-name="T12_5"><text:a xlink:type="simple" xlink:href="http://www.cplusplus.com/reference/memory/shared_ptr/"><text:span text:style-name="T12_6">www</text:span></text:a></text:span><text:span text:style-name="T12_7"><text:a xlink:type="simple" xlink:href="http://www.cplusplus.com/reference/memory/shared_ptr/"><text:span text:style-name="T12_8">.</text:span></text:a></text:span><text:span text:style-name="T12_9"><text:a xlink:type="simple" xlink:href="http://www.cplusplus.com/reference/memory/shared_ptr/"><text:span text:style-name="T12_10">cplusplus</text:span></text:a></text:span><text:span text:style-name="T12_11"><text:a xlink:type="simple" xlink:href="http://www.cplusplus.com/reference/memory/shared_ptr/"><text:span text:style-name="T12_12">.</text:span></text:a></text:span><text:span text:style-name="T12_13"><text:a xlink:type="simple" xlink:href="http://www.cplusplus.com/reference/memory/shared_ptr/"><text:span text:style-name="T12_14">com</text:span></text:a></text:span><text:span text:style-name="T12_15"><text:a xlink:type="simple" xlink:href="http://www.cplusplus.com/reference/memory/shared_ptr/"><text:span text:style-name="T12_16">/</text:span></text:a></text:span><text:span text:style-name="T12_17"><text:a xlink:type="simple" xlink:href="http://www.cplusplus.com/reference/memory/shared_ptr/"><text:span text:style-name="T12_18">reference</text:span></text:a></text:span><text:span text:style-name="T12_19"><text:a xlink:type="simple" xlink:href="http://www.cplusplus.com/reference/memory/shared_ptr/"><text:span text:style-name="T12_20">/</text:span></text:a></text:span><text:span text:style-name="T12_21"><text:a xlink:type="simple" xlink:href="http://www.cplusplus.com/reference/memory/shared_ptr/"><text:span text:style-name="T12_22">memory</text:span></text:a></text:span><text:span text:style-name="T12_23"><text:a xlink:type="simple" xlink:href="http://www.cplusplus.com/reference/memory/shared_ptr/"><text:span text:style-name="T12_24">/</text:span></text:a></text:span><text:span text:style-name="T12_25"><text:a xlink:type="simple" xlink:href="http://www.cplusplus.com/reference/memory/shared_ptr/"><text:span text:style-name="T12_26">shared</text:span></text:a></text:span><text:span text:style-name="T12_27"><text:a xlink:type="simple" xlink:href="http://www.cplusplus.com/reference/memory/shared_ptr/"><text:span text:style-name="T12_28">_</text:span></text:a></text:span><text:span text:style-name="T12_29"><text:a xlink:type="simple" xlink:href="http://www.cplusplus.com/reference/memory/shared_ptr/"><text:span text:style-name="T12_30">ptr</text:span></text:a></text:span><text:span text:style-name="T12_31"><text:a xlink:type="simple" xlink:href="http://www.cplusplus.com/reference/memory/shared_ptr/"><text:span text:style-name="T12_32">/</text:span></text:a></text:span></text:p>
            </text:list-item>
            <text:list-item>
              <text:p text:style-name="P13"><text:span text:style-name="T13_1"><text:a xlink:type="simple" xlink:href="https://rsdn.ru/article/cpp/smartptr.xml"><text:span text:style-name="T13_2">https</text:span></text:a></text:span><text:span text:style-name="T13_3"><text:a xlink:type="simple" xlink:href="https://rsdn.ru/article/cpp/smartptr.xml"><text:span text:style-name="T13_4">://</text:span></text:a></text:span><text:span text:style-name="T13_5"><text:a xlink:type="simple" xlink:href="https://rsdn.ru/article/cpp/smartptr.xml"><text:span text:style-name="T13_6">rsdn</text:span></text:a></text:span><text:span text:style-name="T13_7"><text:a xlink:type="simple" xlink:href="https://rsdn.ru/article/cpp/smartptr.xml"><text:span text:style-name="T13_8">.</text:span></text:a></text:span><text:span text:style-name="T13_9"><text:a xlink:type="simple" xlink:href="https://rsdn.ru/article/cpp/smartptr.xml"><text:span text:style-name="T13_10">ru</text:span></text:a></text:span><text:span text:style-name="T13_11"><text:a xlink:type="simple" xlink:href="https://rsdn.ru/article/cpp/smartptr.xml"><text:span text:style-name="T13_12">/</text:span></text:a></text:span><text:span text:style-name="T13_13"><text:a xlink:type="simple" xlink:href="https://rsdn.ru/article/cpp/smartptr.xml"><text:span text:style-name="T13_14">article</text:span></text:a></text:span><text:span text:style-name="T13_15"><text:a xlink:type="simple" xlink:href="https://rsdn.ru/article/cpp/smartptr.xml"><text:span text:style-name="T13_16">/</text:span></text:a></text:span><text:span text:style-name="T13_17"><text:a xlink:type="simple" xlink:href="https://rsdn.ru/article/cpp/smartptr.xml"><text:span text:style-name="T13_18">cpp</text:span></text:a></text:span><text:span text:style-name="T13_19"><text:a xlink:type="simple" xlink:href="https://rsdn.ru/article/cpp/smartptr.xml"><text:span text:style-name="T13_20">/</text:span></text:a></text:span><text:span text:style-name="T13_21"><text:a xlink:type="simple" xlink:href="https://rsdn.ru/article/cpp/smartptr.xml"><text:span text:style-name="T13_22">smartptr</text:span></text:a></text:span><text:span text:style-name="T13_23"><text:a xlink:type="simple" xlink:href="https://rsdn.ru/article/cpp/smartptr.xml"><text:span text:style-name="T13_24">.</text:span></text:a></text:span><text:span text:style-name="T13_25"><text:a xlink:type="simple" xlink:href="https://rsdn.ru/article/cpp/smartptr.xml"><text:span text:style-name="T13_26">xml</text:span></text:a></text:span></text:p>
            </text:list-item>
            <text:list-item>
              <text:p text:style-name="P14"><text:span text:style-name="T14_1"><text:a xlink:type="simple" xlink:href="http://www.darkraha.com/rus/cpp/cpp27.php"><text:span text:style-name="T14_2">http</text:span></text:a></text:span><text:span text:style-name="T14_3"><text:a xlink:type="simple" xlink:href="http://www.darkraha.com/rus/cpp/cpp27.php"><text:span text:style-name="T14_4">://</text:span></text:a></text:span><text:span text:style-name="T14_5"><text:a xlink:type="simple" xlink:href="http://www.darkraha.com/rus/cpp/cpp27.php"><text:span text:style-name="T14_6">www</text:span></text:a></text:span><text:span text:style-name="T14_7"><text:a xlink:type="simple" xlink:href="http://www.darkraha.com/rus/cpp/cpp27.php"><text:span text:style-name="T14_8">.</text:span></text:a></text:span><text:span text:style-name="T14_9"><text:a xlink:type="simple" xlink:href="http://www.darkraha.com/rus/cpp/cpp27.php"><text:span text:style-name="T14_10">darkraha</text:span></text:a></text:span><text:span text:style-name="T14_11"><text:a xlink:type="simple" xlink:href="http://www.darkraha.com/rus/cpp/cpp27.php"><text:span text:style-name="T14_12">.</text:span></text:a></text:span><text:span text:style-name="T14_13"><text:a xlink:type="simple" xlink:href="http://www.darkraha.com/rus/cpp/cpp27.php"><text:span text:style-name="T14_14">com</text:span></text:a></text:span><text:span text:style-name="T14_15"><text:a xlink:type="simple" xlink:href="http://www.darkraha.com/rus/cpp/cpp27.php"><text:span text:style-name="T14_16">/</text:span></text:a></text:span><text:span text:style-name="T14_17"><text:a xlink:type="simple" xlink:href="http://www.darkraha.com/rus/cpp/cpp27.php"><text:span text:style-name="T14_18">rus</text:span></text:a></text:span><text:span text:style-name="T14_19"><text:a xlink:type="simple" xlink:href="http://www.darkraha.com/rus/cpp/cpp27.php"><text:span text:style-name="T14_20">/</text:span></text:a></text:span><text:span text:style-name="T14_21"><text:a xlink:type="simple" xlink:href="http://www.darkraha.com/rus/cpp/cpp27.php"><text:span text:style-name="T14_22">cpp</text:span></text:a></text:span><text:span text:style-name="T14_23"><text:a xlink:type="simple" xlink:href="http://www.darkraha.com/rus/cpp/cpp27.php"><text:span text:style-name="T14_24">/</text:span></text:a></text:span><text:span text:style-name="T14_25"><text:a xlink:type="simple" xlink:href="http://www.darkraha.com/rus/cpp/cpp27.php"><text:span text:style-name="T14_26">cpp</text:span></text:a></text:span><text:span text:style-name="T14_27"><text:a xlink:type="simple" xlink:href="http://www.darkraha.com/rus/cpp/cpp27.php"><text:span text:style-name="T14_28">27.</text:span></text:a></text:span><text:span text:style-name="T14_29"><text:a xlink:type="simple" xlink:href="http://www.darkraha.com/rus/cpp/cpp27.php"><text:span text:style-name="T14_30">php</text:span></text:a></text:span><text:span text:style-name="T14_31"><text:s/></text:span></text:p>
            </text:list-item>
          </text:list>
        </text:list-item>
        <text:list-item>
          <text:p text:style-name="P15"><text:span text:style-name="T15_1">Function</text:span><text:span text:style-name="T15_2"><text:s text:c="2"/>(</text:span><text:span text:style-name="T15_3">default</text:span><text:span text:style-name="T15_4"><text:s/></text:span><text:span text:style-name="T15_5">values</text:span><text:span text:style-name="T15_6"><text:s/></text:span><text:span text:style-name="T15_7">for</text:span><text:span text:style-name="T15_8"><text:s/></text:span><text:span text:style-name="T15_9">parameters</text:span><text:span text:style-name="T15_10">,<text:s/>*,<text:s/>&amp;,<text:s/></text:span><text:span text:style-name="T15_11">static</text:span><text:span text:style-name="T15_12">,<text:s/></text:span><text:span text:style-name="T15_13">const</text:span><text:span text:style-name="T15_14">)</text:span></text:p>
          <text:list>
            <text:list-item>
              <text:p text:style-name="P16"><text:span text:style-name="T16_1"><text:a xlink:type="simple" xlink:href="http://www.cplusplus.com/doc/tutorial/functions/"><text:span text:style-name="T16_2">http</text:span></text:a></text:span><text:span text:style-name="T16_3"><text:a xlink:type="simple" xlink:href="http://www.cplusplus.com/doc/tutorial/functions/"><text:span text:style-name="T16_4">://</text:span></text:a></text:span><text:span text:style-name="T16_5"><text:a xlink:type="simple" xlink:href="http://www.cplusplus.com/doc/tutorial/functions/"><text:span text:style-name="T16_6">www</text:span></text:a></text:span><text:span text:style-name="T16_7"><text:a xlink:type="simple" xlink:href="http://www.cplusplus.com/doc/tutorial/functions/"><text:span text:style-name="T16_8">.</text:span></text:a></text:span><text:span text:style-name="T16_9"><text:a xlink:type="simple" xlink:href="http://www.cplusplus.com/doc/tutorial/functions/"><text:span text:style-name="T16_10">cplusplus</text:span></text:a></text:span><text:span text:style-name="T16_11"><text:a xlink:type="simple" xlink:href="http://www.cplusplus.com/doc/tutorial/functions/"><text:span text:style-name="T16_12">.</text:span></text:a></text:span><text:span text:style-name="T16_13"><text:a xlink:type="simple" xlink:href="http://www.cplusplus.com/doc/tutorial/functions/"><text:span text:style-name="T16_14">com</text:span></text:a></text:span><text:span text:style-name="T16_15"><text:a xlink:type="simple" xlink:href="http://www.cplusplus.com/doc/tutorial/functions/"><text:span text:style-name="T16_16">/</text:span></text:a></text:span><text:span text:style-name="T16_17"><text:a xlink:type="simple" xlink:href="http://www.cplusplus.com/doc/tutorial/functions/"><text:span text:style-name="T16_18">doc</text:span></text:a></text:span><text:span text:style-name="T16_19"><text:a xlink:type="simple" xlink:href="http://www.cplusplus.com/doc/tutorial/functions/"><text:span text:style-name="T16_20">/</text:span></text:a></text:span><text:span text:style-name="T16_21"><text:a xlink:type="simple" xlink:href="http://www.cplusplus.com/doc/tutorial/functions/"><text:span text:style-name="T16_22">tutorial</text:span></text:a></text:span><text:span text:style-name="T16_23"><text:a xlink:type="simple" xlink:href="http://www.cplusplus.com/doc/tutorial/functions/"><text:span text:style-name="T16_24">/</text:span></text:a></text:span><text:span text:style-name="T16_25"><text:a xlink:type="simple" xlink:href="http://www.cplusplus.com/doc/tutorial/functions/"><text:span text:style-name="T16_26">functions</text:span></text:a></text:span><text:span text:style-name="T16_27"><text:a xlink:type="simple" xlink:href="http://www.cplusplus.com/doc/tutorial/functions/"><text:span text:style-name="T16_28">/</text:span></text:a></text:span><text:span text:style-name="T16_29"><text:s text:c="2"/></text:span></text:p>
            </text:list-item>
          </text:list>
        </text:list-item>
        <text:list-item>
          <text:p text:style-name="P17"><text:span text:style-name="T17_1">Inline</text:span><text:span text:style-name="T17_2">,</text:span><text:span text:style-name="T17_3">recursia</text:span><text:span text:style-name="T17_4"><text:s/></text:span><text:span text:style-name="T17_5">functions</text:span><text:span text:style-name="T17_6"><text:s/></text:span></text:p>
          <text:list>
            <text:list-item>
              <text:p text:style-name="P18"><text:span text:style-name="T18_1"><text:s/></text:span><text:span text:style-name="T18_2"><text:a xlink:type="simple" xlink:href="http://www.tutorialspoint.com/cprogramming/c_recursion.htm"><text:span text:style-name="T18_3">http</text:span></text:a></text:span><text:span text:style-name="T18_4"><text:a xlink:type="simple" xlink:href="http://www.tutorialspoint.com/cprogramming/c_recursion.htm"><text:span text:style-name="T18_5">://</text:span></text:a></text:span><text:span text:style-name="T18_6"><text:a xlink:type="simple" xlink:href="http://www.tutorialspoint.com/cprogramming/c_recursion.htm"><text:span text:style-name="T18_7">www</text:span></text:a></text:span><text:span text:style-name="T18_8"><text:a xlink:type="simple" xlink:href="http://www.tutorialspoint.com/cprogramming/c_recursion.htm"><text:span text:style-name="T18_9">.</text:span></text:a></text:span><text:span text:style-name="T18_10"><text:a xlink:type="simple" xlink:href="http://www.tutorialspoint.com/cprogramming/c_recursion.htm"><text:span text:style-name="T18_11">tutorialspoint</text:span></text:a></text:span><text:span text:style-name="T18_12"><text:a xlink:type="simple" xlink:href="http://www.tutorialspoint.com/cprogramming/c_recursion.htm"><text:span text:style-name="T18_13">.</text:span></text:a></text:span><text:span text:style-name="T18_14"><text:a xlink:type="simple" xlink:href="http://www.tutorialspoint.com/cprogramming/c_recursion.htm"><text:span text:style-name="T18_15">com</text:span></text:a></text:span><text:span text:style-name="T18_16"><text:a xlink:type="simple" xlink:href="http://www.tutorialspoint.com/cprogramming/c_recursion.htm"><text:span text:style-name="T18_17">/</text:span></text:a></text:span><text:span text:style-name="T18_18"><text:a xlink:type="simple" xlink:href="http://www.tutorialspoint.com/cprogramming/c_recursion.htm"><text:span text:style-name="T18_19">cprogramming</text:span></text:a></text:span><text:span text:style-name="T18_20"><text:a xlink:type="simple" xlink:href="http://www.tutorialspoint.com/cprogramming/c_recursion.htm"><text:span text:style-name="T18_21">/</text:span></text:a></text:span><text:span text:style-name="T18_22"><text:a xlink:type="simple" xlink:href="http://www.tutorialspoint.com/cprogramming/c_recursion.htm"><text:span text:style-name="T18_23">c</text:span></text:a></text:span><text:span text:style-name="T18_24"><text:a xlink:type="simple" xlink:href="http://www.tutorialspoint.com/cprogramming/c_recursion.htm"><text:span text:style-name="T18_25">_</text:span></text:a></text:span><text:span text:style-name="T18_26"><text:a xlink:type="simple" xlink:href="http://www.tutorialspoint.com/cprogramming/c_recursion.htm"><text:span text:style-name="T18_27">recursion</text:span></text:a></text:span><text:span text:style-name="T18_28"><text:a xlink:type="simple" xlink:href="http://www.tutorialspoint.com/cprogramming/c_recursion.htm"><text:span text:style-name="T18_29">.</text:span></text:a></text:span><text:span text:style-name="T18_30"><text:a xlink:type="simple" xlink:href="http://www.tutorialspoint.com/cprogramming/c_recursion.htm"><text:span text:style-name="T18_31">htm</text:span></text:a></text:span><text:span text:style-name="T18_32"><text:s/></text:span></text:p>
            </text:list-item>
            <text:list-item>
              <text:p text:style-name="P19"><text:span text:style-name="T19_1"><text:s/></text:span><text:span text:style-name="T19_2"><text:a xlink:type="simple" xlink:href="http://cppstudio.com/post/2676/"><text:span text:style-name="T19_3">http</text:span></text:a></text:span><text:span text:style-name="T19_4"><text:a xlink:type="simple" xlink:href="http://cppstudio.com/post/2676/"><text:span text:style-name="T19_5">://</text:span></text:a></text:span><text:span text:style-name="T19_6"><text:a xlink:type="simple" xlink:href="http://cppstudio.com/post/2676/"><text:span text:style-name="T19_7">cppstudio</text:span></text:a></text:span><text:span text:style-name="T19_8"><text:a xlink:type="simple" xlink:href="http://cppstudio.com/post/2676/"><text:span text:style-name="T19_9">.</text:span></text:a></text:span><text:span text:style-name="T19_10"><text:a xlink:type="simple" xlink:href="http://cppstudio.com/post/2676/"><text:span text:style-name="T19_11">com</text:span></text:a></text:span><text:span text:style-name="T19_12"><text:a xlink:type="simple" xlink:href="http://cppstudio.com/post/2676/"><text:span text:style-name="T19_13">/</text:span></text:a></text:span><text:span text:style-name="T19_14"><text:a xlink:type="simple" xlink:href="http://cppstudio.com/post/2676/"><text:span text:style-name="T19_15">post</text:span></text:a></text:span><text:span text:style-name="T19_16"><text:a xlink:type="simple" xlink:href="http://cppstudio.com/post/2676/"><text:span text:style-name="T19_17">/2676/</text:span></text:a></text:span><text:span text:style-name="T19_18"><text:s/></text:span></text:p>
            </text:list-item>
          </text:list>
        </text:list-item>
        <text:list-item>
          <text:p text:style-name="P20"><text:span text:style-name="T20_1">Dynamic</text:span><text:span text:style-name="T20_2"><text:s/></text:span><text:span text:style-name="T20_3">array</text:span><text:span text:style-name="T20_4">,<text:s/></text:span></text:p>
          <text:list>
            <text:list-item>
              <text:p text:style-name="P21"><text:span text:style-name="T21_1"><text:a xlink:type="simple" xlink:href="http://courses.washington.edu/css342/zander/css332/array.html"><text:span text:style-name="T21_2">http</text:span></text:a></text:span><text:span text:style-name="T21_3"><text:a xlink:type="simple" xlink:href="http://courses.washington.edu/css342/zander/css332/array.html"><text:span text:style-name="T21_4">://</text:span></text:a></text:span><text:span text:style-name="T21_5"><text:a xlink:type="simple" xlink:href="http://courses.washington.edu/css342/zander/css332/array.html"><text:span text:style-name="T21_6">courses</text:span></text:a></text:span><text:span text:style-name="T21_7"><text:a xlink:type="simple" xlink:href="http://courses.washington.edu/css342/zander/css332/array.html"><text:span text:style-name="T21_8">.</text:span></text:a></text:span><text:span text:style-name="T21_9"><text:a xlink:type="simple" xlink:href="http://courses.washington.edu/css342/zander/css332/array.html"><text:span text:style-name="T21_10">washington</text:span></text:a></text:span><text:span text:style-name="T21_11"><text:a xlink:type="simple" xlink:href="http://courses.washington.edu/css342/zander/css332/array.html"><text:span text:style-name="T21_12">.</text:span></text:a></text:span><text:span text:style-name="T21_13"><text:a xlink:type="simple" xlink:href="http://courses.washington.edu/css342/zander/css332/array.html"><text:span text:style-name="T21_14">edu</text:span></text:a></text:span><text:span text:style-name="T21_15"><text:a xlink:type="simple" xlink:href="http://courses.washington.edu/css342/zander/css332/array.html"><text:span text:style-name="T21_16">/</text:span></text:a></text:span><text:span text:style-name="T21_17"><text:a xlink:type="simple" xlink:href="http://courses.washington.edu/css342/zander/css332/array.html"><text:span text:style-name="T21_18">css</text:span></text:a></text:span><text:span text:style-name="T21_19"><text:a xlink:type="simple" xlink:href="http://courses.washington.edu/css342/zander/css332/array.html"><text:span text:style-name="T21_20">342/</text:span></text:a></text:span><text:span text:style-name="T21_21"><text:a xlink:type="simple" xlink:href="http://courses.washington.edu/css342/zander/css332/array.html"><text:span text:style-name="T21_22">zander</text:span></text:a></text:span><text:span text:style-name="T21_23"><text:a xlink:type="simple" xlink:href="http://courses.washington.edu/css342/zander/css332/array.html"><text:span text:style-name="T21_24">/</text:span></text:a></text:span><text:span text:style-name="T21_25"><text:a xlink:type="simple" xlink:href="http://courses.washington.edu/css342/zander/css332/array.html"><text:span text:style-name="T21_26">css</text:span></text:a></text:span><text:span text:style-name="T21_27"><text:a xlink:type="simple" xlink:href="http://courses.washington.edu/css342/zander/css332/array.html"><text:span text:style-name="T21_28">332/</text:span></text:a></text:span><text:span text:style-name="T21_29"><text:a xlink:type="simple" xlink:href="http://courses.washington.edu/css342/zander/css332/array.html"><text:span text:style-name="T21_30">array</text:span></text:a></text:span><text:span text:style-name="T21_31"><text:a xlink:type="simple" xlink:href="http://courses.washington.edu/css342/zander/css332/array.html"><text:span text:style-name="T21_32">.</text:span></text:a></text:span><text:span text:style-name="T21_33"><text:a xlink:type="simple" xlink:href="http://courses.washington.edu/css342/zander/css332/array.html"><text:span text:style-name="T21_34">html</text:span></text:a></text:span><text:span text:style-name="T21_35"><text:s/></text:span></text:p>
            </text:list-item>
            <text:list-item>
              <text:p text:style-name="P22"><text:span text:style-name="T22_1"><text:a xlink:type="simple" xlink:href="https://code-live.ru/post/cpp-dynamic-arrays/"><text:span text:style-name="T22_2">https</text:span></text:a></text:span><text:span text:style-name="T22_3"><text:a xlink:type="simple" xlink:href="https://code-live.ru/post/cpp-dynamic-arrays/"><text:span text:style-name="T22_4">://</text:span></text:a></text:span><text:span text:style-name="T22_5"><text:a xlink:type="simple" xlink:href="https://code-live.ru/post/cpp-dynamic-arrays/"><text:span text:style-name="T22_6">code</text:span></text:a></text:span><text:span text:style-name="T22_7"><text:a xlink:type="simple" xlink:href="https://code-live.ru/post/cpp-dynamic-arrays/"><text:span text:style-name="T22_8">-</text:span></text:a></text:span><text:span text:style-name="T22_9"><text:a xlink:type="simple" xlink:href="https://code-live.ru/post/cpp-dynamic-arrays/"><text:span text:style-name="T22_10">live</text:span></text:a></text:span><text:span text:style-name="T22_11"><text:a xlink:type="simple" xlink:href="https://code-live.ru/post/cpp-dynamic-arrays/"><text:span text:style-name="T22_12">.</text:span></text:a></text:span><text:span text:style-name="T22_13"><text:a xlink:type="simple" xlink:href="https://code-live.ru/post/cpp-dynamic-arrays/"><text:span text:style-name="T22_14">ru</text:span></text:a></text:span><text:span text:style-name="T22_15"><text:a xlink:type="simple" xlink:href="https://code-live.ru/post/cpp-dynamic-arrays/"><text:span text:style-name="T22_16">/</text:span></text:a></text:span><text:span text:style-name="T22_17"><text:a xlink:type="simple" xlink:href="https://code-live.ru/post/cpp-dynamic-arrays/"><text:span text:style-name="T22_18">post</text:span></text:a></text:span><text:span text:style-name="T22_19"><text:a xlink:type="simple" xlink:href="https://code-live.ru/post/cpp-dynamic-arrays/"><text:span text:style-name="T22_20">/</text:span></text:a></text:span><text:span text:style-name="T22_21"><text:a xlink:type="simple" xlink:href="https://code-live.ru/post/cpp-dynamic-arrays/"><text:span text:style-name="T22_22">cpp</text:span></text:a></text:span><text:span text:style-name="T22_23"><text:a xlink:type="simple" xlink:href="https://code-live.ru/post/cpp-dynamic-arrays/"><text:span text:style-name="T22_24">-</text:span></text:a></text:span><text:span text:style-name="T22_25"><text:a xlink:type="simple" xlink:href="https://code-live.ru/post/cpp-dynamic-arrays/"><text:span text:style-name="T22_26">dynamic</text:span></text:a></text:span><text:span text:style-name="T22_27"><text:a xlink:type="simple" xlink:href="https://code-live.ru/post/cpp-dynamic-arrays/"><text:span text:style-name="T22_28">-</text:span></text:a></text:span><text:span text:style-name="T22_29"><text:a xlink:type="simple" xlink:href="https://code-live.ru/post/cpp-dynamic-arrays/"><text:span text:style-name="T22_30">arrays</text:span></text:a></text:span><text:span text:style-name="T22_31"><text:a xlink:type="simple" xlink:href="https://code-live.ru/post/cpp-dynamic-arrays/"><text:span text:style-name="T22_32">/</text:span></text:a></text:span></text:p>
            </text:list-item>
          </text:list>
        </text:list-item>
        <text:list-item>
          <text:p text:style-name="P23"><text:span text:style-name="T23_1">Structure</text:span><text:span text:style-name="T23_2">(</text:span><text:span text:style-name="T23_3">operator</text:span><text:span text:style-name="T23_4">,<text:s/></text:span><text:span text:style-name="T23_5">constructor</text:span><text:span text:style-name="T23_6"><text:s/></text:span><text:span text:style-name="T23_7">copy</text:span><text:span text:style-name="T23_8">,<text:s/></text:span><text:span text:style-name="T23_9">overloading</text:span><text:span text:style-name="T23_10"><text:s/></text:span><text:span text:style-name="T23_11">operators</text:span><text:span text:style-name="T23_12">),</text:span><text:span text:style-name="T23_13">Union</text:span><text:span text:style-name="T23_14">,</text:span><text:span text:style-name="T23_15">Stack</text:span><text:span text:style-name="T23_16">,<text:s/></text:span><text:span text:style-name="T23_17">Queue</text:span><text:span text:style-name="T23_18">,<text:s/></text:span><text:span text:style-name="T23_19">Deque</text:span><text:span text:style-name="T23_20">,<text:s/></text:span><text:span text:style-name="T23_21">Vector</text:span><text:span text:style-name="T23_22">,<text:s/></text:span><text:span text:style-name="T23_23">List</text:span><text:span text:style-name="T23_24">,<text:s/></text:span><text:span text:style-name="T23_25">Tree</text:span><text:span text:style-name="T23_26"><text:s/>(<text:s/></text:span><text:span text:style-name="T23_27">binary</text:span><text:span text:style-name="T23_28"><text:s/></text:span><text:span text:style-name="T23_29">tree</text:span><text:span text:style-name="T23_30">,<text:s/></text:span><text:span text:style-name="T23_31">search</text:span><text:span text:style-name="T23_32"><text:s/></text:span><text:span text:style-name="T23_33">tree</text:span><text:span text:style-name="T23_34">),<text:s/></text:span><text:span text:style-name="T23_35">Hashmap</text:span></text:p>
          <text:list>
            <text:list-item>
              <text:p text:style-name="P24"><text:span text:style-name="T24_1"><text:a xlink:type="simple" xlink:href="https://habrahabr.ru/post/250383/"><text:span text:style-name="T24_2">https</text:span></text:a></text:span><text:span text:style-name="T24_3"><text:a xlink:type="simple" xlink:href="https://habrahabr.ru/post/250383/"><text:span text:style-name="T24_4">://</text:span></text:a></text:span><text:span text:style-name="T24_5"><text:a xlink:type="simple" xlink:href="https://habrahabr.ru/post/250383/"><text:span text:style-name="T24_6">habrahabr</text:span></text:a></text:span><text:span text:style-name="T24_7"><text:a xlink:type="simple" xlink:href="https://habrahabr.ru/post/250383/"><text:span text:style-name="T24_8">.</text:span></text:a></text:span><text:span text:style-name="T24_9"><text:a xlink:type="simple" xlink:href="https://habrahabr.ru/post/250383/"><text:span text:style-name="T24_10">ru</text:span></text:a></text:span><text:span text:style-name="T24_11"><text:a xlink:type="simple" xlink:href="https://habrahabr.ru/post/250383/"><text:span text:style-name="T24_12">/</text:span></text:a></text:span><text:span text:style-name="T24_13"><text:a xlink:type="simple" xlink:href="https://habrahabr.ru/post/250383/"><text:span text:style-name="T24_14">post</text:span></text:a></text:span><text:span text:style-name="T24_15"><text:a xlink:type="simple" xlink:href="https://habrahabr.ru/post/250383/"><text:span text:style-name="T24_16">/250383/</text:span></text:a></text:span></text:p>
            </text:list-item>
          </text:list>
        </text:list-item>
      </text:list>
      <text:p text:style-name="P25"/>
      <text:list text:style-name="LS1" xml:id="list23">
        <text:list-item>
          <text:p text:style-name="P26"><text:span text:style-name="T26_1">Computer</text:span><text:span text:style-name="T26_2"><text:s/></text:span><text:span text:style-name="T26_3">components</text:span><text:span text:style-name="T26_4">(</text:span><text:span text:style-name="T26_5">CPU</text:span><text:span text:style-name="T26_6">,<text:s/></text:span><text:span text:style-name="T26_7">RAM</text:span><text:span text:style-name="T26_8">,<text:s/></text:span><text:span text:style-name="T26_9">BUS</text:span><text:span text:style-name="T26_10">),<text:s/></text:span><text:span text:style-name="T26_11">Assembler</text:span><text:span text:style-name="T26_12"><text:s/></text:span></text:p>
          <text:list>
            <text:list-item>
              <text:p text:style-name="P27"><text:span text:style-name="T27_1"><text:a xlink:type="simple" xlink:href="https://www.youtube.com/watch?v=cr5jQYw2aJI"><text:span text:style-name="T27_2">https</text:span></text:a></text:span><text:span text:style-name="T27_3"><text:a xlink:type="simple" xlink:href="https://www.youtube.com/watch?v=cr5jQYw2aJI"><text:span text:style-name="T27_4">://</text:span></text:a></text:span><text:span text:style-name="T27_5"><text:a xlink:type="simple" xlink:href="https://www.youtube.com/watch?v=cr5jQYw2aJI"><text:span text:style-name="T27_6">www</text:span></text:a></text:span><text:span text:style-name="T27_7"><text:a xlink:type="simple" xlink:href="https://www.youtube.com/watch?v=cr5jQYw2aJI"><text:span text:style-name="T27_8">.</text:span></text:a></text:span><text:span text:style-name="T27_9"><text:a xlink:type="simple" xlink:href="https://www.youtube.com/watch?v=cr5jQYw2aJI"><text:span text:style-name="T27_10">youtube</text:span></text:a></text:span><text:span text:style-name="T27_11"><text:a xlink:type="simple" xlink:href="https://www.youtube.com/watch?v=cr5jQYw2aJI"><text:span text:style-name="T27_12">.</text:span></text:a></text:span><text:span text:style-name="T27_13"><text:a xlink:type="simple" xlink:href="https://www.youtube.com/watch?v=cr5jQYw2aJI"><text:span text:style-name="T27_14">com</text:span></text:a></text:span><text:span text:style-name="T27_15"><text:a xlink:type="simple" xlink:href="https://www.youtube.com/watch?v=cr5jQYw2aJI"><text:span text:style-name="T27_16">/</text:span></text:a></text:span><text:span text:style-name="T27_17"><text:a xlink:type="simple" xlink:href="https://www.youtube.com/watch?v=cr5jQYw2aJI"><text:span text:style-name="T27_18">watch</text:span></text:a></text:span><text:span text:style-name="T27_19"><text:a xlink:type="simple" xlink:href="https://www.youtube.com/watch?v=cr5jQYw2aJI"><text:span text:style-name="T27_20">?</text:span></text:a></text:span><text:span text:style-name="T27_21"><text:a xlink:type="simple" xlink:href="https://www.youtube.com/watch?v=cr5jQYw2aJI"><text:span text:style-name="T27_22">v</text:span></text:a></text:span><text:span text:style-name="T27_23"><text:a xlink:type="simple" xlink:href="https://www.youtube.com/watch?v=cr5jQYw2aJI"><text:span text:style-name="T27_24">=</text:span></text:a></text:span><text:span text:style-name="T27_25"><text:a xlink:type="simple" xlink:href="https://www.youtube.com/watch?v=cr5jQYw2aJI"><text:span text:style-name="T27_26">cr</text:span></text:a></text:span><text:span text:style-name="T27_27"><text:a xlink:type="simple" xlink:href="https://www.youtube.com/watch?v=cr5jQYw2aJI"><text:span text:style-name="T27_28">5</text:span></text:a></text:span><text:span text:style-name="T27_29"><text:a xlink:type="simple" xlink:href="https://www.youtube.com/watch?v=cr5jQYw2aJI"><text:span text:style-name="T27_30">jQYw</text:span></text:a></text:span><text:span text:style-name="T27_31"><text:a xlink:type="simple" xlink:href="https://www.youtube.com/watch?v=cr5jQYw2aJI"><text:span text:style-name="T27_32">2</text:span></text:a></text:span><text:span text:style-name="T27_33"><text:a xlink:type="simple" xlink:href="https://www.youtube.com/watch?v=cr5jQYw2aJI"><text:span text:style-name="T27_34">aJI</text:span></text:a></text:span><text:span text:style-name="T27_35"><text:s/></text:span></text:p>
            </text:list-item>
            <text:list-item>
              <text:p text:style-name="P28"><text:span text:style-name="T28_1"><text:a xlink:type="simple" xlink:href="https://www.youtube.com/watch?v=dVZrHGNGvb0"><text:span text:style-name="T28_2">https</text:span></text:a></text:span><text:span text:style-name="T28_3"><text:a xlink:type="simple" xlink:href="https://www.youtube.com/watch?v=dVZrHGNGvb0"><text:span text:style-name="T28_4">://</text:span></text:a></text:span><text:span text:style-name="T28_5"><text:a xlink:type="simple" xlink:href="https://www.youtube.com/watch?v=dVZrHGNGvb0"><text:span text:style-name="T28_6">www</text:span></text:a></text:span><text:span text:style-name="T28_7"><text:a xlink:type="simple" xlink:href="https://www.youtube.com/watch?v=dVZrHGNGvb0"><text:span text:style-name="T28_8">.</text:span></text:a></text:span><text:span text:style-name="T28_9"><text:a xlink:type="simple" xlink:href="https://www.youtube.com/watch?v=dVZrHGNGvb0"><text:span text:style-name="T28_10">youtube</text:span></text:a></text:span><text:span text:style-name="T28_11"><text:a xlink:type="simple" xlink:href="https://www.youtube.com/watch?v=dVZrHGNGvb0"><text:span text:style-name="T28_12">.</text:span></text:a></text:span><text:span text:style-name="T28_13"><text:a xlink:type="simple" xlink:href="https://www.youtube.com/watch?v=dVZrHGNGvb0"><text:span text:style-name="T28_14">com</text:span></text:a></text:span><text:span text:style-name="T28_15"><text:a xlink:type="simple" xlink:href="https://www.youtube.com/watch?v=dVZrHGNGvb0"><text:span text:style-name="T28_16">/</text:span></text:a></text:span><text:span text:style-name="T28_17"><text:a xlink:type="simple" xlink:href="https://www.youtube.com/watch?v=dVZrHGNGvb0"><text:span text:style-name="T28_18">watch</text:span></text:a></text:span><text:span text:style-name="T28_19"><text:a xlink:type="simple" xlink:href="https://www.youtube.com/watch?v=dVZrHGNGvb0"><text:span text:style-name="T28_20">?</text:span></text:a></text:span><text:span text:style-name="T28_21"><text:a xlink:type="simple" xlink:href="https://www.youtube.com/watch?v=dVZrHGNGvb0"><text:span text:style-name="T28_22">v</text:span></text:a></text:span><text:span text:style-name="T28_23"><text:a xlink:type="simple" xlink:href="https://www.youtube.com/watch?v=dVZrHGNGvb0"><text:span text:style-name="T28_24">=</text:span></text:a></text:span><text:span text:style-name="T28_25"><text:a xlink:type="simple" xlink:href="https://www.youtube.com/watch?v=dVZrHGNGvb0"><text:span text:style-name="T28_26">dVZrHGNGvb</text:span></text:a></text:span><text:span text:style-name="T28_27"><text:a xlink:type="simple" xlink:href="https://www.youtube.com/watch?v=dVZrHGNGvb0"><text:span text:style-name="T28_28">0</text:span></text:a></text:span><text:span text:style-name="T28_29"><text:s/></text:span></text:p>
            </text:list-item>
          </text:list>
        </text:list-item>
      </text:list>
      <text:p text:style-name="P29"/>
      <text:p text:style-name="P30"><text:span text:style-name="T30_1">____________________________________________________________________________</text:span></text:p>
      <text:p text:style-name="P31"><text:bookmark-start text:name="h.nwy5lb2qohl5"/><text:bookmark-end text:name="h.nwy5lb2qohl5"/><text:span text:style-name="T31_1">Day</text:span><text:span text:style-name="T31_2"><text:s/>2</text:span></text:p>
      <text:list text:style-name="LS1" xml:id="list26">
        <text:list-item>
          <text:p text:style-name="P32"><text:span text:style-name="T32_1">Linux</text:span><text:span text:style-name="T32_2"><text:s/></text:span><text:span text:style-name="T32_3">kernel</text:span><text:span text:style-name="T32_4">,<text:s/></text:span><text:span text:style-name="T32_5">boot</text:span><text:span text:style-name="T32_6"><text:s/></text:span><text:span text:style-name="T32_7">process</text:span><text:span text:style-name="T32_8">(</text:span><text:span text:style-name="T32_9">MBR</text:span><text:span text:style-name="T32_10">),<text:s/></text:span><text:span text:style-name="T32_11">partition</text:span><text:span text:style-name="T32_12">(</text:span><text:span text:style-name="T32_13">primary</text:span><text:span text:style-name="T32_14">,</text:span><text:span text:style-name="T32_15">extend</text:span><text:span text:style-name="T32_16">,</text:span><text:span text:style-name="T32_17">HDD</text:span><text:span text:style-name="T32_18">),</text:span><text:span text:style-name="T32_19">directories</text:span><text:span text:style-name="T32_20">(/</text:span><text:span text:style-name="T32_21">var</text:span><text:span text:style-name="T32_22">),</text:span></text:p>
          <text:list>
            <text:list-item>
              <text:p text:style-name="P33"><text:span text:style-name="T33_1"><text:a xlink:type="simple" xlink:href="https://ru.wikipedia.org/wiki/Linux"><text:span text:style-name="T33_2">https</text:span></text:a></text:span><text:span text:style-name="T33_3"><text:a xlink:type="simple" xlink:href="https://ru.wikipedia.org/wiki/Linux"><text:span text:style-name="T33_4">://</text:span></text:a></text:span><text:span text:style-name="T33_5"><text:a xlink:type="simple" xlink:href="https://ru.wikipedia.org/wiki/Linux"><text:span text:style-name="T33_6">ru</text:span></text:a></text:span><text:span text:style-name="T33_7"><text:a xlink:type="simple" xlink:href="https://ru.wikipedia.org/wiki/Linux"><text:span text:style-name="T33_8">.</text:span></text:a></text:span><text:span text:style-name="T33_9"><text:a xlink:type="simple" xlink:href="https://ru.wikipedia.org/wiki/Linux"><text:span text:style-name="T33_10">wikipedia</text:span></text:a></text:span><text:span text:style-name="T33_11"><text:a xlink:type="simple" xlink:href="https://ru.wikipedia.org/wiki/Linux"><text:span text:style-name="T33_12">.</text:span></text:a></text:span><text:span text:style-name="T33_13"><text:a xlink:type="simple" xlink:href="https://ru.wikipedia.org/wiki/Linux"><text:span text:style-name="T33_14">org</text:span></text:a></text:span><text:span text:style-name="T33_15"><text:a xlink:type="simple" xlink:href="https://ru.wikipedia.org/wiki/Linux"><text:span text:style-name="T33_16">/</text:span></text:a></text:span><text:span text:style-name="T33_17"><text:a xlink:type="simple" xlink:href="https://ru.wikipedia.org/wiki/Linux"><text:span text:style-name="T33_18">wiki</text:span></text:a></text:span><text:span text:style-name="T33_19"><text:a xlink:type="simple" xlink:href="https://ru.wikipedia.org/wiki/Linux"><text:span text:style-name="T33_20">/</text:span></text:a></text:span><text:span text:style-name="T33_21"><text:a xlink:type="simple" xlink:href="https://ru.wikipedia.org/wiki/Linux"><text:span text:style-name="T33_22">Linux</text:span></text:a></text:span></text:p>
            </text:list-item>
            <text:list-item>
              <text:p text:style-name="P34"><text:span text:style-name="T34_1"><text:a xlink:type="simple" xlink:href="http://help.ubuntu.ru/wiki/%D0%BC%D0%BE%D0%BD%D1%82%D0%B8%D1%80%D0%BE%D0%B2%D0%B0%D0%BD%D0%B8%D0%B5_%D1%80%D0%B0%D0%B7%D0%B4%D0%B5%D0%BB%D0%BE%D0%B2"><text:span text:style-name="T34_2">http</text:span></text:a></text:span><text:span text:style-name="T34_3"><text:a xlink:type="simple" xlink:href="http://help.ubuntu.ru/wiki/%D0%BC%D0%BE%D0%BD%D1%82%D0%B8%D1%80%D0%BE%D0%B2%D0%B0%D0%BD%D0%B8%D0%B5_%D1%80%D0%B0%D0%B7%D0%B4%D0%B5%D0%BB%D0%BE%D0%B2"><text:span text:style-name="T34_4">://</text:span></text:a></text:span><text:span text:style-name="T34_5"><text:a xlink:type="simple" xlink:href="http://help.ubuntu.ru/wiki/%D0%BC%D0%BE%D0%BD%D1%82%D0%B8%D1%80%D0%BE%D0%B2%D0%B0%D0%BD%D0%B8%D0%B5_%D1%80%D0%B0%D0%B7%D0%B4%D0%B5%D0%BB%D0%BE%D0%B2"><text:span text:style-name="T34_6">help</text:span></text:a></text:span><text:span text:style-name="T34_7"><text:a xlink:type="simple" xlink:href="http://help.ubuntu.ru/wiki/%D0%BC%D0%BE%D0%BD%D1%82%D0%B8%D1%80%D0%BE%D0%B2%D0%B0%D0%BD%D0%B8%D0%B5_%D1%80%D0%B0%D0%B7%D0%B4%D0%B5%D0%BB%D0%BE%D0%B2"><text:span text:style-name="T34_8">.</text:span></text:a></text:span><text:span text:style-name="T34_9"><text:a xlink:type="simple" xlink:href="http://help.ubuntu.ru/wiki/%D0%BC%D0%BE%D0%BD%D1%82%D0%B8%D1%80%D0%BE%D0%B2%D0%B0%D0%BD%D0%B8%D0%B5_%D1%80%D0%B0%D0%B7%D0%B4%D0%B5%D0%BB%D0%BE%D0%B2"><text:span text:style-name="T34_10">ubuntu</text:span></text:a></text:span><text:span text:style-name="T34_11"><text:a xlink:type="simple" xlink:href="http://help.ubuntu.ru/wiki/%D0%BC%D0%BE%D0%BD%D1%82%D0%B8%D1%80%D0%BE%D0%B2%D0%B0%D0%BD%D0%B8%D0%B5_%D1%80%D0%B0%D0%B7%D0%B4%D0%B5%D0%BB%D0%BE%D0%B2"><text:span text:style-name="T34_12">.</text:span></text:a></text:span><text:span text:style-name="T34_13"><text:a xlink:type="simple" xlink:href="http://help.ubuntu.ru/wiki/%D0%BC%D0%BE%D0%BD%D1%82%D0%B8%D1%80%D0%BE%D0%B2%D0%B0%D0%BD%D0%B8%D0%B5_%D1%80%D0%B0%D0%B7%D0%B4%D0%B5%D0%BB%D0%BE%D0%B2"><text:span text:style-name="T34_14">ru</text:span></text:a></text:span><text:span text:style-name="T34_15"><text:a xlink:type="simple" xlink:href="http://help.ubuntu.ru/wiki/%D0%BC%D0%BE%D0%BD%D1%82%D0%B8%D1%80%D0%BE%D0%B2%D0%B0%D0%BD%D0%B8%D0%B5_%D1%80%D0%B0%D0%B7%D0%B4%D0%B5%D0%BB%D0%BE%D0%B2"><text:span text:style-name="T34_16">/</text:span></text:a></text:span><text:span text:style-name="T34_17"><text:a xlink:type="simple" xlink:href="http://help.ubuntu.ru/wiki/%D0%BC%D0%BE%D0%BD%D1%82%D0%B8%D1%80%D0%BE%D0%B2%D0%B0%D0%BD%D0%B8%D0%B5_%D1%80%D0%B0%D0%B7%D0%B4%D0%B5%D0%BB%D0%BE%D0%B2"><text:span text:style-name="T34_18">wiki</text:span></text:a></text:span><text:span text:style-name="T34_19"><text:a xlink:type="simple" xlink:href="http://help.ubuntu.ru/wiki/%D0%BC%D0%BE%D0%BD%D1%82%D0%B8%D1%80%D0%BE%D0%B2%D0%B0%D0%BD%D0%B8%D0%B5_%D1%80%D0%B0%D0%B7%D0%B4%D0%B5%D0%BB%D0%BE%D0%B2"><text:span text:style-name="T34_20">/%</text:span></text:a></text:span><text:span text:style-name="T34_21"><text:a xlink:type="simple" xlink:href="http://help.ubuntu.ru/wiki/%D0%BC%D0%BE%D0%BD%D1%82%D0%B8%D1%80%D0%BE%D0%B2%D0%B0%D0%BD%D0%B8%D0%B5_%D1%80%D0%B0%D0%B7%D0%B4%D0%B5%D0%BB%D0%BE%D0%B2"><text:span text:style-name="T34_22">D</text:span></text:a></text:span><text:span text:style-name="T34_23"><text:a xlink:type="simple" xlink:href="http://help.ubuntu.ru/wiki/%D0%BC%D0%BE%D0%BD%D1%82%D0%B8%D1%80%D0%BE%D0%B2%D0%B0%D0%BD%D0%B8%D0%B5_%D1%80%D0%B0%D0%B7%D0%B4%D0%B5%D0%BB%D0%BE%D0%B2"><text:span text:style-name="T34_24">0%</text:span></text:a></text:span><text:span text:style-name="T34_25"><text:a xlink:type="simple" xlink:href="http://help.ubuntu.ru/wiki/%D0%BC%D0%BE%D0%BD%D1%82%D0%B8%D1%80%D0%BE%D0%B2%D0%B0%D0%BD%D0%B8%D0%B5_%D1%80%D0%B0%D0%B7%D0%B4%D0%B5%D0%BB%D0%BE%D0%B2"><text:span text:style-name="T34_26">BC</text:span></text:a></text:span><text:span text:style-name="T34_27"><text:a xlink:type="simple" xlink:href="http://help.ubuntu.ru/wiki/%D0%BC%D0%BE%D0%BD%D1%82%D0%B8%D1%80%D0%BE%D0%B2%D0%B0%D0%BD%D0%B8%D0%B5_%D1%80%D0%B0%D0%B7%D0%B4%D0%B5%D0%BB%D0%BE%D0%B2"><text:span text:style-name="T34_28">%</text:span></text:a></text:span><text:span text:style-name="T34_29"><text:a xlink:type="simple" xlink:href="http://help.ubuntu.ru/wiki/%D0%BC%D0%BE%D0%BD%D1%82%D0%B8%D1%80%D0%BE%D0%B2%D0%B0%D0%BD%D0%B8%D0%B5_%D1%80%D0%B0%D0%B7%D0%B4%D0%B5%D0%BB%D0%BE%D0%B2"><text:span text:style-name="T34_30">D</text:span></text:a></text:span><text:span text:style-name="T34_31"><text:a xlink:type="simple" xlink:href="http://help.ubuntu.ru/wiki/%D0%BC%D0%BE%D0%BD%D1%82%D0%B8%D1%80%D0%BE%D0%B2%D0%B0%D0%BD%D0%B8%D0%B5_%D1%80%D0%B0%D0%B7%D0%B4%D0%B5%D0%BB%D0%BE%D0%B2"><text:span text:style-name="T34_32">0%</text:span></text:a></text:span><text:span text:style-name="T34_33"><text:a xlink:type="simple" xlink:href="http://help.ubuntu.ru/wiki/%D0%BC%D0%BE%D0%BD%D1%82%D0%B8%D1%80%D0%BE%D0%B2%D0%B0%D0%BD%D0%B8%D0%B5_%D1%80%D0%B0%D0%B7%D0%B4%D0%B5%D0%BB%D0%BE%D0%B2"><text:span text:style-name="T34_34">BE</text:span></text:a></text:span><text:span text:style-name="T34_35"><text:a xlink:type="simple" xlink:href="http://help.ubuntu.ru/wiki/%D0%BC%D0%BE%D0%BD%D1%82%D0%B8%D1%80%D0%BE%D0%B2%D0%B0%D0%BD%D0%B8%D0%B5_%D1%80%D0%B0%D0%B7%D0%B4%D0%B5%D0%BB%D0%BE%D0%B2"><text:span text:style-name="T34_36">%</text:span></text:a></text:span><text:span text:style-name="T34_37"><text:a xlink:type="simple" xlink:href="http://help.ubuntu.ru/wiki/%D0%BC%D0%BE%D0%BD%D1%82%D0%B8%D1%80%D0%BE%D0%B2%D0%B0%D0%BD%D0%B8%D0%B5_%D1%80%D0%B0%D0%B7%D0%B4%D0%B5%D0%BB%D0%BE%D0%B2"><text:span text:style-name="T34_38">D</text:span></text:a></text:span><text:span text:style-name="T34_39"><text:a xlink:type="simple" xlink:href="http://help.ubuntu.ru/wiki/%D0%BC%D0%BE%D0%BD%D1%82%D0%B8%D1%80%D0%BE%D0%B2%D0%B0%D0%BD%D0%B8%D0%B5_%D1%80%D0%B0%D0%B7%D0%B4%D0%B5%D0%BB%D0%BE%D0%B2"><text:span text:style-name="T34_40">0%</text:span></text:a></text:span><text:span text:style-name="T34_41"><text:a xlink:type="simple" xlink:href="http://help.ubuntu.ru/wiki/%D0%BC%D0%BE%D0%BD%D1%82%D0%B8%D1%80%D0%BE%D0%B2%D0%B0%D0%BD%D0%B8%D0%B5_%D1%80%D0%B0%D0%B7%D0%B4%D0%B5%D0%BB%D0%BE%D0%B2"><text:span text:style-name="T34_42">BD</text:span></text:a></text:span><text:span text:style-name="T34_43"><text:a xlink:type="simple" xlink:href="http://help.ubuntu.ru/wiki/%D0%BC%D0%BE%D0%BD%D1%82%D0%B8%D1%80%D0%BE%D0%B2%D0%B0%D0%BD%D0%B8%D0%B5_%D1%80%D0%B0%D0%B7%D0%B4%D0%B5%D0%BB%D0%BE%D0%B2"><text:span text:style-name="T34_44">%</text:span></text:a></text:span><text:span text:style-name="T34_45"><text:a xlink:type="simple" xlink:href="http://help.ubuntu.ru/wiki/%D0%BC%D0%BE%D0%BD%D1%82%D0%B8%D1%80%D0%BE%D0%B2%D0%B0%D0%BD%D0%B8%D0%B5_%D1%80%D0%B0%D0%B7%D0%B4%D0%B5%D0%BB%D0%BE%D0%B2"><text:span text:style-name="T34_46">D</text:span></text:a></text:span><text:span text:style-name="T34_47"><text:a xlink:type="simple" xlink:href="http://help.ubuntu.ru/wiki/%D0%BC%D0%BE%D0%BD%D1%82%D0%B8%D1%80%D0%BE%D0%B2%D0%B0%D0%BD%D0%B8%D0%B5_%D1%80%D0%B0%D0%B7%D0%B4%D0%B5%D0%BB%D0%BE%D0%B2"><text:span text:style-name="T34_48">1%82%</text:span></text:a></text:span><text:span text:style-name="T34_49"><text:a xlink:type="simple" xlink:href="http://help.ubuntu.ru/wiki/%D0%BC%D0%BE%D0%BD%D1%82%D0%B8%D1%80%D0%BE%D0%B2%D0%B0%D0%BD%D0%B8%D0%B5_%D1%80%D0%B0%D0%B7%D0%B4%D0%B5%D0%BB%D0%BE%D0%B2"><text:span text:style-name="T34_50">D</text:span></text:a></text:span><text:span text:style-name="T34_51"><text:a xlink:type="simple" xlink:href="http://help.ubuntu.ru/wiki/%D0%BC%D0%BE%D0%BD%D1%82%D0%B8%D1%80%D0%BE%D0%B2%D0%B0%D0%BD%D0%B8%D0%B5_%D1%80%D0%B0%D0%B7%D0%B4%D0%B5%D0%BB%D0%BE%D0%B2"><text:span text:style-name="T34_52">0%</text:span></text:a></text:span><text:span text:style-name="T34_53"><text:a xlink:type="simple" xlink:href="http://help.ubuntu.ru/wiki/%D0%BC%D0%BE%D0%BD%D1%82%D0%B8%D1%80%D0%BE%D0%B2%D0%B0%D0%BD%D0%B8%D0%B5_%D1%80%D0%B0%D0%B7%D0%B4%D0%B5%D0%BB%D0%BE%D0%B2"><text:span text:style-name="T34_54">B</text:span></text:a></text:span><text:span text:style-name="T34_55"><text:a xlink:type="simple" xlink:href="http://help.ubuntu.ru/wiki/%D0%BC%D0%BE%D0%BD%D1%82%D0%B8%D1%80%D0%BE%D0%B2%D0%B0%D0%BD%D0%B8%D0%B5_%D1%80%D0%B0%D0%B7%D0%B4%D0%B5%D0%BB%D0%BE%D0%B2"><text:span text:style-name="T34_56">8%</text:span></text:a></text:span><text:span text:style-name="T34_57"><text:a xlink:type="simple" xlink:href="http://help.ubuntu.ru/wiki/%D0%BC%D0%BE%D0%BD%D1%82%D0%B8%D1%80%D0%BE%D0%B2%D0%B0%D0%BD%D0%B8%D0%B5_%D1%80%D0%B0%D0%B7%D0%B4%D0%B5%D0%BB%D0%BE%D0%B2"><text:span text:style-name="T34_58">D</text:span></text:a></text:span><text:span text:style-name="T34_59"><text:a xlink:type="simple" xlink:href="http://help.ubuntu.ru/wiki/%D0%BC%D0%BE%D0%BD%D1%82%D0%B8%D1%80%D0%BE%D0%B2%D0%B0%D0%BD%D0%B8%D0%B5_%D1%80%D0%B0%D0%B7%D0%B4%D0%B5%D0%BB%D0%BE%D0%B2"><text:span text:style-name="T34_60">1%80%</text:span></text:a></text:span><text:span text:style-name="T34_61"><text:a xlink:type="simple" xlink:href="http://help.ubuntu.ru/wiki/%D0%BC%D0%BE%D0%BD%D1%82%D0%B8%D1%80%D0%BE%D0%B2%D0%B0%D0%BD%D0%B8%D0%B5_%D1%80%D0%B0%D0%B7%D0%B4%D0%B5%D0%BB%D0%BE%D0%B2"><text:span text:style-name="T34_62">D</text:span></text:a></text:span><text:span text:style-name="T34_63"><text:a xlink:type="simple" xlink:href="http://help.ubuntu.ru/wiki/%D0%BC%D0%BE%D0%BD%D1%82%D0%B8%D1%80%D0%BE%D0%B2%D0%B0%D0%BD%D0%B8%D0%B5_%D1%80%D0%B0%D0%B7%D0%B4%D0%B5%D0%BB%D0%BE%D0%B2"><text:span text:style-name="T34_64">0%</text:span></text:a></text:span><text:span text:style-name="T34_65"><text:a xlink:type="simple" xlink:href="http://help.ubuntu.ru/wiki/%D0%BC%D0%BE%D0%BD%D1%82%D0%B8%D1%80%D0%BE%D0%B2%D0%B0%D0%BD%D0%B8%D0%B5_%D1%80%D0%B0%D0%B7%D0%B4%D0%B5%D0%BB%D0%BE%D0%B2"><text:span text:style-name="T34_66">BE</text:span></text:a></text:span><text:span text:style-name="T34_67"><text:a xlink:type="simple" xlink:href="http://help.ubuntu.ru/wiki/%D0%BC%D0%BE%D0%BD%D1%82%D0%B8%D1%80%D0%BE%D0%B2%D0%B0%D0%BD%D0%B8%D0%B5_%D1%80%D0%B0%D0%B7%D0%B4%D0%B5%D0%BB%D0%BE%D0%B2"><text:span text:style-name="T34_68">%</text:span></text:a></text:span><text:span text:style-name="T34_69"><text:a xlink:type="simple" xlink:href="http://help.ubuntu.ru/wiki/%D0%BC%D0%BE%D0%BD%D1%82%D0%B8%D1%80%D0%BE%D0%B2%D0%B0%D0%BD%D0%B8%D0%B5_%D1%80%D0%B0%D0%B7%D0%B4%D0%B5%D0%BB%D0%BE%D0%B2"><text:span text:style-name="T34_70">D</text:span></text:a></text:span><text:span text:style-name="T34_71"><text:a xlink:type="simple" xlink:href="http://help.ubuntu.ru/wiki/%D0%BC%D0%BE%D0%BD%D1%82%D0%B8%D1%80%D0%BE%D0%B2%D0%B0%D0%BD%D0%B8%D0%B5_%D1%80%D0%B0%D0%B7%D0%B4%D0%B5%D0%BB%D0%BE%D0%B2"><text:span text:style-name="T34_72">0%</text:span></text:a></text:span><text:span text:style-name="T34_73"><text:a xlink:type="simple" xlink:href="http://help.ubuntu.ru/wiki/%D0%BC%D0%BE%D0%BD%D1%82%D0%B8%D1%80%D0%BE%D0%B2%D0%B0%D0%BD%D0%B8%D0%B5_%D1%80%D0%B0%D0%B7%D0%B4%D0%B5%D0%BB%D0%BE%D0%B2"><text:span text:style-name="T34_74">B</text:span></text:a></text:span><text:span text:style-name="T34_75"><text:a xlink:type="simple" xlink:href="http://help.ubuntu.ru/wiki/%D0%BC%D0%BE%D0%BD%D1%82%D0%B8%D1%80%D0%BE%D0%B2%D0%B0%D0%BD%D0%B8%D0%B5_%D1%80%D0%B0%D0%B7%D0%B4%D0%B5%D0%BB%D0%BE%D0%B2"><text:span text:style-name="T34_76">2%</text:span></text:a></text:span><text:span text:style-name="T34_77"><text:a xlink:type="simple" xlink:href="http://help.ubuntu.ru/wiki/%D0%BC%D0%BE%D0%BD%D1%82%D0%B8%D1%80%D0%BE%D0%B2%D0%B0%D0%BD%D0%B8%D0%B5_%D1%80%D0%B0%D0%B7%D0%B4%D0%B5%D0%BB%D0%BE%D0%B2"><text:span text:style-name="T34_78">D</text:span></text:a></text:span><text:span text:style-name="T34_79"><text:a xlink:type="simple" xlink:href="http://help.ubuntu.ru/wiki/%D0%BC%D0%BE%D0%BD%D1%82%D0%B8%D1%80%D0%BE%D0%B2%D0%B0%D0%BD%D0%B8%D0%B5_%D1%80%D0%B0%D0%B7%D0%B4%D0%B5%D0%BB%D0%BE%D0%B2"><text:span text:style-name="T34_80">0%</text:span></text:a></text:span><text:span text:style-name="T34_81"><text:a xlink:type="simple" xlink:href="http://help.ubuntu.ru/wiki/%D0%BC%D0%BE%D0%BD%D1%82%D0%B8%D1%80%D0%BE%D0%B2%D0%B0%D0%BD%D0%B8%D0%B5_%D1%80%D0%B0%D0%B7%D0%B4%D0%B5%D0%BB%D0%BE%D0%B2"><text:span text:style-name="T34_82">B</text:span></text:a></text:span><text:span text:style-name="T34_83"><text:a xlink:type="simple" xlink:href="http://help.ubuntu.ru/wiki/%D0%BC%D0%BE%D0%BD%D1%82%D0%B8%D1%80%D0%BE%D0%B2%D0%B0%D0%BD%D0%B8%D0%B5_%D1%80%D0%B0%D0%B7%D0%B4%D0%B5%D0%BB%D0%BE%D0%B2"><text:span text:style-name="T34_84">0%</text:span></text:a></text:span><text:span text:style-name="T34_85"><text:a xlink:type="simple" xlink:href="http://help.ubuntu.ru/wiki/%D0%BC%D0%BE%D0%BD%D1%82%D0%B8%D1%80%D0%BE%D0%B2%D0%B0%D0%BD%D0%B8%D0%B5_%D1%80%D0%B0%D0%B7%D0%B4%D0%B5%D0%BB%D0%BE%D0%B2"><text:span text:style-name="T34_86">D</text:span></text:a></text:span><text:span text:style-name="T34_87"><text:a xlink:type="simple" xlink:href="http://help.ubuntu.ru/wiki/%D0%BC%D0%BE%D0%BD%D1%82%D0%B8%D1%80%D0%BE%D0%B2%D0%B0%D0%BD%D0%B8%D0%B5_%D1%80%D0%B0%D0%B7%D0%B4%D0%B5%D0%BB%D0%BE%D0%B2"><text:span text:style-name="T34_88">0%</text:span></text:a></text:span><text:span text:style-name="T34_89"><text:a xlink:type="simple" xlink:href="http://help.ubuntu.ru/wiki/%D0%BC%D0%BE%D0%BD%D1%82%D0%B8%D1%80%D0%BE%D0%B2%D0%B0%D0%BD%D0%B8%D0%B5_%D1%80%D0%B0%D0%B7%D0%B4%D0%B5%D0%BB%D0%BE%D0%B2"><text:span text:style-name="T34_90">BD</text:span></text:a></text:span><text:span text:style-name="T34_91"><text:a xlink:type="simple" xlink:href="http://help.ubuntu.ru/wiki/%D0%BC%D0%BE%D0%BD%D1%82%D0%B8%D1%80%D0%BE%D0%B2%D0%B0%D0%BD%D0%B8%D0%B5_%D1%80%D0%B0%D0%B7%D0%B4%D0%B5%D0%BB%D0%BE%D0%B2"><text:span text:style-name="T34_92">%</text:span></text:a></text:span><text:span text:style-name="T34_93"><text:a xlink:type="simple" xlink:href="http://help.ubuntu.ru/wiki/%D0%BC%D0%BE%D0%BD%D1%82%D0%B8%D1%80%D0%BE%D0%B2%D0%B0%D0%BD%D0%B8%D0%B5_%D1%80%D0%B0%D0%B7%D0%B4%D0%B5%D0%BB%D0%BE%D0%B2"><text:span text:style-name="T34_94">D</text:span></text:a></text:span><text:span text:style-name="T34_95"><text:a xlink:type="simple" xlink:href="http://help.ubuntu.ru/wiki/%D0%BC%D0%BE%D0%BD%D1%82%D0%B8%D1%80%D0%BE%D0%B2%D0%B0%D0%BD%D0%B8%D0%B5_%D1%80%D0%B0%D0%B7%D0%B4%D0%B5%D0%BB%D0%BE%D0%B2"><text:span text:style-name="T34_96">0%</text:span></text:a></text:span><text:span text:style-name="T34_97"><text:a xlink:type="simple" xlink:href="http://help.ubuntu.ru/wiki/%D0%BC%D0%BE%D0%BD%D1%82%D0%B8%D1%80%D0%BE%D0%B2%D0%B0%D0%BD%D0%B8%D0%B5_%D1%80%D0%B0%D0%B7%D0%B4%D0%B5%D0%BB%D0%BE%D0%B2"><text:span text:style-name="T34_98">B</text:span></text:a></text:span><text:span text:style-name="T34_99"><text:a xlink:type="simple" xlink:href="http://help.ubuntu.ru/wiki/%D0%BC%D0%BE%D0%BD%D1%82%D0%B8%D1%80%D0%BE%D0%B2%D0%B0%D0%BD%D0%B8%D0%B5_%D1%80%D0%B0%D0%B7%D0%B4%D0%B5%D0%BB%D0%BE%D0%B2"><text:span text:style-name="T34_100">8%</text:span></text:a></text:span><text:span text:style-name="T34_101"><text:a xlink:type="simple" xlink:href="http://help.ubuntu.ru/wiki/%D0%BC%D0%BE%D0%BD%D1%82%D0%B8%D1%80%D0%BE%D0%B2%D0%B0%D0%BD%D0%B8%D0%B5_%D1%80%D0%B0%D0%B7%D0%B4%D0%B5%D0%BB%D0%BE%D0%B2"><text:span text:style-name="T34_102">D</text:span></text:a></text:span><text:span text:style-name="T34_103"><text:a xlink:type="simple" xlink:href="http://help.ubuntu.ru/wiki/%D0%BC%D0%BE%D0%BD%D1%82%D0%B8%D1%80%D0%BE%D0%B2%D0%B0%D0%BD%D0%B8%D0%B5_%D1%80%D0%B0%D0%B7%D0%B4%D0%B5%D0%BB%D0%BE%D0%B2"><text:span text:style-name="T34_104">0%</text:span></text:a></text:span><text:span text:style-name="T34_105"><text:a xlink:type="simple" xlink:href="http://help.ubuntu.ru/wiki/%D0%BC%D0%BE%D0%BD%D1%82%D0%B8%D1%80%D0%BE%D0%B2%D0%B0%D0%BD%D0%B8%D0%B5_%D1%80%D0%B0%D0%B7%D0%B4%D0%B5%D0%BB%D0%BE%D0%B2"><text:span text:style-name="T34_106">B</text:span></text:a></text:span><text:span text:style-name="T34_107"><text:a xlink:type="simple" xlink:href="http://help.ubuntu.ru/wiki/%D0%BC%D0%BE%D0%BD%D1%82%D0%B8%D1%80%D0%BE%D0%B2%D0%B0%D0%BD%D0%B8%D0%B5_%D1%80%D0%B0%D0%B7%D0%B4%D0%B5%D0%BB%D0%BE%D0%B2"><text:span text:style-name="T34_108">5_%</text:span></text:a></text:span><text:span text:style-name="T34_109"><text:a xlink:type="simple" xlink:href="http://help.ubuntu.ru/wiki/%D0%BC%D0%BE%D0%BD%D1%82%D0%B8%D1%80%D0%BE%D0%B2%D0%B0%D0%BD%D0%B8%D0%B5_%D1%80%D0%B0%D0%B7%D0%B4%D0%B5%D0%BB%D0%BE%D0%B2"><text:span text:style-name="T34_110">D</text:span></text:a></text:span><text:span text:style-name="T34_111"><text:a xlink:type="simple" xlink:href="http://help.ubuntu.ru/wiki/%D0%BC%D0%BE%D0%BD%D1%82%D0%B8%D1%80%D0%BE%D0%B2%D0%B0%D0%BD%D0%B8%D0%B5_%D1%80%D0%B0%D0%B7%D0%B4%D0%B5%D0%BB%D0%BE%D0%B2"><text:span text:style-name="T34_112">1%80%</text:span></text:a></text:span><text:span text:style-name="T34_113"><text:a xlink:type="simple" xlink:href="http://help.ubuntu.ru/wiki/%D0%BC%D0%BE%D0%BD%D1%82%D0%B8%D1%80%D0%BE%D0%B2%D0%B0%D0%BD%D0%B8%D0%B5_%D1%80%D0%B0%D0%B7%D0%B4%D0%B5%D0%BB%D0%BE%D0%B2"><text:span text:style-name="T34_114">D</text:span></text:a></text:span><text:span text:style-name="T34_115"><text:a xlink:type="simple" xlink:href="http://help.ubuntu.ru/wiki/%D0%BC%D0%BE%D0%BD%D1%82%D0%B8%D1%80%D0%BE%D0%B2%D0%B0%D0%BD%D0%B8%D0%B5_%D1%80%D0%B0%D0%B7%D0%B4%D0%B5%D0%BB%D0%BE%D0%B2"><text:span text:style-name="T34_116">0%</text:span></text:a></text:span><text:span text:style-name="T34_117"><text:a xlink:type="simple" xlink:href="http://help.ubuntu.ru/wiki/%D0%BC%D0%BE%D0%BD%D1%82%D0%B8%D1%80%D0%BE%D0%B2%D0%B0%D0%BD%D0%B8%D0%B5_%D1%80%D0%B0%D0%B7%D0%B4%D0%B5%D0%BB%D0%BE%D0%B2"><text:span text:style-name="T34_118">B</text:span></text:a></text:span><text:span text:style-name="T34_119"><text:a xlink:type="simple" xlink:href="http://help.ubuntu.ru/wiki/%D0%BC%D0%BE%D0%BD%D1%82%D0%B8%D1%80%D0%BE%D0%B2%D0%B0%D0%BD%D0%B8%D0%B5_%D1%80%D0%B0%D0%B7%D0%B4%D0%B5%D0%BB%D0%BE%D0%B2"><text:span text:style-name="T34_120">0%</text:span></text:a></text:span><text:span text:style-name="T34_121"><text:a xlink:type="simple" xlink:href="http://help.ubuntu.ru/wiki/%D0%BC%D0%BE%D0%BD%D1%82%D0%B8%D1%80%D0%BE%D0%B2%D0%B0%D0%BD%D0%B8%D0%B5_%D1%80%D0%B0%D0%B7%D0%B4%D0%B5%D0%BB%D0%BE%D0%B2"><text:span text:style-name="T34_122">D</text:span></text:a></text:span><text:span text:style-name="T34_123"><text:a xlink:type="simple" xlink:href="http://help.ubuntu.ru/wiki/%D0%BC%D0%BE%D0%BD%D1%82%D0%B8%D1%80%D0%BE%D0%B2%D0%B0%D0%BD%D0%B8%D0%B5_%D1%80%D0%B0%D0%B7%D0%B4%D0%B5%D0%BB%D0%BE%D0%B2"><text:span text:style-name="T34_124">0%</text:span></text:a></text:span><text:span text:style-name="T34_125"><text:a xlink:type="simple" xlink:href="http://help.ubuntu.ru/wiki/%D0%BC%D0%BE%D0%BD%D1%82%D0%B8%D1%80%D0%BE%D0%B2%D0%B0%D0%BD%D0%B8%D0%B5_%D1%80%D0%B0%D0%B7%D0%B4%D0%B5%D0%BB%D0%BE%D0%B2"><text:span text:style-name="T34_126">B</text:span></text:a></text:span><text:span text:style-name="T34_127"><text:a xlink:type="simple" xlink:href="http://help.ubuntu.ru/wiki/%D0%BC%D0%BE%D0%BD%D1%82%D0%B8%D1%80%D0%BE%D0%B2%D0%B0%D0%BD%D0%B8%D0%B5_%D1%80%D0%B0%D0%B7%D0%B4%D0%B5%D0%BB%D0%BE%D0%B2"><text:span text:style-name="T34_128">7%</text:span></text:a></text:span><text:span text:style-name="T34_129"><text:a xlink:type="simple" xlink:href="http://help.ubuntu.ru/wiki/%D0%BC%D0%BE%D0%BD%D1%82%D0%B8%D1%80%D0%BE%D0%B2%D0%B0%D0%BD%D0%B8%D0%B5_%D1%80%D0%B0%D0%B7%D0%B4%D0%B5%D0%BB%D0%BE%D0%B2"><text:span text:style-name="T34_130">D</text:span></text:a></text:span><text:span text:style-name="T34_131"><text:a xlink:type="simple" xlink:href="http://help.ubuntu.ru/wiki/%D0%BC%D0%BE%D0%BD%D1%82%D0%B8%D1%80%D0%BE%D0%B2%D0%B0%D0%BD%D0%B8%D0%B5_%D1%80%D0%B0%D0%B7%D0%B4%D0%B5%D0%BB%D0%BE%D0%B2"><text:span text:style-name="T34_132">0%</text:span></text:a></text:span><text:span text:style-name="T34_133"><text:a xlink:type="simple" xlink:href="http://help.ubuntu.ru/wiki/%D0%BC%D0%BE%D0%BD%D1%82%D0%B8%D1%80%D0%BE%D0%B2%D0%B0%D0%BD%D0%B8%D0%B5_%D1%80%D0%B0%D0%B7%D0%B4%D0%B5%D0%BB%D0%BE%D0%B2"><text:span text:style-name="T34_134">B</text:span></text:a></text:span><text:span text:style-name="T34_135"><text:a xlink:type="simple" xlink:href="http://help.ubuntu.ru/wiki/%D0%BC%D0%BE%D0%BD%D1%82%D0%B8%D1%80%D0%BE%D0%B2%D0%B0%D0%BD%D0%B8%D0%B5_%D1%80%D0%B0%D0%B7%D0%B4%D0%B5%D0%BB%D0%BE%D0%B2"><text:span text:style-name="T34_136">4%</text:span></text:a></text:span><text:span text:style-name="T34_137"><text:a xlink:type="simple" xlink:href="http://help.ubuntu.ru/wiki/%D0%BC%D0%BE%D0%BD%D1%82%D0%B8%D1%80%D0%BE%D0%B2%D0%B0%D0%BD%D0%B8%D0%B5_%D1%80%D0%B0%D0%B7%D0%B4%D0%B5%D0%BB%D0%BE%D0%B2"><text:span text:style-name="T34_138">D</text:span></text:a></text:span><text:span text:style-name="T34_139"><text:a xlink:type="simple" xlink:href="http://help.ubuntu.ru/wiki/%D0%BC%D0%BE%D0%BD%D1%82%D0%B8%D1%80%D0%BE%D0%B2%D0%B0%D0%BD%D0%B8%D0%B5_%D1%80%D0%B0%D0%B7%D0%B4%D0%B5%D0%BB%D0%BE%D0%B2"><text:span text:style-name="T34_140">0%</text:span></text:a></text:span><text:span text:style-name="T34_141"><text:a xlink:type="simple" xlink:href="http://help.ubuntu.ru/wiki/%D0%BC%D0%BE%D0%BD%D1%82%D0%B8%D1%80%D0%BE%D0%B2%D0%B0%D0%BD%D0%B8%D0%B5_%D1%80%D0%B0%D0%B7%D0%B4%D0%B5%D0%BB%D0%BE%D0%B2"><text:span text:style-name="T34_142">B</text:span></text:a></text:span><text:span text:style-name="T34_143"><text:a xlink:type="simple" xlink:href="http://help.ubuntu.ru/wiki/%D0%BC%D0%BE%D0%BD%D1%82%D0%B8%D1%80%D0%BE%D0%B2%D0%B0%D0%BD%D0%B8%D0%B5_%D1%80%D0%B0%D0%B7%D0%B4%D0%B5%D0%BB%D0%BE%D0%B2"><text:span text:style-name="T34_144">5%</text:span></text:a></text:span><text:span text:style-name="T34_145"><text:a xlink:type="simple" xlink:href="http://help.ubuntu.ru/wiki/%D0%BC%D0%BE%D0%BD%D1%82%D0%B8%D1%80%D0%BE%D0%B2%D0%B0%D0%BD%D0%B8%D0%B5_%D1%80%D0%B0%D0%B7%D0%B4%D0%B5%D0%BB%D0%BE%D0%B2"><text:span text:style-name="T34_146">D</text:span></text:a></text:span><text:span text:style-name="T34_147"><text:a xlink:type="simple" xlink:href="http://help.ubuntu.ru/wiki/%D0%BC%D0%BE%D0%BD%D1%82%D0%B8%D1%80%D0%BE%D0%B2%D0%B0%D0%BD%D0%B8%D0%B5_%D1%80%D0%B0%D0%B7%D0%B4%D0%B5%D0%BB%D0%BE%D0%B2"><text:span text:style-name="T34_148">0%</text:span></text:a></text:span><text:span text:style-name="T34_149"><text:a xlink:type="simple" xlink:href="http://help.ubuntu.ru/wiki/%D0%BC%D0%BE%D0%BD%D1%82%D0%B8%D1%80%D0%BE%D0%B2%D0%B0%D0%BD%D0%B8%D0%B5_%D1%80%D0%B0%D0%B7%D0%B4%D0%B5%D0%BB%D0%BE%D0%B2"><text:span text:style-name="T34_150">BB</text:span></text:a></text:span><text:span text:style-name="T34_151"><text:a xlink:type="simple" xlink:href="http://help.ubuntu.ru/wiki/%D0%BC%D0%BE%D0%BD%D1%82%D0%B8%D1%80%D0%BE%D0%B2%D0%B0%D0%BD%D0%B8%D0%B5_%D1%80%D0%B0%D0%B7%D0%B4%D0%B5%D0%BB%D0%BE%D0%B2"><text:span text:style-name="T34_152">%</text:span></text:a></text:span><text:span text:style-name="T34_153"><text:a xlink:type="simple" xlink:href="http://help.ubuntu.ru/wiki/%D0%BC%D0%BE%D0%BD%D1%82%D0%B8%D1%80%D0%BE%D0%B2%D0%B0%D0%BD%D0%B8%D0%B5_%D1%80%D0%B0%D0%B7%D0%B4%D0%B5%D0%BB%D0%BE%D0%B2"><text:span text:style-name="T34_154">D</text:span></text:a></text:span><text:span text:style-name="T34_155"><text:a xlink:type="simple" xlink:href="http://help.ubuntu.ru/wiki/%D0%BC%D0%BE%D0%BD%D1%82%D0%B8%D1%80%D0%BE%D0%B2%D0%B0%D0%BD%D0%B8%D0%B5_%D1%80%D0%B0%D0%B7%D0%B4%D0%B5%D0%BB%D0%BE%D0%B2"><text:span text:style-name="T34_156">0%</text:span></text:a></text:span><text:span text:style-name="T34_157"><text:a xlink:type="simple" xlink:href="http://help.ubuntu.ru/wiki/%D0%BC%D0%BE%D0%BD%D1%82%D0%B8%D1%80%D0%BE%D0%B2%D0%B0%D0%BD%D0%B8%D0%B5_%D1%80%D0%B0%D0%B7%D0%B4%D0%B5%D0%BB%D0%BE%D0%B2"><text:span text:style-name="T34_158">BE</text:span></text:a></text:span><text:span text:style-name="T34_159"><text:a xlink:type="simple" xlink:href="http://help.ubuntu.ru/wiki/%D0%BC%D0%BE%D0%BD%D1%82%D0%B8%D1%80%D0%BE%D0%B2%D0%B0%D0%BD%D0%B8%D0%B5_%D1%80%D0%B0%D0%B7%D0%B4%D0%B5%D0%BB%D0%BE%D0%B2"><text:span text:style-name="T34_160">%</text:span></text:a></text:span><text:span text:style-name="T34_161"><text:a xlink:type="simple" xlink:href="http://help.ubuntu.ru/wiki/%D0%BC%D0%BE%D0%BD%D1%82%D0%B8%D1%80%D0%BE%D0%B2%D0%B0%D0%BD%D0%B8%D0%B5_%D1%80%D0%B0%D0%B7%D0%B4%D0%B5%D0%BB%D0%BE%D0%B2"><text:span text:style-name="T34_162">D</text:span></text:a></text:span><text:span text:style-name="T34_163"><text:a xlink:type="simple" xlink:href="http://help.ubuntu.ru/wiki/%D0%BC%D0%BE%D0%BD%D1%82%D0%B8%D1%80%D0%BE%D0%B2%D0%B0%D0%BD%D0%B8%D0%B5_%D1%80%D0%B0%D0%B7%D0%B4%D0%B5%D0%BB%D0%BE%D0%B2"><text:span text:style-name="T34_164">0%</text:span></text:a></text:span><text:span text:style-name="T34_165"><text:a xlink:type="simple" xlink:href="http://help.ubuntu.ru/wiki/%D0%BC%D0%BE%D0%BD%D1%82%D0%B8%D1%80%D0%BE%D0%B2%D0%B0%D0%BD%D0%B8%D0%B5_%D1%80%D0%B0%D0%B7%D0%B4%D0%B5%D0%BB%D0%BE%D0%B2"><text:span text:style-name="T34_166">B</text:span></text:a></text:span><text:span text:style-name="T34_167"><text:a xlink:type="simple" xlink:href="http://help.ubuntu.ru/wiki/%D0%BC%D0%BE%D0%BD%D1%82%D0%B8%D1%80%D0%BE%D0%B2%D0%B0%D0%BD%D0%B8%D0%B5_%D1%80%D0%B0%D0%B7%D0%B4%D0%B5%D0%BB%D0%BE%D0%B2"><text:span text:style-name="T34_168">2</text:span></text:a></text:span></text:p>
            </text:list-item>
            <text:list-item>
              <text:p text:style-name="P35"><text:span text:style-name="T35_1"><text:a xlink:type="simple" xlink:href="https://ru.wikipedia.org/wiki/FHS"><text:span text:style-name="T35_2">https</text:span></text:a></text:span><text:span text:style-name="T35_3"><text:a xlink:type="simple" xlink:href="https://ru.wikipedia.org/wiki/FHS"><text:span text:style-name="T35_4">://</text:span></text:a></text:span><text:span text:style-name="T35_5"><text:a xlink:type="simple" xlink:href="https://ru.wikipedia.org/wiki/FHS"><text:span text:style-name="T35_6">ru</text:span></text:a></text:span><text:span text:style-name="T35_7"><text:a xlink:type="simple" xlink:href="https://ru.wikipedia.org/wiki/FHS"><text:span text:style-name="T35_8">.</text:span></text:a></text:span><text:span text:style-name="T35_9"><text:a xlink:type="simple" xlink:href="https://ru.wikipedia.org/wiki/FHS"><text:span text:style-name="T35_10">wikipedia</text:span></text:a></text:span><text:span text:style-name="T35_11"><text:a xlink:type="simple" xlink:href="https://ru.wikipedia.org/wiki/FHS"><text:span text:style-name="T35_12">.</text:span></text:a></text:span><text:span text:style-name="T35_13"><text:a xlink:type="simple" xlink:href="https://ru.wikipedia.org/wiki/FHS"><text:span text:style-name="T35_14">org</text:span></text:a></text:span><text:span text:style-name="T35_15"><text:a xlink:type="simple" xlink:href="https://ru.wikipedia.org/wiki/FHS"><text:span text:style-name="T35_16">/</text:span></text:a></text:span><text:span text:style-name="T35_17"><text:a xlink:type="simple" xlink:href="https://ru.wikipedia.org/wiki/FHS"><text:span text:style-name="T35_18">wiki</text:span></text:a></text:span><text:span text:style-name="T35_19"><text:a xlink:type="simple" xlink:href="https://ru.wikipedia.org/wiki/FHS"><text:span text:style-name="T35_20">/</text:span></text:a></text:span><text:span text:style-name="T35_21"><text:a xlink:type="simple" xlink:href="https://ru.wikipedia.org/wiki/FHS"><text:span text:style-name="T35_22">FHS</text:span></text:a></text:span></text:p>
            </text:list-item>
            <text:list-item>
              <text:p text:style-name="P36"><text:span text:style-name="T36_1"><text:a xlink:type="simple" xlink:href="http://heap.altlinux.org/modules/linux_filesystem.kirill/index.html"><text:span text:style-name="T36_2">http</text:span></text:a></text:span><text:span text:style-name="T36_3"><text:a xlink:type="simple" xlink:href="http://heap.altlinux.org/modules/linux_filesystem.kirill/index.html"><text:span text:style-name="T36_4">://</text:span></text:a></text:span><text:span text:style-name="T36_5"><text:a xlink:type="simple" xlink:href="http://heap.altlinux.org/modules/linux_filesystem.kirill/index.html"><text:span text:style-name="T36_6">heap</text:span></text:a></text:span><text:span text:style-name="T36_7"><text:a xlink:type="simple" xlink:href="http://heap.altlinux.org/modules/linux_filesystem.kirill/index.html"><text:span text:style-name="T36_8">.</text:span></text:a></text:span><text:span text:style-name="T36_9"><text:a xlink:type="simple" xlink:href="http://heap.altlinux.org/modules/linux_filesystem.kirill/index.html"><text:span text:style-name="T36_10">altlinux</text:span></text:a></text:span><text:span text:style-name="T36_11"><text:a xlink:type="simple" xlink:href="http://heap.altlinux.org/modules/linux_filesystem.kirill/index.html"><text:span text:style-name="T36_12">.</text:span></text:a></text:span><text:span text:style-name="T36_13"><text:a xlink:type="simple" xlink:href="http://heap.altlinux.org/modules/linux_filesystem.kirill/index.html"><text:span text:style-name="T36_14">org</text:span></text:a></text:span><text:span text:style-name="T36_15"><text:a xlink:type="simple" xlink:href="http://heap.altlinux.org/modules/linux_filesystem.kirill/index.html"><text:span text:style-name="T36_16">/</text:span></text:a></text:span><text:span text:style-name="T36_17"><text:a xlink:type="simple" xlink:href="http://heap.altlinux.org/modules/linux_filesystem.kirill/index.html"><text:span text:style-name="T36_18">modules</text:span></text:a></text:span><text:span text:style-name="T36_19"><text:a xlink:type="simple" xlink:href="http://heap.altlinux.org/modules/linux_filesystem.kirill/index.html"><text:span text:style-name="T36_20">/</text:span></text:a></text:span><text:span text:style-name="T36_21"><text:a xlink:type="simple" xlink:href="http://heap.altlinux.org/modules/linux_filesystem.kirill/index.html"><text:span text:style-name="T36_22">linux</text:span></text:a></text:span><text:span text:style-name="T36_23"><text:a xlink:type="simple" xlink:href="http://heap.altlinux.org/modules/linux_filesystem.kirill/index.html"><text:span text:style-name="T36_24">_</text:span></text:a></text:span><text:span text:style-name="T36_25"><text:a xlink:type="simple" xlink:href="http://heap.altlinux.org/modules/linux_filesystem.kirill/index.html"><text:span text:style-name="T36_26">filesystem</text:span></text:a></text:span><text:span text:style-name="T36_27"><text:a xlink:type="simple" xlink:href="http://heap.altlinux.org/modules/linux_filesystem.kirill/index.html"><text:span text:style-name="T36_28">.</text:span></text:a></text:span><text:span text:style-name="T36_29"><text:a xlink:type="simple" xlink:href="http://heap.altlinux.org/modules/linux_filesystem.kirill/index.html"><text:span text:style-name="T36_30">kirill</text:span></text:a></text:span><text:span text:style-name="T36_31"><text:a xlink:type="simple" xlink:href="http://heap.altlinux.org/modules/linux_filesystem.kirill/index.html"><text:span text:style-name="T36_32">/</text:span></text:a></text:span><text:span text:style-name="T36_33"><text:a xlink:type="simple" xlink:href="http://heap.altlinux.org/modules/linux_filesystem.kirill/index.html"><text:span text:style-name="T36_34">index</text:span></text:a></text:span><text:span text:style-name="T36_35"><text:a xlink:type="simple" xlink:href="http://heap.altlinux.org/modules/linux_filesystem.kirill/index.html"><text:span text:style-name="T36_36">.</text:span></text:a></text:span><text:span text:style-name="T36_37"><text:a xlink:type="simple" xlink:href="http://heap.altlinux.org/modules/linux_filesystem.kirill/index.html"><text:span text:style-name="T36_38">html</text:span></text:a></text:span></text:p>
            </text:list-item>
          </text:list>
        </text:list-item>
        <text:list-item>
          <text:p text:style-name="P37"><text:span text:style-name="T37_1">Shell</text:span><text:span text:style-name="T37_2">,<text:s/></text:span><text:span text:style-name="T37_3">commands</text:span><text:span text:style-name="T37_4">,<text:s/></text:span><text:span text:style-name="T37_5">installation</text:span><text:span text:style-name="T37_6"><text:s/></text:span><text:span text:style-name="T37_7">package</text:span><text:span text:style-name="T37_8">,<text:s/></text:span><text:span text:style-name="T37_9">permissions</text:span><text:span text:style-name="T37_10">,<text:s/></text:span><text:span text:style-name="T37_11">file</text:span><text:span text:style-name="T37_12"><text:s/></text:span><text:span text:style-name="T37_13">types</text:span><text:span text:style-name="T37_14">,<text:s/></text:span><text:span text:style-name="T37_15">environment</text:span><text:span text:style-name="T37_16">($</text:span><text:span text:style-name="T37_17">PATH</text:span><text:span text:style-name="T37_18">,$</text:span><text:span text:style-name="T37_19">DISPLAY</text:span><text:span text:style-name="T37_20">)</text:span></text:p>
          <text:list>
            <text:list-item>
              <text:p text:style-name="P38"><text:span text:style-name="T38_1"><text:a xlink:type="simple" xlink:href="http://putty.org.ru/articles/unix-linux-ref.html"><text:span text:style-name="T38_2">http</text:span></text:a></text:span><text:span text:style-name="T38_3"><text:a xlink:type="simple" xlink:href="http://putty.org.ru/articles/unix-linux-ref.html"><text:span text:style-name="T38_4">://</text:span></text:a></text:span><text:span text:style-name="T38_5"><text:a xlink:type="simple" xlink:href="http://putty.org.ru/articles/unix-linux-ref.html"><text:span text:style-name="T38_6">putty</text:span></text:a></text:span><text:span text:style-name="T38_7"><text:a xlink:type="simple" xlink:href="http://putty.org.ru/articles/unix-linux-ref.html"><text:span text:style-name="T38_8">.</text:span></text:a></text:span><text:span text:style-name="T38_9"><text:a xlink:type="simple" xlink:href="http://putty.org.ru/articles/unix-linux-ref.html"><text:span text:style-name="T38_10">org</text:span></text:a></text:span><text:span text:style-name="T38_11"><text:a xlink:type="simple" xlink:href="http://putty.org.ru/articles/unix-linux-ref.html"><text:span text:style-name="T38_12">.</text:span></text:a></text:span><text:span text:style-name="T38_13"><text:a xlink:type="simple" xlink:href="http://putty.org.ru/articles/unix-linux-ref.html"><text:span text:style-name="T38_14">ru</text:span></text:a></text:span><text:span text:style-name="T38_15"><text:a xlink:type="simple" xlink:href="http://putty.org.ru/articles/unix-linux-ref.html"><text:span text:style-name="T38_16">/</text:span></text:a></text:span><text:span text:style-name="T38_17"><text:a xlink:type="simple" xlink:href="http://putty.org.ru/articles/unix-linux-ref.html"><text:span text:style-name="T38_18">articles</text:span></text:a></text:span><text:span text:style-name="T38_19"><text:a xlink:type="simple" xlink:href="http://putty.org.ru/articles/unix-linux-ref.html"><text:span text:style-name="T38_20">/</text:span></text:a></text:span><text:span text:style-name="T38_21"><text:a xlink:type="simple" xlink:href="http://putty.org.ru/articles/unix-linux-ref.html"><text:span text:style-name="T38_22">unix</text:span></text:a></text:span><text:span text:style-name="T38_23"><text:a xlink:type="simple" xlink:href="http://putty.org.ru/articles/unix-linux-ref.html"><text:span text:style-name="T38_24">-</text:span></text:a></text:span><text:span text:style-name="T38_25"><text:a xlink:type="simple" xlink:href="http://putty.org.ru/articles/unix-linux-ref.html"><text:span text:style-name="T38_26">linux</text:span></text:a></text:span><text:span text:style-name="T38_27"><text:a xlink:type="simple" xlink:href="http://putty.org.ru/articles/unix-linux-ref.html"><text:span text:style-name="T38_28">-</text:span></text:a></text:span><text:span text:style-name="T38_29"><text:a xlink:type="simple" xlink:href="http://putty.org.ru/articles/unix-linux-ref.html"><text:span text:style-name="T38_30">ref</text:span></text:a></text:span><text:span text:style-name="T38_31"><text:a xlink:type="simple" xlink:href="http://putty.org.ru/articles/unix-linux-ref.html"><text:span text:style-name="T38_32">.</text:span></text:a></text:span><text:span text:style-name="T38_33"><text:a xlink:type="simple" xlink:href="http://putty.org.ru/articles/unix-linux-ref.html"><text:span text:style-name="T38_34">html</text:span></text:a></text:span></text:p>
            </text:list-item>
            <text:list-item>
              <text:p text:style-name="P39"><text:span text:style-name="T39_1"><text:a xlink:type="simple" xlink:href="http://www.ibm.com/developerworks/ru/library/l-lpic1-v3-104-5/"><text:span text:style-name="T39_2">http</text:span></text:a></text:span><text:span text:style-name="T39_3"><text:a xlink:type="simple" xlink:href="http://www.ibm.com/developerworks/ru/library/l-lpic1-v3-104-5/"><text:span text:style-name="T39_4">://</text:span></text:a></text:span><text:span text:style-name="T39_5"><text:a xlink:type="simple" xlink:href="http://www.ibm.com/developerworks/ru/library/l-lpic1-v3-104-5/"><text:span text:style-name="T39_6">www</text:span></text:a></text:span><text:span text:style-name="T39_7"><text:a xlink:type="simple" xlink:href="http://www.ibm.com/developerworks/ru/library/l-lpic1-v3-104-5/"><text:span text:style-name="T39_8">.</text:span></text:a></text:span><text:span text:style-name="T39_9"><text:a xlink:type="simple" xlink:href="http://www.ibm.com/developerworks/ru/library/l-lpic1-v3-104-5/"><text:span text:style-name="T39_10">ibm</text:span></text:a></text:span><text:span text:style-name="T39_11"><text:a xlink:type="simple" xlink:href="http://www.ibm.com/developerworks/ru/library/l-lpic1-v3-104-5/"><text:span text:style-name="T39_12">.</text:span></text:a></text:span><text:span text:style-name="T39_13"><text:a xlink:type="simple" xlink:href="http://www.ibm.com/developerworks/ru/library/l-lpic1-v3-104-5/"><text:span text:style-name="T39_14">com</text:span></text:a></text:span><text:span text:style-name="T39_15"><text:a xlink:type="simple" xlink:href="http://www.ibm.com/developerworks/ru/library/l-lpic1-v3-104-5/"><text:span text:style-name="T39_16">/</text:span></text:a></text:span><text:span text:style-name="T39_17"><text:a xlink:type="simple" xlink:href="http://www.ibm.com/developerworks/ru/library/l-lpic1-v3-104-5/"><text:span text:style-name="T39_18">developerworks</text:span></text:a></text:span><text:span text:style-name="T39_19"><text:a xlink:type="simple" xlink:href="http://www.ibm.com/developerworks/ru/library/l-lpic1-v3-104-5/"><text:span text:style-name="T39_20">/</text:span></text:a></text:span><text:span text:style-name="T39_21"><text:a xlink:type="simple" xlink:href="http://www.ibm.com/developerworks/ru/library/l-lpic1-v3-104-5/"><text:span text:style-name="T39_22">ru</text:span></text:a></text:span><text:span text:style-name="T39_23"><text:a xlink:type="simple" xlink:href="http://www.ibm.com/developerworks/ru/library/l-lpic1-v3-104-5/"><text:span text:style-name="T39_24">/</text:span></text:a></text:span><text:span text:style-name="T39_25"><text:a xlink:type="simple" xlink:href="http://www.ibm.com/developerworks/ru/library/l-lpic1-v3-104-5/"><text:span text:style-name="T39_26">library</text:span></text:a></text:span><text:span text:style-name="T39_27"><text:a xlink:type="simple" xlink:href="http://www.ibm.com/developerworks/ru/library/l-lpic1-v3-104-5/"><text:span text:style-name="T39_28">/</text:span></text:a></text:span><text:span text:style-name="T39_29"><text:a xlink:type="simple" xlink:href="http://www.ibm.com/developerworks/ru/library/l-lpic1-v3-104-5/"><text:span text:style-name="T39_30">l</text:span></text:a></text:span><text:span text:style-name="T39_31"><text:a xlink:type="simple" xlink:href="http://www.ibm.com/developerworks/ru/library/l-lpic1-v3-104-5/"><text:span text:style-name="T39_32">-</text:span></text:a></text:span><text:span text:style-name="T39_33"><text:a xlink:type="simple" xlink:href="http://www.ibm.com/developerworks/ru/library/l-lpic1-v3-104-5/"><text:span text:style-name="T39_34">lpic</text:span></text:a></text:span><text:span text:style-name="T39_35"><text:a xlink:type="simple" xlink:href="http://www.ibm.com/developerworks/ru/library/l-lpic1-v3-104-5/"><text:span text:style-name="T39_36">1-</text:span></text:a></text:span><text:span text:style-name="T39_37"><text:a xlink:type="simple" xlink:href="http://www.ibm.com/developerworks/ru/library/l-lpic1-v3-104-5/"><text:span text:style-name="T39_38">v</text:span></text:a></text:span><text:span text:style-name="T39_39"><text:a xlink:type="simple" xlink:href="http://www.ibm.com/developerworks/ru/library/l-lpic1-v3-104-5/"><text:span text:style-name="T39_40">3-104-5/</text:span></text:a></text:span></text:p>
            </text:list-item>
            <text:list-item>
              <text:p text:style-name="P40"><text:span text:style-name="T40_1"><text:a xlink:type="simple" xlink:href="https://wiki.archlinux.org/index.php/environment_variables"><text:span text:style-name="T40_2">https</text:span></text:a></text:span><text:span text:style-name="T40_3"><text:a xlink:type="simple" xlink:href="https://wiki.archlinux.org/index.php/environment_variables"><text:span text:style-name="T40_4">://</text:span></text:a></text:span><text:span text:style-name="T40_5"><text:a xlink:type="simple" xlink:href="https://wiki.archlinux.org/index.php/environment_variables"><text:span text:style-name="T40_6">wiki</text:span></text:a></text:span><text:span text:style-name="T40_7"><text:a xlink:type="simple" xlink:href="https://wiki.archlinux.org/index.php/environment_variables"><text:span text:style-name="T40_8">.</text:span></text:a></text:span><text:span text:style-name="T40_9"><text:a xlink:type="simple" xlink:href="https://wiki.archlinux.org/index.php/environment_variables"><text:span text:style-name="T40_10">archlinux</text:span></text:a></text:span><text:span text:style-name="T40_11"><text:a xlink:type="simple" xlink:href="https://wiki.archlinux.org/index.php/environment_variables"><text:span text:style-name="T40_12">.</text:span></text:a></text:span><text:span text:style-name="T40_13"><text:a xlink:type="simple" xlink:href="https://wiki.archlinux.org/index.php/environment_variables"><text:span text:style-name="T40_14">org</text:span></text:a></text:span><text:span text:style-name="T40_15"><text:a xlink:type="simple" xlink:href="https://wiki.archlinux.org/index.php/environment_variables"><text:span text:style-name="T40_16">/</text:span></text:a></text:span><text:span text:style-name="T40_17"><text:a xlink:type="simple" xlink:href="https://wiki.archlinux.org/index.php/environment_variables"><text:span text:style-name="T40_18">index</text:span></text:a></text:span><text:span text:style-name="T40_19"><text:a xlink:type="simple" xlink:href="https://wiki.archlinux.org/index.php/environment_variables"><text:span text:style-name="T40_20">.</text:span></text:a></text:span><text:span text:style-name="T40_21"><text:a xlink:type="simple" xlink:href="https://wiki.archlinux.org/index.php/environment_variables"><text:span text:style-name="T40_22">php</text:span></text:a></text:span><text:span text:style-name="T40_23"><text:a xlink:type="simple" xlink:href="https://wiki.archlinux.org/index.php/environment_variables"><text:span text:style-name="T40_24">/</text:span></text:a></text:span><text:span text:style-name="T40_25"><text:a xlink:type="simple" xlink:href="https://wiki.archlinux.org/index.php/environment_variables"><text:span text:style-name="T40_26">environment</text:span></text:a></text:span><text:span text:style-name="T40_27"><text:a xlink:type="simple" xlink:href="https://wiki.archlinux.org/index.php/environment_variables"><text:span text:style-name="T40_28">_</text:span></text:a></text:span><text:span text:style-name="T40_29"><text:a xlink:type="simple" xlink:href="https://wiki.archlinux.org/index.php/environment_variables"><text:span text:style-name="T40_30">variables</text:span></text:a></text:span></text:p>
            </text:list-item>
          </text:list>
        </text:list-item>
        <text:list-item>
          <text:p text:style-name="P41"><text:span text:style-name="T41_1">Process</text:span><text:span text:style-name="T41_2"><text:s/></text:span><text:span text:style-name="T41_3">life</text:span><text:span text:style-name="T41_4">-</text:span><text:span text:style-name="T41_5">cycle</text:span><text:span text:style-name="T41_6">,<text:s/></text:span><text:span text:style-name="T41_7">types</text:span><text:span text:style-name="T41_8">,<text:s/></text:span><text:span text:style-name="T41_9">monitoring</text:span><text:span text:style-name="T41_10"><text:s/></text:span><text:span text:style-name="T41_11">and</text:span><text:span text:style-name="T41_12"><text:s/></text:span><text:span text:style-name="T41_13">controlling</text:span><text:span text:style-name="T41_14"><text:s/>(</text:span><text:span text:style-name="T41_15">daemon</text:span><text:span text:style-name="T41_16">,<text:s/></text:span><text:span text:style-name="T41_17">zombi</text:span><text:span text:style-name="T41_18">,<text:s/></text:span><text:span text:style-name="T41_19">fork</text:span><text:span text:style-name="T41_20">,<text:s/></text:span><text:span text:style-name="T41_21">exec</text:span><text:span text:style-name="T41_22">,<text:s/></text:span><text:span text:style-name="T41_23">thread</text:span><text:span text:style-name="T41_24">)</text:span></text:p>
          <text:list>
            <text:list-item>
              <text:p text:style-name="P42"><text:span text:style-name="T42_1"><text:a xlink:type="simple" xlink:href="http://www.okbsapr.ru/kanner_2015_3.html"><text:span text:style-name="T42_2">http</text:span></text:a></text:span><text:span text:style-name="T42_3"><text:a xlink:type="simple" xlink:href="http://www.okbsapr.ru/kanner_2015_3.html"><text:span text:style-name="T42_4">://</text:span></text:a></text:span><text:span text:style-name="T42_5"><text:a xlink:type="simple" xlink:href="http://www.okbsapr.ru/kanner_2015_3.html"><text:span text:style-name="T42_6">www</text:span></text:a></text:span><text:span text:style-name="T42_7"><text:a xlink:type="simple" xlink:href="http://www.okbsapr.ru/kanner_2015_3.html"><text:span text:style-name="T42_8">.</text:span></text:a></text:span><text:span text:style-name="T42_9"><text:a xlink:type="simple" xlink:href="http://www.okbsapr.ru/kanner_2015_3.html"><text:span text:style-name="T42_10">okbsapr</text:span></text:a></text:span><text:span text:style-name="T42_11"><text:a xlink:type="simple" xlink:href="http://www.okbsapr.ru/kanner_2015_3.html"><text:span text:style-name="T42_12">.</text:span></text:a></text:span><text:span text:style-name="T42_13"><text:a xlink:type="simple" xlink:href="http://www.okbsapr.ru/kanner_2015_3.html"><text:span text:style-name="T42_14">ru</text:span></text:a></text:span><text:span text:style-name="T42_15"><text:a xlink:type="simple" xlink:href="http://www.okbsapr.ru/kanner_2015_3.html"><text:span text:style-name="T42_16">/</text:span></text:a></text:span><text:span text:style-name="T42_17"><text:a xlink:type="simple" xlink:href="http://www.okbsapr.ru/kanner_2015_3.html"><text:span text:style-name="T42_18">kanner</text:span></text:a></text:span><text:span text:style-name="T42_19"><text:a xlink:type="simple" xlink:href="http://www.okbsapr.ru/kanner_2015_3.html"><text:span text:style-name="T42_20">_2015_3.</text:span></text:a></text:span><text:span text:style-name="T42_21"><text:a xlink:type="simple" xlink:href="http://www.okbsapr.ru/kanner_2015_3.html"><text:span text:style-name="T42_22">html</text:span></text:a></text:span></text:p>
            </text:list-item>
            <text:list-item>
              <text:p text:style-name="P43"><text:span text:style-name="T43_1"><text:a xlink:type="simple" xlink:href="http://www.kossboss.com/linux---move-running-to-process-nohup"><text:span text:style-name="T43_2">http</text:span></text:a></text:span><text:span text:style-name="T43_3"><text:a xlink:type="simple" xlink:href="http://www.kossboss.com/linux---move-running-to-process-nohup"><text:span text:style-name="T43_4">://</text:span></text:a></text:span><text:span text:style-name="T43_5"><text:a xlink:type="simple" xlink:href="http://www.kossboss.com/linux---move-running-to-process-nohup"><text:span text:style-name="T43_6">www</text:span></text:a></text:span><text:span text:style-name="T43_7"><text:a xlink:type="simple" xlink:href="http://www.kossboss.com/linux---move-running-to-process-nohup"><text:span text:style-name="T43_8">.</text:span></text:a></text:span><text:span text:style-name="T43_9"><text:a xlink:type="simple" xlink:href="http://www.kossboss.com/linux---move-running-to-process-nohup"><text:span text:style-name="T43_10">kossboss</text:span></text:a></text:span><text:span text:style-name="T43_11"><text:a xlink:type="simple" xlink:href="http://www.kossboss.com/linux---move-running-to-process-nohup"><text:span text:style-name="T43_12">.</text:span></text:a></text:span><text:span text:style-name="T43_13"><text:a xlink:type="simple" xlink:href="http://www.kossboss.com/linux---move-running-to-process-nohup"><text:span text:style-name="T43_14">com</text:span></text:a></text:span><text:span text:style-name="T43_15"><text:a xlink:type="simple" xlink:href="http://www.kossboss.com/linux---move-running-to-process-nohup"><text:span text:style-name="T43_16">/</text:span></text:a></text:span><text:span text:style-name="T43_17"><text:a xlink:type="simple" xlink:href="http://www.kossboss.com/linux---move-running-to-process-nohup"><text:span text:style-name="T43_18">linux</text:span></text:a></text:span><text:span text:style-name="T43_19"><text:a xlink:type="simple" xlink:href="http://www.kossboss.com/linux---move-running-to-process-nohup"><text:span text:style-name="T43_20">---</text:span></text:a></text:span><text:span text:style-name="T43_21"><text:a xlink:type="simple" xlink:href="http://www.kossboss.com/linux---move-running-to-process-nohup"><text:span text:style-name="T43_22">move</text:span></text:a></text:span><text:span text:style-name="T43_23"><text:a xlink:type="simple" xlink:href="http://www.kossboss.com/linux---move-running-to-process-nohup"><text:span text:style-name="T43_24">-</text:span></text:a></text:span><text:span text:style-name="T43_25"><text:a xlink:type="simple" xlink:href="http://www.kossboss.com/linux---move-running-to-process-nohup"><text:span text:style-name="T43_26">running</text:span></text:a></text:span><text:span text:style-name="T43_27"><text:a xlink:type="simple" xlink:href="http://www.kossboss.com/linux---move-running-to-process-nohup"><text:span text:style-name="T43_28">-</text:span></text:a></text:span><text:span text:style-name="T43_29"><text:a xlink:type="simple" xlink:href="http://www.kossboss.com/linux---move-running-to-process-nohup"><text:span text:style-name="T43_30">to</text:span></text:a></text:span><text:span text:style-name="T43_31"><text:a xlink:type="simple" xlink:href="http://www.kossboss.com/linux---move-running-to-process-nohup"><text:span text:style-name="T43_32">-</text:span></text:a></text:span><text:span text:style-name="T43_33"><text:a xlink:type="simple" xlink:href="http://www.kossboss.com/linux---move-running-to-process-nohup"><text:span text:style-name="T43_34">process</text:span></text:a></text:span><text:span text:style-name="T43_35"><text:a xlink:type="simple" xlink:href="http://www.kossboss.com/linux---move-running-to-process-nohup"><text:span text:style-name="T43_36">-</text:span></text:a></text:span><text:span text:style-name="T43_37"><text:a xlink:type="simple" xlink:href="http://www.kossboss.com/linux---move-running-to-process-nohup"><text:span text:style-name="T43_38">nohup</text:span></text:a></text:span></text:p>
            </text:list-item>
            <text:list-item>
              <text:p text:style-name="P44"><text:span text:style-name="T44_1"><text:a xlink:type="simple" xlink:href="https://www.opennet.ru/docs/RUS/lnx_process/"><text:span text:style-name="T44_2">https</text:span></text:a></text:span><text:span text:style-name="T44_3"><text:a xlink:type="simple" xlink:href="https://www.opennet.ru/docs/RUS/lnx_process/"><text:span text:style-name="T44_4">://</text:span></text:a></text:span><text:span text:style-name="T44_5"><text:a xlink:type="simple" xlink:href="https://www.opennet.ru/docs/RUS/lnx_process/"><text:span text:style-name="T44_6">www</text:span></text:a></text:span><text:span text:style-name="T44_7"><text:a xlink:type="simple" xlink:href="https://www.opennet.ru/docs/RUS/lnx_process/"><text:span text:style-name="T44_8">.</text:span></text:a></text:span><text:span text:style-name="T44_9"><text:a xlink:type="simple" xlink:href="https://www.opennet.ru/docs/RUS/lnx_process/"><text:span text:style-name="T44_10">opennet</text:span></text:a></text:span><text:span text:style-name="T44_11"><text:a xlink:type="simple" xlink:href="https://www.opennet.ru/docs/RUS/lnx_process/"><text:span text:style-name="T44_12">.</text:span></text:a></text:span><text:span text:style-name="T44_13"><text:a xlink:type="simple" xlink:href="https://www.opennet.ru/docs/RUS/lnx_process/"><text:span text:style-name="T44_14">ru</text:span></text:a></text:span><text:span text:style-name="T44_15"><text:a xlink:type="simple" xlink:href="https://www.opennet.ru/docs/RUS/lnx_process/"><text:span text:style-name="T44_16">/</text:span></text:a></text:span><text:span text:style-name="T44_17"><text:a xlink:type="simple" xlink:href="https://www.opennet.ru/docs/RUS/lnx_process/"><text:span text:style-name="T44_18">docs</text:span></text:a></text:span><text:span text:style-name="T44_19"><text:a xlink:type="simple" xlink:href="https://www.opennet.ru/docs/RUS/lnx_process/"><text:span text:style-name="T44_20">/</text:span></text:a></text:span><text:span text:style-name="T44_21"><text:a xlink:type="simple" xlink:href="https://www.opennet.ru/docs/RUS/lnx_process/"><text:span text:style-name="T44_22">RUS</text:span></text:a></text:span><text:span text:style-name="T44_23"><text:a xlink:type="simple" xlink:href="https://www.opennet.ru/docs/RUS/lnx_process/"><text:span text:style-name="T44_24">/</text:span></text:a></text:span><text:span text:style-name="T44_25"><text:a xlink:type="simple" xlink:href="https://www.opennet.ru/docs/RUS/lnx_process/"><text:span text:style-name="T44_26">lnx</text:span></text:a></text:span><text:span text:style-name="T44_27"><text:a xlink:type="simple" xlink:href="https://www.opennet.ru/docs/RUS/lnx_process/"><text:span text:style-name="T44_28">_</text:span></text:a></text:span><text:span text:style-name="T44_29"><text:a xlink:type="simple" xlink:href="https://www.opennet.ru/docs/RUS/lnx_process/"><text:span text:style-name="T44_30">process</text:span></text:a></text:span><text:span text:style-name="T44_31"><text:a xlink:type="simple" xlink:href="https://www.opennet.ru/docs/RUS/lnx_process/"><text:span text:style-name="T44_32">/</text:span></text:a></text:span></text:p>
            </text:list-item>
          </text:list>
        </text:list-item>
        <text:list-item>
          <text:p text:style-name="P45"><text:span text:style-name="T45_1">Network</text:span><text:span text:style-name="T45_2"><text:s/></text:span><text:span text:style-name="T45_3">management</text:span><text:span text:style-name="T45_4"><text:s/>(</text:span><text:span text:style-name="T45_5">ip</text:span><text:span text:style-name="T45_6">,<text:s/></text:span><text:span text:style-name="T45_7">getway</text:span><text:span text:style-name="T45_8">,<text:s/></text:span><text:span text:style-name="T45_9">mask</text:span><text:span text:style-name="T45_10">,<text:s/></text:span><text:span text:style-name="T45_11">DNS</text:span><text:span text:style-name="T45_12">,</text:span><text:span text:style-name="T45_13">DHCP</text:span><text:span text:style-name="T45_14">,</text:span><text:span text:style-name="T45_15">Proxy</text:span><text:span text:style-name="T45_16"><text:s/></text:span><text:span text:style-name="T45_17">server</text:span><text:span text:style-name="T45_18">,</text:span><text:span text:style-name="T45_19">NFS</text:span><text:span text:style-name="T45_20">(</text:span><text:span text:style-name="T45_21">Network</text:span><text:span text:style-name="T45_22"><text:s/></text:span><text:span text:style-name="T45_23">File</text:span><text:span text:style-name="T45_24"><text:s/></text:span><text:span text:style-name="T45_25">System</text:span><text:span text:style-name="T45_26">))</text:span></text:p>
          <text:list>
            <text:list-item>
              <text:p text:style-name="P46"><text:span text:style-name="T46_1"><text:a xlink:type="simple" xlink:href="http://citforum.ru/operating_systems/linux_nag/linuxnag_04.shtml"><text:span text:style-name="T46_2">http</text:span></text:a></text:span><text:span text:style-name="T46_3"><text:a xlink:type="simple" xlink:href="http://citforum.ru/operating_systems/linux_nag/linuxnag_04.shtml"><text:span text:style-name="T46_4">://</text:span></text:a></text:span><text:span text:style-name="T46_5"><text:a xlink:type="simple" xlink:href="http://citforum.ru/operating_systems/linux_nag/linuxnag_04.shtml"><text:span text:style-name="T46_6">citforum</text:span></text:a></text:span><text:span text:style-name="T46_7"><text:a xlink:type="simple" xlink:href="http://citforum.ru/operating_systems/linux_nag/linuxnag_04.shtml"><text:span text:style-name="T46_8">.</text:span></text:a></text:span><text:span text:style-name="T46_9"><text:a xlink:type="simple" xlink:href="http://citforum.ru/operating_systems/linux_nag/linuxnag_04.shtml"><text:span text:style-name="T46_10">ru</text:span></text:a></text:span><text:span text:style-name="T46_11"><text:a xlink:type="simple" xlink:href="http://citforum.ru/operating_systems/linux_nag/linuxnag_04.shtml"><text:span text:style-name="T46_12">/</text:span></text:a></text:span><text:span text:style-name="T46_13"><text:a xlink:type="simple" xlink:href="http://citforum.ru/operating_systems/linux_nag/linuxnag_04.shtml"><text:span text:style-name="T46_14">operating</text:span></text:a></text:span><text:span text:style-name="T46_15"><text:a xlink:type="simple" xlink:href="http://citforum.ru/operating_systems/linux_nag/linuxnag_04.shtml"><text:span text:style-name="T46_16">_</text:span></text:a></text:span><text:span text:style-name="T46_17"><text:a xlink:type="simple" xlink:href="http://citforum.ru/operating_systems/linux_nag/linuxnag_04.shtml"><text:span text:style-name="T46_18">systems</text:span></text:a></text:span><text:span text:style-name="T46_19"><text:a xlink:type="simple" xlink:href="http://citforum.ru/operating_systems/linux_nag/linuxnag_04.shtml"><text:span text:style-name="T46_20">/</text:span></text:a></text:span><text:span text:style-name="T46_21"><text:a xlink:type="simple" xlink:href="http://citforum.ru/operating_systems/linux_nag/linuxnag_04.shtml"><text:span text:style-name="T46_22">linux</text:span></text:a></text:span><text:span text:style-name="T46_23"><text:a xlink:type="simple" xlink:href="http://citforum.ru/operating_systems/linux_nag/linuxnag_04.shtml"><text:span text:style-name="T46_24">_</text:span></text:a></text:span><text:span text:style-name="T46_25"><text:a xlink:type="simple" xlink:href="http://citforum.ru/operating_systems/linux_nag/linuxnag_04.shtml"><text:span text:style-name="T46_26">nag</text:span></text:a></text:span><text:span text:style-name="T46_27"><text:a xlink:type="simple" xlink:href="http://citforum.ru/operating_systems/linux_nag/linuxnag_04.shtml"><text:span text:style-name="T46_28">/</text:span></text:a></text:span><text:span text:style-name="T46_29"><text:a xlink:type="simple" xlink:href="http://citforum.ru/operating_systems/linux_nag/linuxnag_04.shtml"><text:span text:style-name="T46_30">linuxnag</text:span></text:a></text:span><text:span text:style-name="T46_31"><text:a xlink:type="simple" xlink:href="http://citforum.ru/operating_systems/linux_nag/linuxnag_04.shtml"><text:span text:style-name="T46_32">_04.</text:span></text:a></text:span><text:span text:style-name="T46_33"><text:a xlink:type="simple" xlink:href="http://citforum.ru/operating_systems/linux_nag/linuxnag_04.shtml"><text:span text:style-name="T46_34">shtml</text:span></text:a></text:span><text:span text:style-name="T46_35"><text:s/></text:span></text:p>
            </text:list-item>
            <text:list-item>
              <text:p text:style-name="P47"><text:span text:style-name="T47_1"><text:a xlink:type="simple" xlink:href="https://wiki.archlinux.org/index.php/Network_configuration_(%D0%A0%D1%83%D1%81%D1%81%D0%BA%D0%B8%D0%B9)"><text:span text:style-name="T47_2">https</text:span></text:a></text:span><text:span text:style-name="T47_3"><text:a xlink:type="simple" xlink:href="https://wiki.archlinux.org/index.php/Network_configuration_(%D0%A0%D1%83%D1%81%D1%81%D0%BA%D0%B8%D0%B9)"><text:span text:style-name="T47_4">://</text:span></text:a></text:span><text:span text:style-name="T47_5"><text:a xlink:type="simple" xlink:href="https://wiki.archlinux.org/index.php/Network_configuration_(%D0%A0%D1%83%D1%81%D1%81%D0%BA%D0%B8%D0%B9)"><text:span text:style-name="T47_6">wiki</text:span></text:a></text:span><text:span text:style-name="T47_7"><text:a xlink:type="simple" xlink:href="https://wiki.archlinux.org/index.php/Network_configuration_(%D0%A0%D1%83%D1%81%D1%81%D0%BA%D0%B8%D0%B9)"><text:span text:style-name="T47_8">.</text:span></text:a></text:span><text:span text:style-name="T47_9"><text:a xlink:type="simple" xlink:href="https://wiki.archlinux.org/index.php/Network_configuration_(%D0%A0%D1%83%D1%81%D1%81%D0%BA%D0%B8%D0%B9)"><text:span text:style-name="T47_10">archlinux</text:span></text:a></text:span><text:span text:style-name="T47_11"><text:a xlink:type="simple" xlink:href="https://wiki.archlinux.org/index.php/Network_configuration_(%D0%A0%D1%83%D1%81%D1%81%D0%BA%D0%B8%D0%B9)"><text:span text:style-name="T47_12">.</text:span></text:a></text:span><text:span text:style-name="T47_13"><text:a xlink:type="simple" xlink:href="https://wiki.archlinux.org/index.php/Network_configuration_(%D0%A0%D1%83%D1%81%D1%81%D0%BA%D0%B8%D0%B9)"><text:span text:style-name="T47_14">org</text:span></text:a></text:span><text:span text:style-name="T47_15"><text:a xlink:type="simple" xlink:href="https://wiki.archlinux.org/index.php/Network_configuration_(%D0%A0%D1%83%D1%81%D1%81%D0%BA%D0%B8%D0%B9)"><text:span text:style-name="T47_16">/</text:span></text:a></text:span><text:span text:style-name="T47_17"><text:a xlink:type="simple" xlink:href="https://wiki.archlinux.org/index.php/Network_configuration_(%D0%A0%D1%83%D1%81%D1%81%D0%BA%D0%B8%D0%B9)"><text:span text:style-name="T47_18">index</text:span></text:a></text:span><text:span text:style-name="T47_19"><text:a xlink:type="simple" xlink:href="https://wiki.archlinux.org/index.php/Network_configuration_(%D0%A0%D1%83%D1%81%D1%81%D0%BA%D0%B8%D0%B9)"><text:span text:style-name="T47_20">.</text:span></text:a></text:span><text:span text:style-name="T47_21"><text:a xlink:type="simple" xlink:href="https://wiki.archlinux.org/index.php/Network_configuration_(%D0%A0%D1%83%D1%81%D1%81%D0%BA%D0%B8%D0%B9)"><text:span text:style-name="T47_22">php</text:span></text:a></text:span><text:span text:style-name="T47_23"><text:a xlink:type="simple" xlink:href="https://wiki.archlinux.org/index.php/Network_configuration_(%D0%A0%D1%83%D1%81%D1%81%D0%BA%D0%B8%D0%B9)"><text:span text:style-name="T47_24">/</text:span></text:a></text:span><text:span text:style-name="T47_25"><text:a xlink:type="simple" xlink:href="https://wiki.archlinux.org/index.php/Network_configuration_(%D0%A0%D1%83%D1%81%D1%81%D0%BA%D0%B8%D0%B9)"><text:span text:style-name="T47_26">Network</text:span></text:a></text:span><text:span text:style-name="T47_27"><text:a xlink:type="simple" xlink:href="https://wiki.archlinux.org/index.php/Network_configuration_(%D0%A0%D1%83%D1%81%D1%81%D0%BA%D0%B8%D0%B9)"><text:span text:style-name="T47_28">_</text:span></text:a></text:span><text:span text:style-name="T47_29"><text:a xlink:type="simple" xlink:href="https://wiki.archlinux.org/index.php/Network_configuration_(%D0%A0%D1%83%D1%81%D1%81%D0%BA%D0%B8%D0%B9)"><text:span text:style-name="T47_30">configuration</text:span></text:a></text:span><text:span text:style-name="T47_31"><text:a xlink:type="simple" xlink:href="https://wiki.archlinux.org/index.php/Network_configuration_(%D0%A0%D1%83%D1%81%D1%81%D0%BA%D0%B8%D0%B9)"><text:span text:style-name="T47_32">_(%</text:span></text:a></text:span><text:span text:style-name="T47_33"><text:a xlink:type="simple" xlink:href="https://wiki.archlinux.org/index.php/Network_configuration_(%D0%A0%D1%83%D1%81%D1%81%D0%BA%D0%B8%D0%B9)"><text:span text:style-name="T47_34">D</text:span></text:a></text:span><text:span text:style-name="T47_35"><text:a xlink:type="simple" xlink:href="https://wiki.archlinux.org/index.php/Network_configuration_(%D0%A0%D1%83%D1%81%D1%81%D0%BA%D0%B8%D0%B9)"><text:span text:style-name="T47_36">0%</text:span></text:a></text:span><text:span text:style-name="T47_37"><text:a xlink:type="simple" xlink:href="https://wiki.archlinux.org/index.php/Network_configuration_(%D0%A0%D1%83%D1%81%D1%81%D0%BA%D0%B8%D0%B9)"><text:span text:style-name="T47_38">A</text:span></text:a></text:span><text:span text:style-name="T47_39"><text:a xlink:type="simple" xlink:href="https://wiki.archlinux.org/index.php/Network_configuration_(%D0%A0%D1%83%D1%81%D1%81%D0%BA%D0%B8%D0%B9)"><text:span text:style-name="T47_40">0%</text:span></text:a></text:span><text:span text:style-name="T47_41"><text:a xlink:type="simple" xlink:href="https://wiki.archlinux.org/index.php/Network_configuration_(%D0%A0%D1%83%D1%81%D1%81%D0%BA%D0%B8%D0%B9)"><text:span text:style-name="T47_42">D</text:span></text:a></text:span><text:span text:style-name="T47_43"><text:a xlink:type="simple" xlink:href="https://wiki.archlinux.org/index.php/Network_configuration_(%D0%A0%D1%83%D1%81%D1%81%D0%BA%D0%B8%D0%B9)"><text:span text:style-name="T47_44">1%83%</text:span></text:a></text:span><text:span text:style-name="T47_45"><text:a xlink:type="simple" xlink:href="https://wiki.archlinux.org/index.php/Network_configuration_(%D0%A0%D1%83%D1%81%D1%81%D0%BA%D0%B8%D0%B9)"><text:span text:style-name="T47_46">D</text:span></text:a></text:span><text:span text:style-name="T47_47"><text:a xlink:type="simple" xlink:href="https://wiki.archlinux.org/index.php/Network_configuration_(%D0%A0%D1%83%D1%81%D1%81%D0%BA%D0%B8%D0%B9)"><text:span text:style-name="T47_48">1%81%</text:span></text:a></text:span><text:span text:style-name="T47_49"><text:a xlink:type="simple" xlink:href="https://wiki.archlinux.org/index.php/Network_configuration_(%D0%A0%D1%83%D1%81%D1%81%D0%BA%D0%B8%D0%B9)"><text:span text:style-name="T47_50">D</text:span></text:a></text:span><text:span text:style-name="T47_51"><text:a xlink:type="simple" xlink:href="https://wiki.archlinux.org/index.php/Network_configuration_(%D0%A0%D1%83%D1%81%D1%81%D0%BA%D0%B8%D0%B9)"><text:span text:style-name="T47_52">1%81%</text:span></text:a></text:span><text:span text:style-name="T47_53"><text:a xlink:type="simple" xlink:href="https://wiki.archlinux.org/index.php/Network_configuration_(%D0%A0%D1%83%D1%81%D1%81%D0%BA%D0%B8%D0%B9)"><text:span text:style-name="T47_54">D</text:span></text:a></text:span><text:span text:style-name="T47_55"><text:a xlink:type="simple" xlink:href="https://wiki.archlinux.org/index.php/Network_configuration_(%D0%A0%D1%83%D1%81%D1%81%D0%BA%D0%B8%D0%B9)"><text:span text:style-name="T47_56">0%</text:span></text:a></text:span><text:span text:style-name="T47_57"><text:a xlink:type="simple" xlink:href="https://wiki.archlinux.org/index.php/Network_configuration_(%D0%A0%D1%83%D1%81%D1%81%D0%BA%D0%B8%D0%B9)"><text:span text:style-name="T47_58">BA</text:span></text:a></text:span><text:span text:style-name="T47_59"><text:a xlink:type="simple" xlink:href="https://wiki.archlinux.org/index.php/Network_configuration_(%D0%A0%D1%83%D1%81%D1%81%D0%BA%D0%B8%D0%B9)"><text:span text:style-name="T47_60">%</text:span></text:a></text:span><text:span text:style-name="T47_61"><text:a xlink:type="simple" xlink:href="https://wiki.archlinux.org/index.php/Network_configuration_(%D0%A0%D1%83%D1%81%D1%81%D0%BA%D0%B8%D0%B9)"><text:span text:style-name="T47_62">D</text:span></text:a></text:span><text:span text:style-name="T47_63"><text:a xlink:type="simple" xlink:href="https://wiki.archlinux.org/index.php/Network_configuration_(%D0%A0%D1%83%D1%81%D1%81%D0%BA%D0%B8%D0%B9)"><text:span text:style-name="T47_64">0%</text:span></text:a></text:span><text:span text:style-name="T47_65"><text:a xlink:type="simple" xlink:href="https://wiki.archlinux.org/index.php/Network_configuration_(%D0%A0%D1%83%D1%81%D1%81%D0%BA%D0%B8%D0%B9)"><text:span text:style-name="T47_66">B</text:span></text:a></text:span><text:span text:style-name="T47_67"><text:a xlink:type="simple" xlink:href="https://wiki.archlinux.org/index.php/Network_configuration_(%D0%A0%D1%83%D1%81%D1%81%D0%BA%D0%B8%D0%B9)"><text:span text:style-name="T47_68">8%</text:span></text:a></text:span><text:span text:style-name="T47_69"><text:a xlink:type="simple" xlink:href="https://wiki.archlinux.org/index.php/Network_configuration_(%D0%A0%D1%83%D1%81%D1%81%D0%BA%D0%B8%D0%B9)"><text:span text:style-name="T47_70">D</text:span></text:a></text:span><text:span text:style-name="T47_71"><text:a xlink:type="simple" xlink:href="https://wiki.archlinux.org/index.php/Network_configuration_(%D0%A0%D1%83%D1%81%D1%81%D0%BA%D0%B8%D0%B9)"><text:span text:style-name="T47_72">0%</text:span></text:a></text:span><text:span text:style-name="T47_73"><text:a xlink:type="simple" xlink:href="https://wiki.archlinux.org/index.php/Network_configuration_(%D0%A0%D1%83%D1%81%D1%81%D0%BA%D0%B8%D0%B9)"><text:span text:style-name="T47_74">B</text:span></text:a></text:span><text:span text:style-name="T47_75"><text:a xlink:type="simple" xlink:href="https://wiki.archlinux.org/index.php/Network_configuration_(%D0%A0%D1%83%D1%81%D1%81%D0%BA%D0%B8%D0%B9)"><text:span text:style-name="T47_76">9)</text:span></text:a></text:span><text:span text:style-name="T47_77"><text:s/></text:span></text:p>
            </text:list-item>
            <text:list-item>
              <text:p text:style-name="P48"><text:span text:style-name="T48_1"><text:a xlink:type="simple" xlink:href="http://rus-linux.net/kos.php?name=/book1/gl-13/gl_13_01.html"><text:span text:style-name="T48_2">http</text:span></text:a></text:span><text:span text:style-name="T48_3"><text:a xlink:type="simple" xlink:href="http://rus-linux.net/kos.php?name=/book1/gl-13/gl_13_01.html"><text:span text:style-name="T48_4">://</text:span></text:a></text:span><text:span text:style-name="T48_5"><text:a xlink:type="simple" xlink:href="http://rus-linux.net/kos.php?name=/book1/gl-13/gl_13_01.html"><text:span text:style-name="T48_6">rus</text:span></text:a></text:span><text:span text:style-name="T48_7"><text:a xlink:type="simple" xlink:href="http://rus-linux.net/kos.php?name=/book1/gl-13/gl_13_01.html"><text:span text:style-name="T48_8">-</text:span></text:a></text:span><text:span text:style-name="T48_9"><text:a xlink:type="simple" xlink:href="http://rus-linux.net/kos.php?name=/book1/gl-13/gl_13_01.html"><text:span text:style-name="T48_10">linux</text:span></text:a></text:span><text:span text:style-name="T48_11"><text:a xlink:type="simple" xlink:href="http://rus-linux.net/kos.php?name=/book1/gl-13/gl_13_01.html"><text:span text:style-name="T48_12">.</text:span></text:a></text:span><text:span text:style-name="T48_13"><text:a xlink:type="simple" xlink:href="http://rus-linux.net/kos.php?name=/book1/gl-13/gl_13_01.html"><text:span text:style-name="T48_14">net</text:span></text:a></text:span><text:span text:style-name="T48_15"><text:a xlink:type="simple" xlink:href="http://rus-linux.net/kos.php?name=/book1/gl-13/gl_13_01.html"><text:span text:style-name="T48_16">/</text:span></text:a></text:span><text:span text:style-name="T48_17"><text:a xlink:type="simple" xlink:href="http://rus-linux.net/kos.php?name=/book1/gl-13/gl_13_01.html"><text:span text:style-name="T48_18">kos</text:span></text:a></text:span><text:span text:style-name="T48_19"><text:a xlink:type="simple" xlink:href="http://rus-linux.net/kos.php?name=/book1/gl-13/gl_13_01.html"><text:span text:style-name="T48_20">.</text:span></text:a></text:span><text:span text:style-name="T48_21"><text:a xlink:type="simple" xlink:href="http://rus-linux.net/kos.php?name=/book1/gl-13/gl_13_01.html"><text:span text:style-name="T48_22">php</text:span></text:a></text:span><text:span text:style-name="T48_23"><text:a xlink:type="simple" xlink:href="http://rus-linux.net/kos.php?name=/book1/gl-13/gl_13_01.html"><text:span text:style-name="T48_24">?</text:span></text:a></text:span><text:span text:style-name="T48_25"><text:a xlink:type="simple" xlink:href="http://rus-linux.net/kos.php?name=/book1/gl-13/gl_13_01.html"><text:span text:style-name="T48_26">name</text:span></text:a></text:span><text:span text:style-name="T48_27"><text:a xlink:type="simple" xlink:href="http://rus-linux.net/kos.php?name=/book1/gl-13/gl_13_01.html"><text:span text:style-name="T48_28">=/</text:span></text:a></text:span><text:span text:style-name="T48_29"><text:a xlink:type="simple" xlink:href="http://rus-linux.net/kos.php?name=/book1/gl-13/gl_13_01.html"><text:span text:style-name="T48_30">book</text:span></text:a></text:span><text:span text:style-name="T48_31"><text:a xlink:type="simple" xlink:href="http://rus-linux.net/kos.php?name=/book1/gl-13/gl_13_01.html"><text:span text:style-name="T48_32">1/</text:span></text:a></text:span><text:span text:style-name="T48_33"><text:a xlink:type="simple" xlink:href="http://rus-linux.net/kos.php?name=/book1/gl-13/gl_13_01.html"><text:span text:style-name="T48_34">gl</text:span></text:a></text:span><text:span text:style-name="T48_35"><text:a xlink:type="simple" xlink:href="http://rus-linux.net/kos.php?name=/book1/gl-13/gl_13_01.html"><text:span text:style-name="T48_36">-13/</text:span></text:a></text:span><text:span text:style-name="T48_37"><text:a xlink:type="simple" xlink:href="http://rus-linux.net/kos.php?name=/book1/gl-13/gl_13_01.html"><text:span text:style-name="T48_38">gl</text:span></text:a></text:span><text:span text:style-name="T48_39"><text:a xlink:type="simple" xlink:href="http://rus-linux.net/kos.php?name=/book1/gl-13/gl_13_01.html"><text:span text:style-name="T48_40">_13_01.</text:span></text:a></text:span><text:span text:style-name="T48_41"><text:a xlink:type="simple" xlink:href="http://rus-linux.net/kos.php?name=/book1/gl-13/gl_13_01.html"><text:span text:style-name="T48_42">html</text:span></text:a></text:span><text:span text:style-name="T48_43"><text:s/></text:span></text:p>
            </text:list-item>
            <text:list-item>
              <text:p text:style-name="P49"><text:span text:style-name="T49_1"><text:a xlink:type="simple" xlink:href="http://help.ubuntu.ru/wiki/nfs"><text:span text:style-name="T49_2">http</text:span></text:a></text:span><text:span text:style-name="T49_3"><text:a xlink:type="simple" xlink:href="http://help.ubuntu.ru/wiki/nfs"><text:span text:style-name="T49_4">://</text:span></text:a></text:span><text:span text:style-name="T49_5"><text:a xlink:type="simple" xlink:href="http://help.ubuntu.ru/wiki/nfs"><text:span text:style-name="T49_6">help</text:span></text:a></text:span><text:span text:style-name="T49_7"><text:a xlink:type="simple" xlink:href="http://help.ubuntu.ru/wiki/nfs"><text:span text:style-name="T49_8">.</text:span></text:a></text:span><text:span text:style-name="T49_9"><text:a xlink:type="simple" xlink:href="http://help.ubuntu.ru/wiki/nfs"><text:span text:style-name="T49_10">ubuntu</text:span></text:a></text:span><text:span text:style-name="T49_11"><text:a xlink:type="simple" xlink:href="http://help.ubuntu.ru/wiki/nfs"><text:span text:style-name="T49_12">.</text:span></text:a></text:span><text:span text:style-name="T49_13"><text:a xlink:type="simple" xlink:href="http://help.ubuntu.ru/wiki/nfs"><text:span text:style-name="T49_14">ru</text:span></text:a></text:span><text:span text:style-name="T49_15"><text:a xlink:type="simple" xlink:href="http://help.ubuntu.ru/wiki/nfs"><text:span text:style-name="T49_16">/</text:span></text:a></text:span><text:span text:style-name="T49_17"><text:a xlink:type="simple" xlink:href="http://help.ubuntu.ru/wiki/nfs"><text:span text:style-name="T49_18">wiki</text:span></text:a></text:span><text:span text:style-name="T49_19"><text:a xlink:type="simple" xlink:href="http://help.ubuntu.ru/wiki/nfs"><text:span text:style-name="T49_20">/</text:span></text:a></text:span><text:span text:style-name="T49_21"><text:a xlink:type="simple" xlink:href="http://help.ubuntu.ru/wiki/nfs"><text:span text:style-name="T49_22">nfs</text:span></text:a></text:span></text:p>
            </text:list-item>
          </text:list>
        </text:list-item>
      </text:list>
      <text:p text:style-name="P50"/>
      <text:list text:style-name="LS1" xml:id="list44">
        <text:list-item>
          <text:p text:style-name="P51"><text:span text:style-name="T51_1">X</text:span><text:span text:style-name="T51_2"><text:s/></text:span><text:span text:style-name="T51_3">Window</text:span><text:span text:style-name="T51_4"><text:s/></text:span><text:span text:style-name="T51_5">System</text:span><text:span text:style-name="T51_6">,<text:s/></text:span><text:span text:style-name="T51_7">xhost</text:span><text:span text:style-name="T51_8">,<text:s/></text:span><text:span text:style-name="T51_9">Window</text:span><text:span text:style-name="T51_10"><text:s/></text:span><text:span text:style-name="T51_11">manager</text:span></text:p>
          <text:list>
            <text:list-item>
              <text:p text:style-name="P52"><text:span text:style-name="T52_1"><text:a xlink:type="simple" xlink:href="http://rus-linux.net/kos.php?name=/book1/gl-07/gl_07_01.html"><text:span text:style-name="T52_2">http</text:span></text:a></text:span><text:span text:style-name="T52_3"><text:a xlink:type="simple" xlink:href="http://rus-linux.net/kos.php?name=/book1/gl-07/gl_07_01.html"><text:span text:style-name="T52_4">://</text:span></text:a></text:span><text:span text:style-name="T52_5"><text:a xlink:type="simple" xlink:href="http://rus-linux.net/kos.php?name=/book1/gl-07/gl_07_01.html"><text:span text:style-name="T52_6">rus</text:span></text:a></text:span><text:span text:style-name="T52_7"><text:a xlink:type="simple" xlink:href="http://rus-linux.net/kos.php?name=/book1/gl-07/gl_07_01.html"><text:span text:style-name="T52_8">-</text:span></text:a></text:span><text:span text:style-name="T52_9"><text:a xlink:type="simple" xlink:href="http://rus-linux.net/kos.php?name=/book1/gl-07/gl_07_01.html"><text:span text:style-name="T52_10">linux</text:span></text:a></text:span><text:span text:style-name="T52_11"><text:a xlink:type="simple" xlink:href="http://rus-linux.net/kos.php?name=/book1/gl-07/gl_07_01.html"><text:span text:style-name="T52_12">.</text:span></text:a></text:span><text:span text:style-name="T52_13"><text:a xlink:type="simple" xlink:href="http://rus-linux.net/kos.php?name=/book1/gl-07/gl_07_01.html"><text:span text:style-name="T52_14">net</text:span></text:a></text:span><text:span text:style-name="T52_15"><text:a xlink:type="simple" xlink:href="http://rus-linux.net/kos.php?name=/book1/gl-07/gl_07_01.html"><text:span text:style-name="T52_16">/</text:span></text:a></text:span><text:span text:style-name="T52_17"><text:a xlink:type="simple" xlink:href="http://rus-linux.net/kos.php?name=/book1/gl-07/gl_07_01.html"><text:span text:style-name="T52_18">kos</text:span></text:a></text:span><text:span text:style-name="T52_19"><text:a xlink:type="simple" xlink:href="http://rus-linux.net/kos.php?name=/book1/gl-07/gl_07_01.html"><text:span text:style-name="T52_20">.</text:span></text:a></text:span><text:span text:style-name="T52_21"><text:a xlink:type="simple" xlink:href="http://rus-linux.net/kos.php?name=/book1/gl-07/gl_07_01.html"><text:span text:style-name="T52_22">php</text:span></text:a></text:span><text:span text:style-name="T52_23"><text:a xlink:type="simple" xlink:href="http://rus-linux.net/kos.php?name=/book1/gl-07/gl_07_01.html"><text:span text:style-name="T52_24">?</text:span></text:a></text:span><text:span text:style-name="T52_25"><text:a xlink:type="simple" xlink:href="http://rus-linux.net/kos.php?name=/book1/gl-07/gl_07_01.html"><text:span text:style-name="T52_26">name</text:span></text:a></text:span><text:span text:style-name="T52_27"><text:a xlink:type="simple" xlink:href="http://rus-linux.net/kos.php?name=/book1/gl-07/gl_07_01.html"><text:span text:style-name="T52_28">=/</text:span></text:a></text:span><text:span text:style-name="T52_29"><text:a xlink:type="simple" xlink:href="http://rus-linux.net/kos.php?name=/book1/gl-07/gl_07_01.html"><text:span text:style-name="T52_30">book</text:span></text:a></text:span><text:span text:style-name="T52_31"><text:a xlink:type="simple" xlink:href="http://rus-linux.net/kos.php?name=/book1/gl-07/gl_07_01.html"><text:span text:style-name="T52_32">1/</text:span></text:a></text:span><text:span text:style-name="T52_33"><text:a xlink:type="simple" xlink:href="http://rus-linux.net/kos.php?name=/book1/gl-07/gl_07_01.html"><text:span text:style-name="T52_34">gl</text:span></text:a></text:span><text:span text:style-name="T52_35"><text:a xlink:type="simple" xlink:href="http://rus-linux.net/kos.php?name=/book1/gl-07/gl_07_01.html"><text:span text:style-name="T52_36">-07/</text:span></text:a></text:span><text:span text:style-name="T52_37"><text:a xlink:type="simple" xlink:href="http://rus-linux.net/kos.php?name=/book1/gl-07/gl_07_01.html"><text:span text:style-name="T52_38">gl</text:span></text:a></text:span><text:span text:style-name="T52_39"><text:a xlink:type="simple" xlink:href="http://rus-linux.net/kos.php?name=/book1/gl-07/gl_07_01.html"><text:span text:style-name="T52_40">_07_01.</text:span></text:a></text:span><text:span text:style-name="T52_41"><text:a xlink:type="simple" xlink:href="http://rus-linux.net/kos.php?name=/book1/gl-07/gl_07_01.html"><text:span text:style-name="T52_42">html</text:span></text:a></text:span><text:span text:style-name="T52_43"><text:s/></text:span></text:p>
            </text:list-item>
          </text:list>
        </text:list-item>
      </text:list>
      <text:p text:style-name="P53"/>
      <text:p text:style-name="P54"><text:span text:style-name="T54_1">______________________________________________________________________________________</text:span></text:p>
      <text:p text:style-name="P55"><text:bookmark-start text:name="h.3w9r8h34tmsc"/><text:bookmark-end text:name="h.3w9r8h34tmsc"/><text:span text:style-name="T55_1">Day</text:span><text:span text:style-name="T55_2"><text:s/>3</text:span></text:p>
      <text:list text:style-name="LS1" xml:id="list46">
        <text:list-item>
          <text:p text:style-name="P56"><text:span text:style-name="T56_1">IT</text:span><text:span text:style-name="T56_2"><text:s/></text:span><text:span text:style-name="T56_3">Company</text:span><text:span text:style-name="T56_4"><text:s/></text:span><text:span text:style-name="T56_5">Structure</text:span><text:span text:style-name="T56_6">,<text:s/></text:span><text:span text:style-name="T56_7">Bussiness</text:span><text:span text:style-name="T56_8"><text:s/></text:span><text:span text:style-name="T56_9">types</text:span></text:p>
        </text:list-item>
        <text:list-item>
          <text:p text:style-name="P57"><text:span text:style-name="T57_1">Scrum</text:span><text:span text:style-name="T57_2">,<text:s/></text:span><text:span text:style-name="T57_3">XP</text:span><text:span text:style-name="T57_4">,<text:s/></text:span><text:span text:style-name="T57_5">Waterfall</text:span></text:p>
          <text:list>
            <text:list-item>
              <text:p text:style-name="P58"><text:span text:style-name="T58_1"><text:a xlink:type="simple" xlink:href="http://scrum.org.ua/wp-content/uploads/2008/12/scrum_xp-from-the-trenches-rus-final.pdf"><text:span text:style-name="T58_2">http</text:span></text:a></text:span><text:span text:style-name="T58_3"><text:a xlink:type="simple" xlink:href="http://scrum.org.ua/wp-content/uploads/2008/12/scrum_xp-from-the-trenches-rus-final.pdf"><text:span text:style-name="T58_4">://</text:span></text:a></text:span><text:span text:style-name="T58_5"><text:a xlink:type="simple" xlink:href="http://scrum.org.ua/wp-content/uploads/2008/12/scrum_xp-from-the-trenches-rus-final.pdf"><text:span text:style-name="T58_6">scrum</text:span></text:a></text:span><text:span text:style-name="T58_7"><text:a xlink:type="simple" xlink:href="http://scrum.org.ua/wp-content/uploads/2008/12/scrum_xp-from-the-trenches-rus-final.pdf"><text:span text:style-name="T58_8">.</text:span></text:a></text:span><text:span text:style-name="T58_9"><text:a xlink:type="simple" xlink:href="http://scrum.org.ua/wp-content/uploads/2008/12/scrum_xp-from-the-trenches-rus-final.pdf"><text:span text:style-name="T58_10">org</text:span></text:a></text:span><text:span text:style-name="T58_11"><text:a xlink:type="simple" xlink:href="http://scrum.org.ua/wp-content/uploads/2008/12/scrum_xp-from-the-trenches-rus-final.pdf"><text:span text:style-name="T58_12">.</text:span></text:a></text:span><text:span text:style-name="T58_13"><text:a xlink:type="simple" xlink:href="http://scrum.org.ua/wp-content/uploads/2008/12/scrum_xp-from-the-trenches-rus-final.pdf"><text:span text:style-name="T58_14">ua</text:span></text:a></text:span><text:span text:style-name="T58_15"><text:a xlink:type="simple" xlink:href="http://scrum.org.ua/wp-content/uploads/2008/12/scrum_xp-from-the-trenches-rus-final.pdf"><text:span text:style-name="T58_16">/</text:span></text:a></text:span><text:span text:style-name="T58_17"><text:a xlink:type="simple" xlink:href="http://scrum.org.ua/wp-content/uploads/2008/12/scrum_xp-from-the-trenches-rus-final.pdf"><text:span text:style-name="T58_18">wp</text:span></text:a></text:span><text:span text:style-name="T58_19"><text:a xlink:type="simple" xlink:href="http://scrum.org.ua/wp-content/uploads/2008/12/scrum_xp-from-the-trenches-rus-final.pdf"><text:span text:style-name="T58_20">-</text:span></text:a></text:span><text:span text:style-name="T58_21"><text:a xlink:type="simple" xlink:href="http://scrum.org.ua/wp-content/uploads/2008/12/scrum_xp-from-the-trenches-rus-final.pdf"><text:span text:style-name="T58_22">content</text:span></text:a></text:span><text:span text:style-name="T58_23"><text:a xlink:type="simple" xlink:href="http://scrum.org.ua/wp-content/uploads/2008/12/scrum_xp-from-the-trenches-rus-final.pdf"><text:span text:style-name="T58_24">/</text:span></text:a></text:span><text:span text:style-name="T58_25"><text:a xlink:type="simple" xlink:href="http://scrum.org.ua/wp-content/uploads/2008/12/scrum_xp-from-the-trenches-rus-final.pdf"><text:span text:style-name="T58_26">uploads</text:span></text:a></text:span><text:span text:style-name="T58_27"><text:a xlink:type="simple" xlink:href="http://scrum.org.ua/wp-content/uploads/2008/12/scrum_xp-from-the-trenches-rus-final.pdf"><text:span text:style-name="T58_28">/2008/12/</text:span></text:a></text:span><text:span text:style-name="T58_29"><text:a xlink:type="simple" xlink:href="http://scrum.org.ua/wp-content/uploads/2008/12/scrum_xp-from-the-trenches-rus-final.pdf"><text:span text:style-name="T58_30">scrum</text:span></text:a></text:span><text:span text:style-name="T58_31"><text:a xlink:type="simple" xlink:href="http://scrum.org.ua/wp-content/uploads/2008/12/scrum_xp-from-the-trenches-rus-final.pdf"><text:span text:style-name="T58_32">_</text:span></text:a></text:span><text:span text:style-name="T58_33"><text:a xlink:type="simple" xlink:href="http://scrum.org.ua/wp-content/uploads/2008/12/scrum_xp-from-the-trenches-rus-final.pdf"><text:span text:style-name="T58_34">xp</text:span></text:a></text:span><text:span text:style-name="T58_35"><text:a xlink:type="simple" xlink:href="http://scrum.org.ua/wp-content/uploads/2008/12/scrum_xp-from-the-trenches-rus-final.pdf"><text:span text:style-name="T58_36">-</text:span></text:a></text:span><text:span text:style-name="T58_37"><text:a xlink:type="simple" xlink:href="http://scrum.org.ua/wp-content/uploads/2008/12/scrum_xp-from-the-trenches-rus-final.pdf"><text:span text:style-name="T58_38">from</text:span></text:a></text:span><text:span text:style-name="T58_39"><text:a xlink:type="simple" xlink:href="http://scrum.org.ua/wp-content/uploads/2008/12/scrum_xp-from-the-trenches-rus-final.pdf"><text:span text:style-name="T58_40">-</text:span></text:a></text:span><text:span text:style-name="T58_41"><text:a xlink:type="simple" xlink:href="http://scrum.org.ua/wp-content/uploads/2008/12/scrum_xp-from-the-trenches-rus-final.pdf"><text:span text:style-name="T58_42">the</text:span></text:a></text:span><text:span text:style-name="T58_43"><text:a xlink:type="simple" xlink:href="http://scrum.org.ua/wp-content/uploads/2008/12/scrum_xp-from-the-trenches-rus-final.pdf"><text:span text:style-name="T58_44">-</text:span></text:a></text:span><text:span text:style-name="T58_45"><text:a xlink:type="simple" xlink:href="http://scrum.org.ua/wp-content/uploads/2008/12/scrum_xp-from-the-trenches-rus-final.pdf"><text:span text:style-name="T58_46">trenches</text:span></text:a></text:span><text:span text:style-name="T58_47"><text:a xlink:type="simple" xlink:href="http://scrum.org.ua/wp-content/uploads/2008/12/scrum_xp-from-the-trenches-rus-final.pdf"><text:span text:style-name="T58_48">-</text:span></text:a></text:span><text:span text:style-name="T58_49"><text:a xlink:type="simple" xlink:href="http://scrum.org.ua/wp-content/uploads/2008/12/scrum_xp-from-the-trenches-rus-final.pdf"><text:span text:style-name="T58_50">rus</text:span></text:a></text:span><text:span text:style-name="T58_51"><text:a xlink:type="simple" xlink:href="http://scrum.org.ua/wp-content/uploads/2008/12/scrum_xp-from-the-trenches-rus-final.pdf"><text:span text:style-name="T58_52">-</text:span></text:a></text:span><text:span text:style-name="T58_53"><text:a xlink:type="simple" xlink:href="http://scrum.org.ua/wp-content/uploads/2008/12/scrum_xp-from-the-trenches-rus-final.pdf"><text:span text:style-name="T58_54">final</text:span></text:a></text:span><text:span text:style-name="T58_55"><text:a xlink:type="simple" xlink:href="http://scrum.org.ua/wp-content/uploads/2008/12/scrum_xp-from-the-trenches-rus-final.pdf"><text:span text:style-name="T58_56">.</text:span></text:a></text:span><text:span text:style-name="T58_57"><text:a xlink:type="simple" xlink:href="http://scrum.org.ua/wp-content/uploads/2008/12/scrum_xp-from-the-trenches-rus-final.pdf"><text:span text:style-name="T58_58">pdf</text:span></text:a></text:span><text:span text:style-name="T58_59"><text:s/></text:span></text:p>
            </text:list-item>
          </text:list>
        </text:list-item>
        <text:list-item>
          <text:p text:style-name="P59"><text:span text:style-name="T59_1">QA</text:span><text:span text:style-name="T59_2"><text:s/></text:span><text:span text:style-name="T59_3">process</text:span><text:span text:style-name="T59_4">,<text:s/></text:span><text:span text:style-name="T59_5">test</text:span><text:span text:style-name="T59_6"><text:s/></text:span><text:span text:style-name="T59_7">types</text:span></text:p>
          <text:list>
            <text:list-item>
              <text:p text:style-name="P60"><text:span text:style-name="T60_1">Presentacia</text:span><text:span text:style-name="T60_2"><text:s/>:</text:span><text:span text:style-name="T60_3">D</text:span></text:p>
            </text:list-item>
          </text:list>
        </text:list-item>
      </text:list>
      <text:p text:style-name="P61"/>
      <text:list text:style-name="LS1" xml:id="list51">
        <text:list-item>
          <text:p text:style-name="P62"><text:span text:style-name="T62_1">SSH</text:span><text:span text:style-name="T62_2">,<text:s/></text:span><text:span text:style-name="T62_3">FTP</text:span><text:span text:style-name="T62_4">,<text:s/></text:span><text:span text:style-name="T62_5">VNC</text:span></text:p>
          <text:list>
            <text:list-item>
              <text:p text:style-name="P63"><text:span text:style-name="T63_1"><text:a xlink:type="simple" xlink:href="https://habrahabr.ru/post/87197/"><text:span text:style-name="T63_2">https</text:span></text:a></text:span><text:span text:style-name="T63_3"><text:a xlink:type="simple" xlink:href="https://habrahabr.ru/post/87197/"><text:span text:style-name="T63_4">://</text:span></text:a></text:span><text:span text:style-name="T63_5"><text:a xlink:type="simple" xlink:href="https://habrahabr.ru/post/87197/"><text:span text:style-name="T63_6">habrahabr</text:span></text:a></text:span><text:span text:style-name="T63_7"><text:a xlink:type="simple" xlink:href="https://habrahabr.ru/post/87197/"><text:span text:style-name="T63_8">.</text:span></text:a></text:span><text:span text:style-name="T63_9"><text:a xlink:type="simple" xlink:href="https://habrahabr.ru/post/87197/"><text:span text:style-name="T63_10">ru</text:span></text:a></text:span><text:span text:style-name="T63_11"><text:a xlink:type="simple" xlink:href="https://habrahabr.ru/post/87197/"><text:span text:style-name="T63_12">/</text:span></text:a></text:span><text:span text:style-name="T63_13"><text:a xlink:type="simple" xlink:href="https://habrahabr.ru/post/87197/"><text:span text:style-name="T63_14">post</text:span></text:a></text:span><text:span text:style-name="T63_15"><text:a xlink:type="simple" xlink:href="https://habrahabr.ru/post/87197/"><text:span text:style-name="T63_16">/87197/</text:span></text:a></text:span></text:p>
            </text:list-item>
            <text:list-item>
              <text:p text:style-name="P64"><text:span text:style-name="T64_1"><text:a xlink:type="simple" xlink:href="https://hosting.nic.ru/support/ftp/ftp.shtml"><text:span text:style-name="T64_2">https</text:span></text:a></text:span><text:span text:style-name="T64_3"><text:a xlink:type="simple" xlink:href="https://hosting.nic.ru/support/ftp/ftp.shtml"><text:span text:style-name="T64_4">://</text:span></text:a></text:span><text:span text:style-name="T64_5"><text:a xlink:type="simple" xlink:href="https://hosting.nic.ru/support/ftp/ftp.shtml"><text:span text:style-name="T64_6">hosting</text:span></text:a></text:span><text:span text:style-name="T64_7"><text:a xlink:type="simple" xlink:href="https://hosting.nic.ru/support/ftp/ftp.shtml"><text:span text:style-name="T64_8">.</text:span></text:a></text:span><text:span text:style-name="T64_9"><text:a xlink:type="simple" xlink:href="https://hosting.nic.ru/support/ftp/ftp.shtml"><text:span text:style-name="T64_10">nic</text:span></text:a></text:span><text:span text:style-name="T64_11"><text:a xlink:type="simple" xlink:href="https://hosting.nic.ru/support/ftp/ftp.shtml"><text:span text:style-name="T64_12">.</text:span></text:a></text:span><text:span text:style-name="T64_13"><text:a xlink:type="simple" xlink:href="https://hosting.nic.ru/support/ftp/ftp.shtml"><text:span text:style-name="T64_14">ru</text:span></text:a></text:span><text:span text:style-name="T64_15"><text:a xlink:type="simple" xlink:href="https://hosting.nic.ru/support/ftp/ftp.shtml"><text:span text:style-name="T64_16">/</text:span></text:a></text:span><text:span text:style-name="T64_17"><text:a xlink:type="simple" xlink:href="https://hosting.nic.ru/support/ftp/ftp.shtml"><text:span text:style-name="T64_18">support</text:span></text:a></text:span><text:span text:style-name="T64_19"><text:a xlink:type="simple" xlink:href="https://hosting.nic.ru/support/ftp/ftp.shtml"><text:span text:style-name="T64_20">/</text:span></text:a></text:span><text:span text:style-name="T64_21"><text:a xlink:type="simple" xlink:href="https://hosting.nic.ru/support/ftp/ftp.shtml"><text:span text:style-name="T64_22">ftp</text:span></text:a></text:span><text:span text:style-name="T64_23"><text:a xlink:type="simple" xlink:href="https://hosting.nic.ru/support/ftp/ftp.shtml"><text:span text:style-name="T64_24">/</text:span></text:a></text:span><text:span text:style-name="T64_25"><text:a xlink:type="simple" xlink:href="https://hosting.nic.ru/support/ftp/ftp.shtml"><text:span text:style-name="T64_26">ftp</text:span></text:a></text:span><text:span text:style-name="T64_27"><text:a xlink:type="simple" xlink:href="https://hosting.nic.ru/support/ftp/ftp.shtml"><text:span text:style-name="T64_28">.</text:span></text:a></text:span><text:span text:style-name="T64_29"><text:a xlink:type="simple" xlink:href="https://hosting.nic.ru/support/ftp/ftp.shtml"><text:span text:style-name="T64_30">shtml</text:span></text:a></text:span><text:span text:style-name="T64_31"><text:s/></text:span></text:p>
            </text:list-item>
            <text:list-item>
              <text:p text:style-name="P65"><text:span text:style-name="T65_1"><text:a xlink:type="simple" xlink:href="https://ru.wikipedia.org/wiki/Virtual_Network_Computing"><text:span text:style-name="T65_2">https</text:span></text:a></text:span><text:span text:style-name="T65_3"><text:a xlink:type="simple" xlink:href="https://ru.wikipedia.org/wiki/Virtual_Network_Computing"><text:span text:style-name="T65_4">://</text:span></text:a></text:span><text:span text:style-name="T65_5"><text:a xlink:type="simple" xlink:href="https://ru.wikipedia.org/wiki/Virtual_Network_Computing"><text:span text:style-name="T65_6">ru</text:span></text:a></text:span><text:span text:style-name="T65_7"><text:a xlink:type="simple" xlink:href="https://ru.wikipedia.org/wiki/Virtual_Network_Computing"><text:span text:style-name="T65_8">.</text:span></text:a></text:span><text:span text:style-name="T65_9"><text:a xlink:type="simple" xlink:href="https://ru.wikipedia.org/wiki/Virtual_Network_Computing"><text:span text:style-name="T65_10">wikipedia</text:span></text:a></text:span><text:span text:style-name="T65_11"><text:a xlink:type="simple" xlink:href="https://ru.wikipedia.org/wiki/Virtual_Network_Computing"><text:span text:style-name="T65_12">.</text:span></text:a></text:span><text:span text:style-name="T65_13"><text:a xlink:type="simple" xlink:href="https://ru.wikipedia.org/wiki/Virtual_Network_Computing"><text:span text:style-name="T65_14">org</text:span></text:a></text:span><text:span text:style-name="T65_15"><text:a xlink:type="simple" xlink:href="https://ru.wikipedia.org/wiki/Virtual_Network_Computing"><text:span text:style-name="T65_16">/</text:span></text:a></text:span><text:span text:style-name="T65_17"><text:a xlink:type="simple" xlink:href="https://ru.wikipedia.org/wiki/Virtual_Network_Computing"><text:span text:style-name="T65_18">wiki</text:span></text:a></text:span><text:span text:style-name="T65_19"><text:a xlink:type="simple" xlink:href="https://ru.wikipedia.org/wiki/Virtual_Network_Computing"><text:span text:style-name="T65_20">/</text:span></text:a></text:span><text:span text:style-name="T65_21"><text:a xlink:type="simple" xlink:href="https://ru.wikipedia.org/wiki/Virtual_Network_Computing"><text:span text:style-name="T65_22">Virtual</text:span></text:a></text:span><text:span text:style-name="T65_23"><text:a xlink:type="simple" xlink:href="https://ru.wikipedia.org/wiki/Virtual_Network_Computing"><text:span text:style-name="T65_24">_</text:span></text:a></text:span><text:span text:style-name="T65_25"><text:a xlink:type="simple" xlink:href="https://ru.wikipedia.org/wiki/Virtual_Network_Computing"><text:span text:style-name="T65_26">Network</text:span></text:a></text:span><text:span text:style-name="T65_27"><text:a xlink:type="simple" xlink:href="https://ru.wikipedia.org/wiki/Virtual_Network_Computing"><text:span text:style-name="T65_28">_</text:span></text:a></text:span><text:span text:style-name="T65_29"><text:a xlink:type="simple" xlink:href="https://ru.wikipedia.org/wiki/Virtual_Network_Computing"><text:span text:style-name="T65_30">Computing</text:span></text:a></text:span></text:p>
            </text:list-item>
          </text:list>
        </text:list-item>
        <text:list-item>
          <text:p text:style-name="P66"><text:span text:style-name="T66_1">VIM</text:span><text:span text:style-name="T66_2"><text:s/>(</text:span><text:span text:style-name="T66_3">modes</text:span><text:span text:style-name="T66_4">,<text:s/></text:span><text:span text:style-name="T66_5">commands</text:span><text:span text:style-name="T66_6">)</text:span></text:p>
          <text:list>
            <text:list-item>
              <text:p text:style-name="P67"><text:span text:style-name="T67_1"><text:a xlink:type="simple" xlink:href="https://beget.ru/articles/vim"><text:span text:style-name="T67_2">https</text:span></text:a></text:span><text:span text:style-name="T67_3"><text:a xlink:type="simple" xlink:href="https://beget.ru/articles/vim"><text:span text:style-name="T67_4">://</text:span></text:a></text:span><text:span text:style-name="T67_5"><text:a xlink:type="simple" xlink:href="https://beget.ru/articles/vim"><text:span text:style-name="T67_6">beget</text:span></text:a></text:span><text:span text:style-name="T67_7"><text:a xlink:type="simple" xlink:href="https://beget.ru/articles/vim"><text:span text:style-name="T67_8">.</text:span></text:a></text:span><text:span text:style-name="T67_9"><text:a xlink:type="simple" xlink:href="https://beget.ru/articles/vim"><text:span text:style-name="T67_10">ru</text:span></text:a></text:span><text:span text:style-name="T67_11"><text:a xlink:type="simple" xlink:href="https://beget.ru/articles/vim"><text:span text:style-name="T67_12">/</text:span></text:a></text:span><text:span text:style-name="T67_13"><text:a xlink:type="simple" xlink:href="https://beget.ru/articles/vim"><text:span text:style-name="T67_14">articles</text:span></text:a></text:span><text:span text:style-name="T67_15"><text:a xlink:type="simple" xlink:href="https://beget.ru/articles/vim"><text:span text:style-name="T67_16">/</text:span></text:a></text:span><text:span text:style-name="T67_17"><text:a xlink:type="simple" xlink:href="https://beget.ru/articles/vim"><text:span text:style-name="T67_18">vim</text:span></text:a></text:span></text:p>
            </text:list-item>
            <text:list-item>
              <text:p text:style-name="P68"><text:span text:style-name="T68_1"><text:a xlink:type="simple" xlink:href="http://help.ubuntu.ru/wiki/vim"><text:span text:style-name="T68_2">http</text:span></text:a></text:span><text:span text:style-name="T68_3"><text:a xlink:type="simple" xlink:href="http://help.ubuntu.ru/wiki/vim"><text:span text:style-name="T68_4">://</text:span></text:a></text:span><text:span text:style-name="T68_5"><text:a xlink:type="simple" xlink:href="http://help.ubuntu.ru/wiki/vim"><text:span text:style-name="T68_6">help</text:span></text:a></text:span><text:span text:style-name="T68_7"><text:a xlink:type="simple" xlink:href="http://help.ubuntu.ru/wiki/vim"><text:span text:style-name="T68_8">.</text:span></text:a></text:span><text:span text:style-name="T68_9"><text:a xlink:type="simple" xlink:href="http://help.ubuntu.ru/wiki/vim"><text:span text:style-name="T68_10">ubuntu</text:span></text:a></text:span><text:span text:style-name="T68_11"><text:a xlink:type="simple" xlink:href="http://help.ubuntu.ru/wiki/vim"><text:span text:style-name="T68_12">.</text:span></text:a></text:span><text:span text:style-name="T68_13"><text:a xlink:type="simple" xlink:href="http://help.ubuntu.ru/wiki/vim"><text:span text:style-name="T68_14">ru</text:span></text:a></text:span><text:span text:style-name="T68_15"><text:a xlink:type="simple" xlink:href="http://help.ubuntu.ru/wiki/vim"><text:span text:style-name="T68_16">/</text:span></text:a></text:span><text:span text:style-name="T68_17"><text:a xlink:type="simple" xlink:href="http://help.ubuntu.ru/wiki/vim"><text:span text:style-name="T68_18">wiki</text:span></text:a></text:span><text:span text:style-name="T68_19"><text:a xlink:type="simple" xlink:href="http://help.ubuntu.ru/wiki/vim"><text:span text:style-name="T68_20">/</text:span></text:a></text:span><text:span text:style-name="T68_21"><text:a xlink:type="simple" xlink:href="http://help.ubuntu.ru/wiki/vim"><text:span text:style-name="T68_22">vim</text:span></text:a></text:span><text:span text:style-name="T68_23"><text:s/></text:span></text:p>
            </text:list-item>
            <text:list-item>
              <text:p text:style-name="P69"><text:span text:style-name="T69_1"><text:a xlink:type="simple" xlink:href="http://eax.me/vim-commands/"><text:span text:style-name="T69_2">http</text:span></text:a></text:span><text:span text:style-name="T69_3"><text:a xlink:type="simple" xlink:href="http://eax.me/vim-commands/"><text:span text:style-name="T69_4">://</text:span></text:a></text:span><text:span text:style-name="T69_5"><text:a xlink:type="simple" xlink:href="http://eax.me/vim-commands/"><text:span text:style-name="T69_6">eax</text:span></text:a></text:span><text:span text:style-name="T69_7"><text:a xlink:type="simple" xlink:href="http://eax.me/vim-commands/"><text:span text:style-name="T69_8">.</text:span></text:a></text:span><text:span text:style-name="T69_9"><text:a xlink:type="simple" xlink:href="http://eax.me/vim-commands/"><text:span text:style-name="T69_10">me</text:span></text:a></text:span><text:span text:style-name="T69_11"><text:a xlink:type="simple" xlink:href="http://eax.me/vim-commands/"><text:span text:style-name="T69_12">/</text:span></text:a></text:span><text:span text:style-name="T69_13"><text:a xlink:type="simple" xlink:href="http://eax.me/vim-commands/"><text:span text:style-name="T69_14">vim</text:span></text:a></text:span><text:span text:style-name="T69_15"><text:a xlink:type="simple" xlink:href="http://eax.me/vim-commands/"><text:span text:style-name="T69_16">-</text:span></text:a></text:span><text:span text:style-name="T69_17"><text:a xlink:type="simple" xlink:href="http://eax.me/vim-commands/"><text:span text:style-name="T69_18">commands</text:span></text:a></text:span><text:span text:style-name="T69_19"><text:a xlink:type="simple" xlink:href="http://eax.me/vim-commands/"><text:span text:style-name="T69_20">/</text:span></text:a></text:span><text:span text:style-name="T69_21"><text:s text:c="3"/>(</text:span><text:span text:style-name="T69_22">commands</text:span><text:span text:style-name="T69_23">)</text:span></text:p>
            </text:list-item>
          </text:list>
        </text:list-item>
        <text:list-item>
          <text:p text:style-name="P70"><text:span text:style-name="T70_1">SVN</text:span></text:p>
          <text:list>
            <text:list-item>
              <text:p text:style-name="P71"><text:span text:style-name="T71_1"><text:a xlink:type="simple" xlink:href="http://www.tutorialspoint.com/svn/svn_quick_guide.htm"><text:span text:style-name="T71_2">http</text:span></text:a></text:span><text:span text:style-name="T71_3"><text:a xlink:type="simple" xlink:href="http://www.tutorialspoint.com/svn/svn_quick_guide.htm"><text:span text:style-name="T71_4">://</text:span></text:a></text:span><text:span text:style-name="T71_5"><text:a xlink:type="simple" xlink:href="http://www.tutorialspoint.com/svn/svn_quick_guide.htm"><text:span text:style-name="T71_6">www</text:span></text:a></text:span><text:span text:style-name="T71_7"><text:a xlink:type="simple" xlink:href="http://www.tutorialspoint.com/svn/svn_quick_guide.htm"><text:span text:style-name="T71_8">.</text:span></text:a></text:span><text:span text:style-name="T71_9"><text:a xlink:type="simple" xlink:href="http://www.tutorialspoint.com/svn/svn_quick_guide.htm"><text:span text:style-name="T71_10">tutorialspoint</text:span></text:a></text:span><text:span text:style-name="T71_11"><text:a xlink:type="simple" xlink:href="http://www.tutorialspoint.com/svn/svn_quick_guide.htm"><text:span text:style-name="T71_12">.</text:span></text:a></text:span><text:span text:style-name="T71_13"><text:a xlink:type="simple" xlink:href="http://www.tutorialspoint.com/svn/svn_quick_guide.htm"><text:span text:style-name="T71_14">com</text:span></text:a></text:span><text:span text:style-name="T71_15"><text:a xlink:type="simple" xlink:href="http://www.tutorialspoint.com/svn/svn_quick_guide.htm"><text:span text:style-name="T71_16">/</text:span></text:a></text:span><text:span text:style-name="T71_17"><text:a xlink:type="simple" xlink:href="http://www.tutorialspoint.com/svn/svn_quick_guide.htm"><text:span text:style-name="T71_18">svn</text:span></text:a></text:span><text:span text:style-name="T71_19"><text:a xlink:type="simple" xlink:href="http://www.tutorialspoint.com/svn/svn_quick_guide.htm"><text:span text:style-name="T71_20">/</text:span></text:a></text:span><text:span text:style-name="T71_21"><text:a xlink:type="simple" xlink:href="http://www.tutorialspoint.com/svn/svn_quick_guide.htm"><text:span text:style-name="T71_22">svn</text:span></text:a></text:span><text:span text:style-name="T71_23"><text:a xlink:type="simple" xlink:href="http://www.tutorialspoint.com/svn/svn_quick_guide.htm"><text:span text:style-name="T71_24">_</text:span></text:a></text:span><text:span text:style-name="T71_25"><text:a xlink:type="simple" xlink:href="http://www.tutorialspoint.com/svn/svn_quick_guide.htm"><text:span text:style-name="T71_26">quick</text:span></text:a></text:span><text:span text:style-name="T71_27"><text:a xlink:type="simple" xlink:href="http://www.tutorialspoint.com/svn/svn_quick_guide.htm"><text:span text:style-name="T71_28">_</text:span></text:a></text:span><text:span text:style-name="T71_29"><text:a xlink:type="simple" xlink:href="http://www.tutorialspoint.com/svn/svn_quick_guide.htm"><text:span text:style-name="T71_30">guide</text:span></text:a></text:span><text:span text:style-name="T71_31"><text:a xlink:type="simple" xlink:href="http://www.tutorialspoint.com/svn/svn_quick_guide.htm"><text:span text:style-name="T71_32">.</text:span></text:a></text:span><text:span text:style-name="T71_33"><text:a xlink:type="simple" xlink:href="http://www.tutorialspoint.com/svn/svn_quick_guide.htm"><text:span text:style-name="T71_34">htm</text:span></text:a></text:span></text:p>
            </text:list-item>
          </text:list>
        </text:list-item>
        <text:list-item>
          <text:p text:style-name="P72"><text:span text:style-name="T72_1">GIT</text:span><text:span text:style-name="T72_2"><text:s/>(</text:span><text:span text:style-name="T72_3">config</text:span><text:span text:style-name="T72_4">,<text:s/></text:span><text:span text:style-name="T72_5">branch</text:span><text:span text:style-name="T72_6">,<text:s/></text:span><text:span text:style-name="T72_7">merging</text:span><text:span text:style-name="T72_8">,<text:s/></text:span><text:span text:style-name="T72_9">revert</text:span><text:span text:style-name="T72_10">,<text:s/></text:span><text:span text:style-name="T72_11">reset</text:span><text:span text:style-name="T72_12">,</text:span><text:span text:style-name="T72_13">submodule</text:span><text:span text:style-name="T72_14">,<text:s/></text:span><text:span text:style-name="T72_15">tag</text:span><text:span text:style-name="T72_16">,</text:span><text:span text:style-name="T72_17">forking</text:span><text:span text:style-name="T72_18"><text:s/>)</text:span></text:p>
          <text:list>
            <text:list-item>
              <text:p text:style-name="P73"><text:span text:style-name="T73_1"><text:a xlink:type="simple" xlink:href="https://git-scm.com/book/ru/v1/%D0%92%D0%B2%D0%B5%D0%B4%D0%B5%D0%BD%D0%B8%D0%B5-%D0%9E%D1%81%D0%BD%D0%BE%D0%B2%D1%8B-Git"><text:span text:style-name="T73_2">https</text:span></text:a></text:span><text:span text:style-name="T73_3"><text:a xlink:type="simple" xlink:href="https://git-scm.com/book/ru/v1/%D0%92%D0%B2%D0%B5%D0%B4%D0%B5%D0%BD%D0%B8%D0%B5-%D0%9E%D1%81%D0%BD%D0%BE%D0%B2%D1%8B-Git"><text:span text:style-name="T73_4">://</text:span></text:a></text:span><text:span text:style-name="T73_5"><text:a xlink:type="simple" xlink:href="https://git-scm.com/book/ru/v1/%D0%92%D0%B2%D0%B5%D0%B4%D0%B5%D0%BD%D0%B8%D0%B5-%D0%9E%D1%81%D0%BD%D0%BE%D0%B2%D1%8B-Git"><text:span text:style-name="T73_6">git</text:span></text:a></text:span><text:span text:style-name="T73_7"><text:a xlink:type="simple" xlink:href="https://git-scm.com/book/ru/v1/%D0%92%D0%B2%D0%B5%D0%B4%D0%B5%D0%BD%D0%B8%D0%B5-%D0%9E%D1%81%D0%BD%D0%BE%D0%B2%D1%8B-Git"><text:span text:style-name="T73_8">-</text:span></text:a></text:span><text:span text:style-name="T73_9"><text:a xlink:type="simple" xlink:href="https://git-scm.com/book/ru/v1/%D0%92%D0%B2%D0%B5%D0%B4%D0%B5%D0%BD%D0%B8%D0%B5-%D0%9E%D1%81%D0%BD%D0%BE%D0%B2%D1%8B-Git"><text:span text:style-name="T73_10">scm</text:span></text:a></text:span><text:span text:style-name="T73_11"><text:a xlink:type="simple" xlink:href="https://git-scm.com/book/ru/v1/%D0%92%D0%B2%D0%B5%D0%B4%D0%B5%D0%BD%D0%B8%D0%B5-%D0%9E%D1%81%D0%BD%D0%BE%D0%B2%D1%8B-Git"><text:span text:style-name="T73_12">.</text:span></text:a></text:span><text:span text:style-name="T73_13"><text:a xlink:type="simple" xlink:href="https://git-scm.com/book/ru/v1/%D0%92%D0%B2%D0%B5%D0%B4%D0%B5%D0%BD%D0%B8%D0%B5-%D0%9E%D1%81%D0%BD%D0%BE%D0%B2%D1%8B-Git"><text:span text:style-name="T73_14">com</text:span></text:a></text:span><text:span text:style-name="T73_15"><text:a xlink:type="simple" xlink:href="https://git-scm.com/book/ru/v1/%D0%92%D0%B2%D0%B5%D0%B4%D0%B5%D0%BD%D0%B8%D0%B5-%D0%9E%D1%81%D0%BD%D0%BE%D0%B2%D1%8B-Git"><text:span text:style-name="T73_16">/</text:span></text:a></text:span><text:span text:style-name="T73_17"><text:a xlink:type="simple" xlink:href="https://git-scm.com/book/ru/v1/%D0%92%D0%B2%D0%B5%D0%B4%D0%B5%D0%BD%D0%B8%D0%B5-%D0%9E%D1%81%D0%BD%D0%BE%D0%B2%D1%8B-Git"><text:span text:style-name="T73_18">book</text:span></text:a></text:span><text:span text:style-name="T73_19"><text:a xlink:type="simple" xlink:href="https://git-scm.com/book/ru/v1/%D0%92%D0%B2%D0%B5%D0%B4%D0%B5%D0%BD%D0%B8%D0%B5-%D0%9E%D1%81%D0%BD%D0%BE%D0%B2%D1%8B-Git"><text:span text:style-name="T73_20">/</text:span></text:a></text:span><text:span text:style-name="T73_21"><text:a xlink:type="simple" xlink:href="https://git-scm.com/book/ru/v1/%D0%92%D0%B2%D0%B5%D0%B4%D0%B5%D0%BD%D0%B8%D0%B5-%D0%9E%D1%81%D0%BD%D0%BE%D0%B2%D1%8B-Git"><text:span text:style-name="T73_22">ru</text:span></text:a></text:span><text:span text:style-name="T73_23"><text:a xlink:type="simple" xlink:href="https://git-scm.com/book/ru/v1/%D0%92%D0%B2%D0%B5%D0%B4%D0%B5%D0%BD%D0%B8%D0%B5-%D0%9E%D1%81%D0%BD%D0%BE%D0%B2%D1%8B-Git"><text:span text:style-name="T73_24">/</text:span></text:a></text:span><text:span text:style-name="T73_25"><text:a xlink:type="simple" xlink:href="https://git-scm.com/book/ru/v1/%D0%92%D0%B2%D0%B5%D0%B4%D0%B5%D0%BD%D0%B8%D0%B5-%D0%9E%D1%81%D0%BD%D0%BE%D0%B2%D1%8B-Git"><text:span text:style-name="T73_26">v</text:span></text:a></text:span><text:span text:style-name="T73_27"><text:a xlink:type="simple" xlink:href="https://git-scm.com/book/ru/v1/%D0%92%D0%B2%D0%B5%D0%B4%D0%B5%D0%BD%D0%B8%D0%B5-%D0%9E%D1%81%D0%BD%D0%BE%D0%B2%D1%8B-Git"><text:span text:style-name="T73_28">1/%</text:span></text:a></text:span><text:span text:style-name="T73_29"><text:a xlink:type="simple" xlink:href="https://git-scm.com/book/ru/v1/%D0%92%D0%B2%D0%B5%D0%B4%D0%B5%D0%BD%D0%B8%D0%B5-%D0%9E%D1%81%D0%BD%D0%BE%D0%B2%D1%8B-Git"><text:span text:style-name="T73_30">D</text:span></text:a></text:span><text:span text:style-name="T73_31"><text:a xlink:type="simple" xlink:href="https://git-scm.com/book/ru/v1/%D0%92%D0%B2%D0%B5%D0%B4%D0%B5%D0%BD%D0%B8%D0%B5-%D0%9E%D1%81%D0%BD%D0%BE%D0%B2%D1%8B-Git"><text:span text:style-name="T73_32">0%92%</text:span></text:a></text:span><text:span text:style-name="T73_33"><text:a xlink:type="simple" xlink:href="https://git-scm.com/book/ru/v1/%D0%92%D0%B2%D0%B5%D0%B4%D0%B5%D0%BD%D0%B8%D0%B5-%D0%9E%D1%81%D0%BD%D0%BE%D0%B2%D1%8B-Git"><text:span text:style-name="T73_34">D</text:span></text:a></text:span><text:span text:style-name="T73_35"><text:a xlink:type="simple" xlink:href="https://git-scm.com/book/ru/v1/%D0%92%D0%B2%D0%B5%D0%B4%D0%B5%D0%BD%D0%B8%D0%B5-%D0%9E%D1%81%D0%BD%D0%BE%D0%B2%D1%8B-Git"><text:span text:style-name="T73_36">0%</text:span></text:a></text:span><text:span text:style-name="T73_37"><text:a xlink:type="simple" xlink:href="https://git-scm.com/book/ru/v1/%D0%92%D0%B2%D0%B5%D0%B4%D0%B5%D0%BD%D0%B8%D0%B5-%D0%9E%D1%81%D0%BD%D0%BE%D0%B2%D1%8B-Git"><text:span text:style-name="T73_38">B</text:span></text:a></text:span><text:span text:style-name="T73_39"><text:a xlink:type="simple" xlink:href="https://git-scm.com/book/ru/v1/%D0%92%D0%B2%D0%B5%D0%B4%D0%B5%D0%BD%D0%B8%D0%B5-%D0%9E%D1%81%D0%BD%D0%BE%D0%B2%D1%8B-Git"><text:span text:style-name="T73_40">2%</text:span></text:a></text:span><text:span text:style-name="T73_41"><text:a xlink:type="simple" xlink:href="https://git-scm.com/book/ru/v1/%D0%92%D0%B2%D0%B5%D0%B4%D0%B5%D0%BD%D0%B8%D0%B5-%D0%9E%D1%81%D0%BD%D0%BE%D0%B2%D1%8B-Git"><text:span text:style-name="T73_42">D</text:span></text:a></text:span><text:span text:style-name="T73_43"><text:a xlink:type="simple" xlink:href="https://git-scm.com/book/ru/v1/%D0%92%D0%B2%D0%B5%D0%B4%D0%B5%D0%BD%D0%B8%D0%B5-%D0%9E%D1%81%D0%BD%D0%BE%D0%B2%D1%8B-Git"><text:span text:style-name="T73_44">0%</text:span></text:a></text:span><text:span text:style-name="T73_45"><text:a xlink:type="simple" xlink:href="https://git-scm.com/book/ru/v1/%D0%92%D0%B2%D0%B5%D0%B4%D0%B5%D0%BD%D0%B8%D0%B5-%D0%9E%D1%81%D0%BD%D0%BE%D0%B2%D1%8B-Git"><text:span text:style-name="T73_46">B</text:span></text:a></text:span><text:span text:style-name="T73_47"><text:a xlink:type="simple" xlink:href="https://git-scm.com/book/ru/v1/%D0%92%D0%B2%D0%B5%D0%B4%D0%B5%D0%BD%D0%B8%D0%B5-%D0%9E%D1%81%D0%BD%D0%BE%D0%B2%D1%8B-Git"><text:span text:style-name="T73_48">5%</text:span></text:a></text:span><text:span text:style-name="T73_49"><text:a xlink:type="simple" xlink:href="https://git-scm.com/book/ru/v1/%D0%92%D0%B2%D0%B5%D0%B4%D0%B5%D0%BD%D0%B8%D0%B5-%D0%9E%D1%81%D0%BD%D0%BE%D0%B2%D1%8B-Git"><text:span text:style-name="T73_50">D</text:span></text:a></text:span><text:span text:style-name="T73_51"><text:a xlink:type="simple" xlink:href="https://git-scm.com/book/ru/v1/%D0%92%D0%B2%D0%B5%D0%B4%D0%B5%D0%BD%D0%B8%D0%B5-%D0%9E%D1%81%D0%BD%D0%BE%D0%B2%D1%8B-Git"><text:span text:style-name="T73_52">0%</text:span></text:a></text:span><text:span text:style-name="T73_53"><text:a xlink:type="simple" xlink:href="https://git-scm.com/book/ru/v1/%D0%92%D0%B2%D0%B5%D0%B4%D0%B5%D0%BD%D0%B8%D0%B5-%D0%9E%D1%81%D0%BD%D0%BE%D0%B2%D1%8B-Git"><text:span text:style-name="T73_54">B</text:span></text:a></text:span><text:span text:style-name="T73_55"><text:a xlink:type="simple" xlink:href="https://git-scm.com/book/ru/v1/%D0%92%D0%B2%D0%B5%D0%B4%D0%B5%D0%BD%D0%B8%D0%B5-%D0%9E%D1%81%D0%BD%D0%BE%D0%B2%D1%8B-Git"><text:span text:style-name="T73_56">4%</text:span></text:a></text:span><text:span text:style-name="T73_57"><text:a xlink:type="simple" xlink:href="https://git-scm.com/book/ru/v1/%D0%92%D0%B2%D0%B5%D0%B4%D0%B5%D0%BD%D0%B8%D0%B5-%D0%9E%D1%81%D0%BD%D0%BE%D0%B2%D1%8B-Git"><text:span text:style-name="T73_58">D</text:span></text:a></text:span><text:span text:style-name="T73_59"><text:a xlink:type="simple" xlink:href="https://git-scm.com/book/ru/v1/%D0%92%D0%B2%D0%B5%D0%B4%D0%B5%D0%BD%D0%B8%D0%B5-%D0%9E%D1%81%D0%BD%D0%BE%D0%B2%D1%8B-Git"><text:span text:style-name="T73_60">0%</text:span></text:a></text:span><text:span text:style-name="T73_61"><text:a xlink:type="simple" xlink:href="https://git-scm.com/book/ru/v1/%D0%92%D0%B2%D0%B5%D0%B4%D0%B5%D0%BD%D0%B8%D0%B5-%D0%9E%D1%81%D0%BD%D0%BE%D0%B2%D1%8B-Git"><text:span text:style-name="T73_62">B</text:span></text:a></text:span><text:span text:style-name="T73_63"><text:a xlink:type="simple" xlink:href="https://git-scm.com/book/ru/v1/%D0%92%D0%B2%D0%B5%D0%B4%D0%B5%D0%BD%D0%B8%D0%B5-%D0%9E%D1%81%D0%BD%D0%BE%D0%B2%D1%8B-Git"><text:span text:style-name="T73_64">5%</text:span></text:a></text:span><text:span text:style-name="T73_65"><text:a xlink:type="simple" xlink:href="https://git-scm.com/book/ru/v1/%D0%92%D0%B2%D0%B5%D0%B4%D0%B5%D0%BD%D0%B8%D0%B5-%D0%9E%D1%81%D0%BD%D0%BE%D0%B2%D1%8B-Git"><text:span text:style-name="T73_66">D</text:span></text:a></text:span><text:span text:style-name="T73_67"><text:a xlink:type="simple" xlink:href="https://git-scm.com/book/ru/v1/%D0%92%D0%B2%D0%B5%D0%B4%D0%B5%D0%BD%D0%B8%D0%B5-%D0%9E%D1%81%D0%BD%D0%BE%D0%B2%D1%8B-Git"><text:span text:style-name="T73_68">0%</text:span></text:a></text:span><text:span text:style-name="T73_69"><text:a xlink:type="simple" xlink:href="https://git-scm.com/book/ru/v1/%D0%92%D0%B2%D0%B5%D0%B4%D0%B5%D0%BD%D0%B8%D0%B5-%D0%9E%D1%81%D0%BD%D0%BE%D0%B2%D1%8B-Git"><text:span text:style-name="T73_70">BD</text:span></text:a></text:span><text:span text:style-name="T73_71"><text:a xlink:type="simple" xlink:href="https://git-scm.com/book/ru/v1/%D0%92%D0%B2%D0%B5%D0%B4%D0%B5%D0%BD%D0%B8%D0%B5-%D0%9E%D1%81%D0%BD%D0%BE%D0%B2%D1%8B-Git"><text:span text:style-name="T73_72">%</text:span></text:a></text:span><text:span text:style-name="T73_73"><text:a xlink:type="simple" xlink:href="https://git-scm.com/book/ru/v1/%D0%92%D0%B2%D0%B5%D0%B4%D0%B5%D0%BD%D0%B8%D0%B5-%D0%9E%D1%81%D0%BD%D0%BE%D0%B2%D1%8B-Git"><text:span text:style-name="T73_74">D</text:span></text:a></text:span><text:span text:style-name="T73_75"><text:a xlink:type="simple" xlink:href="https://git-scm.com/book/ru/v1/%D0%92%D0%B2%D0%B5%D0%B4%D0%B5%D0%BD%D0%B8%D0%B5-%D0%9E%D1%81%D0%BD%D0%BE%D0%B2%D1%8B-Git"><text:span text:style-name="T73_76">0%</text:span></text:a></text:span><text:span text:style-name="T73_77"><text:a xlink:type="simple" xlink:href="https://git-scm.com/book/ru/v1/%D0%92%D0%B2%D0%B5%D0%B4%D0%B5%D0%BD%D0%B8%D0%B5-%D0%9E%D1%81%D0%BD%D0%BE%D0%B2%D1%8B-Git"><text:span text:style-name="T73_78">B</text:span></text:a></text:span><text:span text:style-name="T73_79"><text:a xlink:type="simple" xlink:href="https://git-scm.com/book/ru/v1/%D0%92%D0%B2%D0%B5%D0%B4%D0%B5%D0%BD%D0%B8%D0%B5-%D0%9E%D1%81%D0%BD%D0%BE%D0%B2%D1%8B-Git"><text:span text:style-name="T73_80">8%</text:span></text:a></text:span><text:span text:style-name="T73_81"><text:a xlink:type="simple" xlink:href="https://git-scm.com/book/ru/v1/%D0%92%D0%B2%D0%B5%D0%B4%D0%B5%D0%BD%D0%B8%D0%B5-%D0%9E%D1%81%D0%BD%D0%BE%D0%B2%D1%8B-Git"><text:span text:style-name="T73_82">D</text:span></text:a></text:span><text:span text:style-name="T73_83"><text:a xlink:type="simple" xlink:href="https://git-scm.com/book/ru/v1/%D0%92%D0%B2%D0%B5%D0%B4%D0%B5%D0%BD%D0%B8%D0%B5-%D0%9E%D1%81%D0%BD%D0%BE%D0%B2%D1%8B-Git"><text:span text:style-name="T73_84">0%</text:span></text:a></text:span><text:span text:style-name="T73_85"><text:a xlink:type="simple" xlink:href="https://git-scm.com/book/ru/v1/%D0%92%D0%B2%D0%B5%D0%B4%D0%B5%D0%BD%D0%B8%D0%B5-%D0%9E%D1%81%D0%BD%D0%BE%D0%B2%D1%8B-Git"><text:span text:style-name="T73_86">B</text:span></text:a></text:span><text:span text:style-name="T73_87"><text:a xlink:type="simple" xlink:href="https://git-scm.com/book/ru/v1/%D0%92%D0%B2%D0%B5%D0%B4%D0%B5%D0%BD%D0%B8%D0%B5-%D0%9E%D1%81%D0%BD%D0%BE%D0%B2%D1%8B-Git"><text:span text:style-name="T73_88">5-%</text:span></text:a></text:span><text:span text:style-name="T73_89"><text:a xlink:type="simple" xlink:href="https://git-scm.com/book/ru/v1/%D0%92%D0%B2%D0%B5%D0%B4%D0%B5%D0%BD%D0%B8%D0%B5-%D0%9E%D1%81%D0%BD%D0%BE%D0%B2%D1%8B-Git"><text:span text:style-name="T73_90">D</text:span></text:a></text:span><text:span text:style-name="T73_91"><text:a xlink:type="simple" xlink:href="https://git-scm.com/book/ru/v1/%D0%92%D0%B2%D0%B5%D0%B4%D0%B5%D0%BD%D0%B8%D0%B5-%D0%9E%D1%81%D0%BD%D0%BE%D0%B2%D1%8B-Git"><text:span text:style-name="T73_92">0%9</text:span></text:a></text:span><text:span text:style-name="T73_93"><text:a xlink:type="simple" xlink:href="https://git-scm.com/book/ru/v1/%D0%92%D0%B2%D0%B5%D0%B4%D0%B5%D0%BD%D0%B8%D0%B5-%D0%9E%D1%81%D0%BD%D0%BE%D0%B2%D1%8B-Git"><text:span text:style-name="T73_94">E</text:span></text:a></text:span><text:span text:style-name="T73_95"><text:a xlink:type="simple" xlink:href="https://git-scm.com/book/ru/v1/%D0%92%D0%B2%D0%B5%D0%B4%D0%B5%D0%BD%D0%B8%D0%B5-%D0%9E%D1%81%D0%BD%D0%BE%D0%B2%D1%8B-Git"><text:span text:style-name="T73_96">%</text:span></text:a></text:span><text:span text:style-name="T73_97"><text:a xlink:type="simple" xlink:href="https://git-scm.com/book/ru/v1/%D0%92%D0%B2%D0%B5%D0%B4%D0%B5%D0%BD%D0%B8%D0%B5-%D0%9E%D1%81%D0%BD%D0%BE%D0%B2%D1%8B-Git"><text:span text:style-name="T73_98">D</text:span></text:a></text:span><text:span text:style-name="T73_99"><text:a xlink:type="simple" xlink:href="https://git-scm.com/book/ru/v1/%D0%92%D0%B2%D0%B5%D0%B4%D0%B5%D0%BD%D0%B8%D0%B5-%D0%9E%D1%81%D0%BD%D0%BE%D0%B2%D1%8B-Git"><text:span text:style-name="T73_100">1%81%</text:span></text:a></text:span><text:span text:style-name="T73_101"><text:a xlink:type="simple" xlink:href="https://git-scm.com/book/ru/v1/%D0%92%D0%B2%D0%B5%D0%B4%D0%B5%D0%BD%D0%B8%D0%B5-%D0%9E%D1%81%D0%BD%D0%BE%D0%B2%D1%8B-Git"><text:span text:style-name="T73_102">D</text:span></text:a></text:span><text:span text:style-name="T73_103"><text:a xlink:type="simple" xlink:href="https://git-scm.com/book/ru/v1/%D0%92%D0%B2%D0%B5%D0%B4%D0%B5%D0%BD%D0%B8%D0%B5-%D0%9E%D1%81%D0%BD%D0%BE%D0%B2%D1%8B-Git"><text:span text:style-name="T73_104">0%</text:span></text:a></text:span><text:span text:style-name="T73_105"><text:a xlink:type="simple" xlink:href="https://git-scm.com/book/ru/v1/%D0%92%D0%B2%D0%B5%D0%B4%D0%B5%D0%BD%D0%B8%D0%B5-%D0%9E%D1%81%D0%BD%D0%BE%D0%B2%D1%8B-Git"><text:span text:style-name="T73_106">BD</text:span></text:a></text:span><text:span text:style-name="T73_107"><text:a xlink:type="simple" xlink:href="https://git-scm.com/book/ru/v1/%D0%92%D0%B2%D0%B5%D0%B4%D0%B5%D0%BD%D0%B8%D0%B5-%D0%9E%D1%81%D0%BD%D0%BE%D0%B2%D1%8B-Git"><text:span text:style-name="T73_108">%</text:span></text:a></text:span><text:span text:style-name="T73_109"><text:a xlink:type="simple" xlink:href="https://git-scm.com/book/ru/v1/%D0%92%D0%B2%D0%B5%D0%B4%D0%B5%D0%BD%D0%B8%D0%B5-%D0%9E%D1%81%D0%BD%D0%BE%D0%B2%D1%8B-Git"><text:span text:style-name="T73_110">D</text:span></text:a></text:span><text:span text:style-name="T73_111"><text:a xlink:type="simple" xlink:href="https://git-scm.com/book/ru/v1/%D0%92%D0%B2%D0%B5%D0%B4%D0%B5%D0%BD%D0%B8%D0%B5-%D0%9E%D1%81%D0%BD%D0%BE%D0%B2%D1%8B-Git"><text:span text:style-name="T73_112">0%</text:span></text:a></text:span><text:span text:style-name="T73_113"><text:a xlink:type="simple" xlink:href="https://git-scm.com/book/ru/v1/%D0%92%D0%B2%D0%B5%D0%B4%D0%B5%D0%BD%D0%B8%D0%B5-%D0%9E%D1%81%D0%BD%D0%BE%D0%B2%D1%8B-Git"><text:span text:style-name="T73_114">BE</text:span></text:a></text:span><text:span text:style-name="T73_115"><text:a xlink:type="simple" xlink:href="https://git-scm.com/book/ru/v1/%D0%92%D0%B2%D0%B5%D0%B4%D0%B5%D0%BD%D0%B8%D0%B5-%D0%9E%D1%81%D0%BD%D0%BE%D0%B2%D1%8B-Git"><text:span text:style-name="T73_116">%</text:span></text:a></text:span><text:span text:style-name="T73_117"><text:a xlink:type="simple" xlink:href="https://git-scm.com/book/ru/v1/%D0%92%D0%B2%D0%B5%D0%B4%D0%B5%D0%BD%D0%B8%D0%B5-%D0%9E%D1%81%D0%BD%D0%BE%D0%B2%D1%8B-Git"><text:span text:style-name="T73_118">D</text:span></text:a></text:span><text:span text:style-name="T73_119"><text:a xlink:type="simple" xlink:href="https://git-scm.com/book/ru/v1/%D0%92%D0%B2%D0%B5%D0%B4%D0%B5%D0%BD%D0%B8%D0%B5-%D0%9E%D1%81%D0%BD%D0%BE%D0%B2%D1%8B-Git"><text:span text:style-name="T73_120">0%</text:span></text:a></text:span><text:span text:style-name="T73_121"><text:a xlink:type="simple" xlink:href="https://git-scm.com/book/ru/v1/%D0%92%D0%B2%D0%B5%D0%B4%D0%B5%D0%BD%D0%B8%D0%B5-%D0%9E%D1%81%D0%BD%D0%BE%D0%B2%D1%8B-Git"><text:span text:style-name="T73_122">B</text:span></text:a></text:span><text:span text:style-name="T73_123"><text:a xlink:type="simple" xlink:href="https://git-scm.com/book/ru/v1/%D0%92%D0%B2%D0%B5%D0%B4%D0%B5%D0%BD%D0%B8%D0%B5-%D0%9E%D1%81%D0%BD%D0%BE%D0%B2%D1%8B-Git"><text:span text:style-name="T73_124">2%</text:span></text:a></text:span><text:span text:style-name="T73_125"><text:a xlink:type="simple" xlink:href="https://git-scm.com/book/ru/v1/%D0%92%D0%B2%D0%B5%D0%B4%D0%B5%D0%BD%D0%B8%D0%B5-%D0%9E%D1%81%D0%BD%D0%BE%D0%B2%D1%8B-Git"><text:span text:style-name="T73_126">D</text:span></text:a></text:span><text:span text:style-name="T73_127"><text:a xlink:type="simple" xlink:href="https://git-scm.com/book/ru/v1/%D0%92%D0%B2%D0%B5%D0%B4%D0%B5%D0%BD%D0%B8%D0%B5-%D0%9E%D1%81%D0%BD%D0%BE%D0%B2%D1%8B-Git"><text:span text:style-name="T73_128">1%8</text:span></text:a></text:span><text:span text:style-name="T73_129"><text:a xlink:type="simple" xlink:href="https://git-scm.com/book/ru/v1/%D0%92%D0%B2%D0%B5%D0%B4%D0%B5%D0%BD%D0%B8%D0%B5-%D0%9E%D1%81%D0%BD%D0%BE%D0%B2%D1%8B-Git"><text:span text:style-name="T73_130">B</text:span></text:a></text:span><text:span text:style-name="T73_131"><text:a xlink:type="simple" xlink:href="https://git-scm.com/book/ru/v1/%D0%92%D0%B2%D0%B5%D0%B4%D0%B5%D0%BD%D0%B8%D0%B5-%D0%9E%D1%81%D0%BD%D0%BE%D0%B2%D1%8B-Git"><text:span text:style-name="T73_132">-</text:span></text:a></text:span><text:span text:style-name="T73_133"><text:a xlink:type="simple" xlink:href="https://git-scm.com/book/ru/v1/%D0%92%D0%B2%D0%B5%D0%B4%D0%B5%D0%BD%D0%B8%D0%B5-%D0%9E%D1%81%D0%BD%D0%BE%D0%B2%D1%8B-Git"><text:span text:style-name="T73_134">Git</text:span></text:a></text:span><text:span text:style-name="T73_135"><text:s/></text:span></text:p>
            </text:list-item>
          </text:list>
        </text:list-item>
        <text:list-item>
          <text:p text:style-name="P74"><text:span text:style-name="T74_1">Jenkins</text:span></text:p>
          <text:list>
            <text:list-item>
              <text:p text:style-name="P75"><text:span text:style-name="T75_1"><text:a xlink:type="simple" xlink:href="http://www.tutorialspoint.com/jenkins/"><text:span text:style-name="T75_2">http</text:span></text:a></text:span><text:span text:style-name="T75_3"><text:a xlink:type="simple" xlink:href="http://www.tutorialspoint.com/jenkins/"><text:span text:style-name="T75_4">://</text:span></text:a></text:span><text:span text:style-name="T75_5"><text:a xlink:type="simple" xlink:href="http://www.tutorialspoint.com/jenkins/"><text:span text:style-name="T75_6">www</text:span></text:a></text:span><text:span text:style-name="T75_7"><text:a xlink:type="simple" xlink:href="http://www.tutorialspoint.com/jenkins/"><text:span text:style-name="T75_8">.</text:span></text:a></text:span><text:span text:style-name="T75_9"><text:a xlink:type="simple" xlink:href="http://www.tutorialspoint.com/jenkins/"><text:span text:style-name="T75_10">tutorialspoint</text:span></text:a></text:span><text:span text:style-name="T75_11"><text:a xlink:type="simple" xlink:href="http://www.tutorialspoint.com/jenkins/"><text:span text:style-name="T75_12">.</text:span></text:a></text:span><text:span text:style-name="T75_13"><text:a xlink:type="simple" xlink:href="http://www.tutorialspoint.com/jenkins/"><text:span text:style-name="T75_14">com</text:span></text:a></text:span><text:span text:style-name="T75_15"><text:a xlink:type="simple" xlink:href="http://www.tutorialspoint.com/jenkins/"><text:span text:style-name="T75_16">/</text:span></text:a></text:span><text:span text:style-name="T75_17"><text:a xlink:type="simple" xlink:href="http://www.tutorialspoint.com/jenkins/"><text:span text:style-name="T75_18">jenkins</text:span></text:a></text:span><text:span text:style-name="T75_19"><text:a xlink:type="simple" xlink:href="http://www.tutorialspoint.com/jenkins/"><text:span text:style-name="T75_20">/</text:span></text:a></text:span><text:span text:style-name="T75_21"><text:s/></text:span></text:p>
            </text:list-item>
          </text:list>
        </text:list-item>
      </text:list>
      <text:p text:style-name="P76"/>
      <text:p text:style-name="P77"/>
      <text:list text:style-name="LS1" xml:id="list65">
        <text:list-item>
          <text:p text:style-name="P78"><text:span text:style-name="T78_1">Maven</text:span></text:p>
          <text:list>
            <text:list-item>
              <text:p text:style-name="P79"><text:span text:style-name="T79_1">Presentacia</text:span><text:span text:style-name="T79_2">:</text:span><text:span text:style-name="T79_3">D</text:span></text:p>
            </text:list-item>
          </text:list>
        </text:list-item>
      </text:list>
      <text:p text:style-name="P80"/>
      <text:list text:style-name="LS1" xml:id="list67">
        <text:list-item>
          <text:p text:style-name="P81"><text:span text:style-name="T81_1">Jni</text:span></text:p>
          <text:list>
            <text:list-item>
              <text:p text:style-name="P82"><text:span text:style-name="T82_1">Presentacia</text:span><text:span text:style-name="T82_2">:</text:span><text:span text:style-name="T82_3">D</text:span><text:span text:style-name="T82_4"><text:s/></text:span></text:p>
            </text:list-item>
          </text:list>
        </text:list-item>
        <text:list-item>
          <text:p text:style-name="P83"><text:span text:style-name="T83_1">TestNg</text:span></text:p>
          <text:list>
            <text:list-item>
              <text:p text:style-name="P84"><text:span text:style-name="T84_1"><text:a xlink:type="simple" xlink:href="http://www.tutorialspoint.com/testng/"><text:span text:style-name="T84_2">http</text:span></text:a></text:span><text:span text:style-name="T84_3"><text:a xlink:type="simple" xlink:href="http://www.tutorialspoint.com/testng/"><text:span text:style-name="T84_4">://</text:span></text:a></text:span><text:span text:style-name="T84_5"><text:a xlink:type="simple" xlink:href="http://www.tutorialspoint.com/testng/"><text:span text:style-name="T84_6">www</text:span></text:a></text:span><text:span text:style-name="T84_7"><text:a xlink:type="simple" xlink:href="http://www.tutorialspoint.com/testng/"><text:span text:style-name="T84_8">.</text:span></text:a></text:span><text:span text:style-name="T84_9"><text:a xlink:type="simple" xlink:href="http://www.tutorialspoint.com/testng/"><text:span text:style-name="T84_10">tutorialspoint</text:span></text:a></text:span><text:span text:style-name="T84_11"><text:a xlink:type="simple" xlink:href="http://www.tutorialspoint.com/testng/"><text:span text:style-name="T84_12">.</text:span></text:a></text:span><text:span text:style-name="T84_13"><text:a xlink:type="simple" xlink:href="http://www.tutorialspoint.com/testng/"><text:span text:style-name="T84_14">com</text:span></text:a></text:span><text:span text:style-name="T84_15"><text:a xlink:type="simple" xlink:href="http://www.tutorialspoint.com/testng/"><text:span text:style-name="T84_16">/</text:span></text:a></text:span><text:span text:style-name="T84_17"><text:a xlink:type="simple" xlink:href="http://www.tutorialspoint.com/testng/"><text:span text:style-name="T84_18">testng</text:span></text:a></text:span><text:span text:style-name="T84_19"><text:a xlink:type="simple" xlink:href="http://www.tutorialspoint.com/testng/"><text:span text:style-name="T84_20">/</text:span></text:a></text:span><text:span text:style-name="T84_21"><text:s/></text:span></text:p>
            </text:list-item>
            <text:list-item>
              <text:p text:style-name="P85"><text:span text:style-name="T85_1"><text:a xlink:type="simple" xlink:href="https://habrahabr.ru/post/121234/"><text:span text:style-name="T85_2">https</text:span></text:a></text:span><text:span text:style-name="T85_3"><text:a xlink:type="simple" xlink:href="https://habrahabr.ru/post/121234/"><text:span text:style-name="T85_4">://</text:span></text:a></text:span><text:span text:style-name="T85_5"><text:a xlink:type="simple" xlink:href="https://habrahabr.ru/post/121234/"><text:span text:style-name="T85_6">habrahabr</text:span></text:a></text:span><text:span text:style-name="T85_7"><text:a xlink:type="simple" xlink:href="https://habrahabr.ru/post/121234/"><text:span text:style-name="T85_8">.</text:span></text:a></text:span><text:span text:style-name="T85_9"><text:a xlink:type="simple" xlink:href="https://habrahabr.ru/post/121234/"><text:span text:style-name="T85_10">ru</text:span></text:a></text:span><text:span text:style-name="T85_11"><text:a xlink:type="simple" xlink:href="https://habrahabr.ru/post/121234/"><text:span text:style-name="T85_12">/</text:span></text:a></text:span><text:span text:style-name="T85_13"><text:a xlink:type="simple" xlink:href="https://habrahabr.ru/post/121234/"><text:span text:style-name="T85_14">post</text:span></text:a></text:span><text:span text:style-name="T85_15"><text:a xlink:type="simple" xlink:href="https://habrahabr.ru/post/121234/"><text:span text:style-name="T85_16">/121234/</text:span></text:a></text:span></text:p>
            </text:list-item>
            <text:list-item>
              <text:p text:style-name="P86"><text:span text:style-name="T86_1">Presentacia</text:span><text:span text:style-name="T86_2">:</text:span><text:span text:style-name="T86_3">D</text:span></text:p>
            </text:list-item>
          </text:list>
        </text:list-item>
      </text:list>
      <text:p text:style-name="P87"/>
      <text:p text:style-name="P88"><text:span text:style-name="T88_1">________________________________________________________________________________________</text:span></text:p>
      <text:p text:style-name="P89"><text:bookmark-start text:name="h.3deqqvny1gw7"/><text:bookmark-end text:name="h.3deqqvny1gw7"/><text:span text:style-name="T89_1">Day</text:span><text:span text:style-name="T89_2"><text:s/>4</text:span></text:p>
      <text:list text:style-name="LS1" xml:id="list73">
        <text:list-item>
          <text:p text:style-name="P90"><text:span text:style-name="T90_1">Bash</text:span><text:span text:style-name="T90_2"><text:s/>(</text:span><text:span text:style-name="T90_3">statements</text:span><text:span text:style-name="T90_4">,<text:s/></text:span><text:span text:style-name="T90_5">function</text:span><text:span text:style-name="T90_6">,<text:s/></text:span><text:span text:style-name="T90_7">working</text:span><text:span text:style-name="T90_8"><text:s/></text:span><text:span text:style-name="T90_9">with</text:span><text:span text:style-name="T90_10"><text:s/></text:span><text:span text:style-name="T90_11">files</text:span><text:span text:style-name="T90_12">,<text:s/></text:span><text:span text:style-name="T90_13">scripts</text:span><text:span text:style-name="T90_14">,<text:s/></text:span><text:span text:style-name="T90_15">bash</text:span><text:span text:style-name="T90_16"><text:s/></text:span><text:span text:style-name="T90_17">vs</text:span><text:span text:style-name="T90_18"><text:s/></text:span><text:span text:style-name="T90_19">shell</text:span><text:span text:style-name="T90_20">)</text:span></text:p>
          <text:list>
            <text:list-item>
              <text:p text:style-name="P91"><text:span text:style-name="T91_1"><text:a xlink:type="simple" xlink:href="http://rus-linux.net/kos.php?name=/book1/gl-05/gl_05_01.html"><text:span text:style-name="T91_2">http</text:span></text:a></text:span><text:span text:style-name="T91_3"><text:a xlink:type="simple" xlink:href="http://rus-linux.net/kos.php?name=/book1/gl-05/gl_05_01.html"><text:span text:style-name="T91_4">://</text:span></text:a></text:span><text:span text:style-name="T91_5"><text:a xlink:type="simple" xlink:href="http://rus-linux.net/kos.php?name=/book1/gl-05/gl_05_01.html"><text:span text:style-name="T91_6">rus</text:span></text:a></text:span><text:span text:style-name="T91_7"><text:a xlink:type="simple" xlink:href="http://rus-linux.net/kos.php?name=/book1/gl-05/gl_05_01.html"><text:span text:style-name="T91_8">-</text:span></text:a></text:span><text:span text:style-name="T91_9"><text:a xlink:type="simple" xlink:href="http://rus-linux.net/kos.php?name=/book1/gl-05/gl_05_01.html"><text:span text:style-name="T91_10">linux</text:span></text:a></text:span><text:span text:style-name="T91_11"><text:a xlink:type="simple" xlink:href="http://rus-linux.net/kos.php?name=/book1/gl-05/gl_05_01.html"><text:span text:style-name="T91_12">.</text:span></text:a></text:span><text:span text:style-name="T91_13"><text:a xlink:type="simple" xlink:href="http://rus-linux.net/kos.php?name=/book1/gl-05/gl_05_01.html"><text:span text:style-name="T91_14">net</text:span></text:a></text:span><text:span text:style-name="T91_15"><text:a xlink:type="simple" xlink:href="http://rus-linux.net/kos.php?name=/book1/gl-05/gl_05_01.html"><text:span text:style-name="T91_16">/</text:span></text:a></text:span><text:span text:style-name="T91_17"><text:a xlink:type="simple" xlink:href="http://rus-linux.net/kos.php?name=/book1/gl-05/gl_05_01.html"><text:span text:style-name="T91_18">kos</text:span></text:a></text:span><text:span text:style-name="T91_19"><text:a xlink:type="simple" xlink:href="http://rus-linux.net/kos.php?name=/book1/gl-05/gl_05_01.html"><text:span text:style-name="T91_20">.</text:span></text:a></text:span><text:span text:style-name="T91_21"><text:a xlink:type="simple" xlink:href="http://rus-linux.net/kos.php?name=/book1/gl-05/gl_05_01.html"><text:span text:style-name="T91_22">php</text:span></text:a></text:span><text:span text:style-name="T91_23"><text:a xlink:type="simple" xlink:href="http://rus-linux.net/kos.php?name=/book1/gl-05/gl_05_01.html"><text:span text:style-name="T91_24">?</text:span></text:a></text:span><text:span text:style-name="T91_25"><text:a xlink:type="simple" xlink:href="http://rus-linux.net/kos.php?name=/book1/gl-05/gl_05_01.html"><text:span text:style-name="T91_26">name</text:span></text:a></text:span><text:span text:style-name="T91_27"><text:a xlink:type="simple" xlink:href="http://rus-linux.net/kos.php?name=/book1/gl-05/gl_05_01.html"><text:span text:style-name="T91_28">=/</text:span></text:a></text:span><text:span text:style-name="T91_29"><text:a xlink:type="simple" xlink:href="http://rus-linux.net/kos.php?name=/book1/gl-05/gl_05_01.html"><text:span text:style-name="T91_30">book</text:span></text:a></text:span><text:span text:style-name="T91_31"><text:a xlink:type="simple" xlink:href="http://rus-linux.net/kos.php?name=/book1/gl-05/gl_05_01.html"><text:span text:style-name="T91_32">1/</text:span></text:a></text:span><text:span text:style-name="T91_33"><text:a xlink:type="simple" xlink:href="http://rus-linux.net/kos.php?name=/book1/gl-05/gl_05_01.html"><text:span text:style-name="T91_34">gl</text:span></text:a></text:span><text:span text:style-name="T91_35"><text:a xlink:type="simple" xlink:href="http://rus-linux.net/kos.php?name=/book1/gl-05/gl_05_01.html"><text:span text:style-name="T91_36">-05/</text:span></text:a></text:span><text:span text:style-name="T91_37"><text:a xlink:type="simple" xlink:href="http://rus-linux.net/kos.php?name=/book1/gl-05/gl_05_01.html"><text:span text:style-name="T91_38">gl</text:span></text:a></text:span><text:span text:style-name="T91_39"><text:a xlink:type="simple" xlink:href="http://rus-linux.net/kos.php?name=/book1/gl-05/gl_05_01.html"><text:span text:style-name="T91_40">_05_01.</text:span></text:a></text:span><text:span text:style-name="T91_41"><text:a xlink:type="simple" xlink:href="http://rus-linux.net/kos.php?name=/book1/gl-05/gl_05_01.html"><text:span text:style-name="T91_42">html</text:span></text:a></text:span><text:span text:style-name="T91_43"><text:s/></text:span></text:p>
            </text:list-item>
            <text:list-item>
              <text:p text:style-name="P92"><text:span text:style-name="T92_1"><text:a xlink:type="simple" xlink:href="https://habrahabr.ru/post/47163/"><text:span text:style-name="T92_2">https</text:span></text:a></text:span><text:span text:style-name="T92_3"><text:a xlink:type="simple" xlink:href="https://habrahabr.ru/post/47163/"><text:span text:style-name="T92_4">://</text:span></text:a></text:span><text:span text:style-name="T92_5"><text:a xlink:type="simple" xlink:href="https://habrahabr.ru/post/47163/"><text:span text:style-name="T92_6">habrahabr</text:span></text:a></text:span><text:span text:style-name="T92_7"><text:a xlink:type="simple" xlink:href="https://habrahabr.ru/post/47163/"><text:span text:style-name="T92_8">.</text:span></text:a></text:span><text:span text:style-name="T92_9"><text:a xlink:type="simple" xlink:href="https://habrahabr.ru/post/47163/"><text:span text:style-name="T92_10">ru</text:span></text:a></text:span><text:span text:style-name="T92_11"><text:a xlink:type="simple" xlink:href="https://habrahabr.ru/post/47163/"><text:span text:style-name="T92_12">/</text:span></text:a></text:span><text:span text:style-name="T92_13"><text:a xlink:type="simple" xlink:href="https://habrahabr.ru/post/47163/"><text:span text:style-name="T92_14">post</text:span></text:a></text:span><text:span text:style-name="T92_15"><text:a xlink:type="simple" xlink:href="https://habrahabr.ru/post/47163/"><text:span text:style-name="T92_16">/47163/</text:span></text:a></text:span><text:span text:style-name="T92_17"><text:s/></text:span></text:p>
            </text:list-item>
            <text:list-item>
              <text:p text:style-name="P93"><text:span text:style-name="T93_1"><text:a xlink:type="simple" xlink:href="http://tux-the-penguin.blogspot.am/2010/10/bash-1.html"><text:span text:style-name="T93_2">http</text:span></text:a></text:span><text:span text:style-name="T93_3"><text:a xlink:type="simple" xlink:href="http://tux-the-penguin.blogspot.am/2010/10/bash-1.html"><text:span text:style-name="T93_4">://</text:span></text:a></text:span><text:span text:style-name="T93_5"><text:a xlink:type="simple" xlink:href="http://tux-the-penguin.blogspot.am/2010/10/bash-1.html"><text:span text:style-name="T93_6">tux</text:span></text:a></text:span><text:span text:style-name="T93_7"><text:a xlink:type="simple" xlink:href="http://tux-the-penguin.blogspot.am/2010/10/bash-1.html"><text:span text:style-name="T93_8">-</text:span></text:a></text:span><text:span text:style-name="T93_9"><text:a xlink:type="simple" xlink:href="http://tux-the-penguin.blogspot.am/2010/10/bash-1.html"><text:span text:style-name="T93_10">the</text:span></text:a></text:span><text:span text:style-name="T93_11"><text:a xlink:type="simple" xlink:href="http://tux-the-penguin.blogspot.am/2010/10/bash-1.html"><text:span text:style-name="T93_12">-</text:span></text:a></text:span><text:span text:style-name="T93_13"><text:a xlink:type="simple" xlink:href="http://tux-the-penguin.blogspot.am/2010/10/bash-1.html"><text:span text:style-name="T93_14">penguin</text:span></text:a></text:span><text:span text:style-name="T93_15"><text:a xlink:type="simple" xlink:href="http://tux-the-penguin.blogspot.am/2010/10/bash-1.html"><text:span text:style-name="T93_16">.</text:span></text:a></text:span><text:span text:style-name="T93_17"><text:a xlink:type="simple" xlink:href="http://tux-the-penguin.blogspot.am/2010/10/bash-1.html"><text:span text:style-name="T93_18">blogspot</text:span></text:a></text:span><text:span text:style-name="T93_19"><text:a xlink:type="simple" xlink:href="http://tux-the-penguin.blogspot.am/2010/10/bash-1.html"><text:span text:style-name="T93_20">.</text:span></text:a></text:span><text:span text:style-name="T93_21"><text:a xlink:type="simple" xlink:href="http://tux-the-penguin.blogspot.am/2010/10/bash-1.html"><text:span text:style-name="T93_22">am</text:span></text:a></text:span><text:span text:style-name="T93_23"><text:a xlink:type="simple" xlink:href="http://tux-the-penguin.blogspot.am/2010/10/bash-1.html"><text:span text:style-name="T93_24">/2010/10/</text:span></text:a></text:span><text:span text:style-name="T93_25"><text:a xlink:type="simple" xlink:href="http://tux-the-penguin.blogspot.am/2010/10/bash-1.html"><text:span text:style-name="T93_26">bash</text:span></text:a></text:span><text:span text:style-name="T93_27"><text:a xlink:type="simple" xlink:href="http://tux-the-penguin.blogspot.am/2010/10/bash-1.html"><text:span text:style-name="T93_28">-1.</text:span></text:a></text:span><text:span text:style-name="T93_29"><text:a xlink:type="simple" xlink:href="http://tux-the-penguin.blogspot.am/2010/10/bash-1.html"><text:span text:style-name="T93_30">html</text:span></text:a></text:span><text:span text:style-name="T93_31"><text:s/></text:span></text:p>
            </text:list-item>
          </text:list>
        </text:list-item>
        <text:list-item>
          <text:p text:style-name="P94"><text:span text:style-name="T94_1">Running</text:span><text:span text:style-name="T94_2"><text:s/></text:span><text:span text:style-name="T94_3">files</text:span><text:span text:style-name="T94_4"><text:s/></text:span><text:span text:style-name="T94_5">from</text:span><text:span text:style-name="T94_6"><text:s/>/</text:span><text:span text:style-name="T94_7">etc</text:span><text:span text:style-name="T94_8"><text:s/></text:span><text:span text:style-name="T94_9">to</text:span><text:span text:style-name="T94_10"><text:s/></text:span><text:span text:style-name="T94_11">user</text:span><text:span text:style-name="T94_12">_</text:span><text:span text:style-name="T94_13">special</text:span><text:span text:style-name="T94_14"><text:s/></text:span><text:span text:style-name="T94_15">in</text:span><text:span text:style-name="T94_16"><text:s/>~/(/</text:span><text:span text:style-name="T94_17">etc</text:span><text:span text:style-name="T94_18">/</text:span><text:span text:style-name="T94_19">bash</text:span><text:span text:style-name="T94_20">_</text:span><text:span text:style-name="T94_21">bashrc</text:span><text:span text:style-name="T94_22">,~/</text:span><text:span text:style-name="T94_23">bashrc</text:span><text:span text:style-name="T94_24">…….)</text:span></text:p>
          <text:list>
            <text:list-item>
              <text:p text:style-name="P95"><text:span text:style-name="T95_1"><text:a xlink:type="simple" xlink:href="http://devacademy.ru/posts/razbiraiemsia-s-failami-etc-profile-i-etc-bashrc/"><text:span text:style-name="T95_2">http</text:span></text:a></text:span><text:span text:style-name="T95_3"><text:a xlink:type="simple" xlink:href="http://devacademy.ru/posts/razbiraiemsia-s-failami-etc-profile-i-etc-bashrc/"><text:span text:style-name="T95_4">://</text:span></text:a></text:span><text:span text:style-name="T95_5"><text:a xlink:type="simple" xlink:href="http://devacademy.ru/posts/razbiraiemsia-s-failami-etc-profile-i-etc-bashrc/"><text:span text:style-name="T95_6">devacademy</text:span></text:a></text:span><text:span text:style-name="T95_7"><text:a xlink:type="simple" xlink:href="http://devacademy.ru/posts/razbiraiemsia-s-failami-etc-profile-i-etc-bashrc/"><text:span text:style-name="T95_8">.</text:span></text:a></text:span><text:span text:style-name="T95_9"><text:a xlink:type="simple" xlink:href="http://devacademy.ru/posts/razbiraiemsia-s-failami-etc-profile-i-etc-bashrc/"><text:span text:style-name="T95_10">ru</text:span></text:a></text:span><text:span text:style-name="T95_11"><text:a xlink:type="simple" xlink:href="http://devacademy.ru/posts/razbiraiemsia-s-failami-etc-profile-i-etc-bashrc/"><text:span text:style-name="T95_12">/</text:span></text:a></text:span><text:span text:style-name="T95_13"><text:a xlink:type="simple" xlink:href="http://devacademy.ru/posts/razbiraiemsia-s-failami-etc-profile-i-etc-bashrc/"><text:span text:style-name="T95_14">posts</text:span></text:a></text:span><text:span text:style-name="T95_15"><text:a xlink:type="simple" xlink:href="http://devacademy.ru/posts/razbiraiemsia-s-failami-etc-profile-i-etc-bashrc/"><text:span text:style-name="T95_16">/</text:span></text:a></text:span><text:span text:style-name="T95_17"><text:a xlink:type="simple" xlink:href="http://devacademy.ru/posts/razbiraiemsia-s-failami-etc-profile-i-etc-bashrc/"><text:span text:style-name="T95_18">razbiraiemsia</text:span></text:a></text:span><text:span text:style-name="T95_19"><text:a xlink:type="simple" xlink:href="http://devacademy.ru/posts/razbiraiemsia-s-failami-etc-profile-i-etc-bashrc/"><text:span text:style-name="T95_20">-</text:span></text:a></text:span><text:span text:style-name="T95_21"><text:a xlink:type="simple" xlink:href="http://devacademy.ru/posts/razbiraiemsia-s-failami-etc-profile-i-etc-bashrc/"><text:span text:style-name="T95_22">s</text:span></text:a></text:span><text:span text:style-name="T95_23"><text:a xlink:type="simple" xlink:href="http://devacademy.ru/posts/razbiraiemsia-s-failami-etc-profile-i-etc-bashrc/"><text:span text:style-name="T95_24">-</text:span></text:a></text:span><text:span text:style-name="T95_25"><text:a xlink:type="simple" xlink:href="http://devacademy.ru/posts/razbiraiemsia-s-failami-etc-profile-i-etc-bashrc/"><text:span text:style-name="T95_26">failami</text:span></text:a></text:span><text:span text:style-name="T95_27"><text:a xlink:type="simple" xlink:href="http://devacademy.ru/posts/razbiraiemsia-s-failami-etc-profile-i-etc-bashrc/"><text:span text:style-name="T95_28">-</text:span></text:a></text:span><text:span text:style-name="T95_29"><text:a xlink:type="simple" xlink:href="http://devacademy.ru/posts/razbiraiemsia-s-failami-etc-profile-i-etc-bashrc/"><text:span text:style-name="T95_30">etc</text:span></text:a></text:span><text:span text:style-name="T95_31"><text:a xlink:type="simple" xlink:href="http://devacademy.ru/posts/razbiraiemsia-s-failami-etc-profile-i-etc-bashrc/"><text:span text:style-name="T95_32">-</text:span></text:a></text:span><text:span text:style-name="T95_33"><text:a xlink:type="simple" xlink:href="http://devacademy.ru/posts/razbiraiemsia-s-failami-etc-profile-i-etc-bashrc/"><text:span text:style-name="T95_34">profile</text:span></text:a></text:span><text:span text:style-name="T95_35"><text:a xlink:type="simple" xlink:href="http://devacademy.ru/posts/razbiraiemsia-s-failami-etc-profile-i-etc-bashrc/"><text:span text:style-name="T95_36">-</text:span></text:a></text:span><text:span text:style-name="T95_37"><text:a xlink:type="simple" xlink:href="http://devacademy.ru/posts/razbiraiemsia-s-failami-etc-profile-i-etc-bashrc/"><text:span text:style-name="T95_38">i</text:span></text:a></text:span><text:span text:style-name="T95_39"><text:a xlink:type="simple" xlink:href="http://devacademy.ru/posts/razbiraiemsia-s-failami-etc-profile-i-etc-bashrc/"><text:span text:style-name="T95_40">-</text:span></text:a></text:span><text:span text:style-name="T95_41"><text:a xlink:type="simple" xlink:href="http://devacademy.ru/posts/razbiraiemsia-s-failami-etc-profile-i-etc-bashrc/"><text:span text:style-name="T95_42">etc</text:span></text:a></text:span><text:span text:style-name="T95_43"><text:a xlink:type="simple" xlink:href="http://devacademy.ru/posts/razbiraiemsia-s-failami-etc-profile-i-etc-bashrc/"><text:span text:style-name="T95_44">-</text:span></text:a></text:span><text:span text:style-name="T95_45"><text:a xlink:type="simple" xlink:href="http://devacademy.ru/posts/razbiraiemsia-s-failami-etc-profile-i-etc-bashrc/"><text:span text:style-name="T95_46">bashrc</text:span></text:a></text:span><text:span text:style-name="T95_47"><text:a xlink:type="simple" xlink:href="http://devacademy.ru/posts/razbiraiemsia-s-failami-etc-profile-i-etc-bashrc/"><text:span text:style-name="T95_48">/</text:span></text:a></text:span><text:span text:style-name="T95_49"><text:s/></text:span></text:p>
            </text:list-item>
          </text:list>
        </text:list-item>
        <text:list-item>
          <text:p text:style-name="P96"><text:span text:style-name="T96_1">Python</text:span><text:span text:style-name="T96_2">(</text:span><text:span text:style-name="T96_3">memory</text:span><text:span text:style-name="T96_4">,<text:s/></text:span><text:span text:style-name="T96_5">datatypes</text:span><text:span text:style-name="T96_6">,<text:s/></text:span><text:span text:style-name="T96_7">modules</text:span><text:span text:style-name="T96_8">,<text:s/></text:span><text:span text:style-name="T96_9">argparse</text:span><text:span text:style-name="T96_10">,<text:s/></text:span><text:span text:style-name="T96_11">function</text:span><text:span text:style-name="T96_12">,<text:s/></text:span><text:span text:style-name="T96_13">class</text:span><text:span text:style-name="T96_14">,<text:s/></text:span><text:span text:style-name="T96_15">regular</text:span><text:span text:style-name="T96_16"><text:s/></text:span><text:span text:style-name="T96_17">exp</text:span><text:span text:style-name="T96_18">.,</text:span><text:span text:style-name="T96_19">exceptions</text:span><text:span text:style-name="T96_20"><text:s/></text:span><text:span text:style-name="T96_21">etc</text:span><text:span text:style-name="T96_22"><text:s/>)</text:span></text:p>
          <text:list>
            <text:list-item>
              <text:p text:style-name="P97"><text:span text:style-name="T97_1"><text:a xlink:type="simple" xlink:href="http://pythonworld.ru/samouchitel-python"><text:span text:style-name="T97_2">http</text:span></text:a></text:span><text:span text:style-name="T97_3"><text:a xlink:type="simple" xlink:href="http://pythonworld.ru/samouchitel-python"><text:span text:style-name="T97_4">://</text:span></text:a></text:span><text:span text:style-name="T97_5"><text:a xlink:type="simple" xlink:href="http://pythonworld.ru/samouchitel-python"><text:span text:style-name="T97_6">pythonworld</text:span></text:a></text:span><text:span text:style-name="T97_7"><text:a xlink:type="simple" xlink:href="http://pythonworld.ru/samouchitel-python"><text:span text:style-name="T97_8">.</text:span></text:a></text:span><text:span text:style-name="T97_9"><text:a xlink:type="simple" xlink:href="http://pythonworld.ru/samouchitel-python"><text:span text:style-name="T97_10">ru</text:span></text:a></text:span><text:span text:style-name="T97_11"><text:a xlink:type="simple" xlink:href="http://pythonworld.ru/samouchitel-python"><text:span text:style-name="T97_12">/</text:span></text:a></text:span><text:span text:style-name="T97_13"><text:a xlink:type="simple" xlink:href="http://pythonworld.ru/samouchitel-python"><text:span text:style-name="T97_14">samouchitel</text:span></text:a></text:span><text:span text:style-name="T97_15"><text:a xlink:type="simple" xlink:href="http://pythonworld.ru/samouchitel-python"><text:span text:style-name="T97_16">-</text:span></text:a></text:span><text:span text:style-name="T97_17"><text:a xlink:type="simple" xlink:href="http://pythonworld.ru/samouchitel-python"><text:span text:style-name="T97_18">python</text:span></text:a></text:span><text:span text:style-name="T97_19"><text:s text:c="3"/>(</text:span><text:span text:style-name="T97_20">stex</text:span><text:span text:style-name="T97_21"><text:s/></text:span><text:span text:style-name="T97_22">sax</text:span><text:span text:style-name="T97_23"><text:s/></text:span><text:span text:style-name="T97_24">ka</text:span><text:span text:style-name="T97_25">)</text:span></text:p>
            </text:list-item>
          </text:list>
        </text:list-item>
        <text:list-item>
          <text:p text:style-name="P98"><text:span text:style-name="T98_1">Test</text:span><text:span text:style-name="T98_2"><text:s/></text:span><text:span text:style-name="T98_3">unites</text:span></text:p>
          <text:list>
            <text:list-item>
              <text:p text:style-name="P99"><text:span text:style-name="T99_1"><text:a xlink:type="simple" xlink:href="http://python-lab.ru/documentation/27/stdlib/unittest.html"><text:span text:style-name="T99_2">http</text:span></text:a></text:span><text:span text:style-name="T99_3"><text:a xlink:type="simple" xlink:href="http://python-lab.ru/documentation/27/stdlib/unittest.html"><text:span text:style-name="T99_4">://</text:span></text:a></text:span><text:span text:style-name="T99_5"><text:a xlink:type="simple" xlink:href="http://python-lab.ru/documentation/27/stdlib/unittest.html"><text:span text:style-name="T99_6">python</text:span></text:a></text:span><text:span text:style-name="T99_7"><text:a xlink:type="simple" xlink:href="http://python-lab.ru/documentation/27/stdlib/unittest.html"><text:span text:style-name="T99_8">-</text:span></text:a></text:span><text:span text:style-name="T99_9"><text:a xlink:type="simple" xlink:href="http://python-lab.ru/documentation/27/stdlib/unittest.html"><text:span text:style-name="T99_10">lab</text:span></text:a></text:span><text:span text:style-name="T99_11"><text:a xlink:type="simple" xlink:href="http://python-lab.ru/documentation/27/stdlib/unittest.html"><text:span text:style-name="T99_12">.</text:span></text:a></text:span><text:span text:style-name="T99_13"><text:a xlink:type="simple" xlink:href="http://python-lab.ru/documentation/27/stdlib/unittest.html"><text:span text:style-name="T99_14">ru</text:span></text:a></text:span><text:span text:style-name="T99_15"><text:a xlink:type="simple" xlink:href="http://python-lab.ru/documentation/27/stdlib/unittest.html"><text:span text:style-name="T99_16">/</text:span></text:a></text:span><text:span text:style-name="T99_17"><text:a xlink:type="simple" xlink:href="http://python-lab.ru/documentation/27/stdlib/unittest.html"><text:span text:style-name="T99_18">documentation</text:span></text:a></text:span><text:span text:style-name="T99_19"><text:a xlink:type="simple" xlink:href="http://python-lab.ru/documentation/27/stdlib/unittest.html"><text:span text:style-name="T99_20">/27/</text:span></text:a></text:span><text:span text:style-name="T99_21"><text:a xlink:type="simple" xlink:href="http://python-lab.ru/documentation/27/stdlib/unittest.html"><text:span text:style-name="T99_22">stdlib</text:span></text:a></text:span><text:span text:style-name="T99_23"><text:a xlink:type="simple" xlink:href="http://python-lab.ru/documentation/27/stdlib/unittest.html"><text:span text:style-name="T99_24">/</text:span></text:a></text:span><text:span text:style-name="T99_25"><text:a xlink:type="simple" xlink:href="http://python-lab.ru/documentation/27/stdlib/unittest.html"><text:span text:style-name="T99_26">unittest</text:span></text:a></text:span><text:span text:style-name="T99_27"><text:a xlink:type="simple" xlink:href="http://python-lab.ru/documentation/27/stdlib/unittest.html"><text:span text:style-name="T99_28">.</text:span></text:a></text:span><text:span text:style-name="T99_29"><text:a xlink:type="simple" xlink:href="http://python-lab.ru/documentation/27/stdlib/unittest.html"><text:span text:style-name="T99_30">html</text:span></text:a></text:span><text:span text:style-name="T99_31"><text:s/></text:span></text:p>
            </text:list-item>
            <text:list-item>
              <text:p text:style-name="P100"><text:span text:style-name="T100_1"><text:a xlink:type="simple" xlink:href="https://habrahabr.ru/post/121162/"><text:span text:style-name="T100_2">https</text:span></text:a></text:span><text:span text:style-name="T100_3"><text:a xlink:type="simple" xlink:href="https://habrahabr.ru/post/121162/"><text:span text:style-name="T100_4">://</text:span></text:a></text:span><text:span text:style-name="T100_5"><text:a xlink:type="simple" xlink:href="https://habrahabr.ru/post/121162/"><text:span text:style-name="T100_6">habrahabr</text:span></text:a></text:span><text:span text:style-name="T100_7"><text:a xlink:type="simple" xlink:href="https://habrahabr.ru/post/121162/"><text:span text:style-name="T100_8">.</text:span></text:a></text:span><text:span text:style-name="T100_9"><text:a xlink:type="simple" xlink:href="https://habrahabr.ru/post/121162/"><text:span text:style-name="T100_10">ru</text:span></text:a></text:span><text:span text:style-name="T100_11"><text:a xlink:type="simple" xlink:href="https://habrahabr.ru/post/121162/"><text:span text:style-name="T100_12">/</text:span></text:a></text:span><text:span text:style-name="T100_13"><text:a xlink:type="simple" xlink:href="https://habrahabr.ru/post/121162/"><text:span text:style-name="T100_14">post</text:span></text:a></text:span><text:span text:style-name="T100_15"><text:a xlink:type="simple" xlink:href="https://habrahabr.ru/post/121162/"><text:span text:style-name="T100_16">/121162/</text:span></text:a></text:span></text:p>
            </text:list-item>
            <text:list-item>
              <text:p text:style-name="P101"><text:span text:style-name="T101_1"><text:a xlink:type="simple" xlink:href="http://lessons2.ru/lesson/preview/yunit-testirovanie-v-python/"><text:span text:style-name="T101_2">http</text:span></text:a></text:span><text:span text:style-name="T101_3"><text:a xlink:type="simple" xlink:href="http://lessons2.ru/lesson/preview/yunit-testirovanie-v-python/"><text:span text:style-name="T101_4">://</text:span></text:a></text:span><text:span text:style-name="T101_5"><text:a xlink:type="simple" xlink:href="http://lessons2.ru/lesson/preview/yunit-testirovanie-v-python/"><text:span text:style-name="T101_6">lessons</text:span></text:a></text:span><text:span text:style-name="T101_7"><text:a xlink:type="simple" xlink:href="http://lessons2.ru/lesson/preview/yunit-testirovanie-v-python/"><text:span text:style-name="T101_8">2.</text:span></text:a></text:span><text:span text:style-name="T101_9"><text:a xlink:type="simple" xlink:href="http://lessons2.ru/lesson/preview/yunit-testirovanie-v-python/"><text:span text:style-name="T101_10">ru</text:span></text:a></text:span><text:span text:style-name="T101_11"><text:a xlink:type="simple" xlink:href="http://lessons2.ru/lesson/preview/yunit-testirovanie-v-python/"><text:span text:style-name="T101_12">/</text:span></text:a></text:span><text:span text:style-name="T101_13"><text:a xlink:type="simple" xlink:href="http://lessons2.ru/lesson/preview/yunit-testirovanie-v-python/"><text:span text:style-name="T101_14">lesson</text:span></text:a></text:span><text:span text:style-name="T101_15"><text:a xlink:type="simple" xlink:href="http://lessons2.ru/lesson/preview/yunit-testirovanie-v-python/"><text:span text:style-name="T101_16">/</text:span></text:a></text:span><text:span text:style-name="T101_17"><text:a xlink:type="simple" xlink:href="http://lessons2.ru/lesson/preview/yunit-testirovanie-v-python/"><text:span text:style-name="T101_18">preview</text:span></text:a></text:span><text:span text:style-name="T101_19"><text:a xlink:type="simple" xlink:href="http://lessons2.ru/lesson/preview/yunit-testirovanie-v-python/"><text:span text:style-name="T101_20">/</text:span></text:a></text:span><text:span text:style-name="T101_21"><text:a xlink:type="simple" xlink:href="http://lessons2.ru/lesson/preview/yunit-testirovanie-v-python/"><text:span text:style-name="T101_22">yunit</text:span></text:a></text:span><text:span text:style-name="T101_23"><text:a xlink:type="simple" xlink:href="http://lessons2.ru/lesson/preview/yunit-testirovanie-v-python/"><text:span text:style-name="T101_24">-</text:span></text:a></text:span><text:span text:style-name="T101_25"><text:a xlink:type="simple" xlink:href="http://lessons2.ru/lesson/preview/yunit-testirovanie-v-python/"><text:span text:style-name="T101_26">testirovanie</text:span></text:a></text:span><text:span text:style-name="T101_27"><text:a xlink:type="simple" xlink:href="http://lessons2.ru/lesson/preview/yunit-testirovanie-v-python/"><text:span text:style-name="T101_28">-</text:span></text:a></text:span><text:span text:style-name="T101_29"><text:a xlink:type="simple" xlink:href="http://lessons2.ru/lesson/preview/yunit-testirovanie-v-python/"><text:span text:style-name="T101_30">v</text:span></text:a></text:span><text:span text:style-name="T101_31"><text:a xlink:type="simple" xlink:href="http://lessons2.ru/lesson/preview/yunit-testirovanie-v-python/"><text:span text:style-name="T101_32">-</text:span></text:a></text:span><text:span text:style-name="T101_33"><text:a xlink:type="simple" xlink:href="http://lessons2.ru/lesson/preview/yunit-testirovanie-v-python/"><text:span text:style-name="T101_34">python</text:span></text:a></text:span><text:span text:style-name="T101_35"><text:a xlink:type="simple" xlink:href="http://lessons2.ru/lesson/preview/yunit-testirovanie-v-python/"><text:span text:style-name="T101_36">/</text:span></text:a></text:span><text:span text:style-name="T101_37"><text:s text:c="2"/>(</text:span><text:span text:style-name="T101_38">practice</text:span><text:span text:style-name="T101_39">)</text:span></text:p>
            </text:list-item>
          </text:list>
        </text:list-item>
      </text:list>
      <text:p text:style-name="P102"/>
      <text:p text:style-name="P103"/>
      <text:p text:style-name="P104"/>
      <text:p text:style-name="P105"><text:span text:style-name="T105_1">_____________________________________________________________________________________</text:span></text:p>
      <text:p text:style-name="P106"><text:bookmark-start text:name="h.6m6nh4b5i0az"/><text:bookmark-end text:name="h.6m6nh4b5i0az"/><text:span text:style-name="T106_1">Day</text:span><text:span text:style-name="T106_2"><text:s/>5</text:span></text:p>
      <text:list text:style-name="LS1" xml:id="list85">
        <text:list-item>
          <text:p text:style-name="P107"><text:span text:style-name="T107_1">HTML</text:span><text:span text:style-name="T107_2"><text:s/>(</text:span><text:span text:style-name="T107_3">Ի</text:span><text:span text:style-name="T107_4">՞</text:span><text:span text:style-name="T107_5">նչ</text:span><text:span text:style-name="T107_6"><text:s/></text:span><text:span text:style-name="T107_7">է</text:span><text:span text:style-name="T107_8"><text:s/></text:span><text:span text:style-name="T107_9">HTML</text:span><text:span text:style-name="T107_10">@,<text:s/></text:span><text:span text:style-name="T107_11">structure</text:span><text:span text:style-name="T107_12">),<text:s/></text:span><text:span text:style-name="T107_13">HTML</text:span><text:span text:style-name="T107_14">5</text:span></text:p>
          <text:list>
            <text:list-item>
              <text:p text:style-name="P108"><text:span text:style-name="T108_1">Presentacia</text:span><text:span text:style-name="T108_2">:</text:span><text:span text:style-name="T108_3">D</text:span></text:p>
            </text:list-item>
          </text:list>
        </text:list-item>
        <text:list-item>
          <text:p text:style-name="P109"><text:span text:style-name="T109_1">CSS</text:span><text:span text:style-name="T109_2"><text:s/>(</text:span><text:span text:style-name="T109_3">Ի</text:span><text:span text:style-name="T109_4">՞</text:span><text:span text:style-name="T109_5">նչ</text:span><text:span text:style-name="T109_6"><text:s/></text:span><text:span text:style-name="T109_7">է</text:span><text:span text:style-name="T109_8"><text:s/></text:span><text:span text:style-name="T109_9">CSS</text:span><text:span text:style-name="T109_10">@,<text:s/></text:span><text:span text:style-name="T109_11">structure</text:span><text:span text:style-name="T109_12">),<text:s/></text:span><text:span text:style-name="T109_13">CSS</text:span><text:span text:style-name="T109_14">3</text:span></text:p>
          <text:list>
            <text:list-item>
              <text:p text:style-name="P110"><text:span text:style-name="T110_1">Presentacia</text:span><text:span text:style-name="T110_2"><text:s/>:</text:span><text:span text:style-name="T110_3">D</text:span></text:p>
            </text:list-item>
          </text:list>
        </text:list-item>
        <text:list-item>
          <text:p text:style-name="P111"><text:span text:style-name="T111_1">Javascript</text:span><text:span text:style-name="T111_2"><text:s/>(</text:span><text:span text:style-name="T111_3">Use</text:span><text:span text:style-name="T111_4"><text:s/></text:span><text:span text:style-name="T111_5">Strict</text:span><text:span text:style-name="T111_6">,<text:s/></text:span><text:span text:style-name="T111_7">DataTypes</text:span><text:span text:style-name="T111_8">,<text:s/></text:span><text:span text:style-name="T111_9">Events</text:span><text:span text:style-name="T111_10">,<text:s/></text:span><text:span text:style-name="T111_11">Object</text:span><text:span text:style-name="T111_12">,</text:span><text:span text:style-name="T111_13">this</text:span><text:span text:style-name="T111_14">,</text:span><text:span text:style-name="T111_15">bind</text:span><text:span text:style-name="T111_16">,</text:span><text:span text:style-name="T111_17">Prototypes</text:span><text:span text:style-name="T111_18">,<text:s/></text:span><text:span text:style-name="T111_19">try</text:span><text:span text:style-name="T111_20">-</text:span><text:span text:style-name="T111_21">catch</text:span><text:span text:style-name="T111_22">,<text:s/></text:span><text:span text:style-name="T111_23">DOM</text:span><text:span text:style-name="T111_24">,<text:s/></text:span><text:span text:style-name="T111_25">BOM</text:span><text:span text:style-name="T111_26">)</text:span></text:p>
          <text:list>
            <text:list-item>
              <text:p text:style-name="P112"><text:span text:style-name="T112_1">Presentacia</text:span><text:span text:style-name="T112_2"><text:s/>:</text:span><text:span text:style-name="T112_3">D</text:span></text:p>
            </text:list-item>
          </text:list>
        </text:list-item>
        <text:list-item>
          <text:p text:style-name="P113"><text:span text:style-name="T113_1">Function</text:span><text:span text:style-name="T113_2"><text:s/></text:span><text:span text:style-name="T113_3">Definitions</text:span><text:span text:style-name="T113_4">,<text:s/></text:span><text:span text:style-name="T113_5">Function</text:span><text:span text:style-name="T113_6"><text:s/></text:span><text:span text:style-name="T113_7">Invocation</text:span><text:span text:style-name="T113_8">,<text:s/></text:span><text:span text:style-name="T113_9">Hoisting</text:span><text:span text:style-name="T113_10">,<text:s/></text:span><text:span text:style-name="T113_11">Closures</text:span><text:span text:style-name="T113_12">,<text:s/></text:span><text:span text:style-name="T113_13">Coupling</text:span></text:p>
          <text:list>
            <text:list-item>
              <text:p text:style-name="P114"><text:span text:style-name="T114_1">Presentacia</text:span><text:span text:style-name="T114_2"><text:s/>:</text:span><text:span text:style-name="T114_3">D</text:span><text:span text:style-name="T114_4"><text:s/>:</text:span><text:span text:style-name="T114_5">D</text:span><text:span text:style-name="T114_6"><text:s/>:</text:span><text:span text:style-name="T114_7">D</text:span></text:p>
            </text:list-item>
          </text:list>
        </text:list-item>
        <text:list-item>
          <text:p text:style-name="P115"><text:span text:style-name="T115_1">AngularJS</text:span><text:span text:style-name="T115_2"><text:s/>(</text:span><text:span text:style-name="T115_3">vs</text:span><text:span text:style-name="T115_4"><text:s/></text:span><text:span text:style-name="T115_5">javascript</text:span><text:span text:style-name="T115_6">,</text:span><text:span text:style-name="T115_7">Module</text:span><text:span text:style-name="T115_8">,<text:s/></text:span><text:span text:style-name="T115_9">controller</text:span><text:span text:style-name="T115_10">,<text:s/></text:span><text:span text:style-name="T115_11">scope</text:span><text:span text:style-name="T115_12">,<text:s/></text:span><text:span text:style-name="T115_13">Directive</text:span><text:span text:style-name="T115_14">,</text:span><text:span text:style-name="T115_15">Dependency</text:span><text:span text:style-name="T115_16"><text:s/></text:span><text:span text:style-name="T115_17">injector</text:span><text:span text:style-name="T115_18"><text:s/></text:span><text:span text:style-name="T115_19">pattern</text:span><text:span text:style-name="T115_20">,<text:s/></text:span><text:span text:style-name="T115_21">filters</text:span><text:span text:style-name="T115_22">,</text:span><text:span text:style-name="T115_23">Service</text:span><text:span text:style-name="T115_24">,<text:s/></text:span><text:span text:style-name="T115_25">factory</text:span><text:span text:style-name="T115_26"><text:s text:c="2"/></text:span><text:span text:style-name="T115_27"><text:s/>)</text:span></text:p>
          <text:list>
            <text:list-item>
              <text:p text:style-name="P116"><text:span text:style-name="T116_1"><text:a xlink:type="simple" xlink:href="http://www.tutorialspoint.com/angularjs/"><text:span text:style-name="T116_2">http</text:span></text:a></text:span><text:span text:style-name="T116_3"><text:a xlink:type="simple" xlink:href="http://www.tutorialspoint.com/angularjs/"><text:span text:style-name="T116_4">://</text:span></text:a></text:span><text:span text:style-name="T116_5"><text:a xlink:type="simple" xlink:href="http://www.tutorialspoint.com/angularjs/"><text:span text:style-name="T116_6">www</text:span></text:a></text:span><text:span text:style-name="T116_7"><text:a xlink:type="simple" xlink:href="http://www.tutorialspoint.com/angularjs/"><text:span text:style-name="T116_8">.</text:span></text:a></text:span><text:span text:style-name="T116_9"><text:a xlink:type="simple" xlink:href="http://www.tutorialspoint.com/angularjs/"><text:span text:style-name="T116_10">tutorialspoint</text:span></text:a></text:span><text:span text:style-name="T116_11"><text:a xlink:type="simple" xlink:href="http://www.tutorialspoint.com/angularjs/"><text:span text:style-name="T116_12">.</text:span></text:a></text:span><text:span text:style-name="T116_13"><text:a xlink:type="simple" xlink:href="http://www.tutorialspoint.com/angularjs/"><text:span text:style-name="T116_14">com</text:span></text:a></text:span><text:span text:style-name="T116_15"><text:a xlink:type="simple" xlink:href="http://www.tutorialspoint.com/angularjs/"><text:span text:style-name="T116_16">/</text:span></text:a></text:span><text:span text:style-name="T116_17"><text:a xlink:type="simple" xlink:href="http://www.tutorialspoint.com/angularjs/"><text:span text:style-name="T116_18">angularjs</text:span></text:a></text:span><text:span text:style-name="T116_19"><text:a xlink:type="simple" xlink:href="http://www.tutorialspoint.com/angularjs/"><text:span text:style-name="T116_20">/</text:span></text:a></text:span><text:span text:style-name="T116_21"><text:s/></text:span></text:p>
            </text:list-item>
          </text:list>
        </text:list-item>
        <text:list-item>
          <text:p text:style-name="P117"><text:span text:style-name="T117_1">Selenium</text:span><text:span text:style-name="T117_2"><text:s/>(</text:span><text:span text:style-name="T117_3">versions</text:span><text:span text:style-name="T117_4">,<text:s/></text:span><text:span text:style-name="T117_5">wait</text:span><text:span text:style-name="T117_6">,<text:s/></text:span><text:span text:style-name="T117_7">sleep</text:span><text:span text:style-name="T117_8">)</text:span></text:p>
          <text:list>
            <text:list-item>
              <text:p text:style-name="P118"><text:span text:style-name="T118_1"><text:a xlink:type="simple" xlink:href="http://www.tutorialspoint.com/selenium/"><text:span text:style-name="T118_2">http</text:span></text:a></text:span><text:span text:style-name="T118_3"><text:a xlink:type="simple" xlink:href="http://www.tutorialspoint.com/selenium/"><text:span text:style-name="T118_4">://</text:span></text:a></text:span><text:span text:style-name="T118_5"><text:a xlink:type="simple" xlink:href="http://www.tutorialspoint.com/selenium/"><text:span text:style-name="T118_6">www</text:span></text:a></text:span><text:span text:style-name="T118_7"><text:a xlink:type="simple" xlink:href="http://www.tutorialspoint.com/selenium/"><text:span text:style-name="T118_8">.</text:span></text:a></text:span><text:span text:style-name="T118_9"><text:a xlink:type="simple" xlink:href="http://www.tutorialspoint.com/selenium/"><text:span text:style-name="T118_10">tutorialspoint</text:span></text:a></text:span><text:span text:style-name="T118_11"><text:a xlink:type="simple" xlink:href="http://www.tutorialspoint.com/selenium/"><text:span text:style-name="T118_12">.</text:span></text:a></text:span><text:span text:style-name="T118_13"><text:a xlink:type="simple" xlink:href="http://www.tutorialspoint.com/selenium/"><text:span text:style-name="T118_14">com</text:span></text:a></text:span><text:span text:style-name="T118_15"><text:a xlink:type="simple" xlink:href="http://www.tutorialspoint.com/selenium/"><text:span text:style-name="T118_16">/</text:span></text:a></text:span><text:span text:style-name="T118_17"><text:a xlink:type="simple" xlink:href="http://www.tutorialspoint.com/selenium/"><text:span text:style-name="T118_18">selenium</text:span></text:a></text:span><text:span text:style-name="T118_19"><text:a xlink:type="simple" xlink:href="http://www.tutorialspoint.com/selenium/"><text:span text:style-name="T118_20">/</text:span></text:a></text:span><text:span text:style-name="T118_21"><text:s/></text:span></text:p>
            </text:list-item>
          </text:list>
        </text:list-item>
        <text:list-item>
          <text:p text:style-name="P119"><text:span text:style-name="T119_1">NodeJS</text:span><text:span text:style-name="T119_2"><text:s/>(</text:span><text:span text:style-name="T119_3">API</text:span><text:span text:style-name="T119_4">,<text:s/></text:span><text:span text:style-name="T119_5">web</text:span><text:span text:style-name="T119_6">-</text:span><text:span text:style-name="T119_7">server</text:span><text:span text:style-name="T119_8">,<text:s/></text:span><text:span text:style-name="T119_9">npm</text:span><text:span text:style-name="T119_10">,<text:s/></text:span><text:span text:style-name="T119_11">modules</text:span><text:span text:style-name="T119_12"><text:s/></text:span><text:span text:style-name="T119_13">exports</text:span><text:span text:style-name="T119_14">,<text:s/></text:span><text:span text:style-name="T119_15">require</text:span><text:span text:style-name="T119_16">,<text:s/></text:span><text:span text:style-name="T119_17">router</text:span><text:span text:style-name="T119_18">,<text:s/></text:span><text:span text:style-name="T119_19">callback</text:span><text:span text:style-name="T119_20"><text:s/></text:span><text:span text:style-name="T119_21">function</text:span><text:span text:style-name="T119_22"><text:s/>)</text:span></text:p>
          <text:list>
            <text:list-item>
              <text:p text:style-name="P120"><text:span text:style-name="T120_1"><text:a xlink:type="simple" xlink:href="http://www.tutorialspoint.com/angularjs/"><text:span text:style-name="T120_2">http</text:span></text:a></text:span><text:span text:style-name="T120_3"><text:a xlink:type="simple" xlink:href="http://www.tutorialspoint.com/angularjs/"><text:span text:style-name="T120_4">://</text:span></text:a></text:span><text:span text:style-name="T120_5"><text:a xlink:type="simple" xlink:href="http://www.tutorialspoint.com/angularjs/"><text:span text:style-name="T120_6">www</text:span></text:a></text:span><text:span text:style-name="T120_7"><text:a xlink:type="simple" xlink:href="http://www.tutorialspoint.com/angularjs/"><text:span text:style-name="T120_8">.</text:span></text:a></text:span><text:span text:style-name="T120_9"><text:a xlink:type="simple" xlink:href="http://www.tutorialspoint.com/angularjs/"><text:span text:style-name="T120_10">tutorialspoint</text:span></text:a></text:span><text:span text:style-name="T120_11"><text:a xlink:type="simple" xlink:href="http://www.tutorialspoint.com/angularjs/"><text:span text:style-name="T120_12">.</text:span></text:a></text:span><text:span text:style-name="T120_13"><text:a xlink:type="simple" xlink:href="http://www.tutorialspoint.com/angularjs/"><text:span text:style-name="T120_14">com</text:span></text:a></text:span><text:span text:style-name="T120_15"><text:a xlink:type="simple" xlink:href="http://www.tutorialspoint.com/angularjs/"><text:span text:style-name="T120_16">/</text:span></text:a></text:span><text:span text:style-name="T120_17"><text:a xlink:type="simple" xlink:href="http://www.tutorialspoint.com/angularjs/"><text:span text:style-name="T120_18">angularjs</text:span></text:a></text:span><text:span text:style-name="T120_19"><text:a xlink:type="simple" xlink:href="http://www.tutorialspoint.com/angularjs/"><text:span text:style-name="T120_20">/</text:span></text:a></text:span><text:span text:style-name="T120_21"><text:s/></text:span></text:p>
            </text:list-item>
          </text:list>
        </text:list-item>
      </text:list>
      <text:p text:style-name="P121"/>
      <text:p text:style-name="P122"><text:span text:style-name="T122_1">_______________________________________________________________________________________</text:span>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><text:bookmark-start text:name="h.rw3l0uiem3pl"/><text:bookmark-end text:name="h.rw3l0uiem3pl"/></text:p>
      <text:p text:style-name="P133"><text:bookmark-start text:name="h.z7y78wklptjx"/><text:bookmark-end text:name="h.z7y78wklptjx"/><text:bookmark-start text:name="h.savewswbm5gs"/><text:bookmark-end text:name="h.savewswbm5gs"/></text:p>
      <text:p text:style-name="P134"><text:bookmark-start text:name="h.x6x7mm7qaf86"/><text:bookmark-end text:name="h.x6x7mm7qaf86"/></text:p>
      <text:p text:style-name="P135"><text:bookmark-start text:name="h.nvmrxt28o328"/><text:bookmark-end text:name="h.nvmrxt28o328"/><text:span text:style-name="T135_1">HTML</text:span></text:p>
      <text:list text:style-name="LS2" xml:id="list99">
        <text:list-item>
          <text:p text:style-name="P136"><text:span text:style-name="T136_1">Ի</text:span><text:span text:style-name="T136_2">՞</text:span><text:span text:style-name="T136_3">նչ</text:span><text:span text:style-name="T136_4"><text:s/></text:span><text:span text:style-name="T136_5">է</text:span><text:span text:style-name="T136_6"><text:s/></text:span><text:span text:style-name="T136_7">HTML</text:span><text:span text:style-name="T136_8">@</text:span></text:p>
        </text:list-item>
        <text:list-item>
          <text:p text:style-name="P137"><text:span text:style-name="T137_1">Կառուցվածքը</text:span></text:p>
        </text:list-item>
        <text:list-item>
          <text:p text:style-name="P138"><text:span text:style-name="T138_1">Tag</text:span><text:span text:style-name="T138_2">֊</text:span><text:span text:style-name="T138_3">ը</text:span></text:p>
        </text:list-item>
        <text:list-item>
          <text:p text:style-name="P139"><text:span text:style-name="T139_1">Tag</text:span><text:span text:style-name="T139_2">֊</text:span><text:span text:style-name="T139_3">ի</text:span><text:span text:style-name="T139_4"><text:s/></text:span><text:span text:style-name="T139_5">ատրիբուտները</text:span></text:p>
        </text:list-item>
        <text:list-item>
          <text:p text:style-name="P140"><text:span text:style-name="T140_1">Head</text:span><text:span text:style-name="T140_2"><text:s/>/<text:s/></text:span><text:span text:style-name="T140_3">title</text:span><text:span text:style-name="T140_4">,<text:s/></text:span><text:span text:style-name="T140_5">script</text:span><text:span text:style-name="T140_6">,<text:s/></text:span><text:span text:style-name="T140_7">link</text:span><text:span text:style-name="T140_8">,<text:s/></text:span><text:span text:style-name="T140_9">meta</text:span><text:span text:style-name="T140_10">,<text:s/></text:span><text:span text:style-name="T140_11">base</text:span><text:span text:style-name="T140_12">,<text:s/></text:span><text:span text:style-name="T140_13">style</text:span></text:p>
        </text:list-item>
        <text:list-item>
          <text:p text:style-name="P141"><text:span text:style-name="T141_1">Block</text:span><text:span text:style-name="T141_2"><text:s/></text:span><text:span text:style-name="T141_3">level</text:span><text:span text:style-name="T141_4">,<text:s/></text:span><text:span text:style-name="T141_5">inline</text:span></text:p>
        </text:list-item>
        <text:list-item>
          <text:p text:style-name="P142"><text:span text:style-name="T142_1">Entity</text:span><text:span text:style-name="T142_2"><text:s/></text:span></text:p>
        </text:list-item>
        <text:list-item>
          <text:p text:style-name="P143"><text:span text:style-name="T143_1">Global</text:span><text:span text:style-name="T143_2"><text:s/></text:span><text:span text:style-name="T143_3">ատրիբուտներ</text:span><text:span text:style-name="T143_4"><text:s/>/<text:s/></text:span><text:span text:style-name="T143_5">class</text:span><text:span text:style-name="T143_6">,<text:s/></text:span><text:span text:style-name="T143_7">id</text:span><text:span text:style-name="T143_8">,<text:s/></text:span><text:span text:style-name="T143_9">style</text:span><text:span text:style-name="T143_10">,<text:s/></text:span><text:span text:style-name="T143_11">dir</text:span><text:span text:style-name="T143_12">,<text:s/></text:span><text:span text:style-name="T143_13">hidden</text:span><text:span text:style-name="T143_14"><text:s/>,<text:s/>…</text:span></text:p>
        </text:list-item>
        <text:list-item>
          <text:p text:style-name="P144"><text:span text:style-name="T144_1">Text</text:span><text:span text:style-name="T144_2"><text:s/></text:span><text:span text:style-name="T144_3">Formatting</text:span><text:span text:style-name="T144_4"><text:s/></text:span></text:p>
        </text:list-item>
        <text:list-item>
          <text:p text:style-name="P145"><text:span text:style-name="T145_1">&lt;</text:span><text:span text:style-name="T145_2">p</text:span><text:span text:style-name="T145_3">&gt;,<text:s/>&lt;</text:span><text:span text:style-name="T145_4">a</text:span><text:span text:style-name="T145_5">&gt;,<text:s/>&lt;</text:span><text:span text:style-name="T145_6">h</text:span><text:span text:style-name="T145_7">1&gt;..&lt;</text:span><text:span text:style-name="T145_8">h</text:span><text:span text:style-name="T145_9">6&gt;,<text:s/>&lt;</text:span><text:span text:style-name="T145_10">img</text:span><text:span text:style-name="T145_11">&gt;,<text:s/>&lt;</text:span><text:span text:style-name="T145_12">div</text:span><text:span text:style-name="T145_13">&gt;,<text:s/>&lt;</text:span><text:span text:style-name="T145_14">span</text:span><text:span text:style-name="T145_15">&gt;</text:span></text:p>
        </text:list-item>
        <text:list-item>
          <text:p text:style-name="P146"><text:span text:style-name="T146_1">&lt;</text:span><text:span text:style-name="T146_2">map</text:span><text:span text:style-name="T146_3">&gt;,<text:s/>&lt;</text:span><text:span text:style-name="T146_4">ol</text:span><text:span text:style-name="T146_5">&gt;,<text:s/>&lt;</text:span><text:span text:style-name="T146_6">il</text:span><text:span text:style-name="T146_7">&gt;,<text:s/>&lt;</text:span><text:span text:style-name="T146_8">dl</text:span><text:span text:style-name="T146_9">&gt;,<text:s/>&lt;</text:span><text:span text:style-name="T146_10">dt</text:span><text:span text:style-name="T146_11">&gt;,<text:s/>&lt;</text:span><text:span text:style-name="T146_12">dd</text:span><text:span text:style-name="T146_13">&gt;,<text:s/>&lt;</text:span><text:span text:style-name="T146_14">table</text:span><text:span text:style-name="T146_15">&gt;</text:span></text:p>
        </text:list-item>
        <text:list-item>
          <text:p text:style-name="P147"><text:span text:style-name="T147_1">Forms</text:span><text:span text:style-name="T147_2"><text:s/>/<text:s/>&lt;</text:span><text:span text:style-name="T147_3">input</text:span><text:span text:style-name="T147_4">&gt;,<text:s/>&lt;</text:span><text:span text:style-name="T147_5">textarea</text:span><text:span text:style-name="T147_6">&gt;,<text:s/>&lt;</text:span><text:span text:style-name="T147_7">button</text:span><text:span text:style-name="T147_8">&gt;,<text:s/>&lt;</text:span><text:span text:style-name="T147_9">select</text:span><text:span text:style-name="T147_10">&gt;</text:span></text:p>
        </text:list-item>
        <text:list-item>
          <text:p text:style-name="P148"><text:span text:style-name="T148_1">HTML</text:span><text:span text:style-name="T148_2">5<text:s/></text:span><text:span text:style-name="T148_3">տարբերությունները</text:span><text:span text:style-name="T148_4">,<text:s/></text:span><text:span text:style-name="T148_5">առավելությունները</text:span></text:p>
        </text:list-item>
        <text:list-item>
          <text:p text:style-name="P149"><text:span text:style-name="T149_1">HTML</text:span><text:span text:style-name="T149_2">5<text:s/></text:span><text:span text:style-name="T149_3">Graphics</text:span><text:span text:style-name="T149_4">,<text:s/></text:span><text:span text:style-name="T149_5">Media</text:span><text:span text:style-name="T149_6"><text:s/></text:span><text:span text:style-name="T149_7">and</text:span><text:span text:style-name="T149_8"><text:s/></text:span><text:span text:style-name="T149_9">APIs</text:span></text:p>
        </text:list-item>
      </text:list>
      <text:p text:style-name="P150"/>
      <text:p text:style-name="P151"/>
      <text:p text:style-name="P152"><text:bookmark-start text:name="h.xnaiye84afjw"/><text:bookmark-end text:name="h.xnaiye84afjw"/><text:span text:style-name="T152_1">CSS</text:span></text:p>
      <text:list text:style-name="LS3" xml:id="list113">
        <text:list-item>
          <text:p text:style-name="P153"><text:span text:style-name="T153_1">Ի</text:span><text:span text:style-name="T153_2">՞</text:span><text:span text:style-name="T153_3">նչ</text:span><text:span text:style-name="T153_4"><text:s/></text:span><text:span text:style-name="T153_5">է</text:span><text:span text:style-name="T153_6"><text:s/></text:span><text:span text:style-name="T153_7">CSS</text:span><text:span text:style-name="T153_8">-</text:span><text:span text:style-name="T153_9">ը</text:span><text:span text:style-name="T153_10">,<text:s/></text:span><text:span text:style-name="T153_11">syntax</text:span></text:p>
        </text:list-item>
        <text:list-item>
          <text:p text:style-name="P154"><text:span text:style-name="T154_1">Ի</text:span><text:span text:style-name="T154_2">՞</text:span><text:span text:style-name="T154_3">նչ</text:span><text:span text:style-name="T154_4"><text:s/></text:span><text:span text:style-name="T154_5">է</text:span><text:span text:style-name="T154_6"><text:s/></text:span><text:span text:style-name="T154_7">Cascading</text:span><text:span text:style-name="T154_8">-</text:span><text:span text:style-name="T154_9">ը</text:span></text:p>
        </text:list-item>
        <text:list-item>
          <text:p text:style-name="P155"><text:span text:style-name="T155_1">CSS</text:span><text:span text:style-name="T155_2"><text:s/></text:span><text:span text:style-name="T155_3">Selectors</text:span><text:span text:style-name="T155_4">,<text:s/></text:span><text:span text:style-name="T155_5">Combinators</text:span></text:p>
        </text:list-item>
        <text:list-item>
          <text:p text:style-name="P156"><text:span text:style-name="T156_1">Background</text:span><text:span text:style-name="T156_2">,<text:s/></text:span><text:span text:style-name="T156_3">border</text:span><text:span text:style-name="T156_4">,<text:s/></text:span><text:span text:style-name="T156_5">display</text:span></text:p>
        </text:list-item>
        <text:list-item>
          <text:p text:style-name="P157"><text:span text:style-name="T157_1">Box</text:span><text:span text:style-name="T157_2"><text:s/></text:span><text:span text:style-name="T157_3">model</text:span><text:span text:style-name="T157_4"><text:s/>/<text:s/></text:span><text:span text:style-name="T157_5">margin</text:span><text:span text:style-name="T157_6">,<text:s/></text:span><text:span text:style-name="T157_7">padding</text:span></text:p>
        </text:list-item>
        <text:list-item>
          <text:p text:style-name="P158"><text:span text:style-name="T158_1">Positioning</text:span><text:span text:style-name="T158_2">,<text:s/></text:span><text:span text:style-name="T158_3">float</text:span></text:p>
        </text:list-item>
        <text:list-item>
          <text:p text:style-name="P159"><text:span text:style-name="T159_1">Text</text:span><text:span text:style-name="T159_2">֊</text:span><text:span text:style-name="T159_3">ի</text:span><text:span text:style-name="T159_4"><text:s/></text:span><text:span text:style-name="T159_5">ատրիբուտները</text:span></text:p>
        </text:list-item>
        <text:list-item>
          <text:p text:style-name="P160"><text:span text:style-name="T160_1">CSS</text:span><text:span text:style-name="T160_2">3<text:s/></text:span><text:span text:style-name="T160_3">տարբերությունները</text:span><text:span text:style-name="T160_4">,<text:s/></text:span><text:span text:style-name="T160_5">առավելությունները</text:span></text:p>
        </text:list-item>
      </text:list>
      <text:p text:style-name="P161"/>
      <text:p text:style-name="P162"/>
      <text:p text:style-name="P163"><text:bookmark-start text:name="h.q7fx82jfe0eh"/><text:bookmark-end text:name="h.q7fx82jfe0eh"/><text:span text:style-name="T163_1">JavaScript</text:span></text:p>
      <text:list text:style-name="LS4" xml:id="list121">
        <text:list-item>
          <text:p text:style-name="P164"><text:span text:style-name="T164_1">Ի</text:span><text:span text:style-name="T164_2">՞</text:span><text:span text:style-name="T164_3">նչ</text:span><text:span text:style-name="T164_4"><text:s/></text:span><text:span text:style-name="T164_5">է</text:span><text:span text:style-name="T164_6"><text:s/></text:span><text:span text:style-name="T164_7">Javascript</text:span></text:p>
        </text:list-item>
        <text:list-item>
          <text:p text:style-name="P165"><text:span text:style-name="T165_1">Syntax</text:span><text:span text:style-name="T165_2">,<text:s/></text:span><text:span text:style-name="T165_3">Use</text:span><text:span text:style-name="T165_4"><text:s/></text:span><text:span text:style-name="T165_5">Strict</text:span></text:p>
        </text:list-item>
        <text:list-item>
          <text:p text:style-name="P166"><text:span text:style-name="T166_1">Փոփոխականներ</text:span><text:span text:style-name="T166_2"><text:s/>/<text:s/></text:span><text:span text:style-name="T166_3">String</text:span><text:span text:style-name="T166_4">,<text:s/></text:span><text:span text:style-name="T166_5">Number</text:span><text:span text:style-name="T166_6">,<text:s/></text:span><text:span text:style-name="T166_7">Boolean</text:span><text:span text:style-name="T166_8">,<text:s/></text:span><text:span text:style-name="T166_9">Array</text:span><text:span text:style-name="T166_10">,<text:s/></text:span><text:span text:style-name="T166_11">Object</text:span><text:span text:style-name="T166_12">,<text:s/></text:span><text:span text:style-name="T166_13">Null</text:span><text:span text:style-name="T166_14">,<text:s/></text:span><text:span text:style-name="T166_15">Undefined</text:span></text:p>
        </text:list-item>
        <text:list-item>
          <text:p text:style-name="P167"><text:span text:style-name="T167_1">Functions</text:span><text:span text:style-name="T167_2"><text:s/>,<text:s/></text:span><text:span text:style-name="T167_3">local</text:span><text:span text:style-name="T167_4"><text:s/></text:span><text:span text:style-name="T167_5">and</text:span><text:span text:style-name="T167_6"><text:s/></text:span><text:span text:style-name="T167_7">global</text:span><text:span text:style-name="T167_8"><text:s/></text:span><text:span text:style-name="T167_9">scopes</text:span></text:p>
        </text:list-item>
        <text:list-item>
          <text:p text:style-name="P168"><text:span text:style-name="T168_1">Events</text:span></text:p>
        </text:list-item>
        <text:list-item>
          <text:p text:style-name="P169"><text:span text:style-name="T169_1">Objects</text:span><text:span text:style-name="T169_2">,<text:s/></text:span><text:span text:style-name="T169_3">this</text:span></text:p>
        </text:list-item>
        <text:list-item>
          <text:p text:style-name="P170"><text:span text:style-name="T170_1">Objects</text:span><text:span text:style-name="T170_2"><text:s/></text:span><text:span text:style-name="T170_3">properties</text:span><text:span text:style-name="T170_4">,<text:s/></text:span><text:span text:style-name="T170_5">Prototypes</text:span></text:p>
        </text:list-item>
        <text:list-item>
          <text:p text:style-name="P171"><text:span text:style-name="T171_1">Operators</text:span><text:span text:style-name="T171_2">,<text:s/></text:span><text:span text:style-name="T171_3">math</text:span><text:span text:style-name="T171_4"><text:s/></text:span><text:span text:style-name="T171_5">objects</text:span><text:span text:style-name="T171_6">,<text:s/></text:span><text:span text:style-name="T171_7">date</text:span></text:p>
        </text:list-item>
        <text:list-item>
          <text:p text:style-name="P172"><text:span text:style-name="T172_1">Array</text:span><text:span text:style-name="T172_2">,<text:s/></text:span><text:span text:style-name="T172_3">methods</text:span></text:p>
        </text:list-item>
        <text:list-item>
          <text:p text:style-name="P173"><text:span text:style-name="T173_1">If</text:span><text:span text:style-name="T173_2"><text:s/>…<text:s/></text:span><text:span text:style-name="T173_3">else</text:span><text:span text:style-name="T173_4">,<text:s/></text:span><text:span text:style-name="T173_5">switch</text:span></text:p>
        </text:list-item>
        <text:list-item>
          <text:p text:style-name="P174"><text:span text:style-name="T174_1">Loops</text:span><text:span text:style-name="T174_2"><text:s/>/<text:s/></text:span><text:span text:style-name="T174_3">for</text:span><text:span text:style-name="T174_4">,<text:s/></text:span><text:span text:style-name="T174_5">for</text:span><text:span text:style-name="T174_6">..</text:span><text:span text:style-name="T174_7">in</text:span><text:span text:style-name="T174_8">,<text:s/></text:span><text:span text:style-name="T174_9">while</text:span><text:span text:style-name="T174_10">,<text:s/></text:span><text:span text:style-name="T174_11">do</text:span><text:span text:style-name="T174_12">..</text:span><text:span text:style-name="T174_13">while</text:span></text:p>
        </text:list-item>
        <text:list-item>
          <text:p text:style-name="P175"><text:span text:style-name="T175_1">Try</text:span><text:span text:style-name="T175_2"><text:s/>..</text:span><text:span text:style-name="T175_3">catch</text:span><text:span text:style-name="T175_4">,<text:s/></text:span><text:span text:style-name="T175_5">throw</text:span></text:p>
        </text:list-item>
        <text:list-item>
          <text:p text:style-name="P176"><text:span text:style-name="T176_1">Regular</text:span><text:span text:style-name="T176_2"><text:s/></text:span><text:span text:style-name="T176_3">Expressions</text:span></text:p>
        </text:list-item>
        <text:list-item>
          <text:p text:style-name="P177"><text:span text:style-name="T177_1">Hoisting</text:span></text:p>
        </text:list-item>
        <text:list-item>
          <text:p text:style-name="P178"><text:span text:style-name="T178_1">Function</text:span><text:span text:style-name="T178_2"><text:s/></text:span><text:span text:style-name="T178_3">Definitions</text:span><text:span text:style-name="T178_4">,<text:s/></text:span><text:span text:style-name="T178_5">Function</text:span><text:span text:style-name="T178_6"><text:s/></text:span><text:span text:style-name="T178_7">Invocation</text:span></text:p>
        </text:list-item>
        <text:list-item>
          <text:p text:style-name="P179"><text:span text:style-name="T179_1">Closures</text:span></text:p>
        </text:list-item>
        <text:list-item>
          <text:p text:style-name="P180"><text:span text:style-name="T180_1">Coupling</text:span></text:p>
        </text:list-item>
        <text:list-item>
          <text:p text:style-name="P181"><text:span text:style-name="T181_1">HTML</text:span><text:span text:style-name="T181_2"><text:s/></text:span><text:span text:style-name="T181_3">DOM</text:span><text:span text:style-name="T181_4"><text:s/></text:span><text:span text:style-name="T181_5">document</text:span><text:span text:style-name="T181_6">,<text:s/></text:span><text:span text:style-name="T181_7">Elements</text:span><text:span text:style-name="T181_8">,<text:s/></text:span><text:span text:style-name="T181_9">events</text:span><text:span text:style-name="T181_10">,<text:s/></text:span><text:span text:style-name="T181_11">eventlistener</text:span><text:span text:style-name="T181_12">,<text:s/></text:span><text:span text:style-name="T181_13">navigation</text:span></text:p>
        </text:list-item>
        <text:list-item>
          <text:p text:style-name="P182"><text:span text:style-name="T182_1">BOM</text:span><text:span text:style-name="T182_2"><text:s/></text:span><text:span text:style-name="T182_3">Window</text:span><text:span text:style-name="T182_4"><text:s/></text:span><text:span text:style-name="T182_5">location</text:span><text:span text:style-name="T182_6">,<text:s/></text:span><text:span text:style-name="T182_7">history</text:span><text:span text:style-name="T182_8">,<text:s/></text:span><text:span text:style-name="T182_9">cookies</text:span></text:p>
        </text:list-item>
      </text:list>
      <text:p text:style-name="P183"/>
      <text:p text:style-name="P184"/>
      <text:p text:style-name="P185"><text:bookmark-start text:name="h.jg0l8w7se2lr"/><text:bookmark-end text:name="h.jg0l8w7se2lr"/><text:span text:style-name="T185_1">Angular</text:span><text:span text:style-name="T185_2"><text:s/></text:span><text:span text:style-name="T185_3">JS</text:span></text:p>
      <text:list text:style-name="LS5" xml:id="list140">
        <text:list-item>
          <text:p text:style-name="P186"><text:span text:style-name="T186_1">Ի</text:span><text:span text:style-name="T186_2">՞</text:span><text:span text:style-name="T186_3">նչ</text:span><text:span text:style-name="T186_4"><text:s/></text:span><text:span text:style-name="T186_5">է</text:span><text:span text:style-name="T186_6"><text:s/></text:span><text:span text:style-name="T186_7">AngularJS</text:span><text:span text:style-name="T186_8">֊</text:span><text:span text:style-name="T186_9">ը</text:span><text:span text:style-name="T186_10">,<text:s/></text:span><text:span text:style-name="T186_11">հնարավորությունները</text:span><text:span text:style-name="T186_12">,<text:s/></text:span><text:span text:style-name="T186_13">առավելությունները</text:span></text:p>
        </text:list-item>
        <text:list-item>
          <text:p text:style-name="P187"><text:span text:style-name="T187_1">Module</text:span></text:p>
        </text:list-item>
        <text:list-item>
          <text:p text:style-name="P188"><text:span text:style-name="T188_1">Controller</text:span><text:span text:style-name="T188_2">,<text:s/></text:span><text:span text:style-name="T188_3">scope</text:span></text:p>
        </text:list-item>
        <text:list-item>
          <text:p text:style-name="P189"><text:span text:style-name="T189_1">Directive</text:span></text:p>
        </text:list-item>
        <text:list-item>
          <text:p text:style-name="P190"><text:span text:style-name="T190_1">Ng</text:span><text:span text:style-name="T190_2"><text:s/>-</text:span><text:span text:style-name="T190_3">app</text:span><text:span text:style-name="T190_4">,<text:s/></text:span><text:span text:style-name="T190_5">ng</text:span><text:span text:style-name="T190_6">-</text:span><text:span text:style-name="T190_7">controller</text:span><text:span text:style-name="T190_8">,<text:s/></text:span><text:span text:style-name="T190_9">ng</text:span><text:span text:style-name="T190_10">-</text:span><text:span text:style-name="T190_11">if</text:span><text:span text:style-name="T190_12">,<text:s/></text:span><text:span text:style-name="T190_13">ng</text:span><text:span text:style-name="T190_14">-</text:span><text:span text:style-name="T190_15">repeat</text:span><text:span text:style-name="T190_16">,<text:s/></text:span><text:span text:style-name="T190_17">ng</text:span><text:span text:style-name="T190_18">-</text:span><text:span text:style-name="T190_19">init</text:span><text:span text:style-name="T190_20">,<text:s/></text:span><text:span text:style-name="T190_21">ng</text:span><text:span text:style-name="T190_22">-</text:span><text:span text:style-name="T190_23">include</text:span><text:span text:style-name="T190_24">,<text:s/></text:span><text:span text:style-name="T190_25">ng</text:span><text:span text:style-name="T190_26">-</text:span><text:span text:style-name="T190_27">bind</text:span><text:span text:style-name="T190_28">,<text:s/></text:span><text:span text:style-name="T190_29">ng</text:span><text:span text:style-name="T190_30">-</text:span><text:span text:style-name="T190_31">model</text:span></text:p>
        </text:list-item>
        <text:list-item>
          <text:p text:style-name="P191"><text:span text:style-name="T191_1">Ng</text:span><text:span text:style-name="T191_2">-</text:span><text:span text:style-name="T191_3">click</text:span><text:span text:style-name="T191_4"><text:s/></text:span><text:span text:style-name="T191_5">ու</text:span><text:span text:style-name="T191_6"><text:s/></text:span><text:span text:style-name="T191_7">այլ</text:span><text:span text:style-name="T191_8"><text:s/></text:span><text:span text:style-name="T191_9">event</text:span><text:span text:style-name="T191_10">-</text:span><text:span text:style-name="T191_11">ներ</text:span></text:p>
        </text:list-item>
        <text:list-item>
          <text:p text:style-name="P192"><text:span text:style-name="T192_1">Dependency</text:span><text:span text:style-name="T192_2"><text:s/></text:span><text:span text:style-name="T192_3">injector</text:span><text:span text:style-name="T192_4"><text:s/></text:span><text:span text:style-name="T192_5">pattern</text:span></text:p>
        </text:list-item>
        <text:list-item>
          <text:p text:style-name="P193"><text:span text:style-name="T193_1">HTML</text:span><text:span text:style-name="T193_2"><text:s/></text:span><text:span text:style-name="T193_3">directives</text:span></text:p>
        </text:list-item>
        <text:list-item>
          <text:p text:style-name="P194"><text:span text:style-name="T194_1">Filters</text:span></text:p>
        </text:list-item>
        <text:list-item>
          <text:p text:style-name="P195"><text:span text:style-name="T195_1">Service</text:span><text:span text:style-name="T195_2">,<text:s/></text:span><text:span text:style-name="T195_3">factory</text:span></text:p>
        </text:list-item>
        <text:list-item>
          <text:p text:style-name="P196"><text:span text:style-name="T196_1">Compile</text:span><text:span text:style-name="T196_2"><text:s/></text:span></text:p>
        </text:list-item>
      </text:list>
      <text:p text:style-name="P197"/>
      <text:p text:style-name="P198"/>
      <text:p text:style-name="P199"><text:bookmark-start text:name="h.acfymommuwfz"/><text:bookmark-end text:name="h.acfymommuwfz"/><text:span text:style-name="T199_1">Sphinx</text:span></text:p>
      <text:list text:style-name="LS6" xml:id="list151">
        <text:list-item>
          <text:p text:style-name="P200"><text:span text:style-name="T200_1">Ի</text:span><text:span text:style-name="T200_2">՞</text:span><text:span text:style-name="T200_3">նչ</text:span><text:span text:style-name="T200_4"><text:s/></text:span><text:span text:style-name="T200_5">է</text:span><text:span text:style-name="T200_6"><text:s/></text:span><text:span text:style-name="T200_7">sphinx</text:span><text:span text:style-name="T200_8">֊</text:span><text:span text:style-name="T200_9">ը</text:span></text:p>
        </text:list-item>
        <text:list-item>
          <text:p text:style-name="P201"><text:span text:style-name="T201_1">How</text:span><text:span text:style-name="T201_2"><text:s/></text:span><text:span text:style-name="T201_3">to</text:span><text:span text:style-name="T201_4"><text:s/></text:span><text:span text:style-name="T201_5">install</text:span></text:p>
        </text:list-item>
        <text:list-item>
          <text:p text:style-name="P202"><text:span text:style-name="T202_1">Modules</text:span></text:p>
        </text:list-item>
        <text:list-item>
          <text:p text:style-name="P203"><text:span text:style-name="T203_1">TODO</text:span><text:span text:style-name="T203_2"><text:s/></text:span><text:span text:style-name="T203_3">list</text:span></text:p>
        </text:list-item>
        <text:list-item>
          <text:p text:style-name="P204"><text:span text:style-name="T204_1">Notes</text:span></text:p>
        </text:list-item>
        <text:list-item>
          <text:p text:style-name="P205"><text:span text:style-name="T205_1">Warnings</text:span></text:p>
        </text:list-item>
        <text:list-item>
          <text:p text:style-name="P206"><text:span text:style-name="T206_1">mvc</text:span></text:p>
        </text:list-item>
      </text:list>
      <text:p text:style-name="P207"/>
      <text:p text:style-name="P208"/>
      <text:p text:style-name="P209"><text:bookmark-start text:name="h.cwtzgoo4s482"/><text:bookmark-end text:name="h.cwtzgoo4s482"/><text:span text:style-name="T209_1">Selenium</text:span><text:span text:style-name="T209_2"><text:s/>-<text:s/></text:span><text:span text:style-name="T209_3"><text:a xlink:type="simple" xlink:href="http://selenium.googlecode.com/git/docs/api/javascript/namespace_webdriver.html"><text:span text:style-name="T209_4">http</text:span></text:a></text:span><text:span text:style-name="T209_5"><text:a xlink:type="simple" xlink:href="http://selenium.googlecode.com/git/docs/api/javascript/namespace_webdriver.html"><text:span text:style-name="T209_6">://</text:span></text:a></text:span><text:span text:style-name="T209_7"><text:a xlink:type="simple" xlink:href="http://selenium.googlecode.com/git/docs/api/javascript/namespace_webdriver.html"><text:span text:style-name="T209_8">selenium</text:span></text:a></text:span><text:span text:style-name="T209_9"><text:a xlink:type="simple" xlink:href="http://selenium.googlecode.com/git/docs/api/javascript/namespace_webdriver.html"><text:span text:style-name="T209_10">.</text:span></text:a></text:span><text:span text:style-name="T209_11"><text:a xlink:type="simple" xlink:href="http://selenium.googlecode.com/git/docs/api/javascript/namespace_webdriver.html"><text:span text:style-name="T209_12">googlecode</text:span></text:a></text:span><text:span text:style-name="T209_13"><text:a xlink:type="simple" xlink:href="http://selenium.googlecode.com/git/docs/api/javascript/namespace_webdriver.html"><text:span text:style-name="T209_14">.</text:span></text:a></text:span><text:span text:style-name="T209_15"><text:a xlink:type="simple" xlink:href="http://selenium.googlecode.com/git/docs/api/javascript/namespace_webdriver.html"><text:span text:style-name="T209_16">com</text:span></text:a></text:span><text:span text:style-name="T209_17"><text:a xlink:type="simple" xlink:href="http://selenium.googlecode.com/git/docs/api/javascript/namespace_webdriver.html"><text:span text:style-name="T209_18">/</text:span></text:a></text:span><text:span text:style-name="T209_19"><text:a xlink:type="simple" xlink:href="http://selenium.googlecode.com/git/docs/api/javascript/namespace_webdriver.html"><text:span text:style-name="T209_20">git</text:span></text:a></text:span><text:span text:style-name="T209_21"><text:a xlink:type="simple" xlink:href="http://selenium.googlecode.com/git/docs/api/javascript/namespace_webdriver.html"><text:span text:style-name="T209_22">/</text:span></text:a></text:span><text:span text:style-name="T209_23"><text:a xlink:type="simple" xlink:href="http://selenium.googlecode.com/git/docs/api/javascript/namespace_webdriver.html"><text:span text:style-name="T209_24">docs</text:span></text:a></text:span><text:span text:style-name="T209_25"><text:a xlink:type="simple" xlink:href="http://selenium.googlecode.com/git/docs/api/javascript/namespace_webdriver.html"><text:span text:style-name="T209_26">/</text:span></text:a></text:span><text:span text:style-name="T209_27"><text:a xlink:type="simple" xlink:href="http://selenium.googlecode.com/git/docs/api/javascript/namespace_webdriver.html"><text:span text:style-name="T209_28">api</text:span></text:a></text:span><text:span text:style-name="T209_29"><text:a xlink:type="simple" xlink:href="http://selenium.googlecode.com/git/docs/api/javascript/namespace_webdriver.html"><text:span text:style-name="T209_30">/</text:span></text:a></text:span><text:span text:style-name="T209_31"><text:a xlink:type="simple" xlink:href="http://selenium.googlecode.com/git/docs/api/javascript/namespace_webdriver.html"><text:span text:style-name="T209_32">javascript</text:span></text:a></text:span><text:span text:style-name="T209_33"><text:a xlink:type="simple" xlink:href="http://selenium.googlecode.com/git/docs/api/javascript/namespace_webdriver.html"><text:span text:style-name="T209_34">/</text:span></text:a></text:span><text:span text:style-name="T209_35"><text:a xlink:type="simple" xlink:href="http://selenium.googlecode.com/git/docs/api/javascript/namespace_webdriver.html"><text:span text:style-name="T209_36">namespace</text:span></text:a></text:span><text:span text:style-name="T209_37"><text:a xlink:type="simple" xlink:href="http://selenium.googlecode.com/git/docs/api/javascript/namespace_webdriver.html"><text:span text:style-name="T209_38">_</text:span></text:a></text:span><text:span text:style-name="T209_39"><text:a xlink:type="simple" xlink:href="http://selenium.googlecode.com/git/docs/api/javascript/namespace_webdriver.html"><text:span text:style-name="T209_40">webdriver</text:span></text:a></text:span><text:span text:style-name="T209_41"><text:a xlink:type="simple" xlink:href="http://selenium.googlecode.com/git/docs/api/javascript/namespace_webdriver.html"><text:span text:style-name="T209_42">.</text:span></text:a></text:span><text:span text:style-name="T209_43"><text:a xlink:type="simple" xlink:href="http://selenium.googlecode.com/git/docs/api/javascript/namespace_webdriver.html"><text:span text:style-name="T209_44">html</text:span></text:a></text:span></text:p>
      <text:list text:style-name="LS7" xml:id="list158">
        <text:list-item>
          <text:p text:style-name="P210"><text:span text:style-name="T210_1">Ի</text:span><text:span text:style-name="T210_2">՞</text:span><text:span text:style-name="T210_3">նչ</text:span><text:span text:style-name="T210_4"><text:s/></text:span><text:span text:style-name="T210_5">է</text:span><text:span text:style-name="T210_6"><text:s/></text:span><text:span text:style-name="T210_7">Selenium</text:span><text:span text:style-name="T210_8">֊</text:span><text:span text:style-name="T210_9">ը</text:span></text:p>
        </text:list-item>
        <text:list-item>
          <text:p text:style-name="P211"><text:span text:style-name="T211_1">Ի</text:span><text:span text:style-name="T211_2">՞</text:span><text:span text:style-name="T211_3">նչ</text:span><text:span text:style-name="T211_4"><text:s/></text:span><text:span text:style-name="T211_5">զարգացման</text:span><text:span text:style-name="T211_6"><text:s/></text:span><text:span text:style-name="T211_7">փուլերով</text:span><text:span text:style-name="T211_8"><text:s/></text:span><text:span text:style-name="T211_9">է</text:span><text:span text:style-name="T211_10"><text:s/></text:span><text:span text:style-name="T211_11">անցել</text:span><text:span text:style-name="T211_12"><text:s/></text:span><text:span text:style-name="T211_13">ու</text:span><text:span text:style-name="T211_14"><text:s/></text:span><text:span text:style-name="T211_15">ի</text:span><text:span text:style-name="T211_16">՞</text:span><text:span text:style-name="T211_17">նչ</text:span><text:span text:style-name="T211_18"><text:s/></text:span><text:span text:style-name="T211_19">տարբերակներ</text:span><text:span text:style-name="T211_20"><text:s/></text:span><text:span text:style-name="T211_21">ունի</text:span></text:p>
        </text:list-item>
        <text:list-item>
          <text:p text:style-name="P212"><text:span text:style-name="T212_1">Selenium</text:span><text:span text:style-name="T212_2"><text:s/></text:span><text:span text:style-name="T212_3">RC</text:span><text:span text:style-name="T212_4">,<text:s/></text:span><text:span text:style-name="T212_5">Selenium</text:span><text:span text:style-name="T212_6"><text:s/></text:span><text:span text:style-name="T212_7">IDE</text:span><text:span text:style-name="T212_8">,<text:s/></text:span><text:span text:style-name="T212_9">Selenium</text:span><text:span text:style-name="T212_10"><text:s/></text:span><text:span text:style-name="T212_11">Grid</text:span><text:span text:style-name="T212_12">,<text:s/></text:span><text:span text:style-name="T212_13">Selenium</text:span><text:span text:style-name="T212_14"><text:s/></text:span><text:span text:style-name="T212_15">webdriver</text:span><text:span text:style-name="T212_16">,<text:s/></text:span><text:span text:style-name="T212_17">Selenium</text:span><text:span text:style-name="T212_18"><text:s/></text:span><text:span text:style-name="T212_19">Server</text:span></text:p>
        </text:list-item>
        <text:list-item>
          <text:p text:style-name="P213"><text:span text:style-name="T213_1">Chromedriver</text:span></text:p>
        </text:list-item>
        <text:list-item>
          <text:p text:style-name="P214"><text:span text:style-name="T214_1">Element</text:span><text:span text:style-name="T214_2"><text:s/></text:span><text:span text:style-name="T214_3">selectors</text:span></text:p>
        </text:list-item>
        <text:list-item>
          <text:p text:style-name="P215"><text:span text:style-name="T215_1">Wait</text:span><text:span text:style-name="T215_2">,<text:s/></text:span><text:span text:style-name="T215_3">sleep</text:span></text:p>
        </text:list-item>
        <text:list-item>
          <text:p text:style-name="P216"><text:span text:style-name="T216_1">Until</text:span></text:p>
        </text:list-item>
        <text:list-item>
          <text:p text:style-name="P217"><text:span text:style-name="T217_1">Locators</text:span></text:p>
        </text:list-item>
        <text:list-item>
          <text:p text:style-name="P218"><text:span text:style-name="T218_1">Events</text:span><text:span text:style-name="T218_2"><text:s/>(</text:span><text:span text:style-name="T218_3">click</text:span><text:span text:style-name="T218_4">,<text:s/></text:span><text:span text:style-name="T218_5">mousehover</text:span><text:span text:style-name="T218_6">,<text:s/></text:span><text:span text:style-name="T218_7">mousepressed</text:span><text:span text:style-name="T218_8">,<text:s/></text:span><text:span text:style-name="T218_9">etc</text:span><text:span text:style-name="T218_10">.)</text:span></text:p>
        </text:list-item>
      </text:list>
      <text:p text:style-name="P219"/>
      <text:p text:style-name="P220"/>
      <text:p text:style-name="P221"><text:bookmark-start text:name="h.3w1koayo7fnh"/><text:bookmark-end text:name="h.3w1koayo7fnh"/><text:span text:style-name="T221_1">2.<text:s/></text:span><text:span text:style-name="T221_2">DB</text:span><text:span text:style-name="T221_3"><text:s/></text:span></text:p>
      <text:list text:style-name="LS8" xml:id="list167">
        <text:list-item>
          <text:p text:style-name="P222"><text:span text:style-name="T222_1">Db</text:span><text:span text:style-name="T222_2"><text:s/></text:span><text:span text:style-name="T222_3">models</text:span><text:span text:style-name="T222_4">,<text:s/></text:span><text:span text:style-name="T222_5">types</text:span><text:span text:style-name="T222_6"><text:s/></text:span></text:p>
        </text:list-item>
        <text:list-item>
          <text:p text:style-name="P223"><text:span text:style-name="T223_1">Normalization</text:span></text:p>
        </text:list-item>
        <text:list-item>
          <text:p text:style-name="P224"><text:span text:style-name="T224_1">Data</text:span><text:span text:style-name="T224_2"><text:s/></text:span><text:span text:style-name="T224_3">storing</text:span><text:span text:style-name="T224_4"><text:s/></text:span><text:span text:style-name="T224_5">mechanism</text:span></text:p>
        </text:list-item>
        <text:list-item>
          <text:p text:style-name="P225"><text:span text:style-name="T225_1">Relations</text:span><text:span text:style-name="T225_2"><text:s/>/<text:s/>1-1,<text:s/>1-</text:span><text:span text:style-name="T225_3">∞,<text:s/>∞-∞</text:span></text:p>
        </text:list-item>
        <text:list-item>
          <text:p text:style-name="P226"><text:span text:style-name="T226_1">SQL</text:span><text:span text:style-name="T226_2"><text:s/></text:span><text:span text:style-name="T226_3">vs</text:span><text:span text:style-name="T226_4"><text:s/></text:span><text:span text:style-name="T226_5">NoSQL</text:span><text:span text:style-name="T226_6"><text:s/>/<text:s/></text:span><text:span text:style-name="T226_7">DB</text:span><text:span text:style-name="T226_8"><text:s/></text:span><text:span text:style-name="T226_9">management</text:span><text:span text:style-name="T226_10"><text:s/></text:span><text:span text:style-name="T226_11">system</text:span><text:span text:style-name="T226_12"><text:s/>--<text:s/></text:span><text:span text:style-name="T226_13">mysql</text:span><text:span text:style-name="T226_14">,<text:s/></text:span><text:span text:style-name="T226_15">mongodb</text:span><text:span text:style-name="T226_16">,<text:s/></text:span><text:span text:style-name="T226_17">ES</text:span><text:span text:style-name="T226_18">,<text:s/></text:span><text:span text:style-name="T226_19">sqlite</text:span></text:p>
        </text:list-item>
        <text:list-item>
          <text:p text:style-name="P227"><text:span text:style-name="T227_1">MySQL</text:span></text:p>
        </text:list-item>
        <text:list-item>
          <text:p text:style-name="P228"><text:span text:style-name="T228_1">MySQL</text:span></text:p>
        </text:list-item>
      </text:list>
      <text:list text:style-name="LS9" xml:id="list174">
        <text:list-item>
          <text:p text:style-name="P229"><text:span text:style-name="T229_1"><text:s/></text:span><text:span text:style-name="T229_2">Datatypes</text:span></text:p>
        </text:list-item>
        <text:list-item>
          <text:p text:style-name="P230"><text:span text:style-name="T230_1"><text:s/></text:span><text:span text:style-name="T230_2">Create</text:span><text:span text:style-name="T230_3"><text:s/>/<text:s/></text:span><text:span text:style-name="T230_4">Update</text:span><text:span text:style-name="T230_5"><text:s/>/<text:s/></text:span><text:span text:style-name="T230_6">Delete</text:span><text:span text:style-name="T230_7"><text:s/>/<text:s/></text:span><text:span text:style-name="T230_8">Alter</text:span></text:p>
        </text:list-item>
        <text:list-item>
          <text:p text:style-name="P231"><text:span text:style-name="T231_1"><text:s/></text:span><text:span text:style-name="T231_2">Select</text:span><text:span text:style-name="T231_3"><text:s/>/<text:s/></text:span><text:span text:style-name="T231_4">Join</text:span><text:span text:style-name="T231_5"><text:s/>/<text:s/></text:span><text:span text:style-name="T231_6">select</text:span><text:span text:style-name="T231_7"><text:s/></text:span><text:span text:style-name="T231_8">advanced</text:span><text:span text:style-name="T231_9"><text:s/></text:span><text:span text:style-name="T231_10">functions</text:span></text:p>
        </text:list-item>
        <text:list-item>
          <text:p text:style-name="P232"><text:span text:style-name="T232_1">Views</text:span></text:p>
        </text:list-item>
        <text:list-item>
          <text:p text:style-name="P233"><text:span text:style-name="T233_1">Procedure</text:span><text:span text:style-name="T233_2"><text:s/>/<text:s/></text:span><text:span text:style-name="T233_3">Function</text:span><text:span text:style-name="T233_4"><text:s/>/<text:s/></text:span><text:span text:style-name="T233_5">Trigger</text:span></text:p>
        </text:list-item>
      </text:list>
      <text:p text:style-name="P234"><text:span text:style-name="T234_1"><text:s text:c="5"/>8.<text:s text:c="2"/></text:span><text:span text:style-name="T234_2">SQLite</text:span><text:span text:style-name="T234_3"><text:s/></text:span><text:span text:style-name="T234_4">vs</text:span><text:span text:style-name="T234_5"><text:s/></text:span><text:span text:style-name="T234_6">MySQL</text:span></text:p>
      <text:p text:style-name="P235"><text:span text:style-name="T235_1"><text:s text:c="5"/>9.<text:s text:c="2"/></text:span><text:span text:style-name="T235_2">SQL</text:span><text:span text:style-name="T235_3"><text:s/></text:span><text:span text:style-name="T235_4">injection</text:span></text:p>
      <text:p text:style-name="P236"/>
      <text:p text:style-name="P237"><text:bookmark-start text:name="h.ovxvfub47e5b"/><text:bookmark-end text:name="h.ovxvfub47e5b"/><text:span text:style-name="T237_1">Java</text:span><text:span text:style-name="T237_2"><text:s/></text:span></text:p>
      <text:list text:style-name="LS10" xml:id="list179">
        <text:list-item>
          <text:p text:style-name="P238"><text:span text:style-name="T238_1">Ի</text:span><text:span text:style-name="T238_2">՞</text:span><text:span text:style-name="T238_3">նչ</text:span><text:span text:style-name="T238_4"><text:s/></text:span><text:span text:style-name="T238_5">է</text:span><text:span text:style-name="T238_6"><text:s/></text:span><text:span text:style-name="T238_7">Java</text:span></text:p>
        </text:list-item>
        <text:list-item>
          <text:p text:style-name="P239"><text:span text:style-name="T239_1">Basic</text:span><text:span text:style-name="T239_2"><text:s/></text:span><text:span text:style-name="T239_3">Datatypes</text:span><text:span text:style-name="T239_4">,<text:s/></text:span><text:span text:style-name="T239_5">wrapper</text:span><text:span text:style-name="T239_6"><text:s/></text:span><text:span text:style-name="T239_7">classes</text:span></text:p>
        </text:list-item>
        <text:list-item>
          <text:p text:style-name="P240"><text:span text:style-name="T240_1">AutoBoxing</text:span></text:p>
        </text:list-item>
        <text:list-item>
          <text:p text:style-name="P241"><text:span text:style-name="T241_1">Compile</text:span><text:span text:style-name="T241_2"><text:s/>,<text:s/></text:span><text:span text:style-name="T241_3">JVM</text:span></text:p>
        </text:list-item>
        <text:list-item>
          <text:p text:style-name="P242"><text:span text:style-name="T242_1">Memory</text:span><text:span text:style-name="T242_2"><text:s/></text:span><text:span text:style-name="T242_3">management</text:span><text:span text:style-name="T242_4">,<text:s/></text:span><text:span text:style-name="T242_5">Garbage</text:span><text:span text:style-name="T242_6"><text:s/></text:span><text:span text:style-name="T242_7">collector</text:span></text:p>
        </text:list-item>
        <text:list-item>
          <text:p text:style-name="P243"><text:span text:style-name="T243_1">Loop</text:span><text:span text:style-name="T243_2"><text:s/>(</text:span><text:span text:style-name="T243_3">for</text:span><text:span text:style-name="T243_4">,<text:s/></text:span><text:span text:style-name="T243_5">while</text:span><text:span text:style-name="T243_6">,<text:s/></text:span><text:span text:style-name="T243_7">do</text:span><text:span text:style-name="T243_8">),<text:s/></text:span><text:span text:style-name="T243_9">if</text:span><text:span text:style-name="T243_10">-</text:span><text:span text:style-name="T243_11">then</text:span><text:span text:style-name="T243_12"><text:s/></text:span><text:span text:style-name="T243_13">and</text:span><text:span text:style-name="T243_14"><text:s/></text:span><text:span text:style-name="T243_15">if</text:span><text:span text:style-name="T243_16">-</text:span><text:span text:style-name="T243_17">then</text:span><text:span text:style-name="T243_18">-</text:span><text:span text:style-name="T243_19">else</text:span><text:span text:style-name="T243_20"><text:s/></text:span><text:span text:style-name="T243_21">Statements</text:span></text:p>
        </text:list-item>
        <text:list-item>
          <text:p text:style-name="P244"><text:span text:style-name="T244_1">Inherits</text:span><text:span text:style-name="T244_2"><text:s/>(</text:span><text:span text:style-name="T244_3">extends</text:span><text:span text:style-name="T244_4">,<text:s/></text:span><text:span text:style-name="T244_5">implement</text:span><text:span text:style-name="T244_6">,<text:s/></text:span><text:span text:style-name="T244_7">private</text:span><text:span text:style-name="T244_8">,<text:s/></text:span><text:span text:style-name="T244_9">public</text:span><text:span text:style-name="T244_10">,<text:s/></text:span><text:span text:style-name="T244_11">protected</text:span><text:span text:style-name="T244_12">,<text:s/></text:span><text:span text:style-name="T244_13">no</text:span><text:span text:style-name="T244_14"><text:s/></text:span><text:span text:style-name="T244_15">spec</text:span><text:span text:style-name="T244_16">.)</text:span></text:p>
        </text:list-item>
        <text:list-item>
          <text:p text:style-name="P245"><text:span text:style-name="T245_1">Interface</text:span></text:p>
        </text:list-item>
        <text:list-item>
          <text:p text:style-name="P246"><text:span text:style-name="T246_1">Package</text:span></text:p>
        </text:list-item>
        <text:list-item>
          <text:p text:style-name="P247"><text:span text:style-name="T247_1">Annotations</text:span></text:p>
        </text:list-item>
        <text:list-item>
          <text:p text:style-name="P248"><text:span text:style-name="T248_1">Generic</text:span></text:p>
        </text:list-item>
        <text:list-item>
          <text:p text:style-name="P249"><text:span text:style-name="T249_1">Collections</text:span></text:p>
        </text:list-item>
      </text:list>
      <text:p text:style-name="P250"/>
      <text:p text:style-name="P251"><text:bookmark-start text:name="h.eng1fdbhzal4"/><text:bookmark-end text:name="h.eng1fdbhzal4"/><text:span text:style-name="T251_1">Maven</text:span><text:span text:style-name="T251_2"><text:s/></text:span></text:p>
      <text:list text:style-name="LS11" xml:id="list191">
        <text:list-item>
          <text:p text:style-name="P252"><text:span text:style-name="T252_1">Ի</text:span><text:span text:style-name="T252_2">՞</text:span><text:span text:style-name="T252_3">նչ</text:span><text:span text:style-name="T252_4"><text:s/></text:span><text:span text:style-name="T252_5">է</text:span><text:span text:style-name="T252_6"><text:s/></text:span><text:span text:style-name="T252_7">Maven</text:span></text:p>
        </text:list-item>
        <text:list-item>
          <text:p text:style-name="P253"><text:span text:style-name="T253_1">Lifecycle</text:span><text:span text:style-name="T253_2">,<text:s/></text:span><text:span text:style-name="T253_3">phases</text:span><text:span text:style-name="T253_4">,<text:s/></text:span><text:span text:style-name="T253_5">goals</text:span></text:p>
        </text:list-item>
        <text:list-item>
          <text:p text:style-name="P254"><text:span text:style-name="T254_1">Plugins</text:span><text:span text:style-name="T254_2">,<text:s/></text:span><text:span text:style-name="T254_3">default</text:span><text:span text:style-name="T254_4"><text:s/></text:span><text:span text:style-name="T254_5">and</text:span><text:span text:style-name="T254_6"><text:s/></text:span><text:span text:style-name="T254_7">adding</text:span><text:span text:style-name="T254_8"><text:s/></text:span><text:span text:style-name="T254_9">plugins</text:span></text:p>
        </text:list-item>
        <text:list-item>
          <text:p text:style-name="P255"><text:span text:style-name="T255_1">Pom</text:span><text:span text:style-name="T255_2">.</text:span><text:span text:style-name="T255_3">xml</text:span><text:span text:style-name="T255_4">,<text:s/></text:span><text:span text:style-name="T255_5">super</text:span><text:span text:style-name="T255_6"><text:s/></text:span><text:span text:style-name="T255_7">Pom</text:span></text:p>
        </text:list-item>
        <text:list-item>
          <text:p text:style-name="P256"><text:span text:style-name="T256_1">Repositories</text:span></text:p>
        </text:list-item>
        <text:list-item>
          <text:p text:style-name="P257"><text:span text:style-name="T257_1">Dependencies</text:span></text:p>
        </text:list-item>
        <text:list-item>
          <text:p text:style-name="P258"><text:span text:style-name="T258_1">Creating</text:span><text:span text:style-name="T258_2"><text:s/></text:span><text:span text:style-name="T258_3">new</text:span><text:span text:style-name="T258_4"><text:s/></text:span><text:span text:style-name="T258_5">project</text:span></text:p>
        </text:list-item>
      </text:list>
      <text:p text:style-name="P259"/>
      <text:p text:style-name="P260"/>
      <text:p text:style-name="P261"><text:bookmark-start text:name="h.gsx2tlp57h2s"/><text:bookmark-end text:name="h.gsx2tlp57h2s"/><text:span text:style-name="T261_1">Testng</text:span></text:p>
      <text:list text:style-name="LS12" xml:id="list198">
        <text:list-item>
          <text:p text:style-name="P262"><text:span text:style-name="T262_1">Ի</text:span><text:span text:style-name="T262_2">՞</text:span><text:span text:style-name="T262_3">նչ</text:span><text:span text:style-name="T262_4"><text:s/></text:span><text:span text:style-name="T262_5">է</text:span><text:span text:style-name="T262_6"><text:s/></text:span><text:span text:style-name="T262_7">Testng</text:span><text:span text:style-name="T262_8">,<text:s/></text:span><text:span text:style-name="T262_9">առավելությունները</text:span></text:p>
        </text:list-item>
        <text:list-item>
          <text:p text:style-name="P263"><text:span text:style-name="T263_1">Annotations</text:span></text:p>
        </text:list-item>
        <text:list-item>
          <text:p text:style-name="P264"><text:span text:style-name="T264_1">Attributes</text:span></text:p>
        </text:list-item>
        <text:list-item>
          <text:p text:style-name="P265"><text:span text:style-name="T265_1">Testmg</text:span><text:span text:style-name="T265_2">.</text:span><text:span text:style-name="T265_3">xml</text:span></text:p>
        </text:list-item>
        <text:list-item>
          <text:p text:style-name="P266"><text:span text:style-name="T266_1">Parameters</text:span></text:p>
        </text:list-item>
        <text:list-item>
          <text:p text:style-name="P267"><text:span text:style-name="T267_1">Data</text:span><text:span text:style-name="T267_2"><text:s/></text:span><text:span text:style-name="T267_3">provider</text:span></text:p>
        </text:list-item>
        <text:list-item>
          <text:p text:style-name="P268"><text:span text:style-name="T268_1">f</text:span><text:span text:style-name="T268_2">actories</text:span></text:p>
        </text:list-item>
      </text:list>
      <text:p text:style-name="P269"/>
      <text:p text:style-name="P270"/>
      <text:p text:style-name="P271"><text:bookmark-start text:name="h.3zyf9tcecz8u"/><text:bookmark-end text:name="h.3zyf9tcecz8u"/><text:span text:style-name="T271_1">JNI</text:span></text:p>
      <text:list text:style-name="LS13" xml:id="list205">
        <text:list-item>
          <text:p text:style-name="P272"><text:span text:style-name="T272_1">Ի</text:span><text:span text:style-name="T272_2">՞</text:span><text:span text:style-name="T272_3">նչ</text:span><text:span text:style-name="T272_4"><text:s/></text:span><text:span text:style-name="T272_5">է</text:span><text:span text:style-name="T272_6"><text:s/></text:span><text:span text:style-name="T272_7">JNI</text:span></text:p>
        </text:list-item>
        <text:list-item>
          <text:p text:style-name="P273"/>
        </text:list-item>
      </text:list>
      <text:p text:style-name="P274"/>
      <text:p text:style-name="P27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A" text:style-name="List9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cm" fo:padding-left="0cm" fo:margin-left="1.24cm" fo:padding-right="0cm" fo:margin-right="1.349cm"/>
      <style:header-style>
        <style:header-footer-properties fo:min-height="-0.249cm" fo:margin-bottom="-0.249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